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19b403" officeooo:paragraph-rsid="0319b403" style:font-size-asian="15pt" style:font-weight-asian="normal" style:font-size-complex="15pt" style:font-weight-complex="normal"/>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0fd85" officeooo:paragraph-rsid="0320fd85" style:font-size-asian="15pt" style:font-weight-asian="normal" style:font-size-complex="15pt" style:font-weight-complex="normal"/>
    </style:style>
    <style:style style:name="P4" style:family="paragraph" style:parent-style-name="Text_20_body">
      <style:text-properties fo:font-size="15pt" style:font-size-asian="15pt" style:font-size-complex="15pt"/>
    </style:style>
    <style:style style:name="P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1cc851"/>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4cccb"/>
    </style:style>
    <style:style style:name="P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f038b"/>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38bb4c"/>
    </style:style>
    <style:style style:name="P9" style:family="paragraph" style:parent-style-name="Text_20_body">
      <style:text-properties fo:font-size="12pt" fo:font-style="italic" officeooo:rsid="0324cccb" officeooo:paragraph-rsid="0324cccb" style:font-size-asian="12pt" style:font-style-asian="italic" style:font-size-complex="12pt" style:font-style-complex="italic"/>
    </style:style>
    <style:style style:name="P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9b403" officeooo:paragraph-rsid="0319b403" style:font-size-asian="14pt" style:font-weight-asian="normal" style:font-size-complex="14pt" style:font-weight-complex="normal"/>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d6a43" style:font-size-asian="14pt" style:font-weight-asian="normal" style:font-size-complex="14pt" style:font-weight-complex="normal"/>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e0504" style:font-size-asian="14pt" style:font-weight-asian="normal" style:font-size-complex="14pt" style:font-weight-complex="normal"/>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e0504" officeooo:paragraph-rsid="031f46a2" style:font-size-asian="14pt" style:font-weight-asian="normal" style:font-size-complex="14pt" style:font-weight-complex="normal"/>
    </style:style>
    <style:style style:name="P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f46a2" officeooo:paragraph-rsid="031f46a2" style:font-size-asian="14pt" style:font-weight-asian="normal" style:font-size-complex="14pt" style:font-weight-complex="normal"/>
    </style:style>
    <style:style style:name="P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aeb4" officeooo:paragraph-rsid="0320aeb4" style:font-size-asian="14pt" style:font-weight-asian="normal" style:font-size-complex="14pt" style:font-weight-complex="normal"/>
    </style:style>
    <style:style style:name="P16"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17"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0fd85" style:font-size-asian="14pt" style:font-weight-asian="normal" style:font-size-complex="14pt" style:font-weight-complex="normal"/>
    </style:style>
    <style:style style:name="P1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2588c4" style:font-size-asian="14pt" style:font-weight-asian="normal" style:font-size-complex="14pt" style:font-weight-complex="normal"/>
    </style:style>
    <style:style style:name="P19" style:family="paragraph" style:parent-style-name="Text_20_body">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20" style:family="paragraph" style:parent-style-name="Text_20_body">
      <style:text-properties fo:font-size="14pt" style:font-size-asian="14pt" style:font-size-complex="14pt"/>
    </style:style>
    <style:style style:name="P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31e0504" style:font-size-asian="14pt" style:font-size-complex="14pt"/>
    </style:style>
    <style:style style:name="P22" style:family="paragraph" style:parent-style-name="Text_20_body">
      <style:text-properties fo:font-size="14pt" officeooo:rsid="0322c416" officeooo:paragraph-rsid="0322c416" style:font-size-asian="14pt" style:font-size-complex="14pt"/>
    </style:style>
    <style:style style:name="P23" style:family="paragraph" style:parent-style-name="Text_20_body">
      <style:text-properties fo:font-size="14pt" officeooo:rsid="0323d520" officeooo:paragraph-rsid="0323d520" style:font-size-asian="14pt" style:font-size-complex="14pt"/>
    </style:style>
    <style:style style:name="P24" style:family="paragraph" style:parent-style-name="Text_20_body">
      <style:text-properties fo:font-size="14pt" officeooo:rsid="0329bffd" officeooo:paragraph-rsid="0329bffd" style:font-size-asian="14pt" style:font-size-complex="14pt"/>
    </style:style>
    <style:style style:name="P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038b" officeooo:paragraph-rsid="032f038b" style:font-size-asian="14pt" style:font-size-complex="14pt"/>
    </style:style>
    <style:style style:name="P26" style:family="paragraph" style:parent-style-name="Text_20_body">
      <style:text-properties fo:font-size="14pt" officeooo:rsid="032f038b" officeooo:paragraph-rsid="032f038b" style:font-size-asian="14pt" style:font-size-complex="14pt"/>
    </style:style>
    <style:style style:name="P2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d7f7" officeooo:paragraph-rsid="03335e73" style:font-size-asian="14pt" style:font-size-complex="14pt"/>
    </style:style>
    <style:style style:name="P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41863" officeooo:paragraph-rsid="03341863" style:font-size-asian="14pt" style:font-size-complex="14pt"/>
    </style:style>
    <style:style style:name="P30" style:family="paragraph" style:parent-style-name="Text_20_body">
      <style:text-properties fo:font-size="14pt" officeooo:rsid="03341863" officeooo:paragraph-rsid="03341863" style:font-size-asian="14pt" style:font-size-complex="14pt"/>
    </style:style>
    <style:style style:name="P31" style:family="paragraph" style:parent-style-name="Text_20_body">
      <style:text-properties fo:font-size="14pt" officeooo:rsid="0335ba75" style:font-size-asian="12.25pt" style:font-size-complex="14pt"/>
    </style:style>
    <style:style style:name="P32" style:family="paragraph" style:parent-style-name="Text_20_body">
      <style:text-properties fo:font-size="14pt" officeooo:rsid="03376391" officeooo:paragraph-rsid="03376391" style:font-size-asian="12.25pt" style:font-size-complex="14pt"/>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style:text-properties officeooo:paragraph-rsid="0323d520"/>
    </style:style>
    <style:style style:name="P35" style:family="paragraph" style:parent-style-name="Text_20_body">
      <style:text-properties officeooo:paragraph-rsid="0323d520"/>
    </style:style>
    <style:style style:name="P36" style:family="paragraph" style:parent-style-name="Text_20_body">
      <style:text-properties officeooo:paragraph-rsid="03341863"/>
    </style:style>
    <style:style style:name="P37" style:family="paragraph" style:parent-style-name="Text_20_body">
      <style:text-properties officeooo:rsid="03341863" officeooo:paragraph-rsid="03341863"/>
    </style:style>
    <style:style style:name="P38"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255c5b9" officeooo:paragraph-rsid="0255c5b9"/>
    </style:style>
    <style:style style:name="P39"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font-name="Liberation Serif" fo:font-size="24pt" fo:font-weight="bold" officeooo:rsid="0319b403" officeooo:paragraph-rsid="0319b403" style:font-name-asian="Noto Serif CJK SC" style:font-size-asian="24pt" style:font-weight-asian="bold" style:font-name-complex="Lohit Devanagari" style:font-size-complex="24pt" style:font-weight-complex="bold"/>
    </style:style>
    <style:style style:name="P40" style:family="paragraph" style:parent-style-name="Text_20_body">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41" style:family="paragraph" style:parent-style-name="Text_20_body" style:master-page-name="">
      <loext:graphic-properties draw:fill="none"/>
      <style:paragraph-properties fo:margin-left="0.56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42"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274d26"/>
    </style:style>
    <style:style style:name="P43" style:family="paragraph" style:parent-style-name="Text_20_body">
      <loext:graphic-properties draw:fill="none"/>
      <style:paragraph-properties fo:margin-left="0.56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44" style:family="paragraph" style:parent-style-name="Standard">
      <style:paragraph-properties fo:text-align="center" style:justify-single-word="false"/>
      <style:text-properties officeooo:paragraph-rsid="033ac4af"/>
    </style:style>
    <style:style style:name="P45" style:family="paragraph" style:parent-style-name="Standard">
      <style:paragraph-properties fo:text-align="center" style:justify-single-word="false"/>
      <style:text-properties officeooo:paragraph-rsid="033ac4af"/>
    </style:style>
    <style:style style:name="P46" style:family="paragraph" style:parent-style-name="Standard">
      <style:paragraph-properties fo:text-align="center" style:justify-single-word="false"/>
      <style:text-properties officeooo:paragraph-rsid="0340fa9c"/>
    </style:style>
    <style:style style:name="P47" style:family="paragraph" style:parent-style-name="Standard">
      <style:paragraph-properties fo:text-align="center" style:justify-single-word="false"/>
      <style:text-properties officeooo:paragraph-rsid="03439925"/>
    </style:style>
    <style:style style:name="P48"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49"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3ac4af"/>
    </style:style>
    <style:style style:name="P50"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0fa9c"/>
    </style:style>
    <style:style style:name="P51"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39925"/>
    </style:style>
    <style:style style:name="P52"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3ac4af"/>
    </style:style>
    <style:style style:name="P53"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40fa9c"/>
    </style:style>
    <style:style style:name="P54"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439925" officeooo:paragraph-rsid="03439925" style:font-size-asian="15pt" style:font-size-complex="15pt"/>
    </style:style>
    <style:style style:name="P55"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56"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57"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5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3e6296" style:font-size-asian="14pt" style:font-weight-asian="normal" style:font-size-complex="14pt" style:font-weight-complex="normal"/>
    </style:style>
    <style:style style:name="P59"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3e6296" style:font-size-asian="14pt" style:font-weight-asian="normal" style:font-size-complex="14pt" style:font-weight-complex="normal"/>
    </style:style>
    <style:style style:name="P6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3e8019" officeooo:paragraph-rsid="033e8019" style:font-size-asian="14pt" style:font-weight-asian="normal" style:font-size-complex="14pt" style:font-weight-complex="normal"/>
    </style:style>
    <style:style style:name="P61" style:family="paragraph" style:parent-style-name="Text_20_body" style:list-style-name="L4">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62"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20fd85"/>
    </style:style>
    <style:style style:name="P63"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44355c"/>
    </style:style>
    <style:style style:name="P64"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0fd85" officeooo:paragraph-rsid="0320fd85"/>
    </style:style>
    <style:style style:name="P6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bb812" officeooo:paragraph-rsid="032bb812" style:font-size-asian="15pt" style:font-weight-asian="normal" style:font-size-complex="15pt" style:font-weight-complex="normal"/>
    </style:style>
    <style:style style:name="P66" style:family="paragraph" style:parent-style-name="Text_20_body">
      <style:text-properties fo:font-size="15pt" style:font-size-asian="15pt" style:font-size-complex="15pt"/>
    </style:style>
    <style:style style:name="P67"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588c4" officeooo:paragraph-rsid="032588c4"/>
    </style:style>
    <style:style style:name="P68" style:family="paragraph" style:parent-style-name="Text_20_body" style:list-style-name="L2"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style>
    <style:style style:name="P69"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officeooo:paragraph-rsid="0341c688"/>
    </style:style>
    <style:style style:name="P70"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rsid="03274d26" officeooo:paragraph-rsid="033ac4af" style:font-size-asian="15pt" style:font-size-complex="15pt"/>
    </style:style>
    <style:style style:name="P71" style:family="paragraph" style:parent-style-name="Text_20_body"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72" style:family="paragraph" style:parent-style-name="Text_20_body">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73"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1c688"/>
    </style:style>
    <style:style style:name="P74"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3ac4af" style:font-size-asian="15pt" style:font-size-complex="15pt"/>
    </style:style>
    <style:style style:name="P75"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439925" style:font-size-asian="15pt" style:font-size-complex="15pt"/>
    </style:style>
    <style:style style:name="P76"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paragraph-rsid="0340fa9c" style:font-size-asian="15pt" style:font-size-complex="15pt"/>
    </style:style>
    <style:style style:name="P77" style:family="paragraph" style:parent-style-name="Text_20_body" style:master-page-name="">
      <loext:graphic-properties draw:fill="none"/>
      <style:paragraph-properties fo:margin-left="0.56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78"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40fa9c"/>
    </style:style>
    <style:style style:name="P79" style:family="paragraph" style:parent-style-name="Text_20_body">
      <loext:graphic-properties draw:fill="none"/>
      <style:paragraph-properties fo:margin-left="0.56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80"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normal" officeooo:rsid="031e0504" style:font-weight-asian="normal" style:font-weight-complex="normal"/>
    </style:style>
    <style:style style:name="T3" style:family="text">
      <style:text-properties style:text-underline-style="none" fo:font-weight="normal" officeooo:rsid="031f46a2" style:font-weight-asian="normal" style:font-weight-complex="normal"/>
    </style:style>
    <style:style style:name="T4" style:family="text">
      <style:text-properties fo:font-size="15pt" style:text-underline-style="solid" style:text-underline-width="auto" style:text-underline-color="font-color" fo:font-weight="bold" officeooo:rsid="031f46a2" style:font-size-asian="15pt" style:font-weight-asian="bold" style:font-size-complex="15pt" style:font-weight-complex="bold"/>
    </style:style>
    <style:style style:name="T5" style:family="text">
      <style:text-properties fo:font-size="15pt" style:text-underline-style="solid" style:text-underline-width="auto" style:text-underline-color="font-color" fo:font-weight="bold" officeooo:rsid="0324cccb" style:font-size-asian="15pt" style:font-weight-asian="bold" style:font-size-complex="15pt" style:font-weight-complex="bold"/>
    </style:style>
    <style:style style:name="T6" style:family="text">
      <style:text-properties fo:font-size="15pt" style:text-underline-style="solid" style:text-underline-width="auto" style:text-underline-color="font-color" fo:font-weight="bold" officeooo:rsid="032f038b" style:font-size-asian="15pt" style:font-weight-asian="bold" style:font-size-complex="15pt" style:font-weight-complex="bold"/>
    </style:style>
    <style:style style:name="T7" style:family="text">
      <style:text-properties fo:font-size="15pt" style:text-underline-style="solid" style:text-underline-width="auto" style:text-underline-color="font-color" fo:font-weight="bold" officeooo:rsid="0338bb4c" style:font-size-asian="15pt" style:font-weight-asian="bold" style:font-size-complex="15pt" style:font-weight-complex="bold"/>
    </style:style>
    <style:style style:name="T8" style:family="text">
      <style:text-properties fo:font-size="15pt" style:text-underline-style="none" fo:font-weight="bold" officeooo:rsid="0022985c" style:font-size-asian="15pt" style:font-weight-asian="bold" style:font-size-complex="15pt" style:font-weight-complex="bold"/>
    </style:style>
    <style:style style:name="T9" style:family="text">
      <style:text-properties fo:font-size="15pt" style:text-underline-style="none" fo:font-weight="bold" officeooo:rsid="031cc851" style:font-size-asian="15pt" style:font-weight-asian="bold" style:font-size-complex="15pt" style:font-weight-complex="bold"/>
    </style:style>
    <style:style style:name="T10" style:family="text">
      <style:text-properties fo:font-size="15pt" style:text-underline-style="none" fo:font-weight="bold" officeooo:rsid="032f038b" style:font-size-asian="15pt" style:font-weight-asian="bold" style:font-size-complex="15pt" style:font-weight-complex="bold"/>
    </style:style>
    <style:style style:name="T11" style:family="text">
      <style:text-properties fo:font-size="15pt" style:text-underline-style="none" fo:font-weight="bold" officeooo:rsid="0338bb4c" style:font-size-asian="15pt" style:font-weight-asian="bold" style:font-size-complex="15pt" style:font-weight-complex="bold"/>
    </style:style>
    <style:style style:name="T12" style:family="text">
      <style:text-properties fo:font-size="15pt" officeooo:rsid="03274d26" style:font-size-asian="15pt" style:font-size-complex="15pt"/>
    </style:style>
    <style:style style:name="T13" style:family="text">
      <style:text-properties fo:font-size="15pt" fo:font-weight="bold" officeooo:rsid="0341c688" style:font-size-asian="15pt" style:font-weight-asian="bold" style:font-size-complex="15pt" style:font-weight-complex="bold"/>
    </style:style>
    <style:style style:name="T14" style:family="text">
      <style:text-properties fo:font-weight="bold" style:font-weight-asian="bold" style:font-weight-complex="bold"/>
    </style:style>
    <style:style style:name="T15" style:family="text">
      <style:text-properties fo:font-weight="bold" officeooo:rsid="03274d26" style:font-weight-asian="bold" style:font-weight-complex="bold"/>
    </style:style>
    <style:style style:name="T16" style:family="text">
      <style:text-properties officeooo:rsid="031a063c"/>
    </style:style>
    <style:style style:name="T17" style:family="text">
      <style:text-properties officeooo:rsid="031e0504"/>
    </style:style>
    <style:style style:name="T18" style:family="text">
      <style:text-properties officeooo:rsid="031f46a2"/>
    </style:style>
    <style:style style:name="T19" style:family="text">
      <style:text-properties style:text-underline-style="solid" style:text-underline-width="auto" style:text-underline-color="font-color"/>
    </style:style>
    <style:style style:name="T20" style:family="text">
      <style:text-properties fo:font-size="14pt" style:text-underline-style="none" fo:font-weight="normal" style:font-size-asian="14pt" style:font-weight-asian="normal" style:font-size-complex="14pt" style:font-weight-complex="normal"/>
    </style:style>
    <style:style style:name="T21" style:family="text">
      <style:text-properties fo:font-size="14pt" style:text-underline-style="none" fo:font-weight="normal" officeooo:rsid="0320fd85" style:font-size-asian="14pt" style:font-weight-asian="normal" style:font-size-complex="14pt" style:font-weight-complex="normal"/>
    </style:style>
    <style:style style:name="T22" style:family="text">
      <style:text-properties fo:font-size="14pt" style:text-underline-style="none" fo:font-weight="normal" officeooo:rsid="0322c416" style:font-size-asian="14pt" style:font-weight-asian="normal" style:font-size-complex="14pt" style:font-weight-complex="normal"/>
    </style:style>
    <style:style style:name="T23" style:family="text">
      <style:text-properties fo:font-size="14pt" style:text-underline-style="none" fo:font-weight="normal" officeooo:rsid="032588c4" style:font-size-asian="14pt" style:font-weight-asian="normal" style:font-size-complex="14pt" style:font-weight-complex="normal"/>
    </style:style>
    <style:style style:name="T24" style:family="text">
      <style:text-properties fo:font-size="14pt" style:text-underline-style="none" fo:font-weight="normal" officeooo:rsid="033e6296" style:font-size-asian="14pt" style:font-weight-asian="normal" style:font-size-complex="14pt" style:font-weight-complex="normal"/>
    </style:style>
    <style:style style:name="T25" style:family="text">
      <style:text-properties fo:font-size="14pt" style:text-underline-style="none" fo:font-weight="normal" officeooo:rsid="033e8019" style:font-size-asian="14pt" style:font-weight-asian="normal" style:font-size-complex="14pt" style:font-weight-complex="normal"/>
    </style:style>
    <style:style style:name="T26" style:family="text">
      <style:text-properties fo:font-size="14pt" style:text-underline-style="none" fo:font-weight="normal" officeooo:rsid="0344355c" style:font-size-asian="14pt" style:font-weight-asian="normal" style:font-size-complex="14pt" style:font-weight-complex="normal"/>
    </style:style>
    <style:style style:name="T27" style:family="text">
      <style:text-properties fo:font-size="14pt" style:font-size-asian="14pt" style:font-size-complex="14pt"/>
    </style:style>
    <style:style style:name="T28" style:family="text">
      <style:text-properties fo:font-size="14pt" officeooo:rsid="0323d520" style:font-size-asian="14pt" style:font-size-complex="14pt"/>
    </style:style>
    <style:style style:name="T29" style:family="text">
      <style:text-properties fo:font-size="14pt" officeooo:rsid="0323eec4" style:font-size-asian="14pt" style:font-size-complex="14pt"/>
    </style:style>
    <style:style style:name="T30" style:family="text">
      <style:text-properties fo:font-size="14pt" officeooo:rsid="03341863" style:font-size-asian="14pt" style:font-size-complex="14pt"/>
    </style:style>
    <style:style style:name="T31" style:family="text">
      <style:text-properties officeooo:rsid="0324cccb"/>
    </style:style>
    <style:style style:name="T32" style:family="text">
      <style:text-properties officeooo:rsid="03274d26"/>
    </style:style>
    <style:style style:name="T33" style:family="text">
      <style:text-properties fo:font-size="12pt" fo:font-style="italic" style:font-size-asian="12pt" style:font-style-asian="italic" style:font-size-complex="12pt" style:font-style-complex="italic"/>
    </style:style>
    <style:style style:name="T34" style:family="text">
      <style:text-properties officeooo:rsid="0329bffd"/>
    </style:style>
    <style:style style:name="T35" style:family="text">
      <style:text-properties officeooo:rsid="03335e73"/>
    </style:style>
    <style:style style:name="T36" style:family="text">
      <style:text-properties officeooo:rsid="03341863"/>
    </style:style>
    <style:style style:name="T37" style:family="text">
      <style:text-properties officeooo:rsid="0334568a"/>
    </style:style>
    <style:style style:name="T38" style:family="text">
      <style:text-properties officeooo:rsid="03376391"/>
    </style:style>
    <style:style style:name="T39" style:family="text">
      <style:text-properties officeooo:rsid="0340fa9c"/>
    </style:style>
    <style:style style:name="T40" style:family="text">
      <style:text-properties officeooo:rsid="0341c688"/>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38" text:outline-level="1"><draw:frame draw:style-name="fr2" draw:name="Frame1" text:anchor-type="paragraph" svg:width="6.5634in" draw:z-index="0"><draw:text-box fo:min-height="0.9327in"><text:h text:style-name="P39" text:outline-level="1">Notions mathématiques utilisées en physiques</text:h></draw:text-box></draw:frame><text:tab/></text:h>
      <text:p text:style-name="P1"><text:span text:style-name="T1">0) </text:span>Introduction</text:p>
      <text:p text:style-name="P10">L’idée c’est d’expliquer les concepts mathématiques dont j’ai besoin, au fur et à mesure que je les rencontre dans mon parcour<text:span text:style-name="T16">s</text:span>.</text:p>
      <text:p text:style-name="P2"/>
      <text:p text:style-name="P5"><text:span text:style-name="T9">1</text:span><text:span text:style-name="T8">) </text:span><text:span text:style-name="T4">La confusion entre variable de grandeur et fonction</text:span></text:p>
      <text:p text:style-name="P11">En physique on manipule des <text:span text:style-name="T14">grandeurs</text:span> (position, distance, température, durée, instant, énergie, etc) que l’on exprime <text:span text:style-name="T14">sous forme de fonction</text:span> (position fonction du temps, énergie fonction de la température et de la distance, etc).</text:p>
      <text:p text:style-name="P11">Ces fonctions sont donc utilisées comme des fonctions mathématiques, avec ce que cela implique comme trucs que l’on peut faire avec (dérivation, intégration, étude de variation, etc).</text:p>
      <text:p text:style-name="P11">Le problème c’est que <text:span text:style-name="T14">d’un point de vue formalisme, il y a confusion</text:span> entre la fonction elle-même (un objet mathématique qui est constitué d’un ensemble de départ, d’un ensemble d’arrivée, d’une variable nommée et d’une expression mettant en jeu cette variable nommée), et la valeur que prend la fonction en fonction de la variable qu’on lui passe.</text:p>
      <text:p text:style-name="P12">En d’autres termes, on confond la fonction <draw:g text:anchor-type="as-char" svg:y="-0.1366in" draw:z-index="1" draw:name="Shape1" draw:style-name="gr130"><svg:title>TexMaths</svg:title><svg:desc>14§display§f§svg§600§FALSE§</svg:desc><draw:g draw:style-name="gr2"><draw:path draw:style-name="gr131" draw:text-style-name="P80" svg:width="0.0854in" svg:height="0.1551in" svg:x="0.0004in" svg:y="0.0102in" svg:viewBox="0 0 218 395" svg:d="M0 0c73 0 145 0 218 0 0 132 0 263 0 395-73 0-145 0-218 0 0-132 0-263 0-395z"><text:p/></draw:path><draw:path draw:style-name="gr132" draw:text-style-name="P81"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text:span text:style-name="T17">et la valeur que prend f pour un argument </text:span><text:span text:style-name="T17"><draw:g text:anchor-type="as-char" svg:y="-0.0866in" draw:z-index="2" draw:name="Shape2" draw:style-name="gr130"><svg:title>TexMaths</svg:title><svg:desc>14§display§x§svg§600§FALSE§</svg:desc><draw:g draw:style-name="gr2"><draw:path draw:style-name="gr131" draw:text-style-name="P80" svg:width="0.0807in" svg:height="0.0665in" svg:x="0.0047in" svg:y="0.0102in" svg:viewBox="0 0 206 170" svg:d="M0 0c69 0 137 0 206 0 0 56 0 114 0 170-69 0-137 0-206 0 0-56 0-114 0-170z"><text:p/></draw:path><draw:path draw:style-name="gr132" draw:text-style-name="P81"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17"><text:s/>donné, c’est-à-dire </text:span><text:span text:style-name="T17"><draw:g text:anchor-type="as-char" svg:y="-0.1445in" draw:z-index="3" draw:name="Shape3" draw:style-name="gr130"><svg:title>TexMaths</svg:title><svg:desc>14§display§f(x)§svg§600§FALSE§</svg:desc><draw:g draw:style-name="gr2"><draw:path draw:style-name="gr131" draw:text-style-name="P80" svg:width="0.3362in" svg:height="0.172in" svg:x="0.0004in" svg:y="0.0098in" svg:viewBox="0 0 855 438" svg:d="M0 0c285 0 569 0 855 0 0 145 0 292 0 438-286 0-570 0-855 0 0-146 0-293 0-438z"><text:p/></draw:path><draw:path draw:style-name="gr132" draw:text-style-name="P81" svg:width="0.0961in" svg:height="0.174in" svg:x="0.0008in" svg:y="0.0087in" svg:viewBox="0 0 245 443" svg:d="M154 150c14 0 28 0 42 0 10 0 14 0 14-11 0-5-4-5-13-5-14 0-28 0-40 0 2-19 5-37 9-56 3-11 10-44 13-51 4-9 13-17 22-17 3 0 16 0 24 10-21 1-26 18-26 26 0 11 9 17 18 17 14 0 28-11 28-29 0-23-23-34-44-34-16 0-47 8-61 57-3 10-6 16-17 77-11 0-22 0-33 0-10 0-16 0-16 9 0 7 4 7 14 7 11 0 21 0 32 0-12 64-23 127-36 191-8 48-17 93-43 93-2 0-14 0-23-10 23-2 27-18 27-27 0-11-9-16-18-16-13 0-27 11-27 29 0 22 21 33 41 33 28 0 47-27 56-47 15-31 26-90 27-94 10-50 20-102 30-152z"><text:p/></draw:path><draw:path draw:style-name="gr132" draw:text-style-name="P81" svg:width="0.0449in" svg:height="0.1917in" svg:x="0.1248in" svg:y="0in" svg:viewBox="0 0 115 488" svg:d="M115 483c0-2 0-2-9-10-61-62-77-154-77-228 0-86 19-171 79-232 7-6 7-6 7-9s-3-4-6-4c-4 0-49 34-78 95-24 55-31 109-31 150 0 36 6 96 32 151 31 60 73 92 77 92 3 0 6-1 6-5z"><text:p/></draw:path><draw:path draw:style-name="gr132" draw:text-style-name="P81" svg:width="0.0961in" svg:height="0.0866in" svg:x="0.1858in" svg:y="0.0594in" svg:viewBox="0 0 245 221" svg:d="M150 69c2-13 14-59 49-59 2 0 14 0 25 7-14 3-24 15-24 26 0 9 6 17 18 17 11 0 27-8 27-28 0-25-30-32-46-32-28 0-45 25-52 36-11-32-38-36-52-36-52 0-80 63-80 76 0 4 5 2 6 4 4 0 6-2 7-6 17-52 49-64 66-64 10 0 26 5 26 33 0 16-8 48-26 116-9 31-25 52-46 52-5 0-16 0-26-7 13-3 23-12 23-26 0-13-10-17-17-17-15 0-28 12-28 28 0 22 25 32 46 32 32 0 51-34 52-36 6 18 24 36 53 36 50 0 78-63 78-76 0-4-4-4-5-4-4 0-6 2-7 6-16 52-49 64-65 64-19 0-28-17-28-32 0-11 3-22 9-43 5-23 11-45 17-67z"><text:p/></draw:path><draw:path draw:style-name="gr132" draw:text-style-name="P81" svg:width="0.0441in" svg:height="0.1917in" svg:x="0.302in" svg:y="0in" svg:viewBox="0 0 113 488" svg:d="M113 245c0-38-5-98-32-153-29-60-71-92-77-92-3 0-4 1-4 4s0 3 8 13c49 47 77 126 77 228 0 82-18 168-79 231-6 5-6 5-6 7 0 4 1 5 4 5 6 0 49-33 79-95 25-54 30-109 30-148z"><text:p/></draw:path></draw:g></draw:g></text:span><text:span text:style-name="T17">.</text:span></text:p>
      <text:p text:style-name="P21"><text:span text:style-name="T2">Cela pose des problèmes de cohérence parce que ça n’a pas de sens de dériver une valeur alors qu’on cherche à dériver une expression ou une fonction, </text:span><text:span text:style-name="T3">idem</text:span><text:span text:style-name="T2"> dans le cadre d’une intégration.</text:span></text:p>
      <text:p text:style-name="P13">De même, dans le formaliste, si on note <draw:g text:anchor-type="as-char" svg:y="-0.0866in" draw:z-index="4" draw:name="Shape4" draw:style-name="gr130"><svg:title>TexMaths</svg:title><svg:desc>14§display§z§svg§600§FALSE§</svg:desc><draw:g draw:style-name="gr2"><draw:path draw:style-name="gr131" draw:text-style-name="P80" svg:width="0.0689in" svg:height="0.0665in" svg:x="0.0012in" svg:y="0.0102in" svg:viewBox="0 0 176 170" svg:d="M0 0c59 0 117 0 176 0 0 56 0 114 0 170-59 0-117 0-176 0 0-56 0-114 0-170z"><text:p/></draw:path><draw:path draw:style-name="gr132" draw:text-style-name="P81"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text:span text:style-name="T18">la position verticale d’un système, à un instant t, noter </text:span><text:span text:style-name="T18"><draw:g text:anchor-type="as-char" svg:y="-0.1445in" draw:z-index="5" draw:name="Shape5" draw:style-name="gr130"><svg:title>TexMaths</svg:title><svg:desc>14§display§z(t_A)§svg§600§FALSE§</svg:desc><draw:g draw:style-name="gr2"><draw:path draw:style-name="gr131" draw:text-style-name="P80" svg:width="0.4047in" svg:height="0.1724in" svg:x="0.0012in" svg:y="0.0091in" svg:viewBox="0 0 1029 439" svg:d="M515 439c-172 0-343 0-515 0 0-147 0-292 0-439 343 0 686 0 1029 0 0 147 0 292 0 439-171 0-343 0-514 0z"><text:p/></draw:path><draw:path draw:style-name="gr132" draw:text-style-name="P81" svg:width="0.0819in" svg:height="0.087in" svg:x="-0.0004in" svg:y="0.0591in" svg:viewBox="0 0 209 222" svg:d="M45 176c26-28 40-40 59-56 15-15 29-26 47-43 46-46 58-70 58-71 0-6-5-6-6-6-3 0-4 1-7 6-15 23-25 30-36 30-13 0-19-7-26-15-9-11-18-21-33-21-38 0-60 46-60 56 0 3 1 6 5 6s6-3 7-6c9-22 38-22 42-22 10 0 20 2 31 7 20 7 25 7 38 7-18 21-59 57-69 64-15 14-29 28-45 42-32 32-50 60-50 64s4 3 6 4c4 0 5-1 8-7 11-16 27-29 42-29 11 0 17 4 28 18 8 10 18 18 32 18 48 0 77-63 77-75 0-3-3-4-5-4-6 0-6 2-7 5-12 32-44 42-59 42-10 0-20-4-30-7-16-7-23-8-35-8-4 0-8 0-12 1z"><text:p/></draw:path><draw:path draw:style-name="gr132" draw:text-style-name="P81" svg:width="0.0441in" svg:height="0.1925in" svg:x="0.1091in" svg:y="-0.0004in" svg:viewBox="0 0 113 490" svg:d="M113 484c0-1 0-1-8-10-62-63-77-155-77-229 0-86 18-171 78-231 7-7 7-7 7-8 0-5-2-6-5-6-4 0-49 34-77 97-25 53-31 107-31 148 0 38 4 96 32 152 30 60 72 93 76 93 3 0 5-2 5-6z"><text:p/></draw:path><draw:path draw:style-name="gr132" draw:text-style-name="P81" svg:width="0.0591in" svg:height="0.122in" svg:x="0.1693in" svg:y="0.0236in" svg:viewBox="0 0 151 311" svg:d="M90 111c15 0 30 0 46 0 10 0 15 0 15-10 0-6-5-6-14-6-14 0-29 0-43 0 18-70 21-80 21-82 0-9-7-13-16-13-1 0-14 0-19 17-6 26-13 52-18 78-16 0-31 0-47 0-9 0-15 0-15 10 0 6 4 6 14 6 14 0 29 0 43 0-35 138-37 146-37 155 0 26 19 45 46 45 49 0 77-70 77-75 0-4-3-4-6-4-4 0-4 2-7 6-21 50-47 61-64 61-10 0-16-5-16-22 0-11 2-14 5-22 11-49 23-97 35-144z"><text:p/></draw:path><draw:path draw:style-name="gr132" draw:text-style-name="P81" svg:width="0.1016in" svg:height="0.0961in" svg:x="0.2417in" svg:y="0.0772in" svg:viewBox="0 0 259 245" svg:d="M50 203c-11 19-22 28-42 29-4 0-8 0-8 7 0 4 3 6 4 6 10 0 21-2 30-2 11 0 25 2 36 2 1 0 7 0 7-9 0-4-6-4-7-4s-14-1-14-10c0-4 3-11 4-14 10-14 18-28 28-42 32 0 66 0 98 0 3 19 6 38 9 58-2 3-3 8-24 8-4 0-9 0-9 7 0 2 2 6 6 6 10 0 34-2 43-2 7 0 14 0 21 0 6 0 13 2 20 2 4 0 7-3 7-7 0-6-4-6-10-6-19 0-21-3-22-11-10-71-20-141-30-211-1-9-1-10-8-10s-8 3-11 7c-42 66-86 130-128 196zM97 154c23-38 47-74 71-112 6 38 11 74 17 112-30 0-59 0-88 0z"><text:p/></draw:path><draw:path draw:style-name="gr132" draw:text-style-name="P81" svg:width="0.0449in" svg:height="0.1925in" svg:x="0.3709in" svg:y="-0.0004in" svg:viewBox="0 0 115 490" svg:d="M115 245c0-38-6-97-32-153-30-60-73-92-77-92-3 0-6 3-6 6 0 1 0 1 10 11 47 47 75 126 75 228 0 82-18 169-78 231-7 7-7 7-7 8 0 3 3 6 6 6 4 0 49-34 78-97 25-53 31-108 31-148z"><text:p/></draw:path></draw:g></draw:g></text:span><text:span text:style-name="T18"><text:s/>comme si passer </text:span><text:span text:style-name="T18"><draw:g text:anchor-type="as-char" svg:y="-0.1201in" draw:z-index="6" draw:name="Shape6" draw:style-name="gr130"><svg:title>TexMaths</svg:title><svg:desc>14§display§t_A§svg§600§FALSE§</svg:desc><draw:g draw:style-name="gr2"><draw:path draw:style-name="gr131" draw:text-style-name="P80" svg:width="0.1587in" svg:height="0.1295in" svg:x="0.0051in" svg:y="0.0098in" svg:viewBox="0 0 404 330" svg:d="M0 0c135 0 269 0 404 0 0 109 0 220 0 330-135 0-269 0-404 0 0-110 0-221 0-330z"><text:p/></draw:path><draw:path draw:style-name="gr132" draw:text-style-name="P81"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32" draw:text-style-name="P81"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18"><text:s/>à la fonction z allait retourner la valeur, alors qu’il ne s’agit pas d’une fonction, est un en soi un non-sens.</text:span></text:p>
      <text:p text:style-name="P14">On pourrait simplement se dire « oui mais cette notation signifie “la valeur que prend z quand t égal <draw:g text:anchor-type="as-char" svg:y="-0.1201in" draw:z-index="7" draw:name="Shape7" draw:style-name="gr130"><svg:title>TexMaths</svg:title><svg:desc>14§display§t_A§svg§600§FALSE§</svg:desc><draw:g draw:style-name="gr2"><draw:path draw:style-name="gr131" draw:text-style-name="P80" svg:width="0.1587in" svg:height="0.1295in" svg:x="0.0051in" svg:y="0.0098in" svg:viewBox="0 0 404 330" svg:d="M0 0c135 0 269 0 404 0 0 109 0 220 0 330-135 0-269 0-404 0 0-110 0-221 0-330z"><text:p/></draw:path><draw:path draw:style-name="gr132" draw:text-style-name="P81"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32" draw:text-style-name="P81"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 <text:s/>», seulement par la suite on va traiter z comme une fonction en intégrant ou dérivant par rapport au temps, ce n’est donc pas une simple notation comme l’argument ci-dessous le sous-entend.</text:p>
      <text:p text:style-name="P15"><text:soft-page-break/><text:span text:style-name="T19">La solution est de considérer que le « parseur » fonctionne comme suit</text:span>:</text:p>
      <text:list xml:id="list2111054006" text:style-name="L1">
        <text:list-item>
          <text:p text:style-name="P55">Toute grandeur (par exemple <draw:g text:anchor-type="as-char" svg:y="-0.0866in" draw:z-index="8" draw:name="Shape8" draw:style-name="gr130"><svg:title>TexMaths</svg:title><svg:desc>14§display§z§svg§600§FALSE§</svg:desc><draw:g draw:style-name="gr2"><draw:path draw:style-name="gr131" draw:text-style-name="P80" svg:width="0.0689in" svg:height="0.0665in" svg:x="0.0012in" svg:y="0.0102in" svg:viewBox="0 0 176 170" svg:d="M0 0c59 0 117 0 176 0 0 56 0 114 0 170-59 0-117 0-176 0 0-56 0-114 0-170z"><text:p/></draw:path><draw:path draw:style-name="gr132" draw:text-style-name="P81"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ou <draw:g text:anchor-type="as-char" svg:y="-0.1299in" draw:z-index="9" draw:name="Shape9" draw:style-name="gr130"><svg:title>TexMaths</svg:title><svg:desc>14§display§T§svg§600§FALSE§</svg:desc><draw:g draw:style-name="gr2"><draw:path draw:style-name="gr131" draw:text-style-name="P80" svg:width="0.1146in" svg:height="0.1094in" svg:x="0.0051in" svg:y="0.0098in" svg:viewBox="0 0 292 279" svg:d="M0 0c98 0 194 0 292 0 0 93 0 186 0 279-98 0-194 0-292 0 0-93 0-186 0-279z"><text:p/></draw:path><draw:path draw:style-name="gr132" draw:text-style-name="P81" svg:width="0.1299in" svg:height="0.1291in" svg:x="-0.0004in" svg:y="0in" svg:viewBox="0 0 331 329" svg:d="M195 35c5-14 6-17 12-18 4-2 20-2 30-2 50 0 71 2 71 41 0 7-1 25-4 39 0 1-1 7-1 8 0 3 1 7 7 7 4 0 5-4 7-11 4-29 8-57 12-85 2-3 2-7 2-8 0-6-4-6-13-6-89 0-180 0-269 0-13 0-13 0-17 10-10 29-19 57-29 86-2 3-3 7-3 9s3 5 7 5 4-3 8-11c25-75 38-84 111-84 5 0 12 0 19 0 14 0 14 2 14 6 0 3-1 8-3 10-22 86-44 173-65 259-4 18-6 24-58 24-18 0-20 0-20 10 0 5 5 5 8 5 12 0 26-1 40-1 13 0 27 0 41 0 12 0 28 0 40 0 16 0 30 1 42 1 4 0 11 0 11-9 0-6-4-6-16-6s-19 0-31-1c-14-2-18-3-18-10 0-2 0-3 3-11 21-85 41-172 62-257z"><text:p/></draw:path></draw:g></draw:g>) varie en fonction du temps, et à chaque instant, elle prend une valeur donnée.</text:p>
        </text:list-item>
        <text:list-item>
          <text:p text:style-name="P55">Donc toute grandeur est régie par une fonction du temps.</text:p>
        </text:list-item>
        <text:list-item>
          <text:p text:style-name="P56">Cette fonction, on peut la noter f indice nom de la variable (<draw:g text:anchor-type="as-char" svg:y="-0.1366in" draw:z-index="10" draw:name="Shape10" draw:style-name="gr130"><svg:title>TexMaths</svg:title><svg:desc>14§display§f_z§svg§600§FALSE§</svg:desc><draw:g draw:style-name="gr2"><draw:path draw:style-name="gr131" draw:text-style-name="P80" svg:width="0.1445in" svg:height="0.1551in" svg:x="-0.0004in" svg:y="0.0102in" svg:viewBox="0 0 368 395" svg:d="M0 0c122 0 246 0 368 0 0 132 0 263 0 395-122 0-246 0-368 0 0-132 0-263 0-395z"><text:p/></draw:path><draw:path draw:style-name="gr132" draw:text-style-name="P81" svg:width="0.0953in" svg:height="0.1748in" svg:x="0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132" draw:text-style-name="P81" svg:width="0.0622in" svg:height="0.0602in" svg:x="0.0917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 ou <draw:g text:anchor-type="as-char" svg:y="-0.1366in" draw:z-index="11" draw:name="Shape11" draw:style-name="gr130"><svg:title>TexMaths</svg:title><svg:desc>14§display§f_T§svg§600§FALSE§</svg:desc><draw:g draw:style-name="gr2"><draw:path draw:style-name="gr131" draw:text-style-name="P80" svg:width="0.1803in" svg:height="0.1551in" svg:x="-0.0004in" svg:y="0.0102in" svg:viewBox="0 0 459 395" svg:d="M0 0c152 0 306 0 459 0 0 132 0 263 0 395-153 0-307 0-459 0 0-132 0-263 0-395z"><text:p/></draw:path><draw:path draw:style-name="gr132" draw:text-style-name="P81" svg:width="0.0953in" svg:height="0.1748in" svg:x="0in" svg:y="0in" svg:viewBox="0 0 243 445" svg:d="M152 150c14 0 28 0 44 0 10 0 14 0 14-10 0-6-5-6-13-6-14 0-28 0-40 0 2-19 5-37 9-56 2-9 9-44 12-50 4-10 12-17 23-17 2 0 14 0 24 9-21 1-26 19-26 26 0 11 8 17 18 17 12 0 26-10 26-29 0-23-22-34-42-34-16 0-47 8-63 57-2 10-4 16-15 77-11 0-22 0-34 0-9 0-15 0-15 10 0 6 4 6 14 6s21 0 32 0c-12 64-25 127-36 192-10 47-17 92-43 92-2 0-14 0-23-8 23-2 27-20 27-27 0-11-10-17-18-17-13 0-27 10-27 30 0 22 21 33 41 33 27 0 47-29 55-47 16-31 27-91 27-94 10-52 20-102 29-154z"><text:p/></draw:path><draw:path draw:style-name="gr132" draw:text-style-name="P81" svg:width="0.1004in" svg:height="0.0906in" svg:x="0.0898in" svg:y="0.0752in" svg:viewBox="0 0 256 231" svg:d="M152 24c2-10 3-11 10-11 2 0 14 0 21 0 21 0 29 0 38 2 15 5 17 14 17 27 0 6 0 10-3 28 0 1 0 3 0 4 0 3 1 4 5 4 5 0 6-2 6-8 3-22 6-43 10-66 0-4-4-4-10-4-71 0-141 0-211 0-8 0-10 0-11 7-7 20-16 41-23 60 0 2-1 6-1 7 0 2 0 4 6 4 4 0 5-1 7-8 19-55 32-57 83-57 5 0 9 0 14 0 10 0 12 0 12 2-2 3 0 3-2 7-15 61-31 121-46 181-3 13-4 17-39 17-13 0-15 0-15 5 0 2 0 6 5 6 10 0 20-1 30-1 9 0 19 0 29 0s21 0 31 0c9 0 19 1 29 1 3 0 7 0 7-7 0-4-3-4-14-4-6 0-13 0-20-2-11 0-12-1-12-5 0-3 0-3 1-9 16-60 31-120 46-180z"><text:p/></draw:path></draw:g></draw:g><text:s/>par exemple).</text:p>
        </text:list-item>
        <text:list-item>
          <text:p text:style-name="P56">On a donc, par exemple <draw:g text:anchor-type="as-char" svg:y="-0.2409in" draw:z-index="12" draw:name="Shape12" draw:style-name="gr130"><svg:title>TexMaths</svg:title><svg:desc>14§display§f_z=\text{f}^{\circ }\left(_{\ \ \ \ t\ \ \ \ \ \ \ \rightarrow \ f_z\left(t\right)}^{\left[t_0,\ t_f\right]_{\mathbb{R}\left[\text{s}\right]}\ \ \rightarrow \ \ \mathbb{R}\left[\text{m}\right]}\right)§svg§600§FALSE§</svg:desc><draw:g draw:style-name="gr2"><draw:path draw:style-name="gr131" draw:text-style-name="P80" svg:width="2.222in" svg:height="0.3465in" svg:x="-0.0004in" svg:y="0.0094in" svg:viewBox="0 0 5645 881" svg:d="M2823 881c-942 0-1882 0-2823 0 0-294 0-587 0-881 1881 0 3764 0 5645 0 0 294 0 587 0 881-940 0-1881 0-2822 0z"><text:p/></draw:path><draw:path draw:style-name="gr132" draw:text-style-name="P81" svg:width="0.0961in" svg:height="0.1756in" svg:x="0in" svg:y="0.1047in" svg:viewBox="0 0 245 447" svg:d="M154 150c14 0 28 0 42 0 10 0 15 0 15-10 0-6-5-6-14-6-14 0-26 0-40 0 4-18 7-37 11-56 1-11 8-44 11-51 4-9 13-17 24-17 1 0 14 0 24 10-23 1-27 18-27 26 0 11 9 17 18 17 13 0 27-11 27-29 0-23-22-34-42-34-17 0-48 8-63 57-3 10-4 16-17 77-11 0-22 0-33 0-10 0-14 0-14 9 0 7 4 7 12 7 11 0 23 0 34 0-13 64-25 129-38 193-8 48-17 93-42 93-3 0-14 0-24-9 23-1 27-19 27-26 0-12-9-17-18-17-13 0-27 10-27 29 0 23 21 34 42 34 27 0 46-30 55-48 16-31 28-91 28-94 9-52 19-103 29-155z"><text:p/></draw:path><draw:path draw:style-name="gr132" draw:text-style-name="P81" svg:width="0.0618in" svg:height="0.0606in" svg:x="0.0925in" svg:y="0.2094in" svg:viewBox="0 0 158 155" svg:d="M38 122c8-9 14-16 43-39 7-6 34-27 44-35 21-21 33-40 33-44s-4-4-5-4c-3 0-5 1-6 4-11 16-18 21-27 21-4 0-8 0-19-11s-18-14-27-14c-28 0-46 31-46 41 0 2 3 4 6 4 4 0 5-2 7-4 4-13 23-13 29-13 8 0 17 1 21 3 20 4 22 4 31 4-10 8-16 15-48 41-28 22-36 30-43 37-21 20-31 35-31 38 0 4 4 4 6 4 4 0 4 0 7-2 8-14 19-21 30-21 5 0 10 0 20 8 10 10 17 15 28 15 36 0 60-42 60-53 0-4-4-4-5-4-5 0-6 1-7 6-7 16-27 25-44 25-8 0-17-2-25-4-15-3-18-3-25-3-3 0-6 0-7 0z"><text:p/></draw:path><draw:path draw:style-name="gr132" draw:text-style-name="P81" svg:width="0.1287in" svg:height="0.0449in" svg:x="0.2382in" svg:y="0.1697in" svg:viewBox="0 0 328 115" svg:d="M311 20c7 0 17 0 17-10s-10-10-17-10c-98 0-196 0-294 0-7 0-17 0-17 10s10 10 17 10c98 0 196 0 294 0zM311 115c7 0 17 0 17-10s-10-10-17-10c-98 0-196 0-294 0-7 0-17 0-17 10s10 10 17 10c98 0 196 0 294 0z"><text:p/></draw:path><draw:path draw:style-name="gr132" draw:text-style-name="P81" svg:width="0.0626in" svg:height="0.1358in" svg:x="0.4382in" svg:y="0.1047in" svg:viewBox="0 0 160 346" svg:d="M70 134c0-19 0-37 0-57 0-43 24-67 45-67 3 0 10 0 17 4-6 1-14 8-14 21 0 11 7 21 21 21s21-10 21-22c0-19-19-34-45-34-34 0-76 25-76 77 0 20 0 38 0 57-12 0-26 0-39 0 0 6 0 10 0 16 13 0 27 0 39 0 0 52 0 105 0 158 0 23-5 23-38 23 0 4 0 9 0 15 19 0 42-1 56-1 20 0 42 0 62 1 0-6 0-11 0-15-3 0-7 0-10 0-36 0-38-6-38-23 0-53 0-106 0-158 19 0 38 0 56 0 0-6 0-10 0-16-19 0-37 0-57 0z"><text:p/></draw:path><draw:path draw:style-name="gr132" draw:text-style-name="P81" svg:width="0.0579in" svg:height="0.0575in" svg:x="0.5016in" svg:y="0.0917in" svg:viewBox="0 0 148 147" svg:d="M148 74c0-42-33-74-74-74-42 0-74 34-74 73 0 42 34 74 74 74 41 0 74-34 74-73zM74 130c-32 0-57-25-57-56 0-32 25-57 57-57s58 26 58 56c0 32-27 57-58 57z"><text:p/></draw:path><draw:path draw:style-name="gr132" draw:text-style-name="P81" svg:width="0.0736in" svg:height="0.3469in" svg:x="0.6469in" svg:y="0.0189in" svg:viewBox="0 0 188 882" svg:d="M165 877c2 0 4 4 6 5 4 0 7 0 11 0 1 0 6-1 6-5 0-2-2-3-3-4-17-19-44-45-74-99-54-95-73-215-73-333 0-217 61-346 148-433 2-1 2-2 2-4 0-4-5-4-10-4-6 0-7 0-11 3-48 40-100 109-133 213-23 64-34 144-34 225 0 115 21 247 99 362 13 18 21 26 31 39 6 5 13 14 16 17 7 5 12 12 19 18z"><text:p/></draw:path><draw:path draw:style-name="gr132" draw:text-style-name="P81" svg:width="0.0205in" svg:height="0.1354in" svg:x="0.7461in" svg:y="-0.0004in" svg:viewBox="0 0 53 345" svg:d="M53 345c0-6 0-12 0-17-12 0-24 0-36 0 0-104 0-208 0-311 12 0 24 0 36 0 0-6 0-11 0-17-18 0-35 0-53 0 0 115 0 230 0 345 18 0 35 0 53 0z"><text:p/></draw:path><draw:path draw:style-name="gr132" draw:text-style-name="P81" svg:width="0.0453in" svg:height="0.0854in" svg:x="0.7776in" svg:y="0.0165in" svg:viewBox="0 0 116 218" svg:d="M70 78c11 0 24 0 35 0 7 0 11 0 11-7 0-4-4-4-10-4-11 0-22 0-33 0 4-17 8-35 12-52 2-1 2-2 2-4 0-7-4-11-11-11-9 0-14 6-17 14-3 10 3-7-13 53-11 0-24 0-35 0-7 0-11 0-11 7 0 4 4 4 10 4 11 0 22 0 33 0-7 27-14 55-21 82-1 9-5 21-5 26 0 20 18 32 38 32 37 0 58-49 58-53 0-5-2-3-4-4-4 0-5 1-8 7-10 21-27 41-46 41-7 0-12-5-12-17 0-3 2-11 2-14 8-34 17-66 25-100z"><text:p/></draw:path><draw:path draw:style-name="gr132" draw:text-style-name="P81" svg:width="0.0496in" svg:height="0.0657in" svg:x="0.8382in" svg:y="0.0563in" svg:viewBox="0 0 127 168" svg:d="M127 84c0-17-1-84-64-84s-63 67-63 84c0 18 0 84 63 84s64-66 64-84zM63 161c-8 0-29-4-35-28-4-14-4-31-4-52 0-18 0-35 4-49 6-21 25-25 35-25 18 0 32 10 36 27 5 12 5 33 5 47 0 17 0 37-5 52-7 24-26 28-36 28z"><text:p/></draw:path><draw:path draw:style-name="gr132" draw:text-style-name="P81" svg:width="0.0173in" svg:height="0.0413in" svg:x="0.9209in" svg:y="0.0854in" svg:viewBox="0 0 45 106" svg:d="M35 35c0 18-4 41-28 62-1 1-1 2-1 4 0 3 2 5 4 5 5 0 35-28 35-68 0-21-9-38-25-38-12 0-20 10-20 20 0 11 8 19 21 19 7 0 13-4 14-4z"><text:p/></draw:path><draw:path draw:style-name="gr132" draw:text-style-name="P81" svg:width="0.0453in" svg:height="0.0854in" svg:x="1.0224in" svg:y="0.0165in" svg:viewBox="0 0 116 218" svg:d="M70 78c11 0 24 0 35 0 7 0 11 0 11-7 0-4-4-4-11-4-11 0-21 0-32 0 4-17 8-35 12-52 0-1 2-2 2-4 0-7-6-11-11-11-10 0-14 6-17 14-3 10 1-7-13 53-11 0-24 0-35 0-7 0-11 0-11 7 0 4 4 4 10 4 11 0 21 0 32 0-7 27-13 55-20 82-2 9-5 21-5 26 0 20 18 32 38 32 37 0 58-49 58-53 0-5-4-4-5-4-4 0-4 1-7 7-10 21-27 41-46 41-7 0-12-5-12-17 0-3 2-11 2-14 8-34 17-66 25-100z"><text:p/></draw:path><draw:path draw:style-name="gr132" draw:text-style-name="P81" svg:width="0.0547in" svg:height="0.0878in" svg:x="1.087in" svg:y="0.0535in" svg:viewBox="0 0 140 224" svg:d="M87 78c10 0 18 0 28 0 4 0 5 0 7-1 1-1 1-4 1-6 0-4-4-4-8-4-9 0-17 0-25 0 2-18 7-49 9-53 5-4 9-6 13-6 1 0 7 0 11 3-10 4-10 13-10 14 0 6 6 10 12 10 7 0 15-6 15-17 0-14-17-18-28-18-31 0-38 29-39 41-3 9-2 4-6 26-7 0-15 0-22 0-4 0-9 0-9 7 0 4 5 4 9 4 7 0 14 0 21 0-4 24-16 93-23 119-1 6-7 19-16 19-2 0-7-2-12-3 7-3 10-10 10-14 0-7-4-10-11-10-6 0-14 4-14 15 0 16 17 20 27 20 14 0 25-11 30-20 10-14 16-46 16-47 4-27 10-52 14-79z"><text:p/></draw:path><draw:path draw:style-name="gr132" draw:text-style-name="P81" svg:width="0.0205in" svg:height="0.1354in" svg:x="1.1661in" svg:y="-0.0004in" svg:viewBox="0 0 53 345" svg:d="M53 0c-18 0-35 0-53 0 0 6 0 11 0 17 13 0 24 0 36 0 0 103 0 207 0 311-12 0-23 0-36 0 0 5 0 11 0 17 18 0 35 0 53 0 0-115 0-230 0-345z"><text:p/></draw:path><draw:path draw:style-name="gr132" draw:text-style-name="P81" svg:width="0.0661in" svg:height="0.0657in" svg:x="1.2071in" svg:y="0.0839in" svg:viewBox="0 0 169 168" svg:d="M63 91c3 0 6 0 8 0 13 20 24 38 37 57 3 5 8 14 11 17 1 3 3 3 8 3 12 0 23 0 34 0 4 0 8 0 8-4 0-2-1-3-4-4-8-2-21-19-26-26-2-2-14-19-31-46 22-4 43-12 43-42 0-33-36-46-66-46-25 0-51 0-77 0-4 0-8 0-8 4s6 4 7 4c14 0 15 3 15 14 0 41 0 83 0 124 0 12-1 14-15 14-1 0-7 0-7 4s4 4 8 4c23 0 45 0 68 0 5 0 8 0 8-4s-4-4-7-4c-14 0-14-2-14-14 0-19 0-37 0-55zM109 80c7-10 9-23 9-34s-2-25-10-35c10 3 35 10 35 35 0 16-7 28-34 34zM63 22c0-5 0-14 14-14 21 0 32 9 32 38 0 32-8 37-46 37 0-20 0-41 0-61zM29 160c2-5 2-12 2-13 0-42 0-83 0-125 0-2 0-9-2-14 10 0 19 0 28 0-4 5-4 10-4 13 0 42 0 84 0 126 0 1 0 8 3 13-8 0-18 0-27 0zM81 91c2 0 3 0 4 0 5 0 10 0 14-1 3 5 30 50 51 70-9 0-16 0-24 0-15-23-29-47-45-69z"><text:p/></draw:path><draw:path draw:style-name="gr132" draw:text-style-name="P81" svg:width="0.0161in" svg:height="0.0961in" svg:x="1.2925in" svg:y="0.0783in" svg:viewBox="0 0 42 245" svg:d="M42 14c0-4 0-10 0-14-14 0-28 0-42 0 0 81 0 162 0 245 14 0 28 0 42 0 0-6 0-10 0-14-10 0-18 0-28 0 0-73 0-144 0-217 10 0 18 0 28 0z"><text:p/></draw:path><draw:path draw:style-name="gr132" draw:text-style-name="P81" svg:width="0.0394in" svg:height="0.0437in" svg:x="1.3209in" svg:y="0.1071in" svg:viewBox="0 0 101 112" svg:d="M94 7c0-4 0-7-4-7-2 0-3 0-5 1-1 2-5 5-7 5h-1c-6-5-15-6-28-6-41 0-49 18-49 29 0 24 29 28 52 31 14 3 36 6 36 23 0 8-7 21-36 21-17 0-34-6-41-33-1-4-1-4-5-4-6 0-6 2-6 7 0 10 0 21 0 31 0 4 0 7 4 7 3 0 3 0 7-4 3-3 4-4 7-7 13 11 28 11 34 11 40 0 49-21 49-34 0-11-6-18-16-25-9-5-16-7-37-10-16-2-35-5-35-18 0-8 9-18 36-18 21 0 32 8 34 25 0 4 1 6 5 6 6 0 6-3 6-7 0-9 0-16 0-24z"><text:p/></draw:path><draw:path draw:style-name="gr132" draw:text-style-name="P81" svg:width="0.0165in" svg:height="0.0961in" svg:x="1.3728in" svg:y="0.0783in" svg:viewBox="0 0 43 245" svg:d="M43 0c-14 0-29 0-43 0 0 4 0 10 0 14 10 0 20 0 29 0 0 73 0 144 0 217-9 0-19 0-29 0 0 4 0 8 0 14 14 0 29 0 43 0 0-83 0-164 0-245z"><text:p/></draw:path><draw:path draw:style-name="gr132" draw:text-style-name="P81" svg:width="0.1331in" svg:height="0.0713in" svg:x="1.5559in" svg:y="0.0315in" svg:viewBox="0 0 339 182" svg:d="M290 99c-44 33-32 52-49 77 0 6 4 6 8 6 7 0 7 0 10-7 1-8 7-29 25-49 20-21 37-27 52-31 1 0 3-3 3-4 0-3-2-4-7-6-49-15-67-50-74-81-2-4-5-4-9-4-5 0-8 0-8 6 7 15 4 23 21 47 7 11 17 21 28 30-93 0-184 0-276 0-6 0-14 0-14 8s8 8 14 8c92 0 183 0 276 0z"><text:p/></draw:path><draw:path draw:style-name="gr132" draw:text-style-name="P81" svg:width="0.0929in" svg:height="0.0921in" svg:x="1.8307in" svg:y="0.0083in" svg:viewBox="0 0 237 235" svg:d="M87 127c4 0 8 0 12 0 17 27 35 54 52 80 4 6 13 20 16 24 2 4 4 4 11 4 15 0 32 0 47 0 7 0 12 0 12-5 0-3-2-6-5-6-12-3-29-25-37-36-3-5-20-27-44-63 31-6 60-20 60-61 0-47-50-64-91-64-36 0-71 0-107 0-7 0-13 0-13 7 0 6 7 6 10 6 19 0 21 1 21 19 0 58 0 115 0 172 0 17-2 20-21 20-3 0-10 0-10 6 0 5 6 5 13 5 30 0 63 0 93 0 7 0 12 0 12-5 0-6-6-6-10-6-20 0-21-3-21-20 0-26 0-51 0-77zM154 111c10-13 10-31 10-47 0-15-2-33-13-49 14 5 49 14 49 49 0 23-11 41-46 47zM87 31c0-7 0-18 22-18 30 0 44 11 44 51 0 45-12 52-66 52 0-28 0-57 0-85zM41 224c2-7 2-15 2-20 0-57 0-116 0-173 0-3 0-13-2-18 12 0 26 0 39 0-4 5-4 12-4 16 0 59 0 117 0 175 0 5 0 13 2 20-12 0-25 0-37 0zM113 127c3 0 5 0 7 0 6 0 13-1 19-1 4 8 42 69 70 98-12 0-21 0-33 0-21-32-42-64-63-97z"><text:p/></draw:path><draw:path draw:style-name="gr132" draw:text-style-name="P81" svg:width="0.0201in" svg:height="0.1354in" svg:x="1.9453in" svg:y="-0.0004in" svg:viewBox="0 0 52 345" svg:d="M52 345c0-6 0-12 0-17-11 0-24 0-35 0 0-104 0-208 0-311 11 0 24 0 35 0 0-6 0-11 0-17-17 0-35 0-52 0 0 115 0 230 0 345 17 0 35 0 52 0z"><text:p/></draw:path><draw:path draw:style-name="gr132" draw:text-style-name="P81" svg:width="0.1138in" svg:height="0.0591in" svg:x="1.978in" svg:y="0.0413in" svg:viewBox="0 0 290 151" svg:d="M265 48c0-30-16-48-52-48-27 0-46 15-55 32-7-24-26-32-52-32-28 0-46 15-56 34 0-12 0-23 0-34-16 1-33 3-50 4 0 4 0 9 0 13 22 0 25 1 25 18 0 29 0 60 0 90 0 15-3 15-25 15 0 4 0 7 0 11 13 0 25-1 39-1 13 0 37 1 39 1 0-4 0-7 0-11-22 0-25 0-25-15 0-21 0-41 0-62 0-36 28-53 51-53 25 0 28 18 28 36 0 27 0 52 0 79 0 15-5 15-27 15 0 4 0 7 0 11 1 0 25-1 39-1s38 1 41 1c0-4 0-7 0-11-23 0-27 0-27-15 0-21 0-41 0-62 0-36 30-53 52-53 24 0 27 18 27 36 0 27 0 52 0 79 0 15-3 15-26 15 0 4 0 7 0 11 13 0 26-1 40-1 12 0 36 1 39 1 0-4 0-7 0-11-23 0-25 0-25-15 0-26 0-52 0-77z"><text:p/></draw:path><draw:path draw:style-name="gr132" draw:text-style-name="P81" svg:width="0.0205in" svg:height="0.1354in" svg:x="2.102in" svg:y="-0.0004in" svg:viewBox="0 0 53 345" svg:d="M53 0c-18 0-35 0-53 0 0 6 0 11 0 17 13 0 24 0 36 0 0 103 0 207 0 311-12 0-23 0-36 0 0 5 0 11 0 17 18 0 35 0 53 0 0-115 0-230 0-345z"><text:p/></draw:path><draw:path draw:style-name="gr132" draw:text-style-name="P81" svg:width="0.0453in" svg:height="0.0854in" svg:x="0.9921in" svg:y="0.2217in" svg:viewBox="0 0 116 218" svg:d="M70 80c11 0 24 0 35 0 7 0 11 0 11-9 0-4-4-4-10-4-11 0-22 0-33 0 4-17 8-35 12-52 0-1 2-2 2-4 0-7-4-11-11-11-10 0-14 6-17 15s3-8-13 52c-11 0-24 0-35 0-7 0-11 0-11 7 0 6 4 6 10 6 11 0 22 0 33 0-7 26-14 54-21 81-1 8-5 20-5 25 0 20 18 32 38 32 37 0 58-49 58-53 0-5-4-4-5-4-3 0-4 1-7 7-10 21-27 41-46 41-7 0-12-5-12-17 0-3 2-11 2-14 8-32 17-66 25-98z"><text:p/></draw:path><draw:path draw:style-name="gr132" draw:text-style-name="P81" svg:width="0.1331in" svg:height="0.0713in" svg:x="1.5063in" svg:y="0.2366in" svg:viewBox="0 0 339 182" svg:d="M291 99c-43 33-32 52-49 77 0 6 3 6 7 6 7 0 9 0 10-6 1-9 7-30 25-50 20-21 38-25 52-31 1 0 3-3 3-4 0-3-2-4-6-6-50-15-67-50-74-81-1-4-6-4-10-4-5 0-7 0-7 6 7 15 3 23 20 47 8 11 18 21 29 30-92 0-185 0-277 0-6 0-14 0-14 8s8 8 14 8c92 0 185 0 277 0z"><text:p/></draw:path><draw:path draw:style-name="gr132" draw:text-style-name="P81" svg:width="0.0713in" svg:height="0.1224in" svg:x="1.7252in" svg:y="0.211in" svg:viewBox="0 0 182 312" svg:d="M115 106c11 0 22 0 33 0 7 0 12 0 12-8 0-4-5-4-12-4-9 0-21 0-30 0 7-45 9-60 12-70 2-7 10-14 18-14 6 1 10 0 16 3-14 5-16 16-16 19 0 7 7 13 14 13 10 0 20-9 20-21 0-16-17-24-34-24-15 0-32 8-42 25-7 13-9 28-16 69-9 0-19 0-27 0-7 0-11 0-11 7 0 5 4 5 10 5 8 0 16 0 25 0 0 2-21 125-30 163-2 7-8 34-25 34-4-2-8 0-14-5 14-4 14-16 14-19 0-7-5-13-12-13-10 0-20 9-20 21 0 16 15 25 32 25 23 0 38-23 42-30 13-23 21-66 21-71 7-35 13-70 20-105z"><text:p/></draw:path><draw:path draw:style-name="gr132" draw:text-style-name="P81" svg:width="0.0488in" svg:height="0.0437in" svg:x="1.8004in" svg:y="0.2827in" svg:viewBox="0 0 125 112" svg:d="M31 87c10-10 22-18 36-28 17-13 27-21 38-31 11-11 20-22 20-24 0-4-3-4-5-4-4 0-4 0-5 3-10 14-16 14-20 14s-7 0-15-6c-9-7-14-11-23-11-22 0-37 22-37 29 0 5 4 5 5 5 3 0 4-2 6-3 0-4 3-10 22-10 7 0 13 1 25 3 9 1 12 1 16 1-7 7-14 13-32 27-19 12-28 19-41 31-10 8-21 21-21 25 0 3 4 4 6 4s2-1 5-3c7-10 16-15 24-15 7 0 10 3 20 10 7 5 12 8 19 8 28 0 48-29 48-39 0-4-4-4-6-4-4 0-4 1-5 4-6 15-26 17-34 17-6 0-11 0-20-2-12-1-16-1-21-1-2 0-4 0-5 0z"><text:p/></draw:path><draw:path draw:style-name="gr132" draw:text-style-name="P81" svg:width="0.035in" svg:height="0.1354in" svg:x="1.8858in" svg:y="0.2047in" svg:viewBox="0 0 90 345" svg:d="M83 0c-66 46-83 119-83 172 0 49 14 124 83 173 2 0 7 0 7-5 0-2-2-2-3-5-46-41-63-100-63-163 0-92 35-138 63-164 1-1 3-1 3-4 0-4-5-4-7-4z"><text:p/></draw:path><draw:path draw:style-name="gr132" draw:text-style-name="P81" svg:width="0.0453in" svg:height="0.0854in" svg:x="1.9366in" svg:y="0.2217in" svg:viewBox="0 0 116 218" svg:d="M70 80c11 0 24 0 35 0 7 0 11 0 11-9 0-4-4-4-10-4-11 0-22 0-33 0 4-17 8-35 12-52 2-1 2-2 2-4 0-7-4-11-11-11-9 0-14 6-17 15s3-8-13 52c-11 0-24 0-35 0-7 0-11 0-11 7 0 6 4 6 10 6 11 0 22 0 33 0-7 26-14 54-21 81-1 8-5 20-5 25 0 20 18 32 38 32 37 0 60-49 60-53 0-5-4-3-6-4-4 0-5 1-8 7-9 21-27 41-46 41-7 0-12-5-12-17 0-3 2-11 2-14 8-32 17-66 25-98z"><text:p/></draw:path><draw:path draw:style-name="gr132" draw:text-style-name="P81" svg:width="0.035in" svg:height="0.1354in" svg:x="1.9988in" svg:y="0.2047in" svg:viewBox="0 0 90 345" svg:d="M7 0c-3 0-7 0-7 4 0 3 1 3 3 6 31 26 63 74 63 162 0 72-23 126-59 160-7 6-7 7-7 8 0 2 1 5 4 5 4 0 38-23 60-66 16-30 26-66 26-107 0-47-14-123-83-172z"><text:p/></draw:path><draw:path draw:style-name="gr132" draw:text-style-name="P81" svg:width="0.0736in" svg:height="0.3469in" svg:x="2.1583in" svg:y="0.0189in" svg:viewBox="0 0 188 882" svg:d="M188 441c0-141-34-291-131-402-7-7-25-26-36-36-4-3-6-3-11-3-6 0-10 0-10 4 0 2 3 4 3 6 17 17 43 43 74 98 53 94 73 216 73 333 0 212-59 342-147 432-2 1-3 2-3 4 0 5 4 5 10 5 5 0 7 0 11-4 48-40 99-109 134-213 21-67 33-147 33-224z"><text:p/></draw:path></draw:g></draw:g></text:p>
        </text:list-item>
        <text:list-item>
          <text:p text:style-name="P62"><text:span text:style-name="T21">Et donc pour un instant t donné, on a </text:span><text:span text:style-name="T21"><draw:g text:anchor-type="as-char" svg:y="-0.1445in" draw:z-index="13" draw:name="Shape13" draw:style-name="gr130"><svg:title>TexMaths</svg:title><svg:desc>14§display§z=f_z\left(t\right)§svg§600§FALSE§</svg:desc><draw:g draw:style-name="gr2"><draw:path draw:style-name="gr131" draw:text-style-name="P80" svg:width="0.7539in" svg:height="0.1724in" svg:x="0.0012in" svg:y="0.0091in" svg:viewBox="0 0 1916 439" svg:d="M959 439c-320 0-640 0-959 0 0-147 0-292 0-439 639 0 1277 0 1916 0 0 147 0 292 0 439-320 0-639 0-957 0z"><text:p/></draw:path><draw:path draw:style-name="gr132" draw:text-style-name="P81" svg:width="0.0819in" svg:height="0.087in" svg:x="-0.0004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132" draw:text-style-name="P81" svg:width="0.1287in" svg:height="0.0453in" svg:x="0.1543in" svg:y="0.0732in" svg:viewBox="0 0 328 116" svg:d="M311 21c7 0 17-1 17-11s-10-10-17-10c-98 0-196 0-294 0-7 0-17 0-17 10s10 11 17 11c98 0 196 0 294 0zM311 116c7 0 17 0 17-10 0-11-10-11-17-11-98 0-196 0-294 0-7 0-17 0-17 11 0 10 10 10 17 10 98 0 196 0 294 0z"><text:p/></draw:path><draw:path draw:style-name="gr132" draw:text-style-name="P81" svg:width="0.0961in" svg:height="0.1748in" svg:x="0.3583in" svg:y="0.0083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132" draw:text-style-name="P81" svg:width="0.0626in" svg:height="0.0602in" svg:x="0.4504in" svg:y="0.1134in" svg:viewBox="0 0 160 154" svg:d="M38 120c8-8 15-15 43-39 9-5 34-25 44-35 21-21 35-39 35-43 0-3-6-3-7-3-3 0-5 0-6 3-10 15-18 21-27 21-2 0-8 0-19-10-11-13-18-14-27-14-28 0-46 29-46 39 0 3 4 4 6 4 4 0 5-1 7-4 4-12 23-12 29-12 8 0 17 1 22 2 19 5 21 5 30 5-9 8-16 15-48 42-26 21-36 29-43 36-20 20-31 35-31 38 0 4 6 4 7 4 3 0 4 0 6-3 8-14 19-21 30-21 5 0 10 0 20 8 10 12 17 16 28 16 36 0 60-42 60-53 0-4-4-4-5-4-5 0-6 1-7 5-6 17-27 25-44 25-8 0-17-1-25-4-15-3-18-3-25-3-3 0-6 0-7 0z"><text:p/></draw:path><draw:path draw:style-name="gr132" draw:text-style-name="P81" svg:width="0.0441in" svg:height="0.1925in" svg:x="0.5835in" svg:y="-0.0004in" svg:viewBox="0 0 113 490" svg:d="M113 484c0-1 0-1-8-10-62-63-77-155-77-229 0-86 18-171 80-231 5-7 5-7 5-8 0-5-1-6-4-6-5 0-50 34-78 97-25 53-31 107-31 148 0 38 4 96 32 152 30 60 72 93 77 93 3 0 4-2 4-6z"><text:p/></draw:path><draw:path draw:style-name="gr132" draw:text-style-name="P81" svg:width="0.0591in" svg:height="0.122in" svg:x="0.6433in" svg:y="0.0236in" svg:viewBox="0 0 151 311" svg:d="M91 111c15 0 31 0 46 0 10 0 14 0 14-10 0-6-4-6-14-6-14 0-28 0-42 0 17-70 20-80 20-82 0-9-6-13-14-13-2 0-16 0-20 17-7 26-12 52-19 78-16 0-31 0-47 0-9 0-15 0-15 10 0 6 4 6 14 6 14 0 29 0 43 0-35 138-36 146-36 155 0 26 18 45 45 45 50 0 78-70 78-75 0-4-4-4-7-4-4 0-4 2-7 6-21 50-47 61-63 61-11 0-15-5-15-22 0-11 0-14 3-22 12-49 23-97 36-144z"><text:p/></draw:path><draw:path draw:style-name="gr132" draw:text-style-name="P81" svg:width="0.0449in" svg:height="0.1925in" svg:x="0.7201in" svg:y="-0.0004in" svg:viewBox="0 0 115 490" svg:d="M115 245c0-38-6-97-32-153-30-60-73-92-77-92-3 0-6 3-6 6 0 1 0 1 10 11 47 47 75 126 75 228 0 82-18 169-78 231-7 7-7 7-7 8 0 3 3 6 6 6 4 0 49-34 78-97 25-53 31-108 31-148z"><text:p/></draw:path></draw:g></draw:g></text:span></text:p>
        </text:list-item>
        <text:list-item>
          <text:p text:style-name="P64"><text:span text:style-name="T20">Comme c’est un peu lourdingue d’écrire </text:span><text:span text:style-name="T20"><draw:g text:anchor-type="as-char" svg:y="-0.1445in" draw:z-index="14" draw:name="Shape14" draw:style-name="gr130"><svg:title>TexMaths</svg:title><svg:desc>14§display§z_A=f_z\left(t_A\right)§svg§600§FALSE§</svg:desc><draw:g draw:style-name="gr2"><draw:path draw:style-name="gr131" draw:text-style-name="P80" svg:width="0.9972in" svg:height="0.172in" svg:x="0.0012in" svg:y="0.0098in" svg:viewBox="0 0 2534 438" svg:d="M0 0c844 0 1690 0 2534 0 0 145 0 292 0 438-844 0-1690 0-2534 0 0-146 0-293 0-438z"><text:p/></draw:path><draw:path draw:style-name="gr132" draw:text-style-name="P81"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7-45 40-33 33-50 61-50 65s4 3 6 4c4 0 5 0 8-6 11-16 27-30 42-30 11 0 15 4 28 18 8 11 17 18 32 18 48 0 77-62 77-76 0-1-3-4-5-4-6 0-6 3-7 6-12 32-44 42-59 42-10 0-20-3-30-7-16-6-23-9-35-9-4 0-8 0-12 2z"><text:p/></draw:path><draw:path draw:style-name="gr132" draw:text-style-name="P81" svg:width="0.102in" svg:height="0.0961in" svg:x="0.0886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132" draw:text-style-name="P81" svg:width="0.128in" svg:height="0.0449in" svg:x="0.2724in" svg:y="0.074in" svg:viewBox="0 0 326 115" svg:d="M309 20c7 0 17 0 17-10s-10-10-15-10c-98 0-198 0-296 0-7 0-15 0-15 10s8 10 15 10c98 0 196 0 294 0zM311 115c5 0 15 0 15-10s-10-10-17-10c-98 0-196 0-294 0-7 0-15 0-15 10s8 10 15 10c98 0 198 0 296 0z"><text:p/></draw:path><draw:path draw:style-name="gr132" draw:text-style-name="P81" svg:width="0.0965in" svg:height="0.174in" svg:x="0.4756in" svg:y="0.0087in" svg:viewBox="0 0 246 443" svg:d="M155 150c14 0 28 0 42 0 10 0 14 0 14-11 0-5-4-5-12-5-14 0-27 0-41 0 3-19 7-37 10-56 3-11 8-44 13-51 4-9 12-17 22-17 1 0 15 0 24 10-21 1-27 18-27 26 0 11 10 17 18 17 13 0 28-11 28-29 0-23-23-34-43-34-17 0-48 8-63 57-3 10-4 16-15 77-12 0-23 0-34 0-10 0-15 0-15 9 0 7 4 7 14 7 11 0 21 0 32 0-13 64-24 127-37 191-9 48-18 93-43 93-1 0-14 0-24-10 23-2 28-18 28-27 0-11-10-16-18-16-14 0-28 11-28 29 0 22 22 33 42 33 27 0 48-27 56-47 15-31 27-90 28-94 10-50 20-102 29-152z"><text:p/></draw:path><draw:path draw:style-name="gr132" draw:text-style-name="P81" svg:width="0.0618in" svg:height="0.0602in" svg:x="0.5681in" svg:y="0.1134in" svg:viewBox="0 0 158 154" svg:d="M36 120c9-8 16-15 45-37 7-6 32-27 42-37 21-21 35-38 35-42s-4-4-5-4c-5 0-5 0-7 3-10 17-17 21-26 21-4 0-9 0-19-10-13-11-20-14-28-14-27 0-46 29-46 41 0 2 4 4 7 4 2 0 4-2 5-6 6-11 24-12 30-12 8 0 16 2 22 2 18 5 21 5 29 5-8 9-15 15-47 42-27 21-37 29-42 36-21 21-31 35-31 39 0 3 4 3 6 3s4 0 5-3c10-12 20-21 32-21 5 0 9 0 19 9 11 11 16 15 28 15 37 0 60-41 60-53 0-3-4-4-6-4-4 0-4 2-5 5-7 17-28 25-45 25-7 0-16-1-25-2-16-5-19-5-24-5-2 0-7 0-9 0z"><text:p/></draw:path><draw:path draw:style-name="gr132" draw:text-style-name="P81" svg:width="0.0441in" svg:height="0.1917in" svg:x="0.7004in" svg:y="0in" svg:viewBox="0 0 113 488" svg:d="M113 483c0-2 0-2-8-10-60-62-77-154-77-228 0-86 20-171 80-232 5-6 5-6 5-9s-1-4-4-4c-5 0-49 34-78 95-25 55-31 109-31 150 0 36 6 96 32 151 30 60 72 92 77 92 3 0 4-1 4-5z"><text:p/></draw:path><draw:path draw:style-name="gr132" draw:text-style-name="P81" svg:width="0.0591in" svg:height="0.122in" svg:x="0.761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132" draw:text-style-name="P81" svg:width="0.1016in" svg:height="0.0961in" svg:x="0.8343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132" draw:text-style-name="P81" svg:width="0.0449in" svg:height="0.1917in" svg:x="0.9634in" svg:y="0in" svg:viewBox="0 0 115 488" svg:d="M115 245c0-38-6-98-32-153-30-60-72-92-77-92-3 0-6 1-6 4s0 3 10 13c49 47 77 126 77 228 0 82-18 168-80 231-7 5-7 5-7 7 0 4 3 5 6 5 5 0 49-33 78-95 25-54 31-109 31-148z"><text:p/></draw:path></draw:g></draw:g></text:span><text:span text:style-name="T20"><text:s/>pour spécifier la valeur que prend la grandeur z quand t = </text:span><text:span text:style-name="T20"><draw:g text:anchor-type="as-char" svg:y="-0.1201in" draw:z-index="15" draw:name="Shape15" draw:style-name="gr130"><svg:title>TexMaths</svg:title><svg:desc>14§display§t_A§svg§600§FALSE§</svg:desc><draw:g draw:style-name="gr2"><draw:path draw:style-name="gr131" draw:text-style-name="P80" svg:width="0.1587in" svg:height="0.1295in" svg:x="0.0051in" svg:y="0.0098in" svg:viewBox="0 0 404 330" svg:d="M0 0c135 0 269 0 404 0 0 109 0 220 0 330-135 0-269 0-404 0 0-110 0-221 0-330z"><text:p/></draw:path><draw:path draw:style-name="gr132" draw:text-style-name="P81"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32" draw:text-style-name="P81"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0">, pour des raisons d’ergonomies ou va définir la règle selon laquelle, quand on écrit </text:span><text:span text:style-name="T20"><draw:g text:anchor-type="as-char" svg:y="-0.1445in" draw:z-index="16" draw:name="Shape16" draw:style-name="gr130"><svg:title>TexMaths</svg:title><svg:desc>14§display§z_A\left(t=t_A\right)§svg§600§FALSE§</svg:desc><draw:g draw:style-name="gr2"><draw:path draw:style-name="gr131" draw:text-style-name="P80" svg:width="0.8831in" svg:height="0.172in" svg:x="0.0012in" svg:y="0.0098in" svg:viewBox="0 0 2244 438" svg:d="M0 0c748 0 1497 0 2244 0 0 145 0 292 0 438-747 0-1496 0-2244 0 0-146 0-293 0-438z"><text:p/></draw:path><draw:path draw:style-name="gr132" draw:text-style-name="P81"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6-45 40-33 33-50 61-50 65s4 3 6 4c4 0 5 0 8-6 11-16 27-30 42-30 11 0 15 4 28 18 8 11 17 18 32 18 48 0 77-62 77-76 0-1-3-4-5-4-6 0-6 3-7 6-12 32-44 42-59 42-10 0-20-3-30-7-16-6-23-9-35-9-4 0-8 0-12 2z"><text:p/></draw:path><draw:path draw:style-name="gr132" draw:text-style-name="P81" svg:width="0.102in" svg:height="0.0961in" svg:x="0.0886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132" draw:text-style-name="P81" svg:width="0.0441in" svg:height="0.1917in" svg:x="0.2591in" svg:y="0in" svg:viewBox="0 0 113 488" svg:d="M113 483c0-2 0-2-8-10-62-62-77-154-77-228 0-86 18-171 80-232 5-6 5-6 5-9s-1-4-4-4c-5 0-50 34-78 95-25 55-31 109-31 150 0 36 4 96 32 151 30 60 72 92 77 92 3 0 4-1 4-5z"><text:p/></draw:path><draw:path draw:style-name="gr132" draw:text-style-name="P81" svg:width="0.0587in" svg:height="0.122in" svg:x="0.3197in" svg:y="0.0236in" svg:viewBox="0 0 150 311" svg:d="M90 112c15 0 30 0 46 0 10 0 14 0 14-11 0-4-4-4-13-4-14 0-29 0-43 0 17-70 19-80 19-83 0-8-5-14-14-14-1 0-15 1-19 18-7 27-13 52-20 79-15 0-31 0-46 0-10 0-14 0-14 8 0 7 3 7 13 7 14 0 29 0 43 0-35 137-36 145-36 154 0 26 18 45 44 45 51 0 79-70 79-75 0-4-4-4-6-4-5 0-5 2-8 7-21 49-46 62-63 62-11 0-16-7-16-23 0-12 0-15 3-23 13-48 24-96 37-143z"><text:p/></draw:path><draw:path draw:style-name="gr132" draw:text-style-name="P81" svg:width="0.128in" svg:height="0.0449in" svg:x="0.4492in" svg:y="0.074in" svg:viewBox="0 0 326 115" svg:d="M309 20c9 0 17 0 17-10s-8-10-15-10c-98 0-198 0-296 0-7 0-15 0-15 10s8 10 17 10c98 0 194 0 292 0zM311 115c7 0 15 0 15-10s-8-10-17-10c-98 0-194 0-292 0-9 0-17 0-17 10s8 10 15 10c98 0 198 0 296 0z"><text:p/></draw:path><draw:path draw:style-name="gr132" draw:text-style-name="P81" svg:width="0.0591in" svg:height="0.122in" svg:x="0.6472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132" draw:text-style-name="P81" svg:width="0.1016in" svg:height="0.0961in" svg:x="0.7205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132" draw:text-style-name="P81" svg:width="0.0449in" svg:height="0.1917in" svg:x="0.8492in" svg:y="0in" svg:viewBox="0 0 115 488" svg:d="M115 245c0-38-6-98-32-153-30-60-72-92-77-92-3 0-6 1-6 4s0 3 10 13c49 47 77 126 77 228 0 82-18 168-80 231-7 5-7 5-7 7 0 4 3 5 6 5 5 0 49-33 78-95 25-54 31-109 31-148z"><text:p/></draw:path></draw:g></draw:g></text:span><text:span text:style-name="T20"><text:s/>ou </text:span><text:span text:style-name="T20"><draw:g text:anchor-type="as-char" svg:y="-0.1445in" draw:z-index="17" draw:name="Shape17" draw:style-name="gr130"><svg:title>TexMaths</svg:title><svg:desc>14§display§z_A\left(t_A\right)§svg§600§FALSE§</svg:desc><draw:g draw:style-name="gr2"><draw:path draw:style-name="gr131" draw:text-style-name="P80" svg:width="0.5551in" svg:height="0.1724in" svg:x="0.0012in" svg:y="0.0091in" svg:viewBox="0 0 1411 439" svg:d="M707 439c-237 0-472 0-707 0 0-147 0-292 0-439 470 0 941 0 1411 0 0 147 0 292 0 439-235 0-470 0-704 0z"><text:p/></draw:path><draw:path draw:style-name="gr132" draw:text-style-name="P81" svg:width="0.0819in" svg:height="0.087in" svg:x="-0.0004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132" draw:text-style-name="P81" svg:width="0.1016in" svg:height="0.0961in" svg:x="0.0894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path draw:style-name="gr132" draw:text-style-name="P81" svg:width="0.0441in" svg:height="0.1925in" svg:x="0.2591in" svg:y="-0.0004in" svg:viewBox="0 0 113 490" svg:d="M113 484c0-1 0-1-8-10-62-63-77-155-77-228 0-87 18-172 80-232 5-7 5-7 5-8 0-5-1-6-4-6-5 0-49 34-78 97-25 53-31 107-31 149 0 37 6 95 32 151 30 60 72 93 77 93 3 0 4-2 4-6z"><text:p/></draw:path><draw:path draw:style-name="gr132" draw:text-style-name="P81" svg:width="0.0587in" svg:height="0.122in" svg:x="0.3189in" svg:y="0.0236in" svg:viewBox="0 0 150 311" svg:d="M90 111c15 0 30 0 46 0 10 0 14 0 14-10 0-6-4-6-13-6-14 0-29 0-43 0 17-70 19-80 19-82 0-9-5-13-14-13-1 0-15 0-19 17-7 26-13 52-20 78-15 0-31 0-46 0-10 0-14 0-14 10 0 6 3 6 13 6 14 0 29 0 43 0-35 138-36 146-36 155 0 26 18 45 44 45 51 0 79-70 79-75 0-4-4-4-6-4-4 0-5 2-8 6-21 50-46 61-63 61-11 0-16-5-16-22 0-11 2-14 3-22 13-49 24-97 37-144z"><text:p/></draw:path><draw:path draw:style-name="gr132" draw:text-style-name="P81" svg:width="0.102in" svg:height="0.0961in" svg:x="0.3917in" svg:y="0.0772in" svg:viewBox="0 0 260 245" svg:d="M52 203c-13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132" draw:text-style-name="P81" svg:width="0.0449in" svg:height="0.1925in" svg:x="0.5213in" svg:y="-0.0004in" svg:viewBox="0 0 115 490" svg:d="M115 246c0-39-6-98-32-154-30-60-73-92-77-92-3 0-6 3-6 6 0 1 0 1 10 11 47 47 75 126 75 229 0 81-18 168-78 230-7 7-7 7-7 8 0 3 3 6 6 6 4 0 49-34 78-97 25-53 31-108 31-147z"><text:p/></draw:path></draw:g></draw:g></text:span><text:span text:style-name="T20">, ça renvoie </text:span><text:span text:style-name="T20"><draw:g text:anchor-type="as-char" svg:y="-0.1445in" draw:z-index="18" draw:name="Shape18" draw:style-name="gr130"><svg:title>TexMaths</svg:title><svg:desc>14§display§f_z\left(t_A\right)§svg§600§FALSE§</svg:desc><draw:g draw:style-name="gr2"><draw:path draw:style-name="gr131" draw:text-style-name="P80" svg:width="0.5232in" svg:height="0.172in" svg:x="-0.0004in" svg:y="0.0098in" svg:viewBox="0 0 1330 438" svg:d="M0 0c443 0 887 0 1330 0 0 145 0 292 0 438-443 0-887 0-1330 0 0-146 0-293 0-438z"><text:p/></draw:path><draw:path draw:style-name="gr132" draw:text-style-name="P81" svg:width="0.0961in" svg:height="0.174in" svg:x="0in" svg:y="0.0087in" svg:viewBox="0 0 245 443" svg:d="M154 150c14 0 28 0 42 0 10 0 16 0 16-11 0-5-6-5-14-5-14 0-27 0-41 0 3-19 7-37 10-56 3-11 10-44 12-51 5-9 13-17 23-17 3 0 15 0 25 10-22 1-27 18-27 26 0 11 9 17 19 17 12 0 26-11 26-29 0-23-22-34-43-34-17 0-48 8-62 57-3 10-4 16-17 77-11 0-22 0-33 0-10 0-16 0-16 9 0 7 6 7 14 7 12 0 21 0 33 0-13 64-24 127-37 191-8 48-17 93-43 93-2 0-14 0-23-10 23-2 27-18 27-27 0-11-9-16-18-16-13 0-27 11-27 29 0 22 21 33 41 33 28 0 47-27 56-47 15-31 26-90 28-94 10-50 19-102 29-152z"><text:p/></draw:path><draw:path draw:style-name="gr132" draw:text-style-name="P81" svg:width="0.0618in" svg:height="0.0602in" svg:x="0.0929in" svg:y="0.1134in" svg:viewBox="0 0 158 154" svg:d="M36 120c10-8 16-15 45-37 7-6 34-27 44-37 21-21 33-38 33-42s-4-4-5-4c-3 0-4 0-6 3-11 17-18 21-26 21-5 0-10 0-20-10-11-11-20-14-27-14-28 0-46 29-46 41 0 2 3 4 6 4 4 0 4-2 5-6 6-11 25-12 31-12 7 0 17 2 21 2 20 5 21 5 30 5-9 9-14 15-48 42-27 21-37 29-42 36-21 21-31 35-31 39 0 3 4 3 6 3 4 0 4 0 5-3 10-12 21-21 32-21 5 0 10 0 19 9 11 11 18 15 29 15 37 0 59-41 59-53 0-3-3-4-6-4-4 0-4 2-5 5-7 17-27 25-44 25-8 0-17-1-25-2-17-5-20-5-25-5-2 0-6 0-9 0z"><text:p/></draw:path><draw:path draw:style-name="gr132" draw:text-style-name="P81" svg:width="0.0449in" svg:height="0.1917in" svg:x="0.2252in" svg:y="0in" svg:viewBox="0 0 115 488" svg:d="M115 483c0-2 0-2-8-10-62-62-79-154-79-228 0-86 20-171 80-232 7-6 7-6 7-9s-3-4-6-4c-4 0-49 34-78 95-25 55-31 109-31 150 0 36 6 96 32 151 30 60 73 92 77 92 3 0 6-1 6-5z"><text:p/></draw:path><draw:path draw:style-name="gr132" draw:text-style-name="P81" svg:width="0.0591in" svg:height="0.122in" svg:x="0.2854in" svg:y="0.0236in" svg:viewBox="0 0 151 311" svg:d="M90 112c15 0 31 0 46 0 10 0 15 0 15-11 0-4-5-4-14-4-14 0-29 0-43 0 18-70 20-80 20-83 0-8-6-14-14-14-2 0-16 1-20 18-6 27-13 52-18 79-16 0-31 0-47 0-11 0-15 0-15 8 0 7 4 7 14 7 14 0 29 0 43 0-36 137-37 145-37 154 0 26 18 45 44 45 51 0 79-70 79-75 0-4-4-4-6-4-4 0-5 2-7 7-21 49-47 62-64 62-10 0-16-7-16-23 0-12 2-15 3-23 13-48 24-96 37-143z"><text:p/></draw:path><draw:path draw:style-name="gr132" draw:text-style-name="P81" svg:width="0.1016in" svg:height="0.0961in" svg:x="0.3587in" svg:y="0.0772in" svg:viewBox="0 0 259 245" svg:d="M50 204c-11 18-22 27-43 28-3 0-7 0-7 7 0 4 3 6 4 6 10 0 21-2 30-2 11 0 25 2 36 2 1 0 7 0 7-7 0-6-6-6-7-6-3 0-14-1-14-10 0-4 3-9 4-12 10-16 18-30 28-44 33 0 66 0 98 0 3 19 6 38 9 58-2 3-3 8-24 8-4 0-8 0-8 9 0 1 1 4 5 4 10 0 34-2 44-2 7 0 15 0 21 0 5 2 14 2 19 2 4 0 7-3 7-7 0-6-4-6-10-6-19 0-21-3-22-11-10-71-20-141-29-211-2-7-2-10-9-10s-8 4-11 8c-42 66-86 130-128 196zM97 154c24-38 47-74 71-112 6 38 11 74 17 112-29 0-59 0-88 0z"><text:p/></draw:path><draw:path draw:style-name="gr132" draw:text-style-name="P81" svg:width="0.0445in" svg:height="0.1917in" svg:x="0.4882in" svg:y="0in" svg:viewBox="0 0 114 488" svg:d="M114 245c0-38-6-98-33-153-29-60-71-92-77-92-3 0-4 1-4 4s0 3 8 13c49 47 77 126 77 228 0 82-18 168-79 231-6 5-6 5-6 7 0 4 1 5 4 5 6 0 49-33 79-95 25-54 31-109 31-148z"><text:p/></draw:path></draw:g></draw:g></text:span><text:span text:style-name="T20">. </text:span><text:span text:style-name="T22">En gros si une grandeur se voit passer un argument, ça appelle la fonction qui gère cette grandeur et lui passe l’argument et retourne la valeur correspondante.</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text:soft-page-break/><text:span text:style-name="T10">2</text:span><text:span text:style-name="T8">) </text:span><text:span text:style-name="T5">Le changement de variable au sein d’une intégrale</text:span></text:p>
      <text:p text:style-name="P67"><text:span text:style-name="T22">C’</text:span><text:span text:style-name="T20">est la technique de base pour utiliser les intégrales en physique, ne serait-ce que parce qu’il arrive souvent que la variable d’intégration ne corresponde pas aux bornes d’intégration (dans le calcul du travail d’une force par exemple).</text:span></text:p>
      <text:p text:style-name="P18">Le théorème est le suivant:</text:p>
      <text:p text:style-name="P18"/>
      <text:p text:style-name="P18"><draw:frame draw:style-name="fr1" draw:name="Frame2" text:anchor-type="paragraph" svg:x="0.0965in" svg:y="0.002in" svg:width="6.5839in" draw:z-index="29"><draw:text-box fo:min-height="2.9902in"><text:p text:style-name="P41"/><text:p text:style-name="P43">Soient:</text:p><text:list xml:id="list329120287" text:style-name="L2"><text:list-item><text:p text:style-name="P68"><draw:g text:anchor-type="as-char" svg:y="-0.1327in" draw:z-index="30" draw:name="Shape19" draw:style-name="gr130"><svg:title>TexMaths</svg:title><svg:desc>14§display§I\subseteq \mathbb{R}§svg§600§FALSE§</svg:desc><draw:g draw:style-name="gr2"><draw:path draw:style-name="gr131" draw:text-style-name="P80" svg:width="0.474in" svg:height="0.1378in" svg:x="0.0028in" svg:y="0.0098in" svg:viewBox="0 0 1205 351" svg:d="M0 0c402 0 803 0 1205 0 0 117 0 234 0 351-402 0-803 0-1205 0 0-117 0-234 0-351z"><text:p/></draw:path><draw:path draw:style-name="gr132" draw:text-style-name="P81"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132" draw:text-style-name="P81" svg:width="0.1177in" svg:height="0.1484in" svg:x="0.1634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132" draw:text-style-name="P81" svg:width="0.1327in" svg:height="0.1311in" svg:x="0.3543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71"><draw:g text:anchor-type="as-char" svg:y="-0.1311in" draw:z-index="31" draw:name="Shape20" draw:style-name="gr130"><svg:title>TexMaths</svg:title><svg:desc>14§display§J\subseteq \mathbb{R}§svg§600§FALSE§</svg:desc><draw:g draw:style-name="gr2"><draw:path draw:style-name="gr131" draw:text-style-name="P80" svg:width="0.4996in" svg:height="0.1382in" svg:x="-0.0004in" svg:y="0.0102in" svg:viewBox="0 0 1270 352" svg:d="M636 352c-213 0-424 0-636 0 0-118 0-234 0-352 423 0 847 0 1270 0 0 118 0 234 0 352-211 0-423 0-634 0z"><text:p/></draw:path><draw:path draw:style-name="gr132" draw:text-style-name="P81" svg:width="0.1087in" svg:height="0.1354in" svg:x="0.0031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132" draw:text-style-name="P81" svg:width="0.1181in" svg:height="0.1484in" svg:x="0.1854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132" draw:text-style-name="P81" svg:width="0.1327in" svg:height="0.1315in" svg:x="0.3768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48"><draw:g text:anchor-type="as-char" svg:y="-0.1327in" draw:z-index="53" draw:name="Shape21" draw:style-name="gr130"><svg:title>TexMaths</svg:title><svg:desc>14§display§K\subseteq \mathbb{R}§svg§600§FALSE§</svg:desc><draw:g draw:style-name="gr2"><draw:path draw:style-name="gr131" draw:text-style-name="P80" svg:width="0.5512in" svg:height="0.1378in" svg:x="0.0024in" svg:y="0.0098in" svg:viewBox="0 0 1401 351" svg:d="M0 0c468 0 934 0 1401 0 0 117 0 234 0 351-467 0-933 0-1401 0 0-117 0-234 0-351z"><text:p/></draw:path><draw:path draw:style-name="gr132" draw:text-style-name="P81"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132" draw:text-style-name="P81" svg:width="0.1177in" svg:height="0.1484in" svg:x="0.2402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132" draw:text-style-name="P81" svg:width="0.1323in" svg:height="0.1311in" svg:x="0.4311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49"><draw:g text:anchor-type="as-char" svg:y="-0.2217in" draw:z-index="55" draw:name="Shape22" draw:style-name="gr130"><svg:title>TexMaths</svg:title><svg:desc>14§display§f=\text{f}^{\circ }\left(_{\ x\ \rightarrow \ f\left(x\right)}^{\ J\ \rightarrow \ K}\right)§svg§600§FALSE§</svg:desc><draw:g draw:style-name="gr2"><draw:path draw:style-name="gr131" draw:text-style-name="P80" svg:width="1.4744in" svg:height="0.3276in" svg:x="-0.0004in" svg:y="0.0094in" svg:viewBox="0 0 3746 833" svg:d="M1874 833c-626 0-1250 0-1874 0 0-277 0-556 0-833 1248 0 2498 0 3746 0 0 277 0 556 0 833-624 0-1248 0-1872 0z"><text:p/></draw:path><draw:path draw:style-name="gr132" draw:text-style-name="P81" svg:width="0.0961in" svg:height="0.176in" svg:x="0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32" draw:text-style-name="P81" svg:width="0.1283in" svg:height="0.0449in" svg:x="0.1697in" svg:y="0.1512in" svg:viewBox="0 0 327 115" svg:d="M311 20c7 0 16 0 16-10s-9-10-16-10c-98 0-196 0-294 0-7 0-17 0-17 10s10 10 17 10c98 0 196 0 294 0zM311 115c7 0 16 0 16-10s-9-10-16-10c-98 0-196 0-294 0-7 0-17 0-17 10s10 10 17 10c98 0 196 0 294 0z"><text:p/></draw:path><draw:path draw:style-name="gr132" draw:text-style-name="P81" svg:width="0.0626in" svg:height="0.1362in" svg:x="0.3697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132" draw:text-style-name="P81" svg:width="0.0579in" svg:height="0.0575in" svg:x="0.4331in" svg:y="0.0728in" svg:viewBox="0 0 148 147" svg:d="M148 74c0-42-33-74-74-74-42 0-74 34-74 73 0 42 34 74 74 74 41 0 74-34 74-73zM74 130c-32 0-57-26-57-56 0-32 25-57 57-57s58 25 58 56c0 32-27 57-58 57z"><text:p/></draw:path><draw:path draw:style-name="gr132" draw:text-style-name="P81" svg:width="0.0736in" svg:height="0.3476in" svg:x="0.5787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132" draw:text-style-name="P81" svg:width="0.0791in" svg:height="0.0949in" svg:x="0.7374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132" draw:text-style-name="P81" svg:width="0.1331in" svg:height="0.0709in" svg:x="0.8969in" svg:y="0.0728in" svg:viewBox="0 0 339 181" svg:d="M290 98c-44 32-49 77-49 78 0 5 3 5 8 5 6 0 7 0 9-6 2-8 7-31 25-49 21-21 37-27 51-31 3-1 5-3 5-4 0-4-3-4-7-6-49-16-67-51-74-81-2-4-5-4-9-4-5 0-8 0-8 4 0 2 3 24 19 48 9 12 18 22 30 29-93 0-185 0-277 0-5 0-13 0-13 9 0 8 7 8 13 8 92 0 184 0 277 0z"><text:p/></draw:path><draw:path draw:style-name="gr132" draw:text-style-name="P81" svg:width="0.1228in" svg:height="0.0921in" svg:x="1.1146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132" draw:text-style-name="P81" svg:width="0.0717in" svg:height="0.0606in" svg:x="0.7307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32" draw:text-style-name="P81" svg:width="0.1331in" svg:height="0.0713in" svg:x="0.8858in" svg:y="0.2047in" svg:viewBox="0 0 339 182" svg:d="M291 99c-43 33-33 52-50 77 0 6 4 6 8 6 7 0 9 0 10-7 1-8 7-29 25-49 20-21 36-27 52-31 1 0 3-3 3-4 0-3-2-4-6-6-50-15-67-50-75-81 0-4-5-4-9-4-5 0-8 0-8 6 7 15 4 23 21 47 8 11 16 21 29 30-92 0-185 0-277 0-6 0-14 0-14 8s8 8 14 8c92 0 185 0 277 0z"><text:p/></draw:path><draw:path draw:style-name="gr132" draw:text-style-name="P81" svg:width="0.0713in" svg:height="0.1232in" svg:x="1.1047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132" draw:text-style-name="P81" svg:width="0.035in" svg:height="0.1354in" svg:x="1.2008in" svg:y="0.1736in" svg:viewBox="0 0 90 345" svg:d="M83 0c-65 46-83 119-83 172 0 48 15 124 83 173 2 0 7 0 7-5 0-2 0-2-3-5-46-41-63-100-63-163 0-92 35-138 64-164 2-1 2-2 2-4 0-4-5-4-7-4z"><text:p/></draw:path><draw:path draw:style-name="gr132" draw:text-style-name="P81" svg:width="0.0717in" svg:height="0.0606in" svg:x="1.2524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132" draw:text-style-name="P81" svg:width="0.0343in" svg:height="0.1354in" svg:x="1.3433in" svg:y="0.1736in" svg:viewBox="0 0 88 345" svg:d="M6 0c-2 0-6 0-6 4 0 2 0 3 3 6 29 26 63 73 63 162 0 72-23 126-60 160-6 6-6 6-6 8s0 5 4 5 37-24 59-66c15-30 25-66 25-107 0-49-14-123-82-172z"><text:p/></draw:path><draw:path draw:style-name="gr132" draw:text-style-name="P81" svg:width="0.0736in" svg:height="0.3476in" svg:x="1.4106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49"><draw:g text:anchor-type="as-char" svg:y="-0.2217in" draw:z-index="54" draw:name="Shape23" draw:style-name="gr130"><svg:title>TexMaths</svg:title><svg:desc>14§display§g=\text{f}^{\circ }\left(_{\ t\ \rightarrow \ g\left(t\right)}^{\ I\ \rightarrow \ J\ }\right)§svg§600§FALSE§</svg:desc><draw:g draw:style-name="gr2"><draw:path draw:style-name="gr131" draw:text-style-name="P80" svg:width="1.3898in" svg:height="0.3276in" svg:x="0.0067in" svg:y="0.0094in" svg:viewBox="0 0 3531 833" svg:d="M1767 833c-589 0-1178 0-1767 0 0-277 0-556 0-833 1178 0 2354 0 3531 0 0 277 0 556 0 833-588 0-1176 0-1764 0z"><text:p/></draw:path><draw:path draw:style-name="gr132" draw:text-style-name="P81" svg:width="0.089in" svg:height="0.1248in" svg:x="-0.0004in" svg:y="0.1366in" svg:viewBox="0 0 227 318" svg:d="M225 32c0-4 2-5 2-10 0-8-6-12-14-12-6 0-18 3-21 21-9-18-25-31-46-31-56 0-117 69-117 139 0 49 30 78 66 78 28 0 52-24 56-28h2c-12 43-12 42-17 65-2 4-18 53-70 53-10 0-27 0-41-4 16-5 21-19 21-27 0-7-5-17-19-17-10 0-27 9-27 28 0 21 18 31 66 31 61 0 96-38 105-69 18-73 36-144 54-217zM161 154c-3 13-14 25-25 35-10 8-25 17-39 17-26 0-33-25-33-45 0-24 14-81 27-106 14-24 35-45 56-45 32 0 39 40 39 43 0 2-1 6-1 7-9 31-16 63-24 94z"><text:p/></draw:path><draw:path draw:style-name="gr132" draw:text-style-name="P81" svg:width="0.128in" svg:height="0.0449in" svg:x="0.161in" svg:y="0.1512in" svg:viewBox="0 0 326 115" svg:d="M309 20c9 0 17 0 17-10s-8-10-15-10c-98 0-198 0-296 0-7 0-15 0-15 10s8 10 17 10c98 0 194 0 292 0zM311 115c7 0 15 0 15-10s-8-10-17-10c-98 0-194 0-292 0-9 0-17 0-17 10s8 10 15 10c98 0 198 0 296 0z"><text:p/></draw:path><draw:path draw:style-name="gr132" draw:text-style-name="P81" svg:width="0.0626in" svg:height="0.1362in" svg:x="0.3606in" svg:y="0.0862in" svg:viewBox="0 0 160 347" svg:d="M70 136c0-20 0-38 0-58 0-43 24-67 46-67 2 0 9 0 16 4-6 2-14 9-14 20s7 21 21 21 21-10 21-21c0-18-19-35-44-35-35 0-77 27-77 78 0 20 0 38 0 58-12 0-26 0-39 0 0 5 0 10 0 15 13 0 27 0 39 0 0 52 0 105 0 159 0 22-5 22-38 22 0 4 0 10 0 15 19 0 42-1 56-1 20 0 42 0 62 1 0-5 0-11 0-15-3 0-7 0-10 0-36 0-38-6-38-22 0-54 0-107 0-159 19 0 38 0 56 0 0-5 0-10 0-15-19 0-37 0-57 0z"><text:p/></draw:path><draw:path draw:style-name="gr132" draw:text-style-name="P81" svg:width="0.0579in" svg:height="0.0575in" svg:x="0.424in" svg:y="0.0728in" svg:viewBox="0 0 148 147" svg:d="M148 74c0-42-33-74-74-74-42 0-74 34-74 73 0 42 34 74 74 74 41 0 74-34 74-73zM74 130c-32 0-57-26-57-56 0-32 25-57 57-57s58 25 58 56c0 32-26 57-58 57z"><text:p/></draw:path><draw:path draw:style-name="gr132" draw:text-style-name="P81" svg:width="0.0736in" svg:height="0.3476in" svg:x="0.5693in" svg:y="0in" svg:viewBox="0 0 188 884" svg:d="M165 878c2 0 4 4 6 6 4 0 7 0 11 0 1 0 6-2 6-6 0-1-2-3-2-4-18-18-45-45-75-98-54-95-73-217-73-333 0-219 61-346 148-433 2-3 2-3 2-4 0-6-5-6-10-6-6 0-7 0-11 4-48 41-100 109-133 213-21 65-34 144-34 226 0 114 22 246 99 361 13 18 21 27 31 39 6 6 13 14 16 17 7 6 12 13 19 18z"><text:p/></draw:path><draw:path draw:style-name="gr132" draw:text-style-name="P81" svg:width="0.0634in" svg:height="0.0921in" svg:x="0.7232in" svg:y="0.05in" svg:viewBox="0 0 162 235" svg:d="M120 28c3-13 3-15 30-15 8 0 12 0 12-7 0-3-2-6-5-6-7 0-16 1-23 1-8 0-16 0-23 0-9 0-16 0-24 0-9 0-17-1-24-1-3 0-7 0-7 8 0 5 3 5 11 5 4 0 7 0 13 0 7 1 10 1 10 5 0 2-2 4-2 7-15 62-31 122-46 184-3 11-4 14-29 14-10 0-13 0-13 8 1 1 0 4 6 4 9 0 36-1 46-1 8 0 15 0 24 0 7 0 15 1 23 1 2 0 7 0 7-7 0-5-4-5-11-5-4 0-7 0-14 0-8-2-8-3-8-6s0-3 1-7c16-60 31-122 46-182z"><text:p/></draw:path><draw:path draw:style-name="gr132" draw:text-style-name="P81" svg:width="0.1331in" svg:height="0.0709in" svg:x="0.8689in" svg:y="0.0728in" svg:viewBox="0 0 339 181" svg:d="M290 98c-44 32-49 77-49 78 0 5 3 5 8 5 6 0 7 0 9-6 2-8 8-31 25-49 21-21 38-27 52-31 2-1 4-3 4-4 0-4-3-4-7-6-49-16-67-51-74-81-2-4-5-4-9-4-5 0-8 0-8 4 0 2 3 24 19 48 9 12 19 22 30 29-93 0-184 0-276 0-6 0-14 0-14 9 0 8 7 8 14 8 92 0 183 0 276 0z"><text:p/></draw:path><draw:path draw:style-name="gr132" draw:text-style-name="P81" svg:width="0.0791in" svg:height="0.0949in" svg:x="1.0909in" svg:y="0.05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132" draw:text-style-name="P81" svg:width="0.0461in" svg:height="0.0854in" svg:x="0.7201in" svg:y="0.1898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132" draw:text-style-name="P81" svg:width="0.1331in" svg:height="0.0713in" svg:x="0.848in" svg:y="0.2047in" svg:viewBox="0 0 339 182" svg:d="M291 99c-43 33-33 52-50 77 0 6 4 6 8 6 7 0 7 0 10-7 1-8 7-29 25-49 20-21 37-27 52-31 1 0 3-3 3-4 0-3-2-4-6-6-50-15-67-50-75-81-2-4-5-4-9-4-5 0-8 0-8 6 7 15 4 23 21 47 8 11 17 21 29 30-92 0-185 0-277 0-6 0-14 0-14 8s8 8 14 8c92 0 185 0 277 0z"><text:p/></draw:path><draw:path draw:style-name="gr132" draw:text-style-name="P81" svg:width="0.0661in" svg:height="0.0874in" svg:x="1.0622in" svg:y="0.215in" svg:viewBox="0 0 169 223" svg:d="M168 25c1-5 1-4 1-7 0-8-5-11-11-11-8 0-14 6-15 13-7-10-18-20-37-20-42 0-88 46-88 95 0 35 25 56 53 56 16 0 31-7 42-18-2 10-4 21-7 31-4 15-5 24-19 36-16 13-30 13-38 13-17 0-21-2-27-3 9-4 12-13 12-17 0-8-7-12-14-12-10 0-20 7-20 21 0 19 29 21 49 21 55 0 77-28 83-48 12-50 23-99 36-150zM120 106c-1 5-1 6-7 13-11 14-28 24-42 24-16 0-25-16-25-34 0-15 10-53 18-68 14-24 31-31 42-31 26 0 31 25 31 29 0 2 0 2-1 6-6 21-10 40-16 61z"><text:p/></draw:path><draw:path draw:style-name="gr132" draw:text-style-name="P81" svg:width="0.035in" svg:height="0.1354in" svg:x="1.1528in" svg:y="0.1736in" svg:viewBox="0 0 90 345" svg:d="M83 0c-66 46-83 119-83 172 0 48 14 124 83 173 2 0 7 0 7-5 0-2-2-2-5-5-46-41-63-100-63-163 0-92 37-138 65-164 1-1 3-2 3-4 0-4-5-4-7-4z"><text:p/></draw:path><draw:path draw:style-name="gr132" draw:text-style-name="P81" svg:width="0.0461in" svg:height="0.0854in" svg:x="1.2028in" svg:y="0.1898in" svg:viewBox="0 0 118 218" svg:d="M71 78c12 0 24 0 35 0 6 0 12 0 12-7 0-4-6-4-12-4-11 0-21 0-32 0 4-17 9-35 13-52 0-1 1-2 1-4 0-7-5-11-12-11-9 0-13 6-16 14-3 10 2-7-14 53-11 0-24 0-35 0-5 0-11 0-11 7 0 4 4 4 11 4 11 0 21 0 32 0-7 27-12 55-19 82-3 9-6 21-6 26 0 20 17 32 37 32 39 0 60-49 60-53 0-5-4-4-6-4-4 0-4 1-7 7-10 21-26 41-46 41-7 0-13-5-13-17 0-3 2-11 3-14 9-34 17-66 25-100z"><text:p/></draw:path><draw:path draw:style-name="gr132" draw:text-style-name="P81" svg:width="0.0343in" svg:height="0.1354in" svg:x="1.2657in" svg:y="0.1736in" svg:viewBox="0 0 88 345" svg:d="M6 0c-2 0-6 0-6 4 0 2 0 3 3 6 29 26 63 73 63 162 0 72-23 126-60 160-6 6-6 6-6 8s0 5 4 5 37-24 59-66c15-30 25-66 25-107 0-49-14-123-82-172z"><text:p/></draw:path><draw:path draw:style-name="gr132" draw:text-style-name="P81" svg:width="0.0736in" svg:height="0.3476in" svg:x="1.3331in" svg:y="0in" svg:viewBox="0 0 188 884" svg:d="M188 443c0-142-34-292-131-402-7-9-25-27-36-38-4-3-4-3-11-3-6 0-10 0-10 6 0 1 1 2 3 4 17 18 43 45 74 98 53 95 73 217 73 335 0 211-59 341-147 431-2 1-3 3-3 4 0 6 4 6 10 6 7 0 7 0 11-4 48-41 99-110 134-213 21-68 33-147 33-224z"><text:p/></draw:path></draw:g></draw:g></text:p><text:p text:style-name="P52">⇒ on peut donc composer f et g dans le sens <draw:g text:anchor-type="as-char" svg:y="-0.1445in" draw:z-index="56" draw:name="Shape24" draw:style-name="gr130"><svg:title>TexMaths</svg:title><svg:desc>14§display§f\left(g\left(x\right)\right)§svg§600§FALSE§</svg:desc><draw:g draw:style-name="gr2"><draw:path draw:style-name="gr131" draw:text-style-name="P80" svg:width="0.6512in" svg:height="0.1724in" svg:x="-0.0004in" svg:y="0.0091in" svg:viewBox="0 0 1655 439" svg:d="M829 439c-277 0-553 0-829 0 0-147 0-292 0-439 552 0 1103 0 1655 0 0 147 0 292 0 439-276 0-552 0-826 0z"><text:p/></draw:path><draw:path draw:style-name="gr132" draw:text-style-name="P81" svg:width="0.0961in" svg:height="0.1748in" svg:x="0in" svg:y="0.0083in" svg:viewBox="0 0 245 445" svg:d="M154 150c14 0 28 0 42 0 10 0 15 0 15-10 0-6-5-6-14-6-14 0-26 0-40 0 4-19 7-37 11-56 1-9 8-44 11-50 4-10 13-17 23-17 2 0 15 0 25 9-23 1-27 19-27 26 0 11 9 17 18 17 13 0 27-11 27-29 0-23-22-34-43-34-16 0-48 8-62 57-3 10-4 16-17 77-11 0-22 0-33 0-10 0-14 0-14 10 0 6 4 6 12 6 11 0 23 0 34 0-13 64-25 127-38 191-8 48-17 93-42 93-3 0-15 0-24-9 23-1 27-19 27-26 0-11-9-17-18-17-13 0-27 11-27 29 0 23 21 34 42 34 27 0 46-30 55-48 16-30 28-89 28-93 9-51 19-103 29-154z"><text:p/></draw:path><draw:path draw:style-name="gr132" draw:text-style-name="P81" svg:width="0.0449in" svg:height="0.1925in" svg:x="0.1567in" svg:y="-0.0004in" svg:viewBox="0 0 115 490" svg:d="M115 484c0-1 0-1-9-10-61-63-77-155-77-229 0-86 19-171 79-231 7-7 7-7 7-8 0-5-3-6-6-6-4 0-49 34-78 97-25 53-31 107-31 148 0 38 6 96 32 152 30 60 73 93 77 93 3 0 6-2 6-6z"><text:p/></draw:path><draw:path draw:style-name="gr132" draw:text-style-name="P81" svg:width="0.0882in" svg:height="0.124in" svg:x="0.2154in" svg:y="0.0591in" svg:viewBox="0 0 225 316" svg:d="M224 32c1-3 1-5 1-8 0-9-5-14-14-14-4 0-18 4-19 21-10-18-27-31-46-31-56 0-117 69-117 140 0 47 30 77 65 77 29 0 53-23 57-28-10 43-10 42-15 64-3 6-20 52-72 52-8 0-25 0-39-4 16-4 21-17 21-25 0-9-5-17-19-17-12 0-27 8-27 28 0 19 18 29 66 29 61 0 96-38 103-66 19-72 37-145 55-218zM161 154c-3 12-14 25-25 35-11 8-25 17-41 17-24 0-31-26-31-45 0-24 14-81 27-106 14-24 35-44 56-44 32 0 39 39 39 42s-1 6-1 7c-9 31-16 62-24 94z"><text:p/></draw:path><draw:path draw:style-name="gr132" draw:text-style-name="P81" svg:width="0.0449in" svg:height="0.1925in" svg:x="0.3626in" svg:y="-0.0004in" svg:viewBox="0 0 115 490" svg:d="M115 484c0-1 0-1-9-10-61-63-77-155-77-229 0-86 19-171 79-231 7-7 7-7 7-8 0-5-3-6-6-6-4 0-49 34-78 97-24 53-31 107-31 148 0 38 6 96 32 152 31 60 73 93 77 93 3 0 6-2 6-6z"><text:p/></draw:path><draw:path draw:style-name="gr132" draw:text-style-name="P81" svg:width="0.0961in" svg:height="0.087in" svg:x="0.4244in" svg:y="0.0591in" svg:viewBox="0 0 245 222" svg:d="M150 69c3-13 15-58 49-58 3 0 14 0 25 6-14 3-24 15-24 26 0 9 6 19 18 19s27-10 27-30c0-25-29-32-46-32-28 0-45 27-51 38-12-32-39-38-53-38-52 0-80 63-80 76 0 5 5 4 6 5 4 0 6-1 7-5 17-52 49-65 66-65 10 0 26 4 26 32 0 16-8 49-26 118-9 31-25 50-46 50-3 0-16 0-26-5 13-3 24-13 24-27s-11-17-18-17c-15 0-28 13-28 28 0 23 25 32 46 32 32 0 51-35 52-37 6 18 24 37 53 37 51 0 79-63 79-75 0-4-5-4-6-4-4 0-6 1-7 4-15 53-49 64-64 64-20 0-28-15-28-32 0-11 4-21 8-43 6-23 11-45 17-67z"><text:p/></draw:path><draw:path draw:style-name="gr132" draw:text-style-name="P81" svg:width="0.0441in" svg:height="0.1925in" svg:x="0.5406in" svg:y="-0.0004in" svg:viewBox="0 0 113 490" svg:d="M113 245c0-38-5-97-32-153-29-60-71-92-77-92-3 0-4 3-4 6 0 1 0 1 8 11 49 47 77 126 77 228 0 82-18 169-79 231-6 7-6 7-6 8 0 3 1 6 4 6 6 0 49-34 79-97 25-53 30-108 30-148z"><text:p/></draw:path><draw:path draw:style-name="gr132" draw:text-style-name="P81" svg:width="0.0449in" svg:height="0.1925in" svg:x="0.6157in" svg:y="-0.0004in" svg:viewBox="0 0 115 490" svg:d="M115 245c0-38-6-97-32-153-30-60-73-92-77-92-3 0-6 3-6 6 0 1 0 1 10 11 47 47 75 126 75 228 0 82-18 169-78 231-7 7-7 7-7 8 0 3 3 6 6 6 4 0 49-34 78-97 25-53 31-108 31-148z"><text:p/></draw:path></draw:g></draw:g></text:p></text:list-item></text:list><text:p text:style-name="P40"/><text:p text:style-name="P42"><text:span text:style-name="T12">Si, pour un intervalle </text:span><text:span text:style-name="T12"><draw:g text:anchor-type="as-char" svg:y="-0.1445in" draw:z-index="32" draw:name="Shape23" draw:style-name="gr130"><svg:title>TexMaths</svg:title><svg:desc>14§display§\left[t_A,\ t_B\right]\subseteq I§svg§600§FALSE§</svg:desc><draw:g draw:style-name="gr2"><draw:path draw:style-name="gr131" draw:text-style-name="P80" svg:width="0.9913in" svg:height="0.1724in" svg:x="-0.0004in" svg:y="0.0091in" svg:viewBox="0 0 2519 439" svg:d="M1260 439c-420 0-840 0-1260 0 0-147 0-292 0-439 840 0 1679 0 2519 0 0 147 0 292 0 439-420 0-840 0-1259 0z"><text:p/></draw:path><draw:path draw:style-name="gr132" draw:text-style-name="P81" svg:width="0.026in" svg:height="0.1925in" svg:x="0.0126in" svg:y="-0.0004in" svg:viewBox="0 0 67 490" svg:d="M67 490c0-7 0-13 0-20-15 0-32 0-47 0 0-150 0-301 0-450 15 0 32 0 47 0 0-7 0-13 0-20-22 0-45 0-67 0 0 164 0 326 0 490 22 0 45 0 67 0z"><text:p/></draw:path><draw:path draw:style-name="gr132" draw:text-style-name="P81"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1 50-47 61-64 61-10 0-16-5-16-22 0-11 2-14 3-22 13-49 24-97 37-144z"><text:p/></draw:path><draw:path draw:style-name="gr132" draw:text-style-name="P81" svg:width="0.1016in" svg:height="0.0961in" svg:x="0.1213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132" draw:text-style-name="P81" svg:width="0.022in" svg:height="0.0575in" svg:x="0.2563in" svg:y="0.1236in" svg:viewBox="0 0 57 147" svg:d="M57 52c0-32-12-52-32-52-15 0-25 13-25 27 0 12 10 25 25 25 6 0 13-2 18-6 2-1 2-1 2-1 1 0 1 0 1 7 0 36-17 66-33 81-6 6-6 7-6 8 0 3 3 6 6 6 5 0 44-38 44-95z"><text:p/></draw:path><draw:path draw:style-name="gr132" draw:text-style-name="P81" svg:width="0.0591in" svg:height="0.122in" svg:x="0.3945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32" draw:text-style-name="P81" svg:width="0.1031in" svg:height="0.0921in" svg:x="0.4697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32" draw:text-style-name="P81" svg:width="0.026in" svg:height="0.1925in" svg:x="0.5969in" svg:y="-0.0004in" svg:viewBox="0 0 67 490" svg:d="M67 0c-22 0-45 0-67 0 0 7 0 13 0 20 15 0 32 0 48 0 0 149 0 300 0 450-16 0-33 0-48 0 0 7 0 13 0 20 22 0 45 0 67 0 0-164 0-326 0-490z"><text:p/></draw:path><draw:path draw:style-name="gr132" draw:text-style-name="P81" svg:width="0.1177in" svg:height="0.1484in" svg:x="0.7165in" svg:y="0.0209in" svg:viewBox="0 0 300 378" svg:d="M283 20c8 0 17 0 17-10s-9-10-17-10c-45 0-88 0-133 0-84 0-150 64-150 141 0 80 67 142 150 142 45 0 88 0 133 0 8 0 17 0 17-10 0-9-9-9-17-9-44 0-88 0-132 0-77 0-131-57-131-121 0-67 56-123 131-123 44 0 88 0 132 0zM27 358c-9 0-17 0-17 10s8 10 17 10c85 0 170 0 256 0 8 0 17 0 17-10s-9-10-17-10c-86 0-171 0-256 0z"><text:p/></draw:path><draw:path draw:style-name="gr132" draw:text-style-name="P81" svg:width="0.0894in" svg:height="0.1307in" svg:x="0.911in" svg:y="0.0126in" svg:viewBox="0 0 228 333" svg:d="M168 38c4-18 6-23 45-23 11 0 15 0 15-9 0-6-5-6-7-6-15 0-52 1-66 1s-50-1-65-1c-3 0-10 0-10 10 0 5 5 5 14 5 21 0 33 0 33 9 0 3 0 4 0 8-22 88-44 176-67 263-4 18-5 23-45 23-11 0-15 0-15 9 0 6 6 6 7 6 15 0 50-1 64-1 16 0 52 1 66 1 4 0 11 0 11-10 0-5-4-5-15-5-8 0-11 0-21 0-10-2-13-5-13-9s2-8 3-11c23-87 44-173 66-260z"><text:p/></draw:path></draw:g></draw:g></text:span><text:span text:style-name="T12">, on a:</text:span></text:p><text:list xml:id="list3727631410" text:style-name="L3"><text:list-item><text:p text:style-name="P76"><text:span text:style-name="T40">g</text:span><text:span text:style-name="T32"> </text:span><text:span text:style-name="T15">dérivable</text:span><text:span text:style-name="T32"> sur </text:span><draw:g text:anchor-type="as-char" svg:y="-0.1445in" draw:z-index="33" draw:name="Shape27" draw:style-name="gr130"><svg:title>TexMaths</svg:title><svg:desc>14§display§\left[t_A,\ t_B\right]§svg§600§FALSE§</svg:desc><draw:g draw:style-name="gr2"><draw:path draw:style-name="gr131" draw:text-style-name="P80" svg:width="0.6134in" svg:height="0.1724in" svg:x="-0.0004in" svg:y="0.0091in" svg:viewBox="0 0 1559 439" svg:d="M779 439c-260 0-519 0-779 0 0-147 0-292 0-439 519 0 1040 0 1559 0 0 147 0 292 0 439-260 0-521 0-780 0z"><text:p/></draw:path><draw:path draw:style-name="gr132" draw:text-style-name="P81" svg:width="0.026in" svg:height="0.1925in" svg:x="0.0126in" svg:y="-0.0004in" svg:viewBox="0 0 67 490" svg:d="M67 490c0-7 0-13 0-20-15 0-32 0-47 0 0-150 0-301 0-450 15 0 32 0 47 0 0-7 0-13 0-20-22 0-45 0-67 0 0 164 0 326 0 490 22 0 45 0 67 0z"><text:p/></draw:path><draw:path draw:style-name="gr132" draw:text-style-name="P81"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2" draw:text-style-name="P81"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2" draw:text-style-name="P81" svg:width="0.022in" svg:height="0.0575in" svg:x="0.2563in" svg:y="0.1236in" svg:viewBox="0 0 57 147" svg:d="M57 52c0-32-12-52-32-52-15 0-25 13-25 27 0 12 10 25 25 25 6 0 13-2 17-6 1-1 1-1 3-1 1 0 1 0 1 7 0 36-17 66-33 81-6 6-6 7-6 8 0 3 3 6 6 6 5 0 44-38 44-95z"><text:p/></draw:path><draw:path draw:style-name="gr132" draw:text-style-name="P81"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2" draw:text-style-name="P81"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2" draw:text-style-name="P81" svg:width="0.026in" svg:height="0.1925in" svg:x="0.5969in" svg:y="-0.0004in" svg:viewBox="0 0 67 490" svg:d="M67 0c-22 0-45 0-67 0 0 7 0 13 0 20 15 0 32 0 48 0 0 149 0 300 0 450-16 0-33 0-48 0 0 7 0 13 0 20 22 0 45 0 67 0 0-164 0-326 0-490z"><text:p/></draw:path></draw:g></draw:g></text:p></text:list-item><text:list-item><text:p text:style-name="P74">la fonction dérivée de <draw:g text:anchor-type="as-char" svg:y="-0.0862in" draw:z-index="57" draw:name="Shape26" draw:style-name="gr130"><svg:title>TexMaths</svg:title><svg:desc>14§display§g§svg§600§FALSE§</svg:desc><draw:g draw:style-name="gr2"><draw:path draw:style-name="gr131" draw:text-style-name="P80" svg:width="0.0709in" svg:height="0.1043in" svg:x="0.0067in" svg:y="0.0094in" svg:viewBox="0 0 181 266" svg:d="M91 266c-31 0-60 0-91 0 0-88 0-178 0-266 60 0 120 0 181 0 0 88 0 178 0 266-30 0-61 0-90 0z"><text:p/></draw:path><draw:path draw:style-name="gr132" draw:text-style-name="P81" svg:width="0.0878in" svg:height="0.124in" svg:x="-0.0004in" svg:y="0in" svg:viewBox="0 0 224 316" svg:d="M223 32c0-3 1-5 1-8 0-9-6-14-14-14-6 0-18 4-21 21-8-18-25-31-45-31-54 0-115 69-115 140 0 46 30 75 65 75 29 0 50-22 56-28-10 44-10 44-16 65-1 4-18 53-70 53-8 0-25 0-39-4 16-6 21-19 21-27 0-7-5-17-19-17-10 0-27 9-27 28 0 21 18 31 66 31 61 0 95-39 102-68 18-72 36-145 55-216zM158 154c-3 12-14 24-24 33-9 9-25 17-39 17-24 0-32-25-32-43 0-24 15-81 28-106 14-24 35-44 53-44 32 0 39 39 39 42s-1 6-1 7c-7 31-15 62-24 94z"><text:p/></draw:path></draw:g></draw:g><text:s/>sur <draw:g text:anchor-type="as-char" svg:y="-0.1445in" draw:z-index="34" draw:name="Shape29" draw:style-name="gr130"><svg:title>TexMaths</svg:title><svg:desc>14§display§\left[t_A,\ t_B\right]§svg§600§FALSE§</svg:desc><draw:g draw:style-name="gr2"><draw:path draw:style-name="gr131" draw:text-style-name="P80" svg:width="0.6134in" svg:height="0.1724in" svg:x="-0.0004in" svg:y="0.0091in" svg:viewBox="0 0 1559 439" svg:d="M779 439c-260 0-519 0-779 0 0-147 0-292 0-439 519 0 1040 0 1559 0 0 147 0 292 0 439-260 0-521 0-780 0z"><text:p/></draw:path><draw:path draw:style-name="gr132" draw:text-style-name="P81" svg:width="0.026in" svg:height="0.1925in" svg:x="0.0126in" svg:y="-0.0004in" svg:viewBox="0 0 67 490" svg:d="M67 490c0-7 0-13 0-20-15 0-32 0-47 0 0-150 0-301 0-450 15 0 32 0 47 0 0-7 0-13 0-20-22 0-45 0-67 0 0 164 0 326 0 490 22 0 45 0 67 0z"><text:p/></draw:path><draw:path draw:style-name="gr132" draw:text-style-name="P81"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2" draw:text-style-name="P81"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2" draw:text-style-name="P81" svg:width="0.022in" svg:height="0.0575in" svg:x="0.2563in" svg:y="0.1236in" svg:viewBox="0 0 57 147" svg:d="M57 52c0-32-12-52-32-52-15 0-25 13-25 27 0 12 10 25 25 25 6 0 13-2 17-6 1-1 1-1 3-1 1 0 1 0 1 7 0 36-17 66-33 81-6 6-6 7-6 8 0 3 3 6 6 6 5 0 44-38 44-95z"><text:p/></draw:path><draw:path draw:style-name="gr132" draw:text-style-name="P81"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2" draw:text-style-name="P81"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2" draw:text-style-name="P81" svg:width="0.026in" svg:height="0.1925in" svg:x="0.5969in" svg:y="-0.0004in" svg:viewBox="0 0 67 490" svg:d="M67 0c-22 0-45 0-67 0 0 7 0 13 0 20 15 0 32 0 48 0 0 149 0 300 0 450-16 0-33 0-48 0 0 7 0 13 0 20 22 0 45 0 67 0 0-164 0-326 0-490z"><text:p/></draw:path></draw:g></draw:g><text:s/>est <text:span text:style-name="T14">intégrable</text:span> sur <draw:g text:anchor-type="as-char" svg:y="-0.1445in" draw:z-index="35" draw:name="Shape30" draw:style-name="gr130"><svg:title>TexMaths</svg:title><svg:desc>14§display§\left[t_A,\ t_B\right]§svg§600§FALSE§</svg:desc><draw:g draw:style-name="gr2"><draw:path draw:style-name="gr131" draw:text-style-name="P80" svg:width="0.6134in" svg:height="0.1724in" svg:x="-0.0004in" svg:y="0.0091in" svg:viewBox="0 0 1559 439" svg:d="M779 439c-260 0-519 0-779 0 0-147 0-292 0-439 519 0 1040 0 1559 0 0 147 0 292 0 439-260 0-521 0-780 0z"><text:p/></draw:path><draw:path draw:style-name="gr132" draw:text-style-name="P81" svg:width="0.026in" svg:height="0.1925in" svg:x="0.0126in" svg:y="-0.0004in" svg:viewBox="0 0 67 490" svg:d="M67 490c0-7 0-13 0-20-15 0-32 0-47 0 0-150 0-301 0-450 15 0 32 0 47 0 0-7 0-13 0-20-22 0-45 0-67 0 0 164 0 326 0 490 22 0 45 0 67 0z"><text:p/></draw:path><draw:path draw:style-name="gr132" draw:text-style-name="P81"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2" draw:text-style-name="P81"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2" draw:text-style-name="P81" svg:width="0.022in" svg:height="0.0575in" svg:x="0.2563in" svg:y="0.1236in" svg:viewBox="0 0 57 147" svg:d="M57 52c0-32-12-52-32-52-15 0-25 13-25 27 0 12 10 25 25 25 6 0 13-2 17-6 1-1 1-1 3-1 1 0 1 0 1 7 0 36-17 66-33 81-6 6-6 7-6 8 0 3 3 6 6 6 5 0 44-38 44-95z"><text:p/></draw:path><draw:path draw:style-name="gr132" draw:text-style-name="P81"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2" draw:text-style-name="P81"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2" draw:text-style-name="P81" svg:width="0.026in" svg:height="0.1925in" svg:x="0.5969in" svg:y="-0.0004in" svg:viewBox="0 0 67 490" svg:d="M67 0c-22 0-45 0-67 0 0 7 0 13 0 20 15 0 32 0 48 0 0 149 0 300 0 450-16 0-33 0-48 0 0 7 0 13 0 20 22 0 45 0 67 0 0-164 0-326 0-490z"><text:p/></draw:path></draw:g></draw:g></text:p></text:list-item><text:list-item><text:p text:style-name="P70"><draw:g text:anchor-type="as-char" svg:y="-0.1366in" draw:z-index="58" draw:name="Shape28" draw:style-name="gr130"><svg:title>TexMaths</svg:title><svg:desc>14§display§f§svg§600§FALSE§</svg:desc><draw:g draw:style-name="gr2"><draw:path draw:style-name="gr131" draw:text-style-name="P80" svg:width="0.0854in" svg:height="0.1551in" svg:x="-0.0004in" svg:y="0.0102in" svg:viewBox="0 0 218 395" svg:d="M0 0c73 0 145 0 218 0 0 132 0 263 0 395-73 0-145 0-218 0 0-132 0-263 0-395z"><text:p/></draw:path><draw:path draw:style-name="gr132" draw:text-style-name="P81"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4">continue</text:span> sur <draw:g text:anchor-type="as-char" svg:y="-0.1445in" draw:z-index="59" draw:name="Shape31" draw:style-name="gr130"><svg:title>TexMaths</svg:title><svg:desc>14§display§\left[g\left(t_A\right),\ g\left(t_B\right)\right]§svg§600§FALSE§</svg:desc><draw:g draw:style-name="gr2"><draw:path draw:style-name="gr131" draw:text-style-name="P80" svg:width="1.2106in" svg:height="0.1724in" svg:x="-0.0004in" svg:y="0.0091in" svg:viewBox="0 0 3076 439" svg:d="M1539 439c-514 0-1027 0-1539 0 0-147 0-292 0-439 1025 0 2051 0 3076 0 0 147 0 292 0 439-513 0-1025 0-1537 0z"><text:p/></draw:path><draw:path draw:style-name="gr132" draw:text-style-name="P81" svg:width="0.026in" svg:height="0.1925in" svg:x="0.0126in" svg:y="-0.0004in" svg:viewBox="0 0 67 490" svg:d="M67 490c0-7 0-13 0-20-15 0-32 0-47 0 0-150 0-301 0-450 15 0 32 0 47 0 0-7 0-13 0-20-22 0-45 0-67 0 0 164 0 326 0 490 22 0 45 0 67 0z"><text:p/></draw:path><draw:path draw:style-name="gr132" draw:text-style-name="P81" svg:width="0.0882in" svg:height="0.124in" svg:x="0.0465in" svg:y="0.0591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132" draw:text-style-name="P81" svg:width="0.0449in" svg:height="0.1925in" svg:x="0.1941in" svg:y="-0.0004in" svg:viewBox="0 0 115 490" svg:d="M115 484c0-1 0-1-9-10-61-63-77-155-77-228 0-87 19-172 79-232 7-7 7-7 7-8 0-5-3-6-6-6-4 0-49 34-78 97-24 53-31 107-31 149 0 37 6 95 32 151 31 60 73 93 77 93 3 0 6-2 6-6z"><text:p/></draw:path><draw:path draw:style-name="gr132" draw:text-style-name="P81" svg:width="0.0591in" svg:height="0.122in" svg:x="0.2547in" svg:y="0.0236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132" draw:text-style-name="P81" svg:width="0.1016in" svg:height="0.0961in" svg:x="0.328in" svg:y="0.0772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132" draw:text-style-name="P81" svg:width="0.0441in" svg:height="0.1925in" svg:x="0.4575in" svg:y="-0.0004in" svg:viewBox="0 0 113 490" svg:d="M113 246c0-39-4-98-32-154-29-60-71-92-77-92-3 0-4 3-4 6 0 1 0 1 10 11 47 47 75 126 75 229 0 81-18 168-79 230-6 7-6 7-6 8 0 3 1 6 4 6 6 0 51-34 79-97 25-53 30-108 30-147z"><text:p/></draw:path><draw:path draw:style-name="gr132" draw:text-style-name="P81" svg:width="0.022in" svg:height="0.0575in" svg:x="0.5705in" svg:y="0.1236in" svg:viewBox="0 0 57 147" svg:d="M57 52c0-32-11-52-30-52-17 0-27 13-27 27 0 12 10 25 27 25 5 0 12-2 16-6 2-1 2-1 3-1 0 3 2 0 2 7 0 36-19 66-34 81-6 6-6 7-6 8 0 3 3 6 5 6 5 0 44-38 44-95z"><text:p/></draw:path><draw:path draw:style-name="gr132" draw:text-style-name="P81" svg:width="0.0882in" svg:height="0.124in" svg:x="0.7071in" svg:y="0.0591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132" draw:text-style-name="P81" svg:width="0.0441in" svg:height="0.1925in" svg:x="0.8547in" svg:y="-0.0004in" svg:viewBox="0 0 113 490" svg:d="M113 484c0-1 0-1-8-10-62-63-77-155-77-228 0-87 20-172 80-232 5-7 5-7 5-8 0-5-1-6-4-6-5 0-49 34-78 97-25 53-31 107-31 149 0 37 6 95 32 151 30 60 72 93 77 93 3 0 4-2 4-6z"><text:p/></draw:path><draw:path draw:style-name="gr132" draw:text-style-name="P81" svg:width="0.0591in" svg:height="0.122in" svg:x="0.9154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32" draw:text-style-name="P81" svg:width="0.1031in" svg:height="0.0921in" svg:x="0.9906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32" draw:text-style-name="P81" svg:width="0.0449in" svg:height="0.1925in" svg:x="1.1248in" svg:y="-0.0004in" svg:viewBox="0 0 115 490" svg:d="M115 246c0-39-6-98-32-154-30-60-73-92-77-92-3 0-6 3-6 6 0 1 0 1 10 11 47 47 75 126 75 229 0 81-18 168-78 230-7 7-7 7-7 8 0 3 3 6 6 6 4 0 49-34 78-97 25-53 31-108 31-147z"><text:p/></draw:path><draw:path draw:style-name="gr132" draw:text-style-name="P81" svg:width="0.026in" svg:height="0.1925in" svg:x="1.1937in" svg:y="-0.0004in" svg:viewBox="0 0 67 490" svg:d="M67 0c-22 0-45 0-67 0 0 7 0 13 0 20 15 0 32 0 48 0 0 149 0 300 0 450-16 0-33 0-48 0 0 7 0 13 0 20 22 0 45 0 67 0 0-164 0-326 0-490z"><text:p/></draw:path></draw:g></draw:g></text:p></text:list-item></text:list><text:p text:style-name="Text_20_body"/><text:p text:style-name="P4"><text:tab/><text:span text:style-name="T32">Alors on peut écrire que:</text:span></text:p><text:p text:style-name="P44"><draw:g text:anchor-type="as-char" svg:y="-0.1445in" draw:z-index="60" draw:name="Shape32" draw:style-name="gr130"><svg:title>TexMaths</svg:title><svg:desc>14§display§\text{par}\ \text{changement}\ \text{de}\ \text{variable},\ \text{en}\ \text{posant}\ u=g\left(t\right)§svg§600§FALSE§</svg:desc><draw:g draw:style-name="gr2"><draw:path draw:style-name="gr131" draw:text-style-name="P80" svg:width="4.0457in" svg:height="0.172in" svg:x="0.0039in" svg:y="0.0098in" svg:viewBox="0 0 10277 438" svg:d="M0 0c3426 0 6851 0 10277 0 0 145 0 292 0 438-3426 0-6851 0-10277 0 0-146 0-293 0-438z"><text:p/></draw:path><draw:path draw:style-name="gr132" draw:text-style-name="P81" svg:width="0.0949in" svg:height="0.1213in" svg:x="-0.0004in" svg:y="0.0594in" svg:viewBox="0 0 242 309" svg:d="M70 32c0-11 0-21 0-32-24 1-46 4-70 6 0 5 0 9 0 15 35 0 38 3 38 24 0 75 0 152 0 228 0 22-6 22-38 22 0 6 0 10 0 14 17 0 42-1 55-1 14 0 39 1 56 1 0-4 0-8 0-14-34 0-40 0-40-22 0-27 0-55 0-81 0-2 0-3 0-5 3 7 24 34 62 34 59 0 109-48 109-110 0-63-47-111-102-111-39 0-60 21-70 32zM71 161c0-36 0-73 0-109 16-25 40-39 65-39 35 0 66 42 66 98 0 58-35 100-72 100-19 0-38-10-52-31-7-9-7-9-7-19z"><text:p/></draw:path><draw:path draw:style-name="gr132" draw:text-style-name="P81" svg:width="0.0866in" svg:height="0.0878in" svg:x="0.1098in" svg:y="0.0583in" svg:viewBox="0 0 221 224" svg:d="M143 182c3 19 15 40 39 40 10 0 39-7 39-47 0-10 0-18 0-27-4 0-7 0-11 0 0 9 0 17 0 27 0 29-13 32-18 32-17 0-18-22-18-25 0-34 0-66 0-98 0-20 0-39-19-57-18-20-43-27-67-27-40 0-74 22-74 55 0 15 10 23 22 23 14 0 23-9 23-22 0-7-2-22-24-24 13-17 36-22 53-22 24 0 52 19 52 63 0 5 0 11 0 18-25 1-60 3-91 18-36 17-49 42-49 63 0 41 48 52 78 52 33 0 56-20 65-42zM140 101c0 15 0 32 0 49 0 47-36 64-57 64-26 0-45-18-45-42 0-27 21-67 102-71z"><text:p/></draw:path><draw:path draw:style-name="gr132" draw:text-style-name="P81" svg:width="0.0646in" svg:height="0.085in" svg:x="0.2039in" svg:y="0.0594in" svg:viewBox="0 0 165 217" svg:d="M69 53c0-18 0-35 0-53-23 1-47 4-69 6 0 5 0 9 0 15 34 0 38 3 38 27 0 43 0 86 0 131 0 22-6 22-38 22 0 5 0 10 0 16 18-2 42-3 56-3 20 0 42 0 62 3 0-6 0-11 0-16-3 0-7 0-10 0-37 0-38-5-38-23 0-26 0-51 0-76 0-47 21-92 59-92 3 0 4 0 5 1-1 0-11 6-11 18 0 14 10 23 21 23 9 0 21-7 21-23 0-15-15-29-36-29-37 0-53 32-60 53z"><text:p/></draw:path><draw:path draw:style-name="gr132" draw:text-style-name="P81" svg:width="0.0736in" svg:height="0.0878in" svg:x="0.3457in" svg:y="0.0583in" svg:viewBox="0 0 188 224" svg:d="M41 112c0-80 40-101 65-101 5 0 37 2 54 18-21 2-24 17-24 23 0 14 10 24 22 24 14 0 24-9 24-24 0-34-38-52-76-52-61 0-106 52-106 113 0 63 48 111 105 111 66 0 83-59 83-63 0-6-6-6-7-6-5 0-6 3-7 6-14 45-47 52-65 52-25 0-68-21-68-101z"><text:p/></draw:path><draw:path draw:style-name="gr132" draw:text-style-name="P81" svg:width="0.0972in" svg:height="0.1331in" svg:x="0.4256in" svg:y="0.011in" svg:viewBox="0 0 248 339" svg:d="M39 301c0 22-5 22-39 22 0 6 0 11 0 16 18-2 43-3 56-3s38 1 55 3c0-5 0-10 0-16-33 0-38 0-38-22 0-30 0-60 0-90 0-50 35-78 66-78 32 0 36 26 36 54 0 38 0 76 0 114 0 22-4 22-38 22 0 6 0 11 0 16 17-2 42-3 56-3 13 0 38 1 55 3 0-5 0-10 0-16-25 0-38 0-38-15 0-31 0-62 0-93 0-42 0-57-15-74-7-8-24-18-52-18-42 0-63 29-72 48 0-58 0-114 0-171-23 1-47 3-71 4 0 6 0 10 0 16 35 0 39 4 39 28 0 84 0 169 0 253z"><text:p/></draw:path><draw:path draw:style-name="gr132" draw:text-style-name="P81" svg:width="0.0874in" svg:height="0.0878in" svg:x="0.535in" svg:y="0.0583in" svg:viewBox="0 0 223 224" svg:d="M143 182c3 19 15 40 39 40 10 0 41-7 41-47 0-10 0-18 0-27-5 0-9 0-13 0 0 9 0 17 0 27 0 29-13 32-18 32-16 0-18-22-18-25 0-34 0-66 0-98 0-20 0-39-19-57-18-20-43-27-67-27-40 0-74 22-74 55 0 15 10 23 22 23 14 0 24-9 24-22 0-7-3-22-25-24 13-17 36-22 53-22 24 0 52 19 52 63 0 5 0 11 0 18-25 1-60 3-91 18-36 17-49 42-49 63 0 41 48 52 78 52 33 0 56-20 65-42zM140 101c0 15 0 32 0 49 0 47-35 64-57 64-24 0-45-18-45-42 0-27 21-67 102-71z"><text:p/></draw:path><draw:path draw:style-name="gr132" draw:text-style-name="P81" svg:width="0.0972in" svg:height="0.085in" svg:x="0.6299in" svg:y="0.0594in" svg:viewBox="0 0 248 217" svg:d="M39 48c0 43 0 86 0 131 0 22-5 22-39 22 0 5 0 10 0 16 18-2 42-3 56-3 13 0 38 1 55 3 0-6 0-11 0-16-33 0-38 0-38-22 0-31 0-61 0-91 0-50 35-78 66-78 30 0 36 26 36 54 0 38 0 76 0 115 0 22-6 22-38 22 0 5 0 10 0 16 17-2 42-3 56-3 13 0 38 1 55 3 0-6 0-11 0-16-25 0-38 0-38-15 0-32 0-63 0-94 0-42 0-57-15-74-7-8-24-18-52-18-37 0-59 21-73 52 0-17 0-35 0-52-24 1-46 4-70 6 0 5 0 9 0 15 35 0 39 3 39 27z"><text:p/></draw:path><draw:path draw:style-name="gr132" draw:text-style-name="P81" svg:width="0.0882in" svg:height="0.1264in" svg:x="0.737in" svg:y="0.0571in" svg:viewBox="0 0 225 322" svg:d="M95 137c-42 0-42-49-42-60 0-13 0-28 7-41 4-5 16-19 35-19 44 0 44 49 44 60 0 13-2 29-9 41-4 7-15 19-35 19zM38 157c0-2 0-14 8-24 20 14 41 15 49 15 46 0 80-33 80-71 0-18-7-36-20-48 17-16 35-18 44-18 1 0 4 0 5 0-5 2-8 7-8 13 0 8 7 15 14 15 6 0 15-4 15-15 0-9-7-24-25-24-10 0-32 3-53 22-20-15-41-16-52-16-45 0-80 33-80 71 0 21 12 41 24 50-7 7-15 24-15 41 0 15 5 33 21 43-30 9-45 30-45 48 0 35 49 63 109 63 58 0 109-25 109-65 0-15-7-40-32-53-26-14-54-14-85-14-11 0-32 0-37-1-15-2-26-17-26-32zM109 311c-49 0-84-26-84-52 0-21 20-39 41-41 10 0 19 0 29 0 42 0 97 0 97 41 0 26-34 52-83 52z"><text:p/></draw:path><draw:path draw:style-name="gr132" draw:text-style-name="P81" svg:width="0.0744in" svg:height="0.0878in" svg:x="0.8339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132" draw:text-style-name="P81" svg:width="0.1512in" svg:height="0.085in" svg:x="0.9205in" svg:y="0.0594in" svg:viewBox="0 0 385 217" svg:d="M39 48c0 43 0 86 0 131 0 22-5 22-39 22 0 5 0 10 0 16 18-2 43-3 56-3s38 1 55 3c0-6 0-11 0-16-33 0-38 0-38-22 0-31 0-61 0-91 0-50 35-78 66-78 32 0 36 26 36 54 0 38 0 76 0 115 0 22-4 22-38 22 0 5 0 10 0 16 17-2 42-3 56-3 13 0 38 1 55 3 0-6 0-11 0-16-32 0-38 0-38-22 0-31 0-61 0-91 0-50 35-78 66-78s36 26 36 54c0 38 0 76 0 115 0 22-5 22-38 22 0 5 0 10 0 16 17-2 42-3 55-3 14 0 39 1 56 3 0-6 0-11 0-16-27 0-38 0-39-15 0-32 0-63 0-94 0-42 0-57-16-74-5-8-22-18-50-18-42 0-63 29-71 48-7-42-44-48-66-48-37 0-59 21-73 52 0-17 0-35 0-52-24 1-46 4-70 6 0 5 0 9 0 15 35 0 39 3 39 27z"><text:p/></draw:path><draw:path draw:style-name="gr132" draw:text-style-name="P81" svg:width="0.0744in" svg:height="0.0878in" svg:x="1.0815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132" draw:text-style-name="P81" svg:width="0.0972in" svg:height="0.085in" svg:x="1.1677in" svg:y="0.0594in" svg:viewBox="0 0 248 217" svg:d="M39 48c0 43 0 86 0 131 0 22-5 22-39 22 0 5 0 10 0 16 18-2 43-3 56-3s38 1 55 3c0-6 0-11 0-16-33 0-38 0-38-22 0-31 0-61 0-91 0-50 35-78 66-78 32 0 36 26 36 54 0 38 0 76 0 115 0 22-4 22-38 22 0 5 0 10 0 16 17-2 42-3 56-3 13 0 38 1 55 3 0-6 0-11 0-16-25 0-38 0-38-15 0-32 0-63 0-94 0-42 0-57-15-74-7-8-24-18-52-18-37 0-59 21-73 52 0-17 0-35 0-52-24 1-46 4-70 6 0 5 0 9 0 15 35 0 39 3 39 27z"><text:p/></draw:path><draw:path draw:style-name="gr132" draw:text-style-name="P81" svg:width="0.0602in" svg:height="0.1197in" svg:x="1.2677in" svg:y="0.026in" svg:viewBox="0 0 154 305" svg:d="M76 106c23 0 47 0 71 0 0-5 0-11 0-15-24 0-48 0-71 0 0-31 0-60 0-91-5 0-7 0-12 0-1 41-15 92-64 95 0 3 0 7 0 11 14 0 28 0 42 0 0 45 0 90 0 135 0 58 46 64 63 64 35 0 49-35 49-64 0-10 0-20 0-28-4 0-8 0-13 0 0 8 0 16 0 26 0 35-14 55-32 55-33 0-33-45-33-52 0-46 0-91 0-136z"><text:p/></draw:path><draw:path draw:style-name="gr132" draw:text-style-name="P81" svg:width="0.0957in" svg:height="0.1346in" svg:x="1.4102in" svg:y="0.011in" svg:viewBox="0 0 244 343" svg:d="M171 311c0 11 0 22 0 32 24-2 49-3 73-4 0-5 0-10 0-16-35 0-40-4-40-28 0-98 0-197 0-295-23 1-46 3-70 4 0 6 0 10 0 16 34 0 38 4 38 28 0 35 0 70 0 104-14-16-35-29-61-29-59 0-111 48-111 111 0 61 49 109 105 109 31 0 53-17 66-32zM171 180c0 34 0 66 0 100 0 10 0 10-6 18-15 24-36 35-57 35-23 0-41-13-52-32-14-20-15-48-15-66s1-48 15-70c11-15 29-32 56-32 17 0 38 8 53 29 6 9 6 10 6 18z"><text:p/></draw:path><draw:path draw:style-name="gr132" draw:text-style-name="P81" svg:width="0.0744in" svg:height="0.0878in" svg:x="1.5169in" svg:y="0.0583in" svg:viewBox="0 0 190 224" svg:d="M42 95c3-73 45-85 60-85 52 0 56 67 56 85-39 0-77 0-116 0zM42 106c46 0 91 0 137 0 10 0 11 0 11-11 0-47-26-95-88-95-56 0-102 50-102 111 0 65 52 113 109 113 60 0 81-53 81-63 0-6-2-6-5-6-4 0-6 3-7 7-17 51-62 51-66 51-25 0-45-16-56-34-14-24-14-56-14-73z"><text:p/></draw:path><draw:path draw:style-name="gr132" draw:text-style-name="P81" svg:width="0.0937in" svg:height="0.0843in" svg:x="1.6661in" svg:y="0.0618in" svg:viewBox="0 0 239 215" svg:d="M195 48c4-12 12-33 44-33 0-5 0-9 0-15-11 0-25 1-36 1s-35-1-43-1c0 6 0 10 0 15 18 0 23 12 23 21 0 5 0 6-2 12-17 40-34 82-51 124-18-46-36-91-54-136-3-7-2-5-3-8 0-13 19-13 28-13 0-5 0-9 0-15-16 0-42 1-53 1-14 0-34-1-48-1 0 6 0 10 0 15 31 0 32 3 39 17 24 58 46 116 70 175 3 7 4 8 11 8 6 0 9-4 10-8 21-53 44-106 65-159z"><text:p/></draw:path><draw:path draw:style-name="gr132" draw:text-style-name="P81" svg:width="0.0866in" svg:height="0.0878in" svg:x="1.7622in" svg:y="0.0583in" svg:viewBox="0 0 221 224" svg:d="M143 182c1 19 15 40 38 40 11 0 40-7 40-47 0-10 0-18 0-27-4 0-8 0-12 0 0 9 0 17 0 27 0 29-13 32-17 32-17 0-18-22-18-25 0-34 0-66 0-98 0-20 0-39-19-57-19-20-43-27-67-27-40 0-74 22-74 55 0 15 10 23 22 23 14 0 23-9 23-22 0-7-3-22-25-24 14-17 37-22 53-22 24 0 52 19 52 63 0 5 0 11 0 18-26 1-59 3-90 18-38 17-49 42-49 63 0 41 48 52 78 52 33 0 55-20 65-42zM139 101c0 15 0 32 0 49 0 47-35 64-58 64-24 0-43-18-43-42 0-27 19-67 101-71z"><text:p/></draw:path><draw:path draw:style-name="gr132" draw:text-style-name="P81" svg:width="0.0646in" svg:height="0.085in" svg:x="1.8559in" svg:y="0.0594in" svg:viewBox="0 0 165 217" svg:d="M69 53c0-18 0-35 0-53-23 1-47 4-69 6 0 5 0 9 0 15 35 0 39 3 39 27 0 43 0 86 0 131 0 22-5 22-39 22 0 5 0 10 0 16 20-2 43-3 56-3 20 0 43 0 63 3 0-6 0-11 0-16-3 0-7 0-10 0-36 0-38-5-38-23 0-26 0-51 0-76 0-47 21-92 58-92 4 0 5 0 5 1-1 0-11 6-11 18 0 14 11 23 21 23s21-7 21-23c0-15-15-29-36-29-35 0-53 32-60 53z"><text:p/></draw:path><draw:path draw:style-name="gr132" draw:text-style-name="P81" svg:width="0.0409in" svg:height="0.1283in" svg:x="1.9331in" svg:y="0.0154in" svg:viewBox="0 0 105 327" svg:d="M70 112c-22 1-46 3-69 6 0 4 0 9 0 15 33 0 37 3 37 26 0 44 0 87 0 131 0 22-6 22-38 22 0 6 0 11 0 15 15-1 42-2 53-2 18 0 35 1 52 2 0-4 0-9 0-15-32 0-35-3-35-22 0-59 0-119 0-178zM73 27c0-16-13-27-27-27-15 0-26 14-26 27 0 12 11 25 26 25 14 0 27-10 27-25z"><text:p/></draw:path><draw:path draw:style-name="gr132" draw:text-style-name="P81" svg:width="0.0874in" svg:height="0.0878in" svg:x="1.9882in" svg:y="0.0583in" svg:viewBox="0 0 223 224" svg:d="M144 182c2 19 16 40 38 40 11 0 41-7 41-47 0-10 0-18 0-27-5 0-9 0-13 0 0 9 0 17 0 27 0 29-13 32-17 32-17 0-18-22-18-25 0-34 0-66 0-98 0-20 0-39-18-57-20-20-44-27-67-27-41 0-75 22-75 55 0 15 10 23 23 23 14 0 22-9 22-22 0-7-3-22-25-24 14-17 38-22 53-22 24 0 52 19 52 63 0 5 0 11 0 18-25 1-59 3-90 18-37 17-50 42-50 63 0 41 49 52 80 52 32 0 54-20 64-42zM140 101c0 15 0 32 0 49 0 47-35 64-57 64-24 0-44-18-44-42 0-27 20-67 101-71z"><text:p/></draw:path><draw:path draw:style-name="gr132" draw:text-style-name="P81" svg:width="0.0949in" svg:height="0.1346in" svg:x="2.0819in" svg:y="0.011in" svg:viewBox="0 0 242 343" svg:d="M71 155c0-51 0-103 0-155-23 1-47 3-71 4 0 6 0 10 0 16 35 0 39 4 39 28 0 96 0 194 0 291 4 0 7 0 11 0 2-2 6-9 19-31 7 11 28 35 64 35 59 0 109-48 109-109 0-63-47-111-103-111-38 0-61 22-68 32zM73 283c0-34 0-68 0-101 0-9 0-10 5-17 19-28 47-32 58-32 22 0 40 14 52 32 12 20 14 48 14 69 0 15 0 44-16 67-10 15-28 32-54 32-23 0-41-13-52-31-7-10-7-11-7-19z"><text:p/></draw:path><draw:path draw:style-name="gr132" draw:text-style-name="P81" svg:width="0.0425in" svg:height="0.1331in" svg:x="2.1902in" svg:y="0.011in" svg:viewBox="0 0 109 339" svg:d="M71 0c-23 1-47 3-71 4 0 6 0 10 0 16 35 0 39 4 39 28 0 84 0 169 0 253 0 22-5 22-39 22 0 6 0 11 0 16 17-2 42-3 55-3 12 0 36 1 54 3 0-5 0-10 0-16-32 0-38 0-38-22 0-100 0-200 0-301z"><text:p/></draw:path><draw:path draw:style-name="gr132" draw:text-style-name="P81" svg:width="0.0744in" svg:height="0.0878in" svg:x="2.2433in" svg:y="0.0583in" svg:viewBox="0 0 190 224" svg:d="M42 95c3-73 43-85 60-85 51 0 56 67 56 85-39 0-77 0-116 0zM41 106c46 0 91 0 137 0 11 0 12 0 12-11 0-47-26-95-88-95-57 0-102 50-102 111 0 65 52 113 108 113 60 0 82-53 82-63 0-6-4-6-5-6-6 0-6 3-7 7-17 51-62 51-67 51-24 0-44-16-55-34-15-24-15-56-15-73z"><text:p/></draw:path><draw:path draw:style-name="gr132" draw:text-style-name="P81" svg:width="0.022in" svg:height="0.0575in" svg:x="2.3406in" svg:y="0.1232in" svg:viewBox="0 0 57 147" svg:d="M57 52c0-32-12-52-32-52-15 0-25 13-25 27 0 12 10 26 25 26 6 0 13-3 18-7 2-1 2-1 2-1 1 0 1 0 1 7 0 36-17 66-33 82-6 5-6 6-6 7 0 4 3 6 6 6 5 0 44-38 44-95z"><text:p/></draw:path><draw:path draw:style-name="gr132" draw:text-style-name="P81" svg:width="0.0744in" svg:height="0.0878in" svg:x="2.4803in" svg:y="0.0583in" svg:viewBox="0 0 190 224" svg:d="M41 95c2-73 44-85 61-85 51 0 55 67 55 85-39 0-77 0-116 0zM41 106c46 0 91 0 137 0 10 0 12 0 12-11 0-47-26-95-88-95-57 0-102 50-102 111 0 65 50 113 108 113 60 0 82-53 82-63 0-6-4-6-7-6-4 0-5 3-7 7-16 51-61 51-65 51-26 0-45-16-56-34-14-24-14-56-14-73z"><text:p/></draw:path><draw:path draw:style-name="gr132" draw:text-style-name="P81" svg:width="0.0972in" svg:height="0.085in" svg:x="2.5665in" svg:y="0.0594in" svg:viewBox="0 0 248 217" svg:d="M39 48c0 43 0 86 0 131 0 22-5 22-39 22 0 5 0 10 0 16 17-2 42-3 56-3 13 0 38 1 55 3 0-6 0-11 0-16-33 0-38 0-38-22 0-31 0-61 0-91 0-50 35-78 66-78 30 0 36 26 36 54 0 38 0 76 0 115 0 22-6 22-38 22 0 5 0 10 0 16 17-2 42-3 56-3 13 0 38 1 55 3 0-6 0-11 0-16-25 0-38 0-39-15 0-32 0-63 0-94 0-42 0-57-14-74-7-8-24-18-52-18-37 0-59 21-73 52 0-17 0-35 0-52-24 1-46 4-70 6 0 5 0 9 0 15 35 0 39 3 39 27z"><text:p/></draw:path><draw:path draw:style-name="gr132" draw:text-style-name="P81" svg:width="0.0949in" svg:height="0.1213in" svg:x="2.7382in" svg:y="0.0594in" svg:viewBox="0 0 242 309" svg:d="M71 32c0-11 0-21 0-32-23 1-47 4-71 6 0 5 0 9 0 15 35 0 38 3 38 24 0 75 0 152 0 228 0 22-4 22-38 22 0 6 0 10 0 14 17 0 42-1 55-1 14 0 39 1 56 1 0-4 0-8 0-14-33 0-38 0-38-22 0-27 0-55 0-81 0-2 0-3 0-5 1 7 22 34 60 34 59 0 109-48 109-110 0-63-47-111-102-111-39 0-59 21-69 32zM73 161c0-36 0-73 0-109 14-25 38-39 63-39 36 0 66 42 66 98 0 58-34 100-70 100-21 0-40-10-52-31-7-9-7-9-7-19z"><text:p/></draw:path><draw:path draw:style-name="gr132" draw:text-style-name="P81" svg:width="0.0854in" svg:height="0.0878in" svg:x="2.8512in" svg:y="0.0583in" svg:viewBox="0 0 218 224" svg:d="M218 115c0-63-49-115-109-115-61 0-109 53-109 115 0 63 52 109 109 109 59 0 109-48 109-109zM109 213c-21 0-43-12-56-34-12-21-12-52-12-68 0-20 0-47 12-68 13-22 37-33 56-33 21 0 41 11 55 32 12 21 14 49 14 69 0 16 0 43-11 65-12 21-33 37-58 37z"><text:p/></draw:path><draw:path draw:style-name="gr132" draw:text-style-name="P81" svg:width="0.0626in" svg:height="0.0878in" svg:x="2.9492in" svg:y="0.0583in" svg:viewBox="0 0 160 224" svg:d="M85 125c12 1 52 9 52 44 0 25-18 45-56 45-42 0-59-28-68-70-2-7-2-8-7-8-6 0-6 3-6 12 0 21 0 42 0 65 0 8 0 11 4 11 3 0 3-2 13-10 1-1 1-1 10-11 22 21 43 21 54 21 56 0 79-32 79-67 0-27-14-41-20-48-17-15-36-19-56-22-28-6-62-13-62-41 0-17 14-38 56-38 54 0 56 45 58 61 0 4 4 4 5 4 7 0 7-3 7-13 0-17 0-32 0-49 0-8 0-11-5-11-3 0-4 0-10 6-1 1-7 5-8 7-20-13-40-13-47-13-60 0-78 32-78 60 0 17 7 31 21 41 15 14 29 17 64 24z"><text:p/></draw:path><draw:path draw:style-name="gr132" draw:text-style-name="P81" svg:width="0.0874in" svg:height="0.0878in" svg:x="3.0268in" svg:y="0.0583in" svg:viewBox="0 0 223 224" svg:d="M144 182c2 19 14 40 38 40 10 0 41-7 41-47 0-10 0-18 0-27-5 0-9 0-13 0 0 9 0 17 0 27 0 29-13 32-18 32-16 0-18-22-18-25 0-34 0-66 0-98 0-20 0-39-17-57-20-20-45-27-67-27-41 0-76 22-76 55 0 15 10 23 24 23 12 0 22-9 22-22 0-7-3-22-25-24 13-17 38-22 53-22 24 0 52 19 52 63 0 5 0 11 0 18-25 1-59 3-91 18-36 17-49 42-49 63 0 41 48 52 80 52s54-20 64-42zM140 101c0 15 0 32 0 49 0 47-35 64-57 64-24 0-45-18-45-42 0-27 21-67 102-71z"><text:p/></draw:path><draw:path draw:style-name="gr132" draw:text-style-name="P81" svg:width="0.0972in" svg:height="0.085in" svg:x="3.1217in" svg:y="0.0594in" svg:viewBox="0 0 248 217" svg:d="M39 48c0 43 0 86 0 131 0 22-5 22-39 22 0 5 0 10 0 16 18-2 43-3 56-3s39 1 56 3c0-6 0-11 0-16-34 0-39 0-39-22 0-31 0-61 0-91 0-50 35-78 67-78 31 0 36 26 36 54 0 38 0 76 0 115 0 22-5 22-39 22 0 5 0 10 0 16 17-2 42-3 56-3 13 0 38 1 55 3 0-6 0-11 0-16-25 0-38 0-38-15 0-32 0-63 0-94 0-42 0-57-15-74-7-8-24-18-52-18-37 0-59 21-73 52 0-17 0-35 0-52-24 1-46 4-70 6 0 5 0 9 0 15 35 0 39 3 39 27z"><text:p/></draw:path><draw:path draw:style-name="gr132" draw:text-style-name="P81" svg:width="0.0602in" svg:height="0.1197in" svg:x="3.2217in" svg:y="0.026in" svg:viewBox="0 0 154 305" svg:d="M76 106c23 0 47 0 71 0 0-5 0-11 0-15-24 0-48 0-71 0 0-31 0-60 0-91-5 0-7 0-12 0-1 41-15 92-64 95 0 3 0 7 0 11 14 0 28 0 42 0 0 45 0 90 0 135 0 58 46 64 64 64 34 0 48-35 48-64 0-10 0-20 0-28-4 0-7 0-11 0 0 8 0 16 0 26 0 35-16 55-34 55-33 0-33-45-33-52 0-46 0-91 0-136z"><text:p/></draw:path><draw:path draw:style-name="gr132" draw:text-style-name="P81" svg:width="0.0988in" svg:height="0.0866in" svg:x="3.3638in" svg:y="0.0594in" svg:viewBox="0 0 252 221" svg:d="M157 189c5 19 24 32 45 32 16 0 28-11 36-27 8-18 14-47 14-49 0-4-4-4-6-4-4 0-5 2-7 9-7 28-15 61-36 61-11 0-15-7-15-22 0-11 5-35 9-52 5-18 10-36 14-53 2-7 6-25 9-32 1-13 7-31 7-34 0-8-7-12-14-12-3 0-16 0-20 16-10 35-31 122-36 147-2 3-21 42-56 42-27 0-31-22-31-40 0-28 14-66 27-100 5-15 8-22 8-32 0-21-15-39-41-39-46 0-64 71-64 76 0 4 4 4 6 4 4 0 5-2 7-9 12-43 32-61 50-61 4 0 13 1 13 17 0 11-6 26-9 33-18 48-29 79-29 102 0 48 35 59 61 59 33 0 49-21 58-32z"><text:p/></draw:path><draw:path draw:style-name="gr132" draw:text-style-name="P81" svg:width="0.1287in" svg:height="0.0449in" svg:x="3.5335in" svg:y="0.074in" svg:viewBox="0 0 328 115" svg:d="M311 20c7 0 17 0 17-10s-10-10-17-10c-98 0-198 0-296 0-5 0-15 0-15 10s10 10 17 10c98 0 196 0 294 0zM311 115c7 0 17 0 17-10s-10-10-17-10c-98 0-196 0-294 0-7 0-17 0-17 10s10 10 15 10c98 0 198 0 296 0z"><text:p/></draw:path><draw:path draw:style-name="gr132" draw:text-style-name="P81" svg:width="0.089in" svg:height="0.1236in" svg:x="3.7295in" svg:y="0.0594in" svg:viewBox="0 0 227 315" svg:d="M225 32c0-4 2-5 2-10 0-8-7-12-16-12-4 0-18 3-19 21-9-18-27-31-46-31-56 0-117 69-117 138 0 49 30 79 66 79 28 0 52-24 56-30 0 0 2 0 2 2-12 43-17 61-17 63-2 4-18 53-72 53-8 0-25-1-39-6 16-4 21-16 21-25 0-8-5-17-19-17-10 0-27 9-27 28 0 20 18 30 66 30 61 0 96-38 105-67 18-72 36-144 54-216zM161 154c-3 12-14 25-25 33-10 9-25 19-39 19-26 0-33-26-33-45 0-24 14-83 27-106 14-26 35-45 56-45 32 0 39 40 39 43 0 2-1 4-1 7-9 31-16 62-24 94z"><text:p/></draw:path><draw:path draw:style-name="gr132" draw:text-style-name="P81" svg:width="0.0441in" svg:height="0.1917in" svg:x="3.878in" svg:y="0in" svg:viewBox="0 0 113 488" svg:d="M113 483c0-2 0-2-8-10-62-62-77-154-77-228 0-86 18-171 80-232 5-6 5-6 5-9s-1-4-4-4c-5 0-49 34-78 95-25 55-31 109-31 150 0 36 6 96 32 151 30 60 72 92 77 92 3 0 4-1 4-5z"><text:p/></draw:path><draw:path draw:style-name="gr132" draw:text-style-name="P81" svg:width="0.0591in" svg:height="0.122in" svg:x="3.9386in" svg:y="0.0236in" svg:viewBox="0 0 151 311" svg:d="M90 112c15 0 30 0 46 0 10 0 15 0 15-11 0-4-5-4-14-4-14 0-29 0-43 0 17-70 19-80 19-83 0-8-5-14-14-14-1 0-15 1-19 18-7 27-13 52-20 79-15 0-31 0-46 0-10 0-14 0-14 8 0 7 3 7 13 7 14 0 29 0 43 0-35 137-36 145-36 154 0 26 18 45 44 45 51 0 79-70 79-75 0-4-4-4-6-4-4 0-5 2-8 7-21 49-46 62-63 62-11 0-16-7-16-23 0-12 2-15 3-23 13-48 24-96 37-143z"><text:p/></draw:path><draw:path draw:style-name="gr132" draw:text-style-name="P81" svg:width="0.0449in" svg:height="0.1917in" svg:x="4.0146in" svg:y="0in" svg:viewBox="0 0 115 488" svg:d="M115 245c0-38-6-98-32-153-30-60-72-92-77-92-3 0-6 1-6 4s0 3 10 13c49 47 77 126 77 228 0 82-18 168-80 231-7 5-7 5-7 7 0 4 3 5 6 5 5 0 49-33 78-95 25-54 31-109 31-148z"><text:p/></draw:path></draw:g></draw:g></text:p><text:p text:style-name="P44"/><text:p text:style-name="P46"><draw:g text:anchor-type="as-char" svg:y="-0.3165in" draw:z-index="76" draw:style-name="gr1"><svg:title>TexMaths</svg:title><svg:desc>14§display§\int _{t=t_A}^{t_B}f\left(g\left(t\right)\right)\cdot \text{d}\left(g\right)\left(t\right)=\int _{t=t_A}^{t_B}f\left(u\right)\text{d}u=\int _{u=g\left(t_A\right)}^{g\left(t_B\right)}f\left(u\right)\text{d}u§svg§600§FALSE§</svg:desc><draw:g draw:style-name="gr2"><draw:path draw:style-name="gr177" draw:text-style-name="P80" svg:width="4.9654in" svg:height="0.5059in" svg:x="0.0004in" svg:y="0.0102in" svg:viewBox="0 0 12613 1286" svg:d="M0 0c4204 0 8409 0 12613 0 0 428 0 858 0 1286-4204 0-8409 0-12613 0 0-428 0-858 0-1286z"><text:p/></draw:path><draw:path draw:style-name="gr178" draw:text-style-name="P81" svg:width="0.1709in" svg:height="0.4287in" svg:x="0.0012in" svg:y="0.0535in" svg:viewBox="0 0 435 1090" svg:d="M24 1068c15 0 24-12 24-24 0-16-13-24-24-24-13 0-24 7-24 25 0 24 24 45 55 45 74 0 102-115 137-257 38-156 70-311 96-468 19-105 37-203 54-266 5-25 22-88 42-88 15 0 26 10 29 11-17 2-25 13-25 24 0 17 12 25 24 25s23-8 23-25c0-26-26-46-53-46-38 0-64 55-92 154-2 6-67 252-122 572-13 76-27 157-43 225-9 37-33 128-72 128-18 0-19-7-29-11z"><text:p/></draw:path><draw:path draw:style-name="gr179" draw:text-style-name="P81" svg:width="0.0453in" svg:height="0.0854in" svg:x="0.1898in" svg:y="0.0169in" svg:viewBox="0 0 116 218" svg:d="M70 78c11 0 24 0 35 0 7 0 11 0 11-7 0-5-4-5-10-5-11 0-22 0-33 0 4-17 8-34 12-51 0-1 2-2 2-4 0-7-4-11-11-11-10 0-14 6-17 14s3-7-13 52c-11 0-24 0-35 0-7 0-11 0-11 8 0 4 4 4 10 4 11 0 21 0 32 0-7 27-13 55-20 82-1 8-5 21-5 25 0 21 18 33 38 33 37 0 58-49 58-53s-4-4-5-4c-3 0-4 0-7 7-10 21-27 40-46 40-7 0-12-4-12-16 0-4 2-11 2-14 8-34 17-66 25-100z"><text:p/></draw:path><draw:path draw:style-name="gr180" draw:text-style-name="P81" svg:width="0.0807in" svg:height="0.0657in" svg:x="0.2543in" svg:y="0.0551in" svg:viewBox="0 0 206 168" svg:d="M31 147c-2 7-2 10-21 10-6 0-10 0-10 7 0 4 4 4 8 4 35 0 72 0 107 0 45 0 80-28 80-53 0-16-14-31-48-35 25-4 59-20 59-45 0-20-24-35-58-35-33 0-67 0-100 0-5 0-9 0-9 7 0 4 3 4 9 4 2 0 11 0 16 2 0 2 0 2-1 5-11 44-21 86-32 129zM73 76c4-20 10-38 14-58 1-7 1-7 12-7 16 0 30 0 45 0 24 0 37 13 37 25 0 20-27 40-62 40-15 0-31 0-46 0zM60 157c-1 0-4 0-7-2 0-1 0-1 0-4 6-22 11-45 17-67 20 0 41 0 60 0 25 0 38 15 38 31 0 24-29 42-60 42-16 0-32 0-48 0z"><text:p/></draw:path><draw:path draw:style-name="gr181" draw:text-style-name="P81" svg:width="0.0453in" svg:height="0.0854in" svg:x="0.1039in" svg:y="0.4075in" svg:viewBox="0 0 116 218" svg:d="M70 80c11 0 24 0 35 0 7 0 11 0 11-9 0-4-4-4-11-4-11 0-21 0-32 0 4-17 8-33 12-50 0-3 2-4 2-6 0-5-6-11-13-11-8 0-12 6-15 15s1-8-13 52c-12 0-24 0-36 0-6 0-10 0-10 7 0 6 4 6 10 6 11 0 21 0 32 0-7 26-13 54-20 81-2 8-5 21-5 25 0 20 17 32 36 32 39 0 60-47 60-51 0-5-4-5-5-5-4 0-4 0-7 6-10 22-27 40-46 40-7 0-12-4-12-16 0-3 2-10 2-14 8-32 17-66 25-98z"><text:p/></draw:path><draw:path draw:style-name="gr182" draw:text-style-name="P81" svg:width="0.0992in" svg:height="0.0358in" svg:x="0.1661in" svg:y="0.4402in" svg:viewBox="0 0 253 92" svg:d="M239 17c6 0 14 0 14-9 0-8-8-8-12-8-76 0-153 0-228 0-5 0-13 0-13 8 0 9 7 9 13 9 75 0 151 0 226 0zM241 92c4 0 12 0 12-8s-8-8-14-8c-75 0-151 0-226 0-6 0-13 0-13 8s8 8 13 8c75 0 152 0 228 0z"><text:p/></draw:path><draw:path draw:style-name="gr183" draw:text-style-name="P81" svg:width="0.0461in" svg:height="0.0854in" svg:x="0.2807in" svg:y="0.4075in" svg:viewBox="0 0 118 218" svg:d="M71 80c12 0 24 0 35 0 6 0 12 0 12-9 0-4-6-4-12-4-11 0-21 0-32 0 4-17 9-33 13-50 0-3 1-4 1-6 0-5-5-11-12-11-9 0-14 6-16 15-3 9 2-8-14 52-11 0-24 0-35 0-5 0-11 0-11 7 0 6 4 6 11 6 11 0 21 0 32 0-7 26-12 54-19 81-3 8-6 21-6 25 0 20 17 32 37 32 39 0 60-47 60-51 0-5-4-5-6-5-4 0-4 0-7 6-10 22-26 40-46 40-7 0-13-4-13-16 0-3 2-10 3-14 9-32 17-66 25-98z"><text:p/></draw:path><draw:path draw:style-name="gr184" draw:text-style-name="P81" svg:width="0.0807in" svg:height="0.0689in" svg:x="0.3441in" svg:y="0.4425in" svg:viewBox="0 0 206 176" svg:d="M153 7c-2-4-2-7-7-7-6 0-9 3-10 7-32 46-65 92-97 139-11 15-19 19-35 19-4 0-3 4-4 7 0 4 1 3 3 4 4 0 8 0 11 0 4 0 8-1 13-1s9 1 14 1c4 0 9 0 14 0 1 0 5 0 5-7 0-4-3-2-4-4-3 0-11 0-11-5 0-3 3-7 4-10 6-9 13-18 18-27 2-1 2-1 6-1 25 0 49 0 74 0 1 3 1 4 1 7 2 4 6 29 6 31 0 5-15 5-17 5-3 0-7 0-7 7 0 3 2 4 4 4 6 0 12 0 17 0 6 0 11-1 17-1s11 1 17 1c4 0 10 0 15 0 4 0 6-2 6-7 0-4-4-4-7-4-17 0-17-1-18-7-10-50-19-101-28-151zM130 31c6 26 10 53 16 80-24 0-47 0-70 0 18-27 36-54 54-80z"><text:p/></draw:path><draw:path draw:style-name="gr185" draw:text-style-name="P81" svg:width="0.0961in" svg:height="0.1752in" svg:x="0.4965in" svg:y="0.1811in" svg:viewBox="0 0 245 446" svg:d="M154 150c14 0 28 0 42 0 10 0 15 0 15-10 0-6-5-6-14-6-14 0-26 0-40 0 4-18 7-37 11-56 1-11 8-44 11-51 4-9 13-17 23-17 2 0 15 0 25 10-23 1-27 18-27 26 0 11 9 17 18 17 13 0 27-11 27-29 0-23-22-34-43-34-16 0-48 8-62 57-3 10-4 16-17 77-11 0-22 0-33 0-10 0-16 0-16 10 0 6 6 6 14 6 11 0 21 0 32 0-12 64-23 128-36 193-8 47-17 92-42 92-3 0-15 0-24-8 23-2 27-20 27-27 0-11-9-17-18-17-13 0-27 12-27 30 0 22 21 33 42 33 27 0 46-29 55-47 15-31 28-91 28-94 9-52 19-104 29-155z"><text:p/></draw:path><draw:path draw:style-name="gr186" draw:text-style-name="P81" svg:width="0.0449in" svg:height="0.1929in" svg:x="0.6528in" svg:y="0.1717in" svg:viewBox="0 0 115 491" svg:d="M115 486c0-2 0-2-9-10-61-63-77-156-77-231 0-85 19-171 79-232 7-6 7-7 7-9 0-3-3-4-6-4-4 0-49 34-78 95-25 55-31 109-31 150 0 39 6 98 32 154 31 60 73 92 77 92 3 0 6-1 6-5z"><text:p/></draw:path><draw:path draw:style-name="gr187" draw:text-style-name="P81" svg:width="0.089in" svg:height="0.1248in" svg:x="0.7118in" svg:y="0.2311in" svg:viewBox="0 0 227 318" svg:d="M225 32c0-3 2-5 2-8 0-9-6-14-14-14-6 0-18 3-21 21-9-18-27-31-46-31-56 0-117 69-117 140 0 48 30 77 66 77 28 0 52-23 56-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188" draw:text-style-name="P81" svg:width="0.0441in" svg:height="0.1929in" svg:x="0.8602in" svg:y="0.1717in" svg:viewBox="0 0 113 491" svg:d="M113 486c0-2 0-2-8-10-62-63-77-156-77-231 0-85 18-171 80-232 5-6 5-7 5-9 0-3-1-4-4-4-5 0-49 34-78 95-25 55-31 109-31 150 0 39 6 98 32 154 30 60 72 92 77 92 3 0 4-1 4-5z"><text:p/></draw:path><draw:path draw:style-name="gr189" draw:text-style-name="P81" svg:width="0.0591in" svg:height="0.1228in" svg:x="0.9209in" svg:y="0.1953in" svg:viewBox="0 0 151 313" svg:d="M90 112c15 0 30 0 46 0 10 0 15 0 15-10 0-5-5-5-14-5-14 0-29 0-43 0 17-70 19-80 19-83 0-8-5-14-14-14-1 0-15 1-19 18-7 27-13 52-20 79-15 0-31 0-46 0-10 0-14 0-14 9 0 6 4 6 14 6 14 0 28 0 42 0-35 138-36 147-36 157 0 26 18 44 44 44 51 0 79-71 79-75 0-6-4-6-6-6-4 0-5 2-8 7-21 52-46 63-63 63-11 0-16-5-16-22 0-11 2-16 3-24 13-48 24-96 37-144z"><text:p/></draw:path><draw:path draw:style-name="gr190" draw:text-style-name="P81" svg:width="0.0441in" svg:height="0.1929in" svg:x="0.9972in" svg:y="0.1717in" svg:viewBox="0 0 113 491" svg:d="M113 245c0-38-5-97-32-153-29-60-71-92-77-92-3 0-4 1-4 4 0 2 0 3 8 13 49 47 77 126 77 228 0 84-18 171-79 232-6 7-6 7-6 9s1 5 4 5c6 0 49-33 79-96 25-54 30-108 30-150z"><text:p/></draw:path><draw:path draw:style-name="gr191" draw:text-style-name="P81" svg:width="0.0449in" svg:height="0.1929in" svg:x="1.0724in" svg:y="0.1717in" svg:viewBox="0 0 115 491" svg:d="M115 245c0-38-6-97-32-153-31-60-73-92-77-92-3 0-6 1-6 4 0 2 0 3 10 13 47 47 75 126 75 228 0 84-18 171-78 232-7 7-7 7-7 9s3 5 6 5c4 0 49-33 78-96 25-54 31-108 31-150z"><text:p/></draw:path><draw:path draw:style-name="gr192" draw:text-style-name="P81" svg:width="0.0201in" svg:height="0.0201in" svg:x="1.1965in" svg:y="0.2583in" svg:viewBox="0 0 52 52" svg:d="M52 25c0-14-11-25-25-25s-27 10-27 25c0 14 13 27 27 27s25-11 25-27z"><text:p/></draw:path><draw:path draw:style-name="gr193" draw:text-style-name="P81" svg:width="0.0949in" svg:height="0.1358in" svg:x="1.2835in" svg:y="0.1827in" svg:viewBox="0 0 242 346" svg:d="M169 313c0 10 0 21 0 33 24-3 49-5 73-6 0-6 0-11 0-15-35 0-39-3-39-27 0-99 0-199 0-298-24 1-46 3-70 4 0 6 0 10 0 16 34 0 38 4 38 28 0 35 0 71 0 106-14-18-35-31-62-31-59 0-109 48-109 112 0 62 48 111 104 111 32 0 53-17 65-33zM169 182c0 33 0 67 0 101 0 8 0 9-5 18-14 24-37 33-58 33-22 0-40-12-51-30-13-21-14-49-14-69 0-18 0-47 15-70 10-15 28-31 55-31 18 0 37 7 53 30 5 8 5 8 5 18z"><text:p/></draw:path><draw:path draw:style-name="gr194" draw:text-style-name="P81" svg:width="0.0449in" svg:height="0.1929in" svg:x="1.4354in" svg:y="0.1717in" svg:viewBox="0 0 115 491" svg:d="M115 486c0-2 0-2-9-10-61-63-77-156-77-231 0-85 19-171 79-232 7-6 7-7 7-9 0-3-3-4-6-4-4 0-49 34-78 95-25 55-31 109-31 150 0 39 6 98 32 154 30 60 73 92 77 92 3 0 6-1 6-5z"><text:p/></draw:path><draw:path draw:style-name="gr195" draw:text-style-name="P81" svg:width="0.089in" svg:height="0.1248in" svg:x="1.4945in" svg:y="0.2311in" svg:viewBox="0 0 227 318" svg:d="M225 32c0-3 2-5 2-8 0-9-7-14-16-14-4 0-18 3-19 21-9-18-27-31-46-31-56 0-117 69-117 140 0 48 30 77 65 77 29 0 53-23 57-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196" draw:text-style-name="P81" svg:width="0.0449in" svg:height="0.1929in" svg:x="1.602in" svg:y="0.1717in" svg:viewBox="0 0 115 491" svg:d="M115 245c0-38-6-97-32-153-30-60-73-92-77-92-3 0-6 1-6 4 0 2 0 3 10 13 47 47 75 126 75 228 0 84-18 171-78 232-7 7-7 7-7 9s3 5 6 5c4 0 49-33 78-96 25-54 31-108 31-150z"><text:p/></draw:path><draw:path draw:style-name="gr197" draw:text-style-name="P81" svg:width="0.0449in" svg:height="0.1929in" svg:x="1.7177in" svg:y="0.1717in" svg:viewBox="0 0 115 491" svg:d="M115 486c0-2 0-2-9-10-61-63-77-156-77-231 0-85 19-171 79-232 7-6 7-7 7-9 0-3-3-4-6-4-4 0-49 34-78 95-24 55-31 109-31 150 0 39 6 98 34 154 29 60 71 92 75 92 3 0 6-1 6-5z"><text:p/></draw:path><draw:path draw:style-name="gr198" draw:text-style-name="P81" svg:width="0.0591in" svg:height="0.1228in" svg:x="1.7783in" svg:y="0.1953in" svg:viewBox="0 0 151 313" svg:d="M91 112c15 0 31 0 46 0 10 0 14 0 14-10 0-5-4-5-14-5-14 0-29 0-43 0 18-70 21-80 21-83 0-8-6-14-14-14-2 0-16 1-20 18-7 27-12 52-19 79-16 0-31 0-47 0-9 0-15 0-15 9 0 6 4 6 14 6 14 0 29 0 43 0-35 138-37 147-37 157 0 26 19 44 46 44 50 0 78-71 78-75 0-6-4-6-7-6-4 0-4 2-7 7-21 52-47 63-64 63-10 0-16-5-16-22 0-11 2-16 5-24 12-48 23-96 36-144z"><text:p/></draw:path><draw:path draw:style-name="gr199" draw:text-style-name="P81" svg:width="0.0449in" svg:height="0.1929in" svg:x="1.8551in" svg:y="0.1717in" svg:viewBox="0 0 115 491" svg:d="M115 245c0-38-6-97-34-153-29-60-71-92-75-92-3 0-6 1-6 4 0 2 0 3 10 13 47 47 75 126 75 228 0 84-18 171-78 232-7 7-7 7-7 9s3 5 6 5c4 0 49-33 78-96 24-54 31-108 31-150z"><text:p/></draw:path><draw:path draw:style-name="gr200" draw:text-style-name="P81" svg:width="0.1287in" svg:height="0.0449in" svg:x="1.9839in" svg:y="0.2457in" svg:viewBox="0 0 328 115" svg:d="M311 20c7 0 17 0 17-10s-10-10-17-10c-98 0-196 0-294 0-7 0-17 0-17 10s10 10 17 10c98 0 196 0 294 0zM311 115c7 0 17 0 17-10s-10-10-17-10c-98 0-196 0-294 0-7 0-17 0-17 10s10 10 17 10c98 0 196 0 294 0z"><text:p/></draw:path><draw:path draw:style-name="gr201" draw:text-style-name="P81" svg:width="0.1717in" svg:height="0.4287in" svg:x="2.1886in" svg:y="0.0535in" svg:viewBox="0 0 437 1090" svg:d="M24 1068c15 0 24-12 24-24 0-16-13-24-24-24s-24 7-24 25c0 24 25 45 55 45 74 0 102-115 137-257 38-156 70-311 96-468 19-105 37-203 54-266 5-25 22-88 42-88 15 0 28 10 29 11-15 2-24 13-24 24 0 17 11 25 23 25s25-8 25-25c0-26-27-46-55-46-36 0-64 55-91 154-1 6-68 252-123 572-13 76-27 157-43 225-9 37-31 128-72 128-17 0-19-7-29-11z"><text:p/></draw:path><draw:path draw:style-name="gr202" draw:text-style-name="P81" svg:width="0.0453in" svg:height="0.0854in" svg:x="2.3772in" svg:y="0.0169in" svg:viewBox="0 0 116 218" svg:d="M70 78c11 0 24 0 35 0 7 0 11 0 11-7 0-5-4-5-10-5-11 0-22 0-33 0 4-17 10-34 14-51 0-1 0-2 0-4 0-7-4-11-11-11-9 0-14 6-17 14-2 8 3-7-13 52-11 0-24 0-35 0-7 0-11 0-11 8 0 4 4 4 10 4 11 0 22 0 33 0-7 27-14 55-21 82-1 8-4 21-4 25 0 21 17 33 37 33 37 0 60-49 60-53s-4-4-6-4c-4 0-4 0-7 7-10 21-28 40-46 40-7 0-13-4-13-16 0-4 2-11 3-14 9-34 16-66 24-100z"><text:p/></draw:path><draw:path draw:style-name="gr203" draw:text-style-name="P81" svg:width="0.0811in" svg:height="0.0657in" svg:x="2.4413in" svg:y="0.0551in" svg:viewBox="0 0 207 168" svg:d="M31 147c-2 7-2 10-20 10-7 0-11 0-11 7 0 4 4 4 8 4 35 0 72 0 107 0 45 0 81-28 81-53 0-16-15-31-48-35 24-4 59-20 59-45 0-20-25-35-59-35-33 0-67 0-100 0-5 0-9 0-9 7 0 4 4 4 10 4 3 0 10 0 15 2 0 2 0 2-1 5-11 44-21 86-32 129zM73 76c4-20 10-38 14-58 3-7 3-7 12-7 16 0 30 0 45 0 25 0 37 13 37 25 0 20-27 40-62 40-15 0-31 0-46 0zM62 157c-3 0-6 0-9-2 0-1 0-1 2-4 5-22 11-45 16-67 20 0 40 0 59 0 25 0 38 15 38 31 0 24-29 42-59 42-15 0-32 0-47 0z"><text:p/></draw:path><draw:path draw:style-name="gr204" draw:text-style-name="P81" svg:width="0.0453in" svg:height="0.0854in" svg:x="2.2909in" svg:y="0.4075in" svg:viewBox="0 0 116 218" svg:d="M70 80c11 0 24 0 35 0 7 0 11 0 11-9 0-4-4-4-10-4-11 0-22 0-33 0 4-17 8-33 12-50 2-3 2-4 2-6 0-5-4-11-11-11-9 0-14 6-17 15s3-8-13 52c-11 0-24 0-35 0-7 0-11 0-11 7 0 6 4 6 10 6 11 0 22 0 33 0-7 26-14 54-21 81-1 8-5 21-5 25 0 20 18 32 38 32 37 0 60-47 60-51 0-5-4-3-6-5-4 0-5 0-8 6-9 22-27 40-46 40-7 0-12-4-12-16 0-3 2-10 2-14 8-32 17-66 25-98z"><text:p/></draw:path><draw:path draw:style-name="gr205" draw:text-style-name="P81" svg:width="0.0992in" svg:height="0.0358in" svg:x="2.3531in" svg:y="0.4402in" svg:viewBox="0 0 253 92" svg:d="M241 17c4 0 12 0 12-9 0-8-8-8-12-8-76 0-153 0-228 0-5 0-13 0-13 8 0 9 8 9 13 9 75 0 152 0 228 0zM241 92c4 0 12 0 12-8s-8-8-12-8c-76 0-153 0-228 0-5 0-13 0-13 8s8 8 13 8c75 0 152 0 228 0z"><text:p/></draw:path><draw:path draw:style-name="gr206" draw:text-style-name="P81" svg:width="0.0453in" svg:height="0.0854in" svg:x="2.4685in" svg:y="0.4075in" svg:viewBox="0 0 116 218" svg:d="M70 80c11 0 24 0 35 0 7 0 11 0 11-9 0-4-4-4-10-4-11 0-22 0-33 0 4-17 8-33 12-50 2-3 2-4 2-6 0-5-4-11-11-11-9 0-14 6-17 15s3-8-13 52c-11 0-24 0-35 0-7 0-11 0-11 7 0 6 4 6 10 6 11 0 22 0 33 0-7 26-14 54-21 81-1 8-5 21-5 25 0 20 18 32 38 32 37 0 58-47 58-51 0-5-2-3-4-5-4 0-5 0-8 6-10 22-27 40-46 40-7 0-12-4-12-16 0-3 2-10 2-14 8-32 17-66 25-98z"><text:p/></draw:path><draw:path draw:style-name="gr207" draw:text-style-name="P81" svg:width="0.0807in" svg:height="0.0689in" svg:x="2.5307in" svg:y="0.4425in" svg:viewBox="0 0 206 176" svg:d="M153 7c0-4-2-7-7-7-6 0-7 3-10 7-32 46-65 92-97 139-10 15-18 19-35 19-4 0-3 4-4 7 0 4 3 4 4 4 3 0 7 0 11 0 5 0 9-1 13-1s8 1 13 1c4 0 9 0 14 0 1 0 5 0 5-7 0-4-3-4-4-4s-11 0-11-5c0-3 3-7 4-10 6-9 13-18 18-27 2-1 2-1 6-1 25 0 50 0 75 0 0 3 0 4 2 7 0 4 5 29 5 31 0 5-15 5-16 5-5 0-9 0-9 7 0 3 3 4 6 4 4 0 10 0 15 0 7 0 13-1 18-1s10 1 16 1c5 0 11 0 15 0s6-2 6-7c0-4-4-4-7-4-17 0-17-1-17-7-10-50-20-101-29-151zM132 31c4 26 9 53 14 80-24 0-47 0-70 0 18-27 37-54 56-80z"><text:p/></draw:path><draw:path draw:style-name="gr208" draw:text-style-name="P81" svg:width="0.0961in" svg:height="0.1752in" svg:x="2.6831in" svg:y="0.1811in" svg:viewBox="0 0 245 446" svg:d="M154 150c14 0 29 0 43 0 10 0 14 0 14-10 0-6-4-6-12-6-14 0-28 0-42 0 4-18 7-37 11-56 1-11 8-44 11-51 4-9 13-17 24-17 1 0 14 0 24 10-21 1-27 18-27 26 0 11 9 17 18 17 13 0 27-11 27-29 0-23-22-34-42-34-17 0-48 8-63 57-3 10-4 16-15 77-12 0-24 0-35 0-9 0-14 0-14 10 0 6 4 6 14 6 11 0 21 0 32 0-13 64-25 128-38 193-8 47-17 92-42 92-3 0-14 0-24-8 23-2 27-20 27-27 0-11-9-17-18-17-13 0-27 12-27 30 0 22 21 33 42 33 27 0 46-29 56-47 15-31 27-91 27-94 9-52 19-104 29-155z"><text:p/></draw:path><draw:path draw:style-name="gr209" draw:text-style-name="P81" svg:width="0.0441in" svg:height="0.1929in" svg:x="2.8402in" svg:y="0.1717in" svg:viewBox="0 0 113 491" svg:d="M113 486c0-2 0-2-8-10-62-63-77-156-77-231 0-85 18-171 80-232 5-6 5-7 5-9 0-3-1-4-4-4-5 0-50 34-78 95-25 55-31 109-31 150 0 39 4 98 32 154 30 60 72 92 77 92 3 0 4-1 4-5z"><text:p/></draw:path><draw:path draw:style-name="gr210" draw:text-style-name="P81" svg:width="0.0988in" svg:height="0.087in" svg:x="2.902in" svg:y="0.2311in" svg:viewBox="0 0 252 222" svg:d="M157 189c5 21 24 33 45 33 16 0 28-11 36-26 8-18 14-48 14-49 0-6-4-6-6-6-4 0-5 3-7 10-7 27-15 60-36 60-11 0-15-5-15-22 0-11 5-34 9-50 5-19 10-35 14-54 2-8 6-26 9-33 3-11 7-31 7-34 0-8-7-12-14-12-3 0-16 0-20 16-10 37-31 122-36 149-2 1-21 40-56 40-27 0-31-22-31-40 0-27 14-66 27-100 5-15 8-22 8-30 0-23-15-41-41-41-46 0-64 71-64 76s4 5 6 5c4 0 5-1 8-10 11-42 31-60 49-60 4 0 13 0 13 16 0 12-6 26-9 33-18 49-29 80-29 104 0 46 35 58 61 58 33 0 51-22 58-33z"><text:p/></draw:path><draw:path draw:style-name="gr211" draw:text-style-name="P81" svg:width="0.0441in" svg:height="0.1929in" svg:x="3.0181in" svg:y="0.1717in" svg:viewBox="0 0 113 491" svg:d="M113 245c0-38-5-97-32-153-29-60-71-92-77-92-3 0-4 1-4 4 0 2 0 3 8 13 49 47 77 126 77 228 0 84-18 171-79 232-6 7-6 7-6 9s1 5 4 5c6 0 49-33 79-96 25-54 30-108 30-150z"><text:p/></draw:path><draw:path draw:style-name="gr212" draw:text-style-name="P81" svg:width="0.0949in" svg:height="0.1358in" svg:x="3.1213in" svg:y="0.1827in" svg:viewBox="0 0 242 346" svg:d="M169 313c0 10 0 21 0 33 24-3 49-5 73-6 0-6 0-11 0-15-35 0-38-3-38-27 0-99 0-199 0-298-23 1-47 3-71 4 0 6 0 10 0 16 35 0 38 4 38 28 0 35 0 71 0 106-14-18-35-31-62-31-57 0-109 48-109 112 0 62 48 111 104 111 32 0 54-17 65-33zM169 182c0 33 0 67 0 101 0 8 0 9-4 18-15 24-38 33-59 33-22 0-39-12-51-30-13-21-14-49-14-69 0-18 1-47 15-70 10-15 29-31 56-31 17 0 38 7 53 30 4 8 4 8 4 18z"><text:p/></draw:path><draw:path draw:style-name="gr213" draw:text-style-name="P81" svg:width="0.0992in" svg:height="0.087in" svg:x="3.2276in" svg:y="0.2311in" svg:viewBox="0 0 253 222" svg:d="M158 189c6 21 23 33 44 33 18 0 29-11 36-26 8-18 15-48 15-49 0-6-4-6-5-6-6 0-6 3-7 10-7 27-17 60-38 60-10 0-14-5-14-22 0-11 6-34 10-50 4-19 8-35 12-54 2-8 7-26 9-33 3-11 8-31 8-34 0-8-7-12-15-12-2 0-14 0-18 16-10 37-31 122-38 149 0 1-20 40-56 40-25 0-30-22-30-40 0-27 13-66 27-100 6-15 8-22 8-30 0-23-16-41-40-41-48 0-66 71-66 76s6 5 7 5c4 0 4-1 7-10 13-42 31-60 50-60 5 0 12 0 12 16 0 12-5 26-9 33-18 49-28 80-28 104 0 46 34 58 60 58 33 0 51-22 59-33z"><text:p/></draw:path><draw:path draw:style-name="gr214" draw:text-style-name="P81" svg:width="0.128in" svg:height="0.0449in" svg:x="3.398in" svg:y="0.2457in" svg:viewBox="0 0 326 115" svg:d="M309 20c9 0 17 0 17-10s-8-10-15-10c-98 0-198 0-296 0-7 0-15 0-15 10s8 10 17 10c98 0 194 0 292 0zM311 115c7 0 15 0 15-10s-8-10-17-10c-98 0-194 0-292 0-9 0-17 0-17 10s8 10 15 10c98 0 198 0 296 0z"><text:p/></draw:path><draw:path draw:style-name="gr215" draw:text-style-name="P81" svg:width="0.1709in" svg:height="0.4287in" svg:x="3.6024in" svg:y="0.0535in" svg:viewBox="0 0 435 1090" svg:d="M22 1068c17 0 26-12 26-24 0-16-13-24-24-24-13 0-24 7-24 25 0 24 24 45 55 45 74 0 102-115 137-257 38-156 70-311 96-468 19-105 37-203 54-266 5-25 22-88 42-88 15 0 26 10 29 11-17 2-25 13-25 24 0 17 12 25 24 25 11 0 23-8 23-25 0-26-26-46-53-46-38 0-64 55-92 154-2 6-69 252-122 572-13 76-28 157-43 225-10 37-33 128-72 128-18 0-29-11-31-11z"><text:p/></draw:path><draw:path draw:style-name="gr216" draw:text-style-name="P81" svg:width="0.0661in" svg:height="0.0866in" svg:x="3.7909in" svg:y="0.0421in" svg:viewBox="0 0 169 221" svg:d="M168 25c1-5 1-7 1-8 0-7-5-10-11-10-8 0-15 6-17 13-5-10-16-20-35-20-43 0-88 46-88 95 0 35 24 56 53 56 16 0 31-7 42-18-2 10-4 21-7 31-4 14-7 24-19 35-16 12-30 12-38 12-17 0-21 0-27-1 9-4 10-13 10-18 0-7-5-13-12-13-10 0-20 9-20 21 0 21 29 21 49 21 53 0 77-27 81-46 13-50 25-99 38-150zM120 106c-1 5-1 6-7 13-12 14-28 22-42 22-16 0-25-14-25-32 0-15 9-53 18-68 14-24 31-31 42-31 24 0 31 25 31 29 0 2 0 2-1 4-6 21-10 42-16 63z"><text:p/></draw:path><draw:path draw:style-name="gr217" draw:text-style-name="P81" svg:width="0.035in" svg:height="0.1346in" svg:x="3.8807in" svg:y="0in" svg:viewBox="0 0 90 343" svg:d="M84 0c-66 46-84 119-84 172 0 48 15 123 84 171 1 0 6 0 6-4 0-2 0-3-3-5-46-42-63-99-63-162 0-94 36-138 64-164 2-1 2-2 2-4 0-4-5-4-6-4z"><text:p/></draw:path><draw:path draw:style-name="gr218" draw:text-style-name="P81" svg:width="0.0453in" svg:height="0.0854in" svg:x="3.9315in" svg:y="0.0169in" svg:viewBox="0 0 116 218" svg:d="M71 78c12 0 24 0 35 0 6 0 10 0 10-7 0-5-4-5-10-5-11 0-21 0-32 0 4-17 9-34 13-51 0-1 1-2 1-4 0-7-5-11-12-11-9 0-14 6-16 14-3 8 2-7-14 52-11 0-24 0-35 0-5 0-11 0-11 8 0 4 4 4 11 4 11 0 21 0 32 0-7 27-12 55-19 82-3 8-6 21-6 25 0 21 17 33 37 33 39 0 60-49 60-53s-4-4-6-4c-4 0-4 0-7 7-10 21-28 40-46 40-7 0-13-4-13-16 0-4 2-11 3-14 9-34 17-66 25-100z"><text:p/></draw:path><draw:path draw:style-name="gr219" draw:text-style-name="P81" svg:width="0.0811in" svg:height="0.0657in" svg:x="3.9961in" svg:y="0.0551in" svg:viewBox="0 0 207 168" svg:d="M32 147c-3 7-3 10-21 10-7 0-11 0-11 7 0 4 4 4 8 4 37 0 72 0 108 0 44 0 80-28 80-53 0-16-14-31-48-35 24-4 59-20 59-45 0-20-24-35-57-35-34 0-67 0-101 0-6 0-8 0-8 7 0 4 2 4 8 4 3 0 11 0 15 2 0 2 0 2 0 5-11 44-21 86-32 129zM73 76c5-20 10-38 15-58 2-7 2-7 11-7 16 0 31 0 47 0 23 0 35 13 35 25 0 20-27 40-61 40-15 0-32 0-47 0zM62 157c-2 0-6 0-9-2 2-1 2-1 2-4 5-22 11-45 16-67 20 0 41 0 61 0 25 0 37 15 37 31 0 24-29 42-60 42-15 0-32 0-47 0z"><text:p/></draw:path><draw:path draw:style-name="gr220" draw:text-style-name="P81" svg:width="0.0343in" svg:height="0.1346in" svg:x="4.1091in" svg:y="0in" svg:viewBox="0 0 88 343" svg:d="M6 0c-2 0-6 0-6 4 0 2 0 3 3 6 29 26 63 73 63 162 0 71-23 126-60 160-6 5-6 4-6 7 0 1 0 4 4 4s37-23 59-66c15-28 25-64 25-105 0-49-14-124-82-172z"><text:p/></draw:path><draw:path draw:style-name="gr221" draw:text-style-name="P81" svg:width="0.0783in" svg:height="0.0602in" svg:x="3.7055in" svg:y="0.4331in" svg:viewBox="0 0 200 154" svg:d="M129 95c-2 7-4 20-6 21-5 10-19 28-42 28-24 0-24-22-24-28 0-19 10-45 20-70 3-7 6-11 6-17 0-18-16-29-34-29-34 0-49 46-49 52 0 4 4 4 6 4 4 0 5-1 5-6 9-28 24-42 38-42 6 0 8 5 8 13s-2 15-7 22c-18 48-18 58-18 68 0 5 0 22 13 32 10 8 24 11 35 11 22 0 33-11 45-22 8 22 30 22 35 22 12 0 21-7 28-18 7-13 8-23 12-34 0-4-5-4-7-4-4 0-4 0-7 10-4 17-11 36-25 36-8 0-11-7-11-17 0-5 3-18 5-26 2-10 6-24 7-31 3-10 6-21 9-31 1-8 5-24 5-25 0-7-5-11-11-11-12 0-15 10-18 21-6 24-13 47-18 71z"><text:p/></draw:path><draw:path draw:style-name="gr222" draw:text-style-name="P81" svg:width="0.0992in" svg:height="0.0358in" svg:x="3.7996in" svg:y="0.4402in" svg:viewBox="0 0 253 92" svg:d="M241 17c5 0 12 0 12-9 0-8-7-8-12-8-76 0-151 0-227 0-6 0-14 0-14 8 0 9 8 9 14 9 76 0 151 0 227 0zM241 92c5 0 12 0 12-8s-7-8-12-8c-76 0-151 0-227 0-6 0-14 0-14 8s8 8 14 8c76 0 151 0 227 0z"><text:p/></draw:path><draw:path draw:style-name="gr223" draw:text-style-name="P81" svg:width="0.0661in" svg:height="0.0866in" svg:x="3.9154in" svg:y="0.4331in" svg:viewBox="0 0 169 221" svg:d="M168 24c1-4 1-4 1-7 0-7-7-11-12-11-7 0-14 7-16 14-5-10-16-20-35-20-43 0-88 45-88 95 0 35 24 56 52 56 17 0 31-8 43-18-2 10-4 21-7 31-4 14-7 24-19 35-16 12-31 12-39 12-16 0-20-1-27-3 8-4 11-11 11-16 0-9-7-13-12-13-10 0-20 9-20 21 0 21 29 21 48 21 54 0 78-28 82-47 13-51 25-100 38-150zM120 105c-1 6-1 6-7 13-12 15-29 23-42 23-18 0-26-15-26-32 0-15 10-54 19-70 14-24 30-31 42-31 24 0 31 27 31 30 0 1 0 1-1 5-6 21-10 41-16 62z"><text:p/></draw:path><draw:path draw:style-name="gr224" draw:text-style-name="P81" svg:width="0.035in" svg:height="0.1346in" svg:x="4.0051in" svg:y="0.3909in" svg:viewBox="0 0 90 343" svg:d="M83 0c-66 46-83 119-83 171 0 49 14 124 83 172 2 0 7 0 7-4 0-2-2-3-3-6-46-41-63-99-63-162 0-93 35-137 63-163 1-1 3-2 3-4 0-4-5-4-7-4z"><text:p/></draw:path><draw:path draw:style-name="gr225" draw:text-style-name="P81" svg:width="0.0453in" svg:height="0.0854in" svg:x="4.0559in" svg:y="0.4075in" svg:viewBox="0 0 116 218" svg:d="M70 80c11 0 24 0 35 0 7 0 11 0 11-9 0-4-4-4-10-4-11 0-22 0-33 0 4-17 10-33 14-50 0-3 0-4 0-6 0-5-4-11-11-11-9 0-14 6-17 15-2 9 3-8-13 52-11 0-24 0-35 0-7 0-11 0-11 7 0 6 4 6 10 6 11 0 22 0 33 0-7 26-14 54-21 81-1 8-4 21-4 25 0 20 17 32 37 32 37 0 60-47 60-51 0-5-4-5-6-5-4 0-4 0-7 6-10 22-28 40-46 40-8 0-13-4-13-16 0-3 2-10 3-14 9-32 16-66 24-98z"><text:p/></draw:path><draw:path draw:style-name="gr226" draw:text-style-name="P81" svg:width="0.0811in" svg:height="0.0689in" svg:x="4.1189in" svg:y="0.4425in" svg:viewBox="0 0 207 176" svg:d="M154 7c-1-4-3-7-8-7-6 0-7 3-10 7-32 46-65 92-97 139-10 15-18 19-35 19-4 0-3 4-4 7 0 4 3 4 4 4 3 0 7 0 11 0 5 0 9-1 13-1s7 1 13 1c4 0 9 0 14 0 2 0 7 0 7-7 0-4-5-4-6-4s-11 0-11-5c0-3 3-7 4-10 6-9 13-18 18-27 2-1 2-1 7-1 25 0 49 0 74 0 0 3 0 4 2 7 0 4 5 29 5 31 0 5-15 5-16 5-5 0-7 0-7 7 0 3 1 4 4 4 4 0 11 0 17 0 5 0 11-1 16-1 6 0 12 1 16 1 5 0 11 0 15 0s7-2 7-7c0-4-4-4-8-4-16 0-16-1-17-7-10-50-18-101-28-151zM132 31c5 26 9 53 15 80-24 0-46 0-70 0 18-27 36-54 55-80z"><text:p/></draw:path><draw:path draw:style-name="gr227" draw:text-style-name="P81" svg:width="0.035in" svg:height="0.1346in" svg:x="4.2283in" svg:y="0.3909in" svg:viewBox="0 0 90 343" svg:d="M7 0c-3 0-7 0-7 4 0 2 1 3 3 4 29 28 63 75 63 163 0 72-23 126-60 159-6 7-6 7-6 9 0 1 1 4 4 4 4 0 37-23 60-66 16-28 26-66 26-106 0-48-16-123-83-171z"><text:p/></draw:path><draw:path draw:style-name="gr228" draw:text-style-name="P81" svg:width="0.0961in" svg:height="0.1752in" svg:x="4.3315in" svg:y="0.1811in" svg:viewBox="0 0 245 446" svg:d="M154 150c14 0 29 0 43 0 10 0 14 0 14-10 0-6-4-6-12-6-14 0-27 0-41 0 3-18 7-37 10-56 1-11 8-44 11-51 4-9 13-17 24-17 1 0 14 0 24 10-21 1-27 18-27 26 0 11 9 17 18 17 13 0 27-11 27-29 0-23-22-34-42-34-17 0-48 8-63 57-3 10-4 16-15 77-12 0-24 0-35 0-9 0-14 0-14 10 0 6 4 6 14 6 11 0 21 0 32 0-13 64-24 128-37 193-9 47-18 92-43 92-1 0-14 0-24-8 23-2 27-20 27-27 0-11-9-17-18-17-13 0-27 12-27 30 0 22 22 33 42 33 27 0 46-29 56-47 15-31 27-91 27-94 9-52 19-104 29-155z"><text:p/></draw:path><draw:path draw:style-name="gr229" draw:text-style-name="P81" svg:width="0.0441in" svg:height="0.1929in" svg:x="4.4886in" svg:y="0.1717in" svg:viewBox="0 0 113 491" svg:d="M113 486c0-2 0-2-8-10-62-63-77-156-77-231 0-85 18-171 80-232 5-6 5-7 5-9 0-3-1-4-4-4-5 0-49 34-78 95-25 55-31 109-31 150 0 39 6 98 32 154 30 60 72 92 77 92 3 0 4-1 4-5z"><text:p/></draw:path><draw:path draw:style-name="gr230" draw:text-style-name="P81" svg:width="0.0988in" svg:height="0.087in" svg:x="4.5504in" svg:y="0.2311in" svg:viewBox="0 0 252 222" svg:d="M158 189c4 21 23 33 44 33 16 0 28-11 36-26 8-18 14-48 14-49 0-6-4-6-6-6-4 0-5 3-7 10-7 27-15 60-36 60-11 0-15-5-15-22 0-11 5-34 9-50 5-19 10-35 14-54 2-8 6-26 9-33 3-11 7-31 7-34 0-8-7-12-14-12-3 0-16 0-20 16-8 37-31 122-36 149-2 1-21 40-56 40-25 0-31-22-31-40 0-27 14-66 27-100 5-15 8-22 8-30 0-23-15-41-41-41-46 0-64 71-64 76s4 5 6 5c4 0 5-1 8-10 11-42 31-60 49-60 4 0 13 0 13 16 0 12-6 26-9 33-18 49-29 80-29 104 0 46 35 58 61 58 33 0 51-22 59-33z"><text:p/></draw:path><draw:path draw:style-name="gr231" draw:text-style-name="P81" svg:width="0.0441in" svg:height="0.1929in" svg:x="4.6665in" svg:y="0.1717in" svg:viewBox="0 0 113 491" svg:d="M113 245c0-38-5-97-32-153-29-60-71-92-77-92-3 0-4 1-4 4 0 2 0 3 8 13 49 47 77 126 77 228 0 84-18 171-79 232-6 7-6 7-6 9s1 5 4 5c6 0 49-33 79-96 25-54 30-108 30-150z"><text:p/></draw:path><draw:path draw:style-name="gr232" draw:text-style-name="P81" svg:width="0.0949in" svg:height="0.1358in" svg:x="4.7697in" svg:y="0.1827in" svg:viewBox="0 0 242 346" svg:d="M169 313c0 10 0 21 0 33 24-3 49-5 73-6 0-6 0-11 0-15-33 0-38-3-38-27 0-99 0-199 0-298-23 1-47 3-71 4 0 6 0 10 0 16 35 0 39 4 39 28 0 35 0 71 0 106-15-18-36-31-63-31-57 0-109 48-109 112 0 62 48 111 104 111 32 0 54-17 65-33zM169 182c0 33 0 67 0 101 0 8 0 9-4 18-15 24-38 33-59 33-22 0-39-12-51-30-13-21-14-49-14-69 0-18 1-47 15-70 10-15 29-31 56-31 17 0 38 7 53 30 4 8 4 8 4 18z"><text:p/></draw:path><draw:path draw:style-name="gr233" draw:text-style-name="P81" svg:width="0.0992in" svg:height="0.087in" svg:x="4.876in" svg:y="0.2311in" svg:viewBox="0 0 253 222" svg:d="M158 189c6 21 23 33 44 33 18 0 29-11 36-26 8-18 15-48 15-49 0-6-4-6-5-6-6 0-6 3-7 10-7 27-17 60-37 60-11 0-15-5-15-22 0-11 6-34 10-50 4-19 8-35 12-54 3-8 7-26 9-33 3-11 8-31 8-34 0-8-7-12-14-12-3 0-15 0-19 16-10 37-31 122-38 149 0 1-20 40-56 40-25 0-30-22-30-40 0-27 13-66 27-100 6-15 8-22 8-30 0-23-16-41-40-41-48 0-66 71-66 76s6 5 7 5c4 0 4-1 7-10 13-42 31-60 50-60 5 0 12 0 12 16 0 12-5 26-7 33-19 49-30 80-30 104 0 46 34 58 60 58 34 0 51-22 59-33z"><text:p/></draw:path></draw:g></draw:g></text:p><text:p text:style-name="Text_20_body"><text:s text:c="2"/></text:p></draw:text-box></draw:frame><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0">⇒ Ici on cherche à partir d’une intégrale expanded qu’on voudrait packer<text:line-break/> <text:s text:c="5"/>en posant <draw:g text:anchor-type="as-char" svg:y="-0.1445in" draw:z-index="71" draw:style-name="gr1"><svg:title>TexMaths</svg:title><svg:desc>14§display§u=g\left(x\right)§svg§600§FALSE§</svg:desc><draw:g draw:style-name="gr2"><draw:path draw:style-name="gr270" draw:text-style-name="P80" svg:width="0.7217in" svg:height="0.1724in" svg:x="0.0047in" svg:y="0.0098in" svg:viewBox="0 0 1834 439" svg:d="M919 439c-307 0-612 0-919 0 0-147 0-292 0-439 612 0 1222 0 1834 0 0 147 0 292 0 439-305 0-610 0-915 0z"><text:p/></draw:path><draw:path draw:style-name="gr271" draw:text-style-name="P81" svg:width="0.0992in" svg:height="0.087in" svg:x="0.0004in" svg:y="0.0598in" svg:viewBox="0 0 253 222" svg:d="M158 190c6 20 23 32 44 32 18 0 29-11 36-26 8-18 15-48 15-49 0-4-4-4-5-4-6 0-6 1-7 8-7 27-17 60-38 60-10 0-14-5-14-22 0-11 6-34 10-51 4-18 8-36 12-53 2-7 7-26 9-33 3-11 8-30 8-32 0-10-7-14-15-14-2 0-14 0-18 16-10 37-31 122-38 149 0 1-20 40-56 40-25 0-30-21-30-39 0-28 13-67 27-101 6-14 8-21 8-30 0-23-16-41-40-41-48 0-66 71-66 76s6 5 7 5c4 0 4-1 7-10 13-42 31-60 50-60 5 0 12 0 12 16 0 12-5 26-7 33-19 49-30 80-30 104 0 46 34 58 60 58 34 0 51-22 59-32z"><text:p/></draw:path><draw:path draw:style-name="gr272" draw:text-style-name="P81" svg:width="0.1287in" svg:height="0.0453in" svg:x="0.1701in" svg:y="0.074in" svg:viewBox="0 0 328 116" svg:d="M311 21c7 0 17-1 17-11s-10-10-17-10c-98 0-196 0-294 0-7 0-17 0-17 10s10 11 17 11c98 0 196 0 294 0zM311 116c7 0 17 0 17-10 0-11-10-11-17-11-98 0-196 0-294 0-7 0-17 0-17 11 0 10 10 10 17 10 98 0 196 0 294 0z"><text:p/></draw:path><draw:path draw:style-name="gr273" draw:text-style-name="P81" svg:width="0.0882in" svg:height="0.124in" svg:x="0.3661in" svg:y="0.0598in" svg:viewBox="0 0 225 316" svg:d="M224 32c0-3 1-5 1-8 0-9-5-14-14-14-5 0-18 4-21 21-8-18-25-31-44-31-56 0-118 69-118 140 0 47 29 77 66 77 28 0 52-23 57-28-11 43-11 42-17 64-1 6-18 52-70 52-9 0-26 0-39-4 14-4 20-17 20-25 0-9-6-17-18-17s-27 8-27 28c0 19 18 29 64 29 62 0 98-38 105-66 19-72 37-145 55-218zM160 154c-3 12-14 25-26 35-9 8-25 17-39 17-25 0-32-26-32-45 0-24 14-81 28-106 13-24 34-44 55-44 32 0 39 39 39 42s-2 6-2 7c-8 31-15 62-23 94z"><text:p/></draw:path><draw:path draw:style-name="gr274" draw:text-style-name="P81" svg:width="0.0441in" svg:height="0.1925in" svg:x="0.5142in" svg:y="0.0004in" svg:viewBox="0 0 113 490" svg:d="M113 484c0-1 0-1-8-10-62-63-77-155-77-229 0-86 20-171 80-231 5-7 5-7 5-8 0-5-1-6-4-6-5 0-49 34-78 97-25 53-31 107-31 148 0 38 6 96 32 152 30 60 72 93 77 93 3 0 4-2 4-6z"><text:p/></draw:path><draw:path draw:style-name="gr275" draw:text-style-name="P81" svg:width="0.0961in" svg:height="0.087in" svg:x="0.576in" svg:y="0.0598in" svg:viewBox="0 0 245 222" svg:d="M150 69c3-13 14-58 49-58 1 0 14 0 24 6-14 3-24 15-24 26 0 9 5 19 19 19 10 0 27-10 27-30 0-25-29-32-46-32-28 0-46 27-52 38-13-32-39-38-53-38-51 0-79 63-79 76 0 5 5 5 6 5 4 0 6-1 6-5 16-52 50-65 67-65 8 0 25 4 25 32 0 16-7 49-25 118-9 31-25 50-48 50-3 0-14 0-24-5 12-3 23-13 23-27s-11-17-18-17c-14 0-27 13-27 28 0 23 24 32 46 32 32 0 51-35 52-37 6 18 24 37 53 37 51 0 79-63 79-75 0-4-5-4-6-4-6 0-6 1-7 4-17 53-49 64-66 64-18 0-26-15-26-32 0-11 2-21 8-43 6-23 11-45 17-67z"><text:p/></draw:path><draw:path draw:style-name="gr276" draw:text-style-name="P81" svg:width="0.0449in" svg:height="0.1925in" svg:x="0.6917in" svg:y="0.0004in" svg:viewBox="0 0 115 490" svg:d="M115 245c0-38-6-97-32-153-30-60-73-92-77-92-3 0-6 3-6 6 0 1 0 1 10 11 47 47 75 126 75 228 0 82-18 169-78 231-7 7-7 7-7 8 0 3 3 6 6 6 4 0 49-34 78-97 25-53 31-108 31-148z"><text:p/></draw:path></draw:g></draw:g></text:p>
      <text:p text:style-name="P16"/>
      <text:p text:style-name="P16"/>
      <text:p text:style-name="P63"><draw:frame draw:style-name="fr1" draw:name="Frame3" text:anchor-type="paragraph" svg:x="0.0965in" svg:y="0.5736in" svg:width="6.5839in" draw:z-index="61"><draw:text-box fo:min-height="2.9902in"><text:p text:style-name="P41"/><text:p text:style-name="P43">Soient:</text:p><text:list xml:id="list234215053804016" text:continue-list="list329120287" text:style-name="L2"><text:list-item><text:p text:style-name="P68"><draw:g text:anchor-type="as-char" svg:y="-0.1327in" draw:z-index="62" draw:name="Shape19_0" draw:style-name="gr130"><svg:title>TexMaths</svg:title><svg:desc>14§display§I\subseteq \mathbb{R}§svg§600§FALSE§</svg:desc><draw:g draw:style-name="gr2"><draw:path draw:style-name="gr131" draw:text-style-name="P80" svg:width="0.474in" svg:height="0.1378in" svg:x="0.0028in" svg:y="0.0098in" svg:viewBox="0 0 1205 351" svg:d="M0 0c402 0 803 0 1205 0 0 117 0 234 0 351-402 0-803 0-1205 0 0-117 0-234 0-351z"><text:p/></draw:path><draw:path draw:style-name="gr132" draw:text-style-name="P81"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132" draw:text-style-name="P81" svg:width="0.1177in" svg:height="0.1484in" svg:x="0.1634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132" draw:text-style-name="P81" svg:width="0.1327in" svg:height="0.1311in" svg:x="0.3543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71"><draw:g text:anchor-type="as-char" svg:y="-0.1311in" draw:z-index="63" draw:name="Shape20_0" draw:style-name="gr130"><svg:title>TexMaths</svg:title><svg:desc>14§display§J\subseteq \mathbb{R}§svg§600§FALSE§</svg:desc><draw:g draw:style-name="gr2"><draw:path draw:style-name="gr131" draw:text-style-name="P80" svg:width="0.4996in" svg:height="0.1382in" svg:x="-0.0004in" svg:y="0.0102in" svg:viewBox="0 0 1270 352" svg:d="M636 352c-213 0-424 0-636 0 0-118 0-234 0-352 423 0 847 0 1270 0 0 118 0 234 0 352-211 0-423 0-634 0z"><text:p/></draw:path><draw:path draw:style-name="gr132" draw:text-style-name="P81" svg:width="0.1087in" svg:height="0.1354in" svg:x="0.0031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132" draw:text-style-name="P81" svg:width="0.1181in" svg:height="0.1484in" svg:x="0.1854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132" draw:text-style-name="P81" svg:width="0.1327in" svg:height="0.1315in" svg:x="0.3768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48"><draw:g text:anchor-type="as-char" svg:y="-0.1327in" draw:z-index="64" draw:name="Shape21_0" draw:style-name="gr130"><svg:title>TexMaths</svg:title><svg:desc>14§display§K\subseteq \mathbb{R}§svg§600§FALSE§</svg:desc><draw:g draw:style-name="gr2"><draw:path draw:style-name="gr131" draw:text-style-name="P80" svg:width="0.5512in" svg:height="0.1378in" svg:x="0.0024in" svg:y="0.0098in" svg:viewBox="0 0 1401 351" svg:d="M0 0c468 0 934 0 1401 0 0 117 0 234 0 351-467 0-933 0-1401 0 0-117 0-234 0-351z"><text:p/></draw:path><draw:path draw:style-name="gr132" draw:text-style-name="P81"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132" draw:text-style-name="P81" svg:width="0.1177in" svg:height="0.1484in" svg:x="0.2402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132" draw:text-style-name="P81" svg:width="0.1323in" svg:height="0.1311in" svg:x="0.4311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49"><draw:g text:anchor-type="as-char" svg:y="-0.2217in" draw:z-index="65" draw:name="Shape22_0" draw:style-name="gr130"><svg:title>TexMaths</svg:title><svg:desc>14§display§f=\text{f}^{\circ }\left(_{\ x\ \rightarrow \ f\left(x\right)}^{\ J\ \rightarrow \ K}\right)§svg§600§FALSE§</svg:desc><draw:g draw:style-name="gr2"><draw:path draw:style-name="gr131" draw:text-style-name="P80" svg:width="1.4744in" svg:height="0.3276in" svg:x="-0.0004in" svg:y="0.0094in" svg:viewBox="0 0 3746 833" svg:d="M1874 833c-626 0-1250 0-1874 0 0-277 0-556 0-833 1248 0 2498 0 3746 0 0 277 0 556 0 833-624 0-1248 0-1872 0z"><text:p/></draw:path><draw:path draw:style-name="gr132" draw:text-style-name="P81" svg:width="0.0961in" svg:height="0.176in" svg:x="0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32" draw:text-style-name="P81" svg:width="0.1283in" svg:height="0.0449in" svg:x="0.1697in" svg:y="0.1512in" svg:viewBox="0 0 327 115" svg:d="M311 20c7 0 16 0 16-10s-9-10-16-10c-98 0-196 0-294 0-7 0-17 0-17 10s10 10 17 10c98 0 196 0 294 0zM311 115c7 0 16 0 16-10s-9-10-16-10c-98 0-196 0-294 0-7 0-17 0-17 10s10 10 17 10c98 0 196 0 294 0z"><text:p/></draw:path><draw:path draw:style-name="gr132" draw:text-style-name="P81" svg:width="0.0626in" svg:height="0.1362in" svg:x="0.3697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132" draw:text-style-name="P81" svg:width="0.0579in" svg:height="0.0575in" svg:x="0.4331in" svg:y="0.0728in" svg:viewBox="0 0 148 147" svg:d="M148 74c0-42-33-74-74-74-42 0-74 34-74 73 0 42 34 74 74 74 41 0 74-34 74-73zM74 130c-32 0-57-26-57-56 0-32 25-57 57-57s58 25 58 56c0 32-27 57-58 57z"><text:p/></draw:path><draw:path draw:style-name="gr132" draw:text-style-name="P81" svg:width="0.0736in" svg:height="0.3476in" svg:x="0.5787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132" draw:text-style-name="P81" svg:width="0.0791in" svg:height="0.0949in" svg:x="0.7374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132" draw:text-style-name="P81" svg:width="0.1331in" svg:height="0.0709in" svg:x="0.8969in" svg:y="0.0728in" svg:viewBox="0 0 339 181" svg:d="M290 98c-44 32-49 77-49 78 0 5 3 5 8 5 6 0 7 0 9-6 2-8 7-31 25-49 21-21 37-27 51-31 3-1 5-3 5-4 0-4-3-4-7-6-49-16-67-51-74-81-2-4-5-4-9-4-5 0-8 0-8 4 0 2 3 24 19 48 9 12 18 22 30 29-93 0-185 0-277 0-5 0-13 0-13 9 0 8 7 8 13 8 92 0 184 0 277 0z"><text:p/></draw:path><draw:path draw:style-name="gr132" draw:text-style-name="P81" svg:width="0.1228in" svg:height="0.0921in" svg:x="1.1146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132" draw:text-style-name="P81" svg:width="0.0717in" svg:height="0.0606in" svg:x="0.7307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32" draw:text-style-name="P81" svg:width="0.1331in" svg:height="0.0713in" svg:x="0.8858in" svg:y="0.2047in" svg:viewBox="0 0 339 182" svg:d="M291 99c-43 33-33 52-50 77 0 6 4 6 8 6 7 0 9 0 10-7 1-8 7-29 25-49 20-21 36-27 52-31 1 0 3-3 3-4 0-3-2-4-6-6-50-15-67-50-75-81 0-4-5-4-9-4-5 0-8 0-8 6 7 15 4 23 21 47 8 11 16 21 29 30-92 0-185 0-277 0-6 0-14 0-14 8s8 8 14 8c92 0 185 0 277 0z"><text:p/></draw:path><draw:path draw:style-name="gr132" draw:text-style-name="P81" svg:width="0.0713in" svg:height="0.1232in" svg:x="1.1047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132" draw:text-style-name="P81" svg:width="0.035in" svg:height="0.1354in" svg:x="1.2008in" svg:y="0.1736in" svg:viewBox="0 0 90 345" svg:d="M83 0c-65 46-83 119-83 172 0 48 15 124 83 173 2 0 7 0 7-5 0-2 0-2-3-5-46-41-63-100-63-163 0-92 35-138 64-164 2-1 2-2 2-4 0-4-5-4-7-4z"><text:p/></draw:path><draw:path draw:style-name="gr132" draw:text-style-name="P81" svg:width="0.0717in" svg:height="0.0606in" svg:x="1.2524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132" draw:text-style-name="P81" svg:width="0.0343in" svg:height="0.1354in" svg:x="1.3433in" svg:y="0.1736in" svg:viewBox="0 0 88 345" svg:d="M6 0c-2 0-6 0-6 4 0 2 0 3 3 6 29 26 63 73 63 162 0 72-23 126-60 160-6 6-6 6-6 8s0 5 4 5 37-24 59-66c15-30 25-66 25-107 0-49-14-123-82-172z"><text:p/></draw:path><draw:path draw:style-name="gr132" draw:text-style-name="P81" svg:width="0.0736in" svg:height="0.3476in" svg:x="1.4106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50"><draw:g text:anchor-type="as-char" svg:y="-0.2217in" draw:z-index="72" draw:style-name="gr1"><svg:title>TexMaths</svg:title><svg:desc>14§display§\varphi =\text{f}^{\circ }\left(_{\ t\ \rightarrow \ \varphi \left(t\right)}^{\ I\ \rightarrow \ J\ }\right)§svg§600§FALSE§</svg:desc><draw:g draw:style-name="gr2"><draw:path draw:style-name="gr254" draw:text-style-name="P80" svg:width="1.4386in" svg:height="0.3276in" svg:x="0.0004in" svg:y="0.0098in" svg:viewBox="0 0 3655 833" svg:d="M1828 833c-610 0-1219 0-1828 0 0-277 0-556 0-833 1218 0 2437 0 3655 0 0 277 0 556 0 833-609 0-1218 0-1827 0z"><text:p/></draw:path><draw:path draw:style-name="gr255" draw:text-style-name="P81" svg:width="0.1098in" svg:height="0.1272in" svg:x="0.0004in" svg:y="0.1374in" svg:viewBox="0 0 280 324" svg:d="M59 301c-2 6-3 7-3 10 0 10 10 13 14 13 3 0 14-2 18-13 2-3 4-20 18-90 5 0 7 2 16 2 82 0 158-77 158-156 0-38-20-67-56-67-71 0-101 95-130 190-53-9-81-36-81-72 0-13 11-68 40-101 4-4 4-6 4-7 0-2-1-4-5-4-14 0-52 71-52 117s32 83 85 95c-8 27-18 55-26 83zM126 193c-3 0-4 0-8 0-6 0-6 0-6-1 0-2 8-46 10-53 14-63 53-111 96-111 34 0 48 27 48 50 0 56-63 115-140 115z"><text:p/></draw:path><draw:path draw:style-name="gr256" draw:text-style-name="P81" svg:width="0.1287in" svg:height="0.0449in" svg:x="0.1815in" svg:y="0.1516in" svg:viewBox="0 0 328 115" svg:d="M311 20c7 0 17 0 17-10s-10-10-17-10c-98 0-196 0-294 0-7 0-17 0-17 10s10 10 17 10c98 0 196 0 294 0zM311 115c7 0 17 0 17-10s-10-10-17-10c-98 0-196 0-294 0-7 0-17 0-17 10s10 10 17 10c98 0 196 0 294 0z"><text:p/></draw:path><draw:path draw:style-name="gr257" draw:text-style-name="P81" svg:width="0.0626in" svg:height="0.1362in" svg:x="0.3815in" svg:y="0.0866in" svg:viewBox="0 0 160 347" svg:d="M70 136c0-20 0-38 0-58 0-43 24-67 45-67 1 0 10 0 17 4-6 2-16 9-16 20s9 21 23 21 21-10 21-21c0-18-19-35-45-35-34 0-76 27-76 78 0 20 0 38 0 58-12 0-26 0-39 0 0 5 0 10 0 15 13 0 27 0 39 0 0 52 0 105 0 159 0 22-5 22-38 22 0 4 0 10 0 15 19 0 42-1 56-1 20 0 42 0 62 1 0-5 0-11 0-15-3 0-7 0-10 0-36 0-38-6-38-22 0-54 0-107 0-159 19 0 38 0 56 0 0-5 0-10 0-15-19 0-37 0-57 0z"><text:p/></draw:path><draw:path draw:style-name="gr258" draw:text-style-name="P81" svg:width="0.0579in" svg:height="0.0575in" svg:x="0.4449in" svg:y="0.0736in" svg:viewBox="0 0 148 147" svg:d="M148 74c0-42-33-74-74-74-42 0-74 34-74 73 0 42 34 74 74 74 41 0 74-34 74-73zM74 130c-32 0-57-26-57-56 0-32 25-57 57-57s58 25 58 56c0 32-27 57-58 57z"><text:p/></draw:path><draw:path draw:style-name="gr259" draw:text-style-name="P81" svg:width="0.0736in" svg:height="0.3476in" svg:x="0.5906in" svg:y="0.0004in" svg:viewBox="0 0 188 884" svg:d="M165 878c2 0 4 4 6 6 4 0 7 0 11 0 1 0 6-2 6-6 0-1-2-3-3-4-17-18-44-45-74-98-54-95-73-217-73-333 0-219 61-346 148-433 2-3 2-3 2-4 0-6-5-6-10-6-6 0-7 0-11 4-48 41-100 109-135 213-21 65-32 144-32 226 0 114 21 246 99 361 13 18 21 27 31 39 6 6 11 14 16 17 7 6 12 13 19 18z"><text:p/></draw:path><draw:path draw:style-name="gr260" draw:text-style-name="P81" svg:width="0.0634in" svg:height="0.0921in" svg:x="0.7445in" svg:y="0.0504in" svg:viewBox="0 0 162 235" svg:d="M120 28c3-13 3-15 30-15 8 0 12 0 12-7 0-3-2-6-5-6-7 0-16 1-24 1-7 0-15 0-22 0-9 0-16 0-24 0-9 0-17-1-24-1-3 0-7 0-7 8 0 5 3 5 11 5 4 0 7 0 13 0 7 1 10 1 10 5 0 2-2 4-2 7-15 62-31 122-46 184-3 11-4 14-29 14-10 0-13 0-13 8 1 1 0 4 6 4 9 0 35-1 46-1 8 0 15 0 24 0 7 0 15 1 23 1 2 0 7 0 7-7 0-5-4-5-11-5-4 0-8 0-14 0-8-2-8-3-8-6s0-3 1-7c16-60 31-122 46-182z"><text:p/></draw:path><draw:path draw:style-name="gr261" draw:text-style-name="P81" svg:width="0.1331in" svg:height="0.0709in" svg:x="0.8898in" svg:y="0.0736in" svg:viewBox="0 0 339 181" svg:d="M290 98c-44 32-49 77-49 78 0 5 3 5 8 5 6 0 7 0 9-6 2-8 8-31 25-49 21-21 38-27 52-31 2-1 4-3 4-4 0-4-3-4-7-6-49-16-67-51-74-81-2-4-5-4-9-4-5 0-8 0-8 4 0 2 3 24 19 48 9 12 19 22 30 29-93 0-184 0-276 0-6 0-14 0-14 9 0 8 7 8 14 8 92 0 183 0 276 0z"><text:p/></draw:path><draw:path draw:style-name="gr262" draw:text-style-name="P81" svg:width="0.0791in" svg:height="0.0949in" svg:x="1.1118in" svg:y="0.0504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263" draw:text-style-name="P81" svg:width="0.0453in" svg:height="0.0854in" svg:x="0.7409in" svg:y="0.1902in" svg:viewBox="0 0 116 218" svg:d="M70 78c13 0 24 0 36 0 6 0 10 0 10-7 0-4-4-4-10-4-11 0-21 0-32 0 4-17 9-35 13-52 0-1 1-2 1-4 0-7-5-11-12-11-9 0-14 6-16 14-3 10 2-7-14 53-11 0-24 0-35 0-5 0-11 0-11 7 0 4 4 4 11 4 11 0 21 0 32 0-7 27-12 55-19 82-3 9-6 21-6 26 0 20 17 32 37 32 37 0 60-49 60-53 0-5-4-4-6-4-4 0-4 1-7 7-10 21-28 41-46 41-7 0-13-5-13-17 0-3 2-11 3-14 9-34 16-66 24-100z"><text:p/></draw:path><draw:path draw:style-name="gr264" draw:text-style-name="P81" svg:width="0.1331in" svg:height="0.0713in" svg:x="0.8689in" svg:y="0.2055in" svg:viewBox="0 0 339 182" svg:d="M291 99c-43 33-33 52-50 77 0 6 4 6 8 6 7 0 7 0 10-7 1-8 7-29 25-49 20-21 37-27 52-31 1 0 3-3 3-4 0-3-2-4-6-6-50-15-67-50-75-81-2-4-5-4-9-4-5 0-8 0-8 6 7 15 4 23 21 47 8 11 17 21 29 30-92 0-185 0-277 0-6 0-14 0-14 8s8 8 14 8c92 0 185 0 277 0z"><text:p/></draw:path><draw:path draw:style-name="gr265" draw:text-style-name="P81" svg:width="0.0846in" svg:height="0.089in" svg:x="1.0866in" svg:y="0.2154in" svg:viewBox="0 0 216 227" svg:d="M85 155c5 0 9 0 13 0 62 0 118-50 118-105 0-30-19-50-45-50-48 0-73 60-83 87-4 12-11 36-14 43-38-5-61-22-61-47 0-2 2-40 29-70 3-3 1-3 3-5 0-4-4-4-6-4-3 0-4 0-10 7-19 24-29 59-29 74 0 31 22 58 67 68-17 53-19 58-19 63 0 8 8 11 12 11 3 0 10-3 13-9 3-5 5-22 12-63zM90 132c7-40 9-55 26-77 16-21 34-31 51-31 23 0 37 15 37 33 0 35-43 75-103 75-3 0-7 0-11 0z"><text:p/></draw:path><draw:path draw:style-name="gr266" draw:text-style-name="P81" svg:width="0.035in" svg:height="0.1354in" svg:x="1.1953in" svg:y="0.174in" svg:viewBox="0 0 90 345" svg:d="M83 0c-66 46-83 119-83 172 0 48 14 124 83 173 2 0 7 0 7-5 0-2-2-2-5-5-46-41-63-100-63-163 0-92 37-138 65-164 1-1 3-2 3-4 0-4-5-4-7-4z"><text:p/></draw:path><draw:path draw:style-name="gr267" draw:text-style-name="P81" svg:width="0.0461in" svg:height="0.0854in" svg:x="1.2453in" svg:y="0.1902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268" draw:text-style-name="P81" svg:width="0.0343in" svg:height="0.1354in" svg:x="1.3083in" svg:y="0.174in" svg:viewBox="0 0 88 345" svg:d="M6 0c-2 0-6 0-6 4 0 2 0 3 3 6 29 26 63 73 63 162 0 72-23 126-60 160-6 6-6 6-6 8s0 5 4 5 37-24 59-66c15-30 25-66 25-107 0-49-14-123-82-172z"><text:p/></draw:path><draw:path draw:style-name="gr269" draw:text-style-name="P81" svg:width="0.0736in" svg:height="0.3476in" svg:x="1.3756in" svg:y="0.0004in" svg:viewBox="0 0 188 884" svg:d="M188 443c0-142-34-292-131-402-7-9-25-27-36-38-4-3-6-3-11-3-6 0-10 0-10 6 0 1 1 2 3 4 17 18 43 45 74 98 53 95 73 217 73 335 0 211-59 341-147 431-2 1-3 3-3 4 0 6 4 6 10 6 5 0 7 0 11-4 48-41 99-110 134-213 21-68 33-147 33-224z"><text:p/></draw:path></draw:g></draw:g></text:p><text:p text:style-name="P53">⇒ on peut donc composer f et <draw:g text:anchor-type="as-char" svg:y="-0.0866in" draw:z-index="73" draw:style-name="gr1"><svg:title>TexMaths</svg:title><svg:desc>14§display§\varphi§svg§600§FALSE§</svg:desc><draw:g draw:style-name="gr2"><draw:path draw:style-name="gr252" draw:text-style-name="P80" svg:width="0.0988in" svg:height="0.1067in" svg:x="0.0004in" svg:y="0.0102in" svg:viewBox="0 0 252 272" svg:d="M0 0c84 0 168 0 252 0 0 91 0 181 0 272-84 0-168 0-252 0 0-91 0-181 0-272z"><text:p/></draw:path><draw:path draw:style-name="gr253" draw:text-style-name="P81"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39">dans le sens </text:span><text:span text:style-name="T39"><draw:g text:anchor-type="as-char" svg:y="-0.1445in" draw:z-index="74" draw:style-name="gr1"><svg:title>TexMaths</svg:title><svg:desc>14§display§f\left(\varphi \left(t\right)\right)§svg§600§FALSE§</svg:desc><draw:g draw:style-name="gr2"><draw:path draw:style-name="gr244" draw:text-style-name="P80" svg:width="0.6378in" svg:height="0.172in" svg:x="0.0004in" svg:y="0.0098in" svg:viewBox="0 0 1621 438" svg:d="M0 0c541 0 1080 0 1621 0 0 145 0 292 0 438-541 0-1080 0-1621 0 0-146 0-293 0-438z"><text:p/></draw:path><draw:path draw:style-name="gr245" draw:text-style-name="P81" svg:width="0.0961in" svg:height="0.174in" svg:x="0.0008in" svg:y="0.0087in" svg:viewBox="0 0 245 443" svg:d="M154 150c14 0 28 0 42 0 10 0 16 0 16-12 0-4-6-4-14-4-14 0-27 0-41 0 3-19 7-37 10-56 3-11 10-44 12-51 5-9 13-17 23-17 3 0 15 0 24 10-21 1-27 18-27 26 0 11 10 17 18 17 14 0 28-11 28-29 0-23-22-34-43-34-17 0-48 8-62 57-3 10-6 16-17 77-11 0-22 0-33 0-10 0-16 0-16 9 0 7 4 7 14 7 11 0 21 0 32 0-12 64-23 127-36 191-8 48-17 93-43 93-2 0-14 0-23-10 23-2 27-18 27-27 0-11-9-16-18-16-13 0-27 11-27 29 0 22 21 33 41 33 28 0 47-28 56-47 15-31 26-90 28-94 9-50 19-102 29-152z"><text:p/></draw:path><draw:path draw:style-name="gr246" draw:text-style-name="P81" svg:width="0.0441in" svg:height="0.1917in" svg:x="0.1575in" svg:y="0in" svg:viewBox="0 0 113 488" svg:d="M113 483c0-2 0-2-8-10-62-62-77-154-77-228 0-86 20-171 80-232 5-6 5-6 5-9s-1-4-4-4c-5 0-49 34-78 95-25 55-31 109-31 150 0 36 6 96 32 151 30 60 72 92 77 92 3 0 4-1 4-5z"><text:p/></draw:path><draw:path draw:style-name="gr247" draw:text-style-name="P81" svg:width="0.1098in" svg:height="0.1264in" svg:x="0.2232in" svg:y="0.0594in" svg:viewBox="0 0 280 322" svg:d="M59 298c-2 7-2 7-2 10 0 11 9 14 14 14 3 0 13-2 19-13 1-4 4-21 16-88 5 0 9 0 17 0 82 0 157-77 157-154 0-38-19-67-56-67-71 0-101 95-130 190-53-10-81-38-81-72 0-14 11-68 40-101 4-4 4-6 4-7 0-2 0-4-5-4-14 0-52 70-52 117 0 46 32 81 85 94-8 26-18 54-26 81zM127 193c-4 0-5 0-9 0-6 0-6-1-6-3 3-18 8-45 10-53 15-61 53-109 97-109 35 0 47 27 47 50 0 55-63 115-139 115z"><text:p/></draw:path><draw:path draw:style-name="gr248" draw:text-style-name="P81" svg:width="0.0441in" svg:height="0.1917in" svg:x="0.3913in" svg:y="0in" svg:viewBox="0 0 113 488" svg:d="M113 483c0-2 0-2-8-10-62-62-77-154-77-228 0-86 18-171 78-232 7-6 7-6 7-9s-1-4-5-4-49 34-77 95c-25 55-31 109-31 150 0 36 4 96 32 151 30 60 72 92 76 92s5-1 5-5z"><text:p/></draw:path><draw:path draw:style-name="gr249" draw:text-style-name="P81" svg:width="0.0591in" svg:height="0.122in" svg:x="0.4516in" svg:y="0.0236in" svg:viewBox="0 0 151 311" svg:d="M91 112c15 0 31 0 46 0 10 0 14 0 14-11 0-4-4-4-14-4-14 0-29 0-43 0 18-70 21-80 21-83 0-8-6-14-14-14-2 0-16 1-20 18-7 27-12 52-19 79-16 0-31 0-47 0-9 0-15 0-15 8 0 7 4 7 14 7 14 0 29 0 43 0-35 137-37 145-37 154 0 26 19 45 46 45 50 0 78-70 78-75 0-4-4-4-7-4-4 0-4 2-7 7-21 49-47 62-64 62-10 0-14-7-14-23 0-12 0-15 3-23 12-48 23-96 36-143z"><text:p/></draw:path><draw:path draw:style-name="gr250" draw:text-style-name="P81" svg:width="0.0441in" svg:height="0.1917in" svg:x="0.528in" svg:y="0in" svg:viewBox="0 0 113 488" svg:d="M113 245c0-38-4-98-32-153-29-60-71-92-75-92-5 0-6 1-6 4s0 3 10 13c47 47 75 126 75 228 0 82-18 168-78 231-7 5-7 5-7 7 0 4 1 5 6 5 4 0 49-33 77-95 25-54 30-109 30-148z"><text:p/></draw:path><draw:path draw:style-name="gr251" draw:text-style-name="P81" svg:width="0.0441in" svg:height="0.1917in" svg:x="0.6035in" svg:y="0in" svg:viewBox="0 0 113 488" svg:d="M113 245c0-38-5-98-32-153-29-60-71-92-77-92-3 0-4 1-4 4s0 3 8 13c49 47 77 126 77 228 0 82-18 168-79 231-6 5-6 5-6 7 0 4 1 5 4 5 6 0 49-33 79-95 25-54 30-109 30-148z"><text:p/></draw:path></draw:g></draw:g></text:span></text:p></text:list-item></text:list><text:p text:style-name="P40"/><text:p text:style-name="P78"><text:span text:style-name="T12">Si, pour un intervalle </text:span><text:span text:style-name="T12"><draw:g text:anchor-type="as-char" svg:y="-0.1445in" draw:z-index="75" draw:style-name="gr1"><svg:title>TexMaths</svg:title><svg:desc>14§display§\left[x_A,x_B\right]\subseteq J§svg§600§FALSE§</svg:desc><draw:g draw:style-name="gr2"><draw:path draw:style-name="gr234" draw:text-style-name="P80" svg:width="1.0339in" svg:height="0.172in" svg:x="0.0004in" svg:y="0.0098in" svg:viewBox="0 0 2627 438" svg:d="M0 0c876 0 1751 0 2627 0 0 145 0 292 0 438-876 0-1751 0-2627 0 0-146 0-293 0-438z"><text:p/></draw:path><draw:path draw:style-name="gr235" draw:text-style-name="P81" svg:width="0.0268in" svg:height="0.1917in" svg:x="0.013in" svg:y="0in" svg:viewBox="0 0 69 488" svg:d="M69 488c0-7 0-12 0-19-17 0-33 0-49 0 0-150 0-300 0-449 16 0 32 0 49 0 0-7 0-13 0-20-23 0-47 0-69 0 0 162 0 326 0 488 22 0 46 0 69 0z"><text:p/></draw:path><draw:path draw:style-name="gr236" draw:text-style-name="P81" svg:width="0.0961in" svg:height="0.0866in" svg:x="0.05in" svg:y="0.0594in" svg:viewBox="0 0 245 221" svg:d="M150 69c3-13 14-59 49-59 1 0 14 0 24 7-14 3-24 15-24 26 0 9 5 17 19 17 10 0 27-8 27-28 0-25-29-32-46-32-28 0-46 25-52 36-13-32-39-36-53-36-51 0-79 63-79 76 0 4 5 4 6 4 4 0 6-2 6-6 16-52 50-64 65-64 10 0 27 5 27 33 0 16-8 48-27 116-7 31-23 52-46 52-3 0-14 0-24-7 12-3 23-12 23-26 0-13-11-17-18-17-14 0-27 12-27 28 0 22 24 32 46 32 32 0 51-34 52-36 6 18 24 36 53 36 51 0 79-63 79-76 0-4-5-4-6-4-6 0-6 2-7 6-17 52-49 64-66 64-18 0-26-17-26-32 0-11 2-22 8-43 6-23 11-45 17-67z"><text:p/></draw:path><draw:path draw:style-name="gr237" draw:text-style-name="P81" svg:width="0.1016in" svg:height="0.0961in" svg:x="0.1622in" svg:y="0.0772in" svg:viewBox="0 0 259 245" svg:d="M52 204c-13 18-24 27-44 28-2 0-8 0-8 7 0 4 4 6 6 6 8 0 19-2 29-2 11 0 25 2 35 2 1 0 7 0 7-7 0-6-4-6-6-6s-15-1-15-10c0-4 4-9 6-12 9-16 18-30 28-44 32 0 65 0 98 0 2 19 5 38 8 58-1 3-4 8-24 8-4 0-10 0-10 9 0 1 2 4 6 4 10 0 35-2 45-2 5 0 14 0 21 0 5 2 12 2 19 2 4 0 6-3 6-7 0-6-3-6-8-6-21 0-21-3-23-11-10-71-21-141-31-211 0-7-1-10-7-10-7 0-9 4-12 8-42 66-84 130-126 196zM97 154c23-38 49-74 72-112 6 38 12 74 17 112-29 0-60 0-89 0z"><text:p/></draw:path><draw:path draw:style-name="gr238" draw:text-style-name="P81" svg:width="0.022in" svg:height="0.0575in" svg:x="0.2972in" svg:y="0.1232in" svg:viewBox="0 0 57 147" svg:d="M57 52c0-32-11-52-30-52-17 0-27 13-27 27 0 12 10 26 27 26 5 0 12-3 16-7 2-1 2-1 3-1 0 3 2 0 2 7 0 36-19 66-34 82-6 5-6 6-6 7 0 4 3 6 5 6 5 0 44-38 44-95z"><text:p/></draw:path><draw:path draw:style-name="gr239" draw:text-style-name="P81" svg:width="0.0961in" svg:height="0.0866in" svg:x="0.372in" svg:y="0.0594in" svg:viewBox="0 0 245 221" svg:d="M151 69c3-13 14-59 48-59 3 0 15 0 25 7-14 3-24 15-24 26 0 9 6 17 18 17s27-8 27-28c0-25-28-32-45-32-29 0-46 25-52 36-12-32-39-36-53-36-52 0-80 63-80 76 0 4 6 4 7 4 3 0 5-2 6-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240" draw:text-style-name="P81" svg:width="0.1031in" svg:height="0.0917in" svg:x="0.4874in" svg:y="0.0815in" svg:viewBox="0 0 263 234" svg:d="M41 207c-5 11-5 14-31 14-6 0-10 0-10 7 0 6 4 6 10 6 45 0 88 0 133 0 59 0 102-40 102-73 0-25-22-46-59-49 42-8 77-34 77-64 0-26-26-48-71-48-42 0-84 0-126 0-6 0-10 0-10 7 0 4 3 4 10 4 1 0 7 0 14 2 7 0 7 1 7 4 0 1 0 3-2 8-15 60-29 120-44 182zM95 108c7-28 14-56 21-84 3-11 3-13 18-13 17 0 35 0 52 0 35 0 44 24 44 37 0 28-33 60-79 60-18 0-38 0-56 0zM78 221c-9 0-11 0-11-3 0-1 0-3 2-7 8-32 15-64 23-95 24 0 49 0 73 0 34 0 45 23 45 42 0 34-34 63-76 63-18 0-37 0-56 0z"><text:p/></draw:path><draw:path draw:style-name="gr241" draw:text-style-name="P81" svg:width="0.0268in" svg:height="0.1917in" svg:x="0.6142in" svg:y="0in" svg:viewBox="0 0 69 488" svg:d="M69 0c-23 0-47 0-69 0 0 7 0 13 0 20 17 0 32 0 49 0 0 149 0 299 0 449-17 0-32 0-49 0 0 7 0 12 0 19 22 0 46 0 69 0 0-162 0-326 0-488z"><text:p/></draw:path><draw:path draw:style-name="gr242" draw:text-style-name="P81" svg:width="0.1181in" svg:height="0.1476in" svg:x="0.7335in" svg:y="0.0217in" svg:viewBox="0 0 301 376" svg:d="M283 20c8 0 18 0 18-10s-10-10-18-10c-44 0-88 0-132 0-85 0-151 64-151 141 0 79 69 142 151 142 44 0 88 0 132 0 8 0 18 0 18-10s-10-10-18-10c-44 0-87 0-130 0-79 0-133-56-133-122 0-65 56-121 133-121 43 0 86 0 130 0zM27 357c-9 0-17 0-17 10 0 9 8 9 17 9 85 0 170 0 256 0 8 0 18 0 18-9 0-10-10-10-18-10-86 0-171 0-256 0z"><text:p/></draw:path><draw:path draw:style-name="gr243" draw:text-style-name="P81" svg:width="0.1083in" svg:height="0.135in" svg:x="0.9358in" svg:y="0.0126in" svg:viewBox="0 0 276 344" svg:d="M231 36c3-16 4-21 32-21 7 0 13 0 13-8 0-6-3-7-7-7-13 0-42 1-55 1-15 0-56-1-73-1-4 0-9 0-9 10 0 5 4 5 16 5s17 0 28 2c13 1 16 3 16 10 0 2 0 7-2 9-19 75-37 150-57 224-11 48-45 74-70 74-13 0-39-5-46-30 1 0 4 0 5 0 19 0 33-17 33-31 0-16-14-21-23-21-8 0-32 5-32 39 0 31 25 53 64 53 45 0 97-32 110-81 19-76 37-151 57-227z"><text:p/></draw:path></draw:g></draw:g></text:span><text:span text:style-name="T12">, on a:</text:span></text:p><text:list xml:id="list234216721192743" text:continue-list="list3727631410" text:style-name="L3"><text:list-item><text:p text:style-name="P51"><text:span text:style-name="T12"><draw:g text:anchor-type="as-char" svg:y="-0.1445in" draw:z-index="78" draw:style-name="gr1"><svg:title>TexMaths</svg:title><svg:desc>14§display§t_A=\text{elof}\left(I\right)\ \ |\ \ \varphi \left(t_A\right)=x_A
§svg§600§FALSE§</svg:desc><draw:g draw:style-name="gr2"><draw:path draw:style-name="gr155" draw:text-style-name="P80" svg:width="2.3417in" svg:height="0.1724in" svg:x="0.0059in" svg:y="0.0098in" svg:viewBox="0 0 5949 439" svg:d="M2975 439c-992 0-1984 0-2975 0 0-147 0-292 0-439 1983 0 3967 0 5949 0 0 147 0 292 0 439-991 0-1982 0-2974 0z"><text:p/></draw:path><draw:path draw:style-name="gr156" draw:text-style-name="P81" svg:width="0.0591in" svg:height="0.122in" svg:x="0.0004in" svg:y="0.0244in" svg:viewBox="0 0 151 311" svg:d="M91 111c15 0 31 0 46 0 10 0 14 0 14-10 0-6-4-6-14-6-14 0-29 0-43 0 18-70 21-80 21-82 0-9-6-13-14-13-2 0-16 0-20 17-7 26-12 52-19 78-16 0-31 0-47 0-9 0-15 0-15 10 0 6 4 6 14 6 14 0 29 0 43 0-35 138-37 146-37 155 0 26 19 45 46 45 50 0 78-70 78-75 0-4-4-4-7-4-4 0-4 2-7 6-21 50-47 61-64 61-10 0-16-5-16-22 0-11 2-14 5-22 12-49 23-97 36-144z"><text:p/></draw:path><draw:path draw:style-name="gr157" draw:text-style-name="P81" svg:width="0.1016in" svg:height="0.0961in" svg:x="0.0736in" svg:y="0.078in" svg:viewBox="0 0 259 245" svg:d="M52 203c-13 19-24 28-44 29-4 0-8 0-8 7 0 4 3 6 6 6 8 0 19-2 29-2 11 0 25 2 35 2 1 0 7 0 7-9 0-4-4-4-6-4s-15-1-15-10c0-4 3-11 6-14 8-14 18-28 26-42 34 0 66 0 100 0 2 19 5 38 8 58-1 3-4 8-24 8-4 0-10 0-10 7 0 2 2 6 6 6 10 0 35-2 45-2 5 0 14 0 19 0 7 0 14 2 20 2s7-3 7-7c0-6-4-6-10-6-19 0-19-3-21-11-10-71-21-141-31-211 0-9-2-10-8-10-7 0-8 3-11 7-42 66-84 130-126 196zM97 154c23-38 49-74 72-112 6 38 10 74 16 112-30 0-59 0-88 0z"><text:p/></draw:path><draw:path draw:style-name="gr158" draw:text-style-name="P81" svg:width="0.1287in" svg:height="0.0453in" svg:x="0.2567in" svg:y="0.074in" svg:viewBox="0 0 328 116" svg:d="M311 21c7 0 17-1 17-11s-10-10-17-10c-98 0-196 0-294 0-7 0-17 0-17 10s10 11 17 11c98 0 196 0 294 0zM311 116c7 0 17 0 17-10 0-11-10-11-17-11-98 0-196 0-294 0-7 0-17 0-17 11 0 10 10 10 17 10 98 0 196 0 294 0z"><text:p/></draw:path><draw:path draw:style-name="gr159" draw:text-style-name="P81" svg:width="0.0744in" svg:height="0.0882in" svg:x="0.4555in" svg:y="0.0587in" svg:viewBox="0 0 190 225" svg:d="M42 97c3-73 43-86 60-86 52 0 56 66 56 86-39 0-77 0-116 0zM41 106c46 0 92 0 138 0 10 0 11 0 11-9 0-49-26-97-88-97-56 0-102 50-102 112 0 66 52 113 109 113 59 0 81-54 81-64 0-4-4-6-5-6-4 0-6 3-7 7-17 51-62 51-66 51-25 0-45-14-56-33-15-23-15-55-15-74z"><text:p/></draw:path><draw:path draw:style-name="gr160" draw:text-style-name="P81" svg:width="0.0425in" svg:height="0.1331in" svg:x="0.5425in" svg:y="0.0114in" svg:viewBox="0 0 109 339" svg:d="M71 0c-23 1-47 4-71 6 0 5 0 9 0 15 35 0 39 3 39 27 0 85 0 170 0 254 0 21-5 21-39 21 0 6 0 11 0 16 17 0 42-2 55-2 12 0 36 2 54 2 0-5 0-10 0-16-32 0-38 0-38-21 0-101 0-201 0-302z"><text:p/></draw:path><draw:path draw:style-name="gr161" draw:text-style-name="P81" svg:width="0.0854in" svg:height="0.0882in" svg:x="0.5957in" svg:y="0.0587in" svg:viewBox="0 0 218 225" svg:d="M218 115c0-63-49-115-109-115-61 0-109 53-109 115 0 63 52 110 109 110 59 0 109-47 109-110zM109 213c-21 0-42-10-56-33-12-22-12-51-12-69 0-19 0-45 12-68 13-22 37-32 56-32 21 0 41 11 55 32 12 21 14 49 14 68 0 18 0 44-11 65-12 23-33 37-58 37z"><text:p/></draw:path><draw:path draw:style-name="gr162" draw:text-style-name="P81" svg:width="0.0618in" svg:height="0.135in" svg:x="0.6937in" svg:y="0.0091in" svg:viewBox="0 0 158 344" svg:d="M69 134c0-19 0-39 0-57 0-42 23-66 46-66 1 0 8 0 15 3-5 3-14 8-14 21 0 11 7 21 21 21s21-10 21-21c0-18-18-35-43-35-35 0-77 27-77 78 0 19 0 37 0 56-13 0-25 0-38 0 0 4 0 10 0 16 13 0 25 0 38 0 0 53 0 106 0 158 0 21-6 21-38 21 0 5 0 11 0 15 20 0 42-1 56-1 20 0 42 0 63 1 0-4 0-10 0-15-4 0-7 0-11 0-37 0-38-6-38-23 0-51 0-105 0-156 20 0 38 0 57 0 0-6 0-12 0-16-19 0-39 0-58 0z"><text:p/></draw:path><draw:path draw:style-name="gr163" draw:text-style-name="P81" svg:width="0.0441in" svg:height="0.1925in" svg:x="0.798in" svg:y="0.0004in" svg:viewBox="0 0 113 490" svg:d="M113 484c0-1 0-1-8-10-62-63-77-155-77-229 0-86 18-171 80-231 5-7 5-7 5-8 0-5-1-6-4-6-5 0-50 34-78 97-25 53-31 107-31 148 0 38 4 96 32 152 30 60 72 93 77 93 3 0 4-2 4-6z"><text:p/></draw:path><draw:path draw:style-name="gr164" draw:text-style-name="P81" svg:width="0.0894in" svg:height="0.1307in" svg:x="0.8602in" svg:y="0.0134in" svg:viewBox="0 0 228 333" svg:d="M168 38c4-18 6-23 45-23 11 0 15 0 15-9 0-6-5-6-7-6-14 0-50 1-66 1-14 0-50-1-64-1-4 0-10 0-10 10 0 5 4 5 14 5 20 0 34 0 34 9 0 3 0 4-2 8-22 88-43 176-65 263-6 18-7 23-45 23-11 0-17 0-17 9 0 6 7 6 8 6 14 0 51-1 65-1s50 1 66 1c4 0 9 0 9-10 0-5-4-5-15-5-8 0-11 0-21 0-10-2-13-5-13-9s2-8 3-11c23-87 44-173 66-260z"><text:p/></draw:path><draw:path draw:style-name="gr165" draw:text-style-name="P81" svg:width="0.0441in" svg:height="0.1925in" svg:x="0.9654in" svg:y="0.0004in" svg:viewBox="0 0 113 490" svg:d="M113 245c0-38-5-97-32-153-29-60-71-92-77-92-3 0-4 3-4 6 0 1 0 1 8 11 49 47 77 126 77 228 0 82-18 169-79 231-6 7-6 7-6 8 0 3 1 6 4 6 6 0 49-34 79-97 25-53 30-108 30-148z"><text:p/></draw:path><draw:path draw:style-name="gr166" draw:text-style-name="P81" svg:width="0.0075in" svg:height="0.1925in" svg:x="1.2134in" svg:y="0.0004in" svg:viewBox="0 0 20 490" svg:d="M20 18c0-8 0-18-10-18s-10 10-10 18c0 151 0 302 0 453 0 9 0 19 10 19s10-10 10-19c0-151 0-302 0-453z"><text:p/></draw:path><draw:path draw:style-name="gr167" draw:text-style-name="P81" svg:width="0.1098in" svg:height="0.1268in" svg:x="1.3827in" svg:y="0.0598in" svg:viewBox="0 0 280 323" svg:d="M60 299c-3 6-3 7-3 10 0 10 9 14 14 14 3 0 13-1 19-14 1-3 4-19 16-88 5 1 9 1 17 1 81 0 157-77 157-153 0-40-18-69-56-69-71 0-101 95-130 192-53-10-80-38-80-73 0-14 11-69 41-102 2-4 1-4 2-6 0-3 0-5-5-5-14 0-52 71-52 119 0 44 34 81 85 93-8 27-16 55-25 81zM127 194c-4 0-4 0-8-1-7 0-7 0-7-1 0-2 8-47 10-54 15-62 53-109 98-109 33 0 46 26 46 49 0 56-63 116-139 116z"><text:p/></draw:path><draw:path draw:style-name="gr168" draw:text-style-name="P81" svg:width="0.0449in" svg:height="0.1925in" svg:x="1.5516in" svg:y="0.0004in" svg:viewBox="0 0 115 490" svg:d="M115 484c0-1 0-1-9-10-61-63-78-155-78-229 0-86 20-171 80-231 7-7 7-7 7-8 0-5-3-6-6-6-5 0-49 34-78 97-25 53-31 107-31 148 0 38 6 96 32 152 30 60 72 93 77 93 3 0 6-2 6-6z"><text:p/></draw:path><draw:path draw:style-name="gr169" draw:text-style-name="P81" svg:width="0.0591in" svg:height="0.122in" svg:x="1.6122in" svg:y="0.0244in" svg:viewBox="0 0 151 311" svg:d="M90 111c15 0 30 0 46 0 10 0 15 0 15-10 0-6-5-6-14-6-14 0-29 0-43 0 18-70 19-80 19-82 0-9-5-13-14-13-1 0-15 0-19 17-6 26-13 52-18 78-16 0-33 0-48 0-10 0-14 0-14 10 0 6 4 6 14 6 14 0 29 0 43 0-36 138-37 146-37 155 0 26 18 45 44 45 51 0 79-70 79-75 0-4-4-4-6-4-4 0-5 2-7 6-21 50-47 61-64 61-10 0-16-5-16-22 0-11 2-14 3-22 13-49 24-97 37-144z"><text:p/></draw:path><draw:path draw:style-name="gr170" draw:text-style-name="P81" svg:width="0.1016in" svg:height="0.0961in" svg:x="1.6854in" svg:y="0.078in" svg:viewBox="0 0 259 245" svg:d="M50 203c-11 19-22 28-43 29-3 0-7 0-7 7 0 4 3 6 4 6 10 0 21-2 30-2 11 0 25 2 36 2 1 0 7 0 7-9 0-4-6-4-7-4-3 0-14-1-14-10 0-4 3-11 4-14 10-14 18-28 28-42 32 0 66 0 98 0 3 19 6 38 9 58-2 3-3 8-24 8-4 0-9 0-9 7 0 2 2 6 6 6 10 0 34-2 45-2 5 0 14 0 19 0 6 0 14 2 20 2 4 0 7-3 7-7 0-6-4-6-10-6-19 0-21-3-21-11-10-71-21-141-31-211-1-9-1-10-8-10s-8 3-11 7c-42 66-86 130-128 196zM97 154c23-38 49-74 72-112 6 38 10 74 16 112-30 0-59 0-88 0z"><text:p/></draw:path><draw:path draw:style-name="gr171" draw:text-style-name="P81" svg:width="0.0441in" svg:height="0.1925in" svg:x="1.815in" svg:y="0.0004in" svg:viewBox="0 0 113 490" svg:d="M113 245c0-38-5-97-32-153-29-60-71-92-77-92-3 0-4 3-4 6 0 1 0 1 8 11 49 47 77 126 77 228 0 82-18 169-79 231-6 7-6 7-6 8 0 3 1 6 4 6 6 0 49-34 79-97 25-53 30-108 30-148z"><text:p/></draw:path><draw:path draw:style-name="gr172" draw:text-style-name="P81" svg:width="0.128in" svg:height="0.0453in" svg:x="1.9441in" svg:y="0.074in" svg:viewBox="0 0 326 116" svg:d="M309 21c9 0 17-1 17-11s-8-10-15-10c-98 0-198 0-296 0-7 0-15 0-15 10s8 11 15 11c98 0 196 0 294 0zM311 116c7 0 15 0 15-10 0-11-8-11-17-11-98 0-196 0-294 0-7 0-15 0-15 11 0 10 8 10 15 10 98 0 198 0 296 0z"><text:p/></draw:path><draw:path draw:style-name="gr173" draw:text-style-name="P81" svg:width="0.0961in" svg:height="0.087in" svg:x="2.1429in" svg:y="0.0598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4 32 46 32 32 0 51-35 52-37 6 18 24 37 53 37 51 0 79-63 79-75 0-4-5-4-6-4-4 0-6 1-7 4-15 53-49 64-66 64-18 0-26-15-26-32 0-11 2-21 8-43 6-23 11-45 17-67z"><text:p/></draw:path><draw:path draw:style-name="gr174" draw:text-style-name="P81" svg:width="0.1016in" svg:height="0.0961in" svg:x="2.2559in" svg:y="0.078in" svg:viewBox="0 0 259 245" svg:d="M50 203c-11 19-22 28-43 29-3 0-7 0-7 7 0 4 3 6 4 6 9 0 21-2 30-2 11 0 25 2 35 2 2 0 7 0 7-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g></draw:g></text:span></text:p></text:list-item><text:list-item><text:p text:style-name="P51"><text:span text:style-name="T12"><draw:g text:anchor-type="as-char" svg:y="-0.1445in" draw:z-index="79" draw:style-name="gr1"><svg:title>TexMaths</svg:title><svg:desc>14§display§t_B=\text{elof}\left(I\right)\ \ |\ \ \varphi \left(t_B\right)=x_B§svg§600§FALSE§</svg:desc><draw:g draw:style-name="gr2"><draw:path draw:style-name="gr135" draw:text-style-name="P80" svg:width="2.3594in" svg:height="0.1724in" svg:x="0.0059in" svg:y="0.0098in" svg:viewBox="0 0 5994 439" svg:d="M2999 439c-1000 0-1999 0-2999 0 0-147 0-292 0-439 1998 0 3997 0 5994 0 0 147 0 292 0 439-998 0-1997 0-2995 0z"><text:p/></draw:path><draw:path draw:style-name="gr136" draw:text-style-name="P81" svg:width="0.0591in" svg:height="0.122in" svg:x="0.0004in" svg:y="0.0244in" svg:viewBox="0 0 151 311" svg:d="M91 111c15 0 31 0 46 0 10 0 14 0 14-10 0-6-4-6-14-6-14 0-29 0-43 0 18-70 21-80 21-82 0-9-6-13-14-13-2 0-16 0-20 17-7 26-12 52-19 78-16 0-31 0-47 0-9 0-15 0-15 10 0 6 4 6 14 6 14 0 29 0 43 0-35 138-37 146-37 155 0 26 19 45 46 45 50 0 78-70 78-75 0-4-4-4-7-4-4 0-4 2-7 6-21 50-47 61-64 61-10 0-14-5-14-22 0-11 0-14 3-22 12-49 23-97 36-144z"><text:p/></draw:path><draw:path draw:style-name="gr137" draw:text-style-name="P81" svg:width="0.1031in" svg:height="0.0921in" svg:x="0.0756in" svg:y="0.0819in" svg:viewBox="0 0 263 235" svg:d="M41 208c-3 12-5 14-31 14-6 0-10 0-10 7 0 6 4 6 10 6 45 0 88 0 133 0 59 0 102-39 102-74 0-24-22-45-59-49 42-7 77-34 77-63 0-27-26-49-71-49-42 0-83 0-125 0-7 0-11 0-11 8 0 5 4 5 11 5 4 0 6 0 13 0 7 1 8 1 8 5 0 3 0 3-1 7-16 62-31 122-46 183zM95 108c7-28 14-56 21-84 3-10 3-11 18-11 17 0 35 0 52 0 35 0 44 22 44 36 0 28-31 59-77 59-20 0-38 0-58 0zM78 222c-9 0-9 0-9-4 0-3 0-1 1-7 7-32 15-63 22-93 26 0 49 0 75 0 32 0 44 20 44 41 0 34-35 63-77 63-18 0-37 0-56 0z"><text:p/></draw:path><draw:path draw:style-name="gr138" draw:text-style-name="P81" svg:width="0.1287in" svg:height="0.0453in" svg:x="0.2638in" svg:y="0.074in" svg:viewBox="0 0 328 116" svg:d="M311 21c7 0 17-1 17-11s-10-10-17-10c-98 0-196 0-294 0-7 0-17 0-17 10s10 11 17 11c98 0 196 0 294 0zM311 116c7 0 17 0 17-10 0-11-10-11-17-11-98 0-196 0-294 0-7 0-17 0-17 11 0 10 10 10 17 10 98 0 196 0 294 0z"><text:p/></draw:path><draw:path draw:style-name="gr139" draw:text-style-name="P81" svg:width="0.0744in" svg:height="0.0882in" svg:x="0.4626in" svg:y="0.0587in" svg:viewBox="0 0 190 225" svg:d="M42 97c3-73 45-86 60-86 52 0 56 66 56 86-39 0-77 0-116 0zM42 106c46 0 91 0 137 0 10 0 11 0 11-9 0-49-26-97-88-97-56 0-102 50-102 112 0 66 52 113 109 113 60 0 81-54 81-64 0-4-2-6-5-6-4 0-6 3-7 7-17 51-62 51-66 51-25 0-45-14-56-33-14-23-14-55-14-74z"><text:p/></draw:path><draw:path draw:style-name="gr140" draw:text-style-name="P81" svg:width="0.0425in" svg:height="0.1331in" svg:x="0.5496in" svg:y="0.0114in" svg:viewBox="0 0 109 339" svg:d="M71 0c-23 1-47 4-71 6 0 5 0 9 0 15 35 0 39 3 39 27 0 85 0 170 0 254 0 21-5 21-39 21 0 6 0 11 0 16 17 0 42-2 55-2 11 0 36 2 54 2 0-5 0-10 0-16-32 0-38 0-38-21 0-101 0-201 0-302z"><text:p/></draw:path><draw:path draw:style-name="gr141" draw:text-style-name="P81" svg:width="0.0854in" svg:height="0.0882in" svg:x="0.6028in" svg:y="0.0587in" svg:viewBox="0 0 218 225" svg:d="M218 115c0-63-49-115-109-115-61 0-109 53-109 115 0 63 52 110 109 110 59 0 109-47 109-110zM109 213c-21 0-42-10-56-33-12-22-12-51-12-69 0-19 0-45 12-68 13-22 37-32 56-32 21 0 42 11 56 32 13 21 13 49 13 68 0 18 0 44-11 65-12 23-33 37-58 37z"><text:p/></draw:path><draw:path draw:style-name="gr142" draw:text-style-name="P81" svg:width="0.0618in" svg:height="0.135in" svg:x="0.7008in" svg:y="0.0091in" svg:viewBox="0 0 158 344" svg:d="M70 134c0-19 0-39 0-57 0-42 22-66 45-66 1 0 8 0 15 3-5 3-14 8-14 21 0 11 9 21 21 21 14 0 21-10 21-21 0-18-18-35-43-35-35 0-77 27-77 78 0 19 0 37 0 56-13 0-25 0-38 0 0 4 0 10 0 16 13 0 25 0 38 0 0 53 0 106 0 158 0 21-4 21-38 21 0 5 0 11 0 15 20 0 42-1 56-1 20 0 43 0 63 1 0-4 0-10 0-15-4 0-7 0-11 0-37 0-37-6-37-23 0-51 0-105 0-156 19 0 38 0 56 0 0-6 0-12 0-16-19 0-37 0-57 0z"><text:p/></draw:path><draw:path draw:style-name="gr143" draw:text-style-name="P81" svg:width="0.0441in" svg:height="0.1925in" svg:x="0.8051in" svg:y="0.0004in" svg:viewBox="0 0 113 490" svg:d="M113 484c0-1 0-1-8-10-62-63-77-155-77-229 0-86 18-171 80-231 5-7 5-7 5-8 0-5-1-6-4-6-5 0-49 34-78 97-25 53-31 107-31 148 0 38 6 96 32 152 30 60 72 93 77 93 3 0 4-2 4-6z"><text:p/></draw:path><draw:path draw:style-name="gr144" draw:text-style-name="P81" svg:width="0.089in" svg:height="0.1307in" svg:x="0.8677in" svg:y="0.0134in" svg:viewBox="0 0 227 333" svg:d="M167 38c4-18 5-23 44-23 12 0 16 0 16-9 0-6-6-6-7-6-14 0-51 1-65 1-15 0-51-1-65-1-5 0-10 0-10 10 0 5 4 5 14 5 19 0 33 0 33 9 0 3 0 4-1 8-22 88-43 176-66 263-4 18-5 23-45 23-11 0-15 0-15 9 0 6 6 6 7 6 14 0 50-1 64-1s51 1 66 1c4 0 10 0 10-10 0-5-4-5-15-5-9 0-12 0-21 0-10-2-12-5-12-9s0-8 2-11c22-87 43-173 66-260z"><text:p/></draw:path><draw:path draw:style-name="gr145" draw:text-style-name="P81" svg:width="0.0441in" svg:height="0.1925in" svg:x="0.9724in" svg:y="0.0004in" svg:viewBox="0 0 113 490" svg:d="M113 245c0-38-5-97-32-153-29-60-71-92-77-92-3 0-4 3-4 6 0 1 0 1 8 11 49 47 77 126 77 228 0 82-18 169-79 231-6 7-6 7-6 8 0 3 1 6 4 6 6 0 49-34 79-97 25-53 30-108 30-148z"><text:p/></draw:path><draw:path draw:style-name="gr146" draw:text-style-name="P81" svg:width="0.0075in" svg:height="0.1925in" svg:x="1.2205in" svg:y="0.0004in" svg:viewBox="0 0 20 490" svg:d="M20 18c0-8 0-18-10-18s-10 10-10 18c0 151 0 302 0 453 0 9 0 19 10 19s10-10 10-19c0-151 0-302 0-453z"><text:p/></draw:path><draw:path draw:style-name="gr147" draw:text-style-name="P81" svg:width="0.1098in" svg:height="0.1268in" svg:x="1.3902in" svg:y="0.0598in" svg:viewBox="0 0 280 323" svg:d="M59 299c-3 6-3 7-3 10 0 10 10 14 14 14 3 0 14-1 18-14 2-3 4-19 17-88 6 1 8 1 17 1 81 0 158-77 158-153 0-40-20-69-57-69-70 0-101 95-131 192-53-10-79-38-79-73 0-14 11-69 40-102 4-4 3-4 4-6 0-3-1-5-7-5-12 0-50 71-50 119 0 44 32 81 84 93-8 27-17 55-25 81zM126 194c-4 0-4 0-8-1-6 0-7 0-7-1 0-2 8-47 9-54 16-62 55-109 98-109 34 0 48 26 48 49 0 56-64 116-140 116z"><text:p/></draw:path><draw:path draw:style-name="gr148" draw:text-style-name="P81" svg:width="0.0449in" svg:height="0.1925in" svg:x="1.5583in" svg:y="0.0004in" svg:viewBox="0 0 115 490" svg:d="M115 484c0-1 0-1-9-10-61-63-77-155-77-229 0-86 19-171 79-231 7-7 7-7 7-8 0-5-3-6-6-6-4 0-49 34-78 97-25 53-31 107-31 148 0 38 6 96 32 152 31 60 73 93 77 93 3 0 6-2 6-6z"><text:p/></draw:path><draw:path draw:style-name="gr149" draw:text-style-name="P81" svg:width="0.0591in" svg:height="0.122in" svg:x="1.6189in" svg:y="0.0244in" svg:viewBox="0 0 151 311" svg:d="M90 111c15 0 32 0 47 0 10 0 14 0 14-10 0-6-4-6-14-6-14 0-29 0-43 0 18-70 21-80 21-82 0-9-7-13-14-13-3 0-16 0-21 17-6 26-13 52-18 78-16 0-31 0-47 0-9 0-15 0-15 10 0 6 4 6 14 6 14 0 29 0 43 0-35 138-37 146-37 155 0 26 19 45 46 45 49 0 77-70 77-75 0-4-3-4-6-4-4 0-4 2-7 6-21 50-47 61-64 61-10 0-16-5-16-22 0-11 2-14 3-22 13-49 24-97 37-144z"><text:p/></draw:path><draw:path draw:style-name="gr150" draw:text-style-name="P81" svg:width="0.1031in" svg:height="0.0921in" svg:x="1.6945in" svg:y="0.0819in" svg:viewBox="0 0 263 235" svg:d="M41 208c-3 12-5 14-31 14-6 0-10 0-10 7 0 6 4 6 10 6 45 0 88 0 133 0 59 0 102-39 102-74 0-24-22-45-59-49 42-7 77-34 77-63 0-27-26-49-71-49-42 0-84 0-126 0-6 0-10 0-10 8 0 5 4 5 10 5 1 0 7 0 14 0 7 1 7 1 7 5 0 3 0 3-2 7-15 62-29 122-44 183zM95 108c7-28 14-56 21-84 3-10 3-11 18-11 17 0 35 0 52 0 35 0 44 22 44 36 0 28-33 59-79 59-18 0-38 0-56 0zM78 222c-9 0-11 0-11-4 0-3 0-1 2-7 8-32 15-63 23-93 26 0 49 0 75 0 32 0 43 20 43 41 0 34-34 63-76 63-18 0-37 0-56 0z"><text:p/></draw:path><draw:path draw:style-name="gr151" draw:text-style-name="P81" svg:width="0.0441in" svg:height="0.1925in" svg:x="1.8291in" svg:y="0.0004in" svg:viewBox="0 0 113 490" svg:d="M113 245c0-38-4-97-32-153-29-60-71-92-77-92-3 0-4 3-4 6 0 1 0 1 10 11 47 47 75 126 75 228 0 82-18 169-79 231-6 7-6 7-6 8 0 3 1 6 4 6 6 0 51-34 79-97 25-53 30-108 30-148z"><text:p/></draw:path><draw:path draw:style-name="gr152" draw:text-style-name="P81" svg:width="0.128in" svg:height="0.0453in" svg:x="1.9579in" svg:y="0.074in" svg:viewBox="0 0 326 116" svg:d="M311 21c7 0 15-1 15-11s-8-10-15-10c-98 0-198 0-296 0-7 0-15 0-15 10s8 11 17 11c98 0 196 0 294 0zM311 116c7 0 15 0 15-10 0-11-8-11-15-11-98 0-196 0-294 0-9 0-17 0-17 11 0 10 8 10 15 10 98 0 198 0 296 0z"><text:p/></draw:path><draw:path draw:style-name="gr153" draw:text-style-name="P81" svg:width="0.0961in" svg:height="0.087in" svg:x="2.1571in" svg:y="0.0598in" svg:viewBox="0 0 245 222" svg:d="M150 69c4-13 15-58 49-58 3 0 14 0 25 6-14 3-24 15-24 26 0 9 6 19 18 19s27-10 27-30c0-25-28-32-45-32-29 0-46 27-52 38-12-32-39-38-53-38-52 0-80 63-80 76 0 5 5 4 6 5 4 0 6-1 7-5 17-52 49-65 66-65 10 0 26 4 26 32 0 16-8 49-26 118-9 31-25 50-46 50-3 0-16 0-26-5 13-3 24-13 24-27s-11-17-18-17c-15 0-28 13-28 28 0 23 25 32 46 32 32 0 51-35 52-37 6 18 24 37 53 37 51 0 79-63 79-75 0-4-5-4-6-4-4 0-6 1-6 4-16 53-50 64-65 64-20 0-28-15-28-32 0-11 4-21 8-43 6-23 11-45 17-67z"><text:p/></draw:path><draw:path draw:style-name="gr154" draw:text-style-name="P81" svg:width="0.1031in" svg:height="0.0921in" svg:x="2.272in" svg:y="0.0819in" svg:viewBox="0 0 263 235" svg:d="M41 208c-5 12-5 14-31 14-6 0-10 0-10 7 0 6 4 6 10 6 45 0 88 0 133 0 57 0 102-39 102-74 0-24-22-45-59-49 42-7 77-34 77-63 0-27-26-49-71-49-42 0-84 0-126 0-6 0-11 0-11 8 0 5 4 5 11 5 1 0 7 0 14 0 7 1 7 1 7 5 0 3 0 3-2 7-15 62-29 122-44 183zM95 108c7-28 14-56 21-84 3-10 3-11 18-11 17 0 35 0 52 0 35 0 44 22 44 36 0 28-33 59-79 59-18 0-38 0-56 0zM78 222c-9 0-11 0-11-4 0-3 0-1 2-7 8-32 15-63 23-93 24 0 49 0 73 0 34 0 45 20 45 41 0 34-34 63-76 63-18 0-37 0-56 0z"><text:p/></draw:path></draw:g></draw:g></text:span></text:p></text:list-item><text:list-item><text:p text:style-name="P69"><text:span text:style-name="T12"><draw:g text:anchor-type="as-char" svg:y="-0.0866in" draw:z-index="77" draw:style-name="gr1"><svg:title>TexMaths</svg:title><svg:desc>14§display§\varphi§svg§600§FALSE§</svg:desc><draw:g draw:style-name="gr2"><draw:path draw:style-name="gr175" draw:text-style-name="P80" svg:width="0.0988in" svg:height="0.1067in" svg:x="0.0004in" svg:y="0.0102in" svg:viewBox="0 0 252 272" svg:d="M0 0c84 0 168 0 252 0 0 91 0 181 0 272-84 0-168 0-252 0 0-91 0-181 0-272z"><text:p/></draw:path><draw:path draw:style-name="gr176" draw:text-style-name="P81"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pan><text:span text:style-name="T12"><text:s/></text:span><text:span text:style-name="T13">bijective</text:span><text:span text:style-name="T12"> sur </text:span><draw:g text:anchor-type="as-char" svg:y="-0.1445in" draw:z-index="66" draw:name="Shape27_0" draw:style-name="gr130"><svg:title>TexMaths</svg:title><svg:desc>14§display§\left[t_A,\ t_B\right]§svg§600§FALSE§</svg:desc><draw:g draw:style-name="gr2"><draw:path draw:style-name="gr131" draw:text-style-name="P80" svg:width="0.6134in" svg:height="0.1724in" svg:x="-0.0004in" svg:y="0.0091in" svg:viewBox="0 0 1559 439" svg:d="M779 439c-260 0-519 0-779 0 0-147 0-292 0-439 519 0 1040 0 1559 0 0 147 0 292 0 439-260 0-521 0-780 0z"><text:p/></draw:path><draw:path draw:style-name="gr132" draw:text-style-name="P81" svg:width="0.026in" svg:height="0.1925in" svg:x="0.0126in" svg:y="-0.0004in" svg:viewBox="0 0 67 490" svg:d="M67 490c0-7 0-13 0-20-15 0-32 0-47 0 0-150 0-301 0-450 15 0 32 0 47 0 0-7 0-13 0-20-22 0-45 0-67 0 0 164 0 326 0 490 22 0 45 0 67 0z"><text:p/></draw:path><draw:path draw:style-name="gr132" draw:text-style-name="P81"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2" draw:text-style-name="P81"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2" draw:text-style-name="P81" svg:width="0.022in" svg:height="0.0575in" svg:x="0.2563in" svg:y="0.1236in" svg:viewBox="0 0 57 147" svg:d="M57 52c0-32-12-52-32-52-15 0-25 13-25 27 0 12 10 25 25 25 6 0 13-2 17-6 1-1 1-1 3-1 1 0 1 0 1 7 0 36-17 66-33 81-6 6-6 7-6 8 0 3 3 6 6 6 5 0 44-38 44-95z"><text:p/></draw:path><draw:path draw:style-name="gr132" draw:text-style-name="P81"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2" draw:text-style-name="P81"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2" draw:text-style-name="P81" svg:width="0.026in" svg:height="0.1925in" svg:x="0.5969in" svg:y="-0.0004in" svg:viewBox="0 0 67 490" svg:d="M67 0c-22 0-45 0-67 0 0 7 0 13 0 20 15 0 32 0 48 0 0 149 0 300 0 450-16 0-33 0-48 0 0 7 0 13 0 20 22 0 45 0 67 0 0-164 0-326 0-490z"><text:p/></draw:path></draw:g></draw:g></text:p><text:p text:style-name="P73"/></text:list-item><text:list-item><text:p text:style-name="P54"><draw:g text:anchor-type="as-char" svg:y="-0.0866in" draw:z-index="80" draw:style-name="gr1"><svg:title>TexMaths</svg:title><svg:desc>14§display§\varphi§svg§600§FALSE§</svg:desc><draw:g draw:style-name="gr2"><draw:path draw:style-name="gr133" draw:text-style-name="P80" svg:width="0.0988in" svg:height="0.1067in" svg:x="0.0004in" svg:y="0.0102in" svg:viewBox="0 0 252 272" svg:d="M0 0c84 0 168 0 252 0 0 91 0 181 0 272-84 0-168 0-252 0 0-91 0-181 0-272z"><text:p/></draw:path><draw:path draw:style-name="gr134" draw:text-style-name="P81"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15">dérivable</text:span><text:span text:style-name="T32"> sur </text:span><draw:g text:anchor-type="as-char" svg:y="-0.1445in" draw:z-index="81" draw:name="Shape27_1" draw:style-name="gr130"><svg:title>TexMaths</svg:title><svg:desc>14§display§\left[t_A,\ t_B\right]§svg§600§FALSE§</svg:desc><draw:g draw:style-name="gr2"><draw:path draw:style-name="gr131" draw:text-style-name="P80" svg:width="0.6134in" svg:height="0.1724in" svg:x="-0.0004in" svg:y="0.0091in" svg:viewBox="0 0 1559 439" svg:d="M779 439c-260 0-519 0-779 0 0-147 0-292 0-439 519 0 1040 0 1559 0 0 147 0 292 0 439-260 0-521 0-780 0z"><text:p/></draw:path><draw:path draw:style-name="gr132" draw:text-style-name="P81" svg:width="0.026in" svg:height="0.1925in" svg:x="0.0126in" svg:y="-0.0004in" svg:viewBox="0 0 67 490" svg:d="M67 490c0-7 0-13 0-20-15 0-32 0-47 0 0-150 0-301 0-450 15 0 32 0 47 0 0-7 0-13 0-20-22 0-45 0-67 0 0 164 0 326 0 490 22 0 45 0 67 0z"><text:p/></draw:path><draw:path draw:style-name="gr132" draw:text-style-name="P81"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2" draw:text-style-name="P81"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2" draw:text-style-name="P81" svg:width="0.022in" svg:height="0.0575in" svg:x="0.2563in" svg:y="0.1236in" svg:viewBox="0 0 57 147" svg:d="M57 52c0-32-12-52-32-52-15 0-25 13-25 27 0 12 10 25 25 25 6 0 13-2 17-6 1-1 1-1 3-1 1 0 1 0 1 7 0 36-17 66-33 81-6 6-6 7-6 8 0 3 3 6 6 6 5 0 44-38 44-95z"><text:p/></draw:path><draw:path draw:style-name="gr132" draw:text-style-name="P81"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2" draw:text-style-name="P81"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2" draw:text-style-name="P81" svg:width="0.026in" svg:height="0.1925in" svg:x="0.5969in" svg:y="-0.0004in" svg:viewBox="0 0 67 490" svg:d="M67 0c-22 0-45 0-67 0 0 7 0 13 0 20 15 0 32 0 48 0 0 149 0 300 0 450-16 0-33 0-48 0 0 7 0 13 0 20 22 0 45 0 67 0 0-164 0-326 0-490z"><text:p/></draw:path></draw:g></draw:g></text:p></text:list-item><text:list-item><text:p text:style-name="P75">la fonction dérivée de <draw:g text:anchor-type="as-char" svg:y="-0.0866in" draw:z-index="82" draw:style-name="gr1"><svg:title>TexMaths</svg:title><svg:desc>14§display§\varphi§svg§600§FALSE§</svg:desc><draw:g draw:style-name="gr2"><draw:path draw:style-name="gr128" draw:text-style-name="P80" svg:width="0.0988in" svg:height="0.1067in" svg:x="0.0004in" svg:y="0.0102in" svg:viewBox="0 0 252 272" svg:d="M0 0c84 0 168 0 252 0 0 91 0 181 0 272-84 0-168 0-252 0 0-91 0-181 0-272z"><text:p/></draw:path><draw:path draw:style-name="gr129" draw:text-style-name="P81"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sur <draw:g text:anchor-type="as-char" svg:y="-0.1445in" draw:z-index="67" draw:name="Shape29_0" draw:style-name="gr130"><svg:title>TexMaths</svg:title><svg:desc>14§display§\left[t_A,\ t_B\right]§svg§600§FALSE§</svg:desc><draw:g draw:style-name="gr2"><draw:path draw:style-name="gr131" draw:text-style-name="P80" svg:width="0.6134in" svg:height="0.1724in" svg:x="-0.0004in" svg:y="0.0091in" svg:viewBox="0 0 1559 439" svg:d="M779 439c-260 0-519 0-779 0 0-147 0-292 0-439 519 0 1040 0 1559 0 0 147 0 292 0 439-260 0-521 0-780 0z"><text:p/></draw:path><draw:path draw:style-name="gr132" draw:text-style-name="P81" svg:width="0.026in" svg:height="0.1925in" svg:x="0.0126in" svg:y="-0.0004in" svg:viewBox="0 0 67 490" svg:d="M67 490c0-7 0-13 0-20-15 0-32 0-47 0 0-150 0-301 0-450 15 0 32 0 47 0 0-7 0-13 0-20-22 0-45 0-67 0 0 164 0 326 0 490 22 0 45 0 67 0z"><text:p/></draw:path><draw:path draw:style-name="gr132" draw:text-style-name="P81"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2" draw:text-style-name="P81"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2" draw:text-style-name="P81" svg:width="0.022in" svg:height="0.0575in" svg:x="0.2563in" svg:y="0.1236in" svg:viewBox="0 0 57 147" svg:d="M57 52c0-32-12-52-32-52-15 0-25 13-25 27 0 12 10 25 25 25 6 0 13-2 17-6 1-1 1-1 3-1 1 0 1 0 1 7 0 36-17 66-33 81-6 6-6 7-6 8 0 3 3 6 6 6 5 0 44-38 44-95z"><text:p/></draw:path><draw:path draw:style-name="gr132" draw:text-style-name="P81"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2" draw:text-style-name="P81"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2" draw:text-style-name="P81" svg:width="0.026in" svg:height="0.1925in" svg:x="0.5969in" svg:y="-0.0004in" svg:viewBox="0 0 67 490" svg:d="M67 0c-22 0-45 0-67 0 0 7 0 13 0 20 15 0 32 0 48 0 0 149 0 300 0 450-16 0-33 0-48 0 0 7 0 13 0 20 22 0 45 0 67 0 0-164 0-326 0-490z"><text:p/></draw:path></draw:g></draw:g><text:s/>est <text:span text:style-name="T14">intégrable</text:span> sur <draw:g text:anchor-type="as-char" svg:y="-0.1445in" draw:z-index="68" draw:name="Shape30_0" draw:style-name="gr130"><svg:title>TexMaths</svg:title><svg:desc>14§display§\left[t_A,\ t_B\right]§svg§600§FALSE§</svg:desc><draw:g draw:style-name="gr2"><draw:path draw:style-name="gr131" draw:text-style-name="P80" svg:width="0.6134in" svg:height="0.1724in" svg:x="-0.0004in" svg:y="0.0091in" svg:viewBox="0 0 1559 439" svg:d="M779 439c-260 0-519 0-779 0 0-147 0-292 0-439 519 0 1040 0 1559 0 0 147 0 292 0 439-260 0-521 0-780 0z"><text:p/></draw:path><draw:path draw:style-name="gr132" draw:text-style-name="P81" svg:width="0.026in" svg:height="0.1925in" svg:x="0.0126in" svg:y="-0.0004in" svg:viewBox="0 0 67 490" svg:d="M67 490c0-7 0-13 0-20-15 0-32 0-47 0 0-150 0-301 0-450 15 0 32 0 47 0 0-7 0-13 0-20-22 0-45 0-67 0 0 164 0 326 0 490 22 0 45 0 67 0z"><text:p/></draw:path><draw:path draw:style-name="gr132" draw:text-style-name="P81"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2" draw:text-style-name="P81"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2" draw:text-style-name="P81" svg:width="0.022in" svg:height="0.0575in" svg:x="0.2563in" svg:y="0.1236in" svg:viewBox="0 0 57 147" svg:d="M57 52c0-32-12-52-32-52-15 0-25 13-25 27 0 12 10 25 25 25 6 0 13-2 17-6 1-1 1-1 3-1 1 0 1 0 1 7 0 36-17 66-33 81-6 6-6 7-6 8 0 3 3 6 6 6 5 0 44-38 44-95z"><text:p/></draw:path><draw:path draw:style-name="gr132" draw:text-style-name="P81"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2" draw:text-style-name="P81"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2" draw:text-style-name="P81" svg:width="0.026in" svg:height="0.1925in" svg:x="0.5969in" svg:y="-0.0004in" svg:viewBox="0 0 67 490" svg:d="M67 0c-22 0-45 0-67 0 0 7 0 13 0 20 15 0 32 0 48 0 0 149 0 300 0 450-16 0-33 0-48 0 0 7 0 13 0 20 22 0 45 0 67 0 0-164 0-326 0-490z"><text:p/></draw:path></draw:g></draw:g></text:p></text:list-item><text:list-item><text:p text:style-name="P70"><draw:g text:anchor-type="as-char" svg:y="-0.1366in" draw:z-index="69" draw:name="Shape28_0" draw:style-name="gr130"><svg:title>TexMaths</svg:title><svg:desc>14§display§f§svg§600§FALSE§</svg:desc><draw:g draw:style-name="gr2"><draw:path draw:style-name="gr131" draw:text-style-name="P80" svg:width="0.0854in" svg:height="0.1551in" svg:x="-0.0004in" svg:y="0.0102in" svg:viewBox="0 0 218 395" svg:d="M0 0c73 0 145 0 218 0 0 132 0 263 0 395-73 0-145 0-218 0 0-132 0-263 0-395z"><text:p/></draw:path><draw:path draw:style-name="gr132" draw:text-style-name="P81"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4">continue</text:span> sur <draw:g text:anchor-type="as-char" svg:y="-0.1445in" draw:z-index="70" draw:name="Shape31_0" draw:style-name="gr130"><svg:title>TexMaths</svg:title><svg:desc>14§display§\left[g\left(t_A\right),\ g\left(t_B\right)\right]§svg§600§FALSE§</svg:desc><draw:g draw:style-name="gr2"><draw:path draw:style-name="gr131" draw:text-style-name="P80" svg:width="1.2106in" svg:height="0.1724in" svg:x="-0.0004in" svg:y="0.0091in" svg:viewBox="0 0 3076 439" svg:d="M1539 439c-514 0-1027 0-1539 0 0-147 0-292 0-439 1025 0 2051 0 3076 0 0 147 0 292 0 439-513 0-1025 0-1537 0z"><text:p/></draw:path><draw:path draw:style-name="gr132" draw:text-style-name="P81" svg:width="0.026in" svg:height="0.1925in" svg:x="0.0126in" svg:y="-0.0004in" svg:viewBox="0 0 67 490" svg:d="M67 490c0-7 0-13 0-20-15 0-32 0-47 0 0-150 0-301 0-450 15 0 32 0 47 0 0-7 0-13 0-20-22 0-45 0-67 0 0 164 0 326 0 490 22 0 45 0 67 0z"><text:p/></draw:path><draw:path draw:style-name="gr132" draw:text-style-name="P81" svg:width="0.0882in" svg:height="0.124in" svg:x="0.0465in" svg:y="0.0591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132" draw:text-style-name="P81" svg:width="0.0449in" svg:height="0.1925in" svg:x="0.1941in" svg:y="-0.0004in" svg:viewBox="0 0 115 490" svg:d="M115 484c0-1 0-1-9-10-61-63-77-155-77-228 0-87 19-172 79-232 7-7 7-7 7-8 0-5-3-6-6-6-4 0-49 34-78 97-24 53-31 107-31 149 0 37 6 95 32 151 31 60 73 93 77 93 3 0 6-2 6-6z"><text:p/></draw:path><draw:path draw:style-name="gr132" draw:text-style-name="P81" svg:width="0.0591in" svg:height="0.122in" svg:x="0.2547in" svg:y="0.0236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132" draw:text-style-name="P81" svg:width="0.1016in" svg:height="0.0961in" svg:x="0.328in" svg:y="0.0772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132" draw:text-style-name="P81" svg:width="0.0441in" svg:height="0.1925in" svg:x="0.4575in" svg:y="-0.0004in" svg:viewBox="0 0 113 490" svg:d="M113 246c0-39-4-98-32-154-29-60-71-92-77-92-3 0-4 3-4 6 0 1 0 1 10 11 47 47 75 126 75 229 0 81-18 168-79 230-6 7-6 7-6 8 0 3 1 6 4 6 6 0 51-34 79-97 25-53 30-108 30-147z"><text:p/></draw:path><draw:path draw:style-name="gr132" draw:text-style-name="P81" svg:width="0.022in" svg:height="0.0575in" svg:x="0.5705in" svg:y="0.1236in" svg:viewBox="0 0 57 147" svg:d="M57 52c0-32-11-52-30-52-17 0-27 13-27 27 0 12 10 25 27 25 5 0 12-2 16-6 2-1 2-1 3-1 0 3 2 0 2 7 0 36-19 66-34 81-6 6-6 7-6 8 0 3 3 6 5 6 5 0 44-38 44-95z"><text:p/></draw:path><draw:path draw:style-name="gr132" draw:text-style-name="P81" svg:width="0.0882in" svg:height="0.124in" svg:x="0.7071in" svg:y="0.0591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132" draw:text-style-name="P81" svg:width="0.0441in" svg:height="0.1925in" svg:x="0.8547in" svg:y="-0.0004in" svg:viewBox="0 0 113 490" svg:d="M113 484c0-1 0-1-8-10-62-63-77-155-77-228 0-87 20-172 80-232 5-7 5-7 5-8 0-5-1-6-4-6-5 0-49 34-78 97-25 53-31 107-31 149 0 37 6 95 32 151 30 60 72 93 77 93 3 0 4-2 4-6z"><text:p/></draw:path><draw:path draw:style-name="gr132" draw:text-style-name="P81" svg:width="0.0591in" svg:height="0.122in" svg:x="0.9154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32" draw:text-style-name="P81" svg:width="0.1031in" svg:height="0.0921in" svg:x="0.9906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32" draw:text-style-name="P81" svg:width="0.0449in" svg:height="0.1925in" svg:x="1.1248in" svg:y="-0.0004in" svg:viewBox="0 0 115 490" svg:d="M115 246c0-39-6-98-32-154-30-60-73-92-77-92-3 0-6 3-6 6 0 1 0 1 10 11 47 47 75 126 75 229 0 81-18 168-78 230-7 7-7 7-7 8 0 3 3 6 6 6 4 0 49-34 78-97 25-53 31-108 31-147z"><text:p/></draw:path><draw:path draw:style-name="gr132" draw:text-style-name="P81" svg:width="0.026in" svg:height="0.1925in" svg:x="1.1937in" svg:y="-0.0004in" svg:viewBox="0 0 67 490" svg:d="M67 0c-22 0-45 0-67 0 0 7 0 13 0 20 15 0 32 0 48 0 0 149 0 300 0 450-16 0-33 0-48 0 0 7 0 13 0 20 22 0 45 0 67 0 0-164 0-326 0-490z"><text:p/></draw:path></draw:g></draw:g></text:p></text:list-item></text:list><text:p text:style-name="Text_20_body"/><text:p text:style-name="P4"><text:tab/><text:span text:style-name="T32">Alors on peut écrire que:</text:span></text:p><text:p text:style-name="P47"><draw:g text:anchor-type="as-char" svg:y="-0.1445in" draw:z-index="83" draw:style-name="gr1"><svg:title>TexMaths</svg:title><svg:desc>14§display§\text{par}\ \text{changement}\ \text{de}\ \text{variable},\ \text{en}\ \text{posant}\ x=\varphi \left(t\right)§svg§600§FALSE§</svg:desc><draw:g draw:style-name="gr2"><draw:path draw:style-name="gr89" draw:text-style-name="P80" svg:width="4.0728in" svg:height="0.1724in" svg:x="0.0047in" svg:y="0.0098in" svg:viewBox="0 0 10346 439" svg:d="M5174 439c-1725 0-3449 0-5174 0 0-147 0-292 0-439 3449 0 6897 0 10346 0 0 147 0 292 0 439-1724 0-3449 0-5172 0z"><text:p/></draw:path><draw:path draw:style-name="gr90" draw:text-style-name="P81" svg:width="0.0949in" svg:height="0.122in" svg:x="0.0004in" svg:y="0.0598in" svg:viewBox="0 0 242 311" svg:d="M71 32c0-11 0-21 0-32-23 1-47 4-71 6 0 5 0 9 0 15 35 0 38 3 38 24 0 77 0 154 0 229 0 21-4 21-38 21 0 6 0 11 0 16 17 0 42-2 55-2 14 0 39 2 56 2 0-5 0-10 0-16-33 0-38 0-38-21 0-26 0-54 0-81 0-3 0-4 0-6 1 9 22 35 60 35 59 0 109-47 109-111 0-62-47-111-102-111-39 0-59 22-69 32zM73 161c0-36 0-73 0-109 14-25 38-39 63-39 36 0 66 43 66 98 0 60-34 100-70 100-21 0-40-10-52-29-7-10-7-11-7-21z"><text:p/></draw:path><draw:path draw:style-name="gr91" draw:text-style-name="P81" svg:width="0.0874in" svg:height="0.0882in" svg:x="0.1106in" svg:y="0.0587in" svg:viewBox="0 0 223 225" svg:d="M143 183c3 20 15 39 39 39 10 0 41-7 41-46 0-10 0-19 0-28-5 0-9 0-13 0 0 9 0 18 0 28 0 28-13 31-18 31-16 0-18-21-18-24 0-33 0-65 0-98 0-21 0-40-17-58-20-19-45-27-69-27-39 0-74 24-74 56 0 14 10 22 24 22 12 0 22-9 22-22 0-6-3-22-25-22 13-17 38-23 53-23 24 0 52 18 52 63 0 6 0 13 0 18-25 2-60 3-91 17-36 17-49 42-49 64 0 40 48 52 78 52 34 0 56-19 65-42zM140 102c0 16 0 32 0 49 0 46-35 63-57 63-24 0-45-17-45-42 0-27 21-67 102-70z"><text:p/></draw:path><draw:path draw:style-name="gr92" draw:text-style-name="P81" svg:width="0.0646in" svg:height="0.085in" svg:x="0.2047in" svg:y="0.0598in" svg:viewBox="0 0 165 217" svg:d="M69 55c0-19 0-37 0-55-23 1-47 4-69 6 0 5 0 9 0 15 35 0 38 3 38 28 0 43 0 87 0 131 0 21-4 21-38 21 0 5 0 10 0 16 20 0 42-2 56-2 20 0 43 0 63 2 0-6 0-11 0-16-4 0-7 0-11 0-37 0-37-5-37-22 0-25 0-50 0-75 0-49 20-93 58-93 4 0 4 0 5 0-1 2-11 7-11 20 0 14 10 21 21 21 9 0 21-6 21-21 0-17-15-31-36-31-37 0-53 34-60 55z"><text:p/></draw:path><draw:path draw:style-name="gr93" draw:text-style-name="P81" svg:width="0.0736in" svg:height="0.0882in" svg:x="0.3465in" svg:y="0.0587in" svg:viewBox="0 0 188 225" svg:d="M41 113c0-79 40-100 65-100 6 0 37 0 54 18-20 1-23 15-23 22 0 13 9 23 23 23 12 0 22-9 22-23 0-33-38-53-76-53-61 0-106 53-106 113 0 63 49 112 105 112 67 0 83-60 83-64 0-6-6-4-7-4-5 0-6 1-6 4-15 46-46 52-64 52-27 0-70-21-70-100z"><text:p/></draw:path><draw:path draw:style-name="gr94" draw:text-style-name="P81" svg:width="0.0965in" svg:height="0.1331in" svg:x="0.4268in" svg:y="0.0114in" svg:viewBox="0 0 246 339" svg:d="M38 302c0 21-6 21-38 21 0 6 0 11 0 16 17 0 42-2 55-2 12 0 39 2 56 2 0-5 0-10 0-16-34 0-40 0-40-21 0-29 0-60 0-89 0-51 35-79 68-79 30 0 36 27 36 55 0 38 0 75 0 113 0 21-6 21-39 21 0 6 0 11 0 16 18 0 42-2 56-2 12 0 38 2 54 2 0-5 0-10 0-16-25 0-37 0-37-14 0-31 0-61 0-92 0-42 0-58-16-76-7-8-22-18-52-18-40 0-63 29-71 49 0-57 0-115 0-172-24 1-46 4-70 6 0 5 0 9 0 15 34 0 38 3 38 27 0 85 0 170 0 254z"><text:p/></draw:path><draw:path draw:style-name="gr95" draw:text-style-name="P81" svg:width="0.0874in" svg:height="0.0882in" svg:x="0.5358in" svg:y="0.0587in" svg:viewBox="0 0 223 225" svg:d="M144 183c2 20 14 39 38 39 10 0 41-7 41-46 0-10 0-19 0-28-5 0-9 0-13 0 0 9 0 18 0 28 0 28-13 31-18 31-16 0-18-21-18-24 0-33 0-65 0-98 0-21 0-40-17-58-20-19-45-27-67-27-41 0-75 24-75 56 0 14 10 22 23 22 14 0 22-9 22-22 0-6-3-22-25-22 13-17 38-23 53-23 24 0 52 18 52 63 0 6 0 13 0 18-25 2-59 3-91 17-36 17-49 42-49 64 0 40 48 52 80 52s54-19 64-42zM140 102c0 16 0 32 0 49 0 46-35 63-57 63-24 0-45-17-45-42 0-27 21-67 102-70z"><text:p/></draw:path><draw:path draw:style-name="gr96" draw:text-style-name="P81" svg:width="0.0965in" svg:height="0.085in" svg:x="0.6315in" svg:y="0.0598in" svg:viewBox="0 0 246 217" svg:d="M38 49c0 43 0 87 0 131 0 21-6 21-38 21 0 5 0 10 0 16 17 0 42-2 55-2 12 0 39 2 56 2 0-6 0-11 0-16-34 0-40 0-40-21 0-30 0-61 0-90 0-51 35-79 68-79 30 0 36 27 36 55 0 38 0 75 0 114 0 21-6 21-39 21 0 5 0 10 0 16 17 0 42-2 56-2 12 0 38 2 54 2 0-6 0-11 0-16-25 0-37 0-37-14 0-32 0-62 0-93 0-42 0-58-16-76-7-8-24-18-52-18-36 0-58 21-72 52 0-17 0-35 0-52-23 1-47 4-69 6 0 5 0 9 0 15 34 0 38 3 38 28z"><text:p/></draw:path><draw:path draw:style-name="gr97" draw:text-style-name="P81" svg:width="0.0882in" svg:height="0.1264in" svg:x="0.7378in" svg:y="0.0571in" svg:viewBox="0 0 225 322" svg:d="M95 139c-42 0-42-49-42-61 0-14 0-29 9-42 2-5 14-19 33-19 44 0 44 49 44 60 0 14 0 29-9 42-3 6-14 20-35 20zM39 158c0-3 0-14 9-24 18 14 39 16 47 16 46 0 80-34 80-72 0-18-7-36-20-47 19-17 35-20 45-20 2 0 3 0 4 0-5 3-7 9-7 14 0 9 6 14 14 14 5 0 14-3 14-14 0-8-5-25-25-25-10 0-31 3-52 24-21-17-42-18-53-18-45 0-78 33-78 71 0 22 10 41 22 50-5 9-15 24-15 42 0 14 7 34 22 44-29 8-46 29-46 49 0 33 49 60 109 60 58 0 109-25 109-62 0-17-7-42-32-56s-54-14-84-14c-12 0-33 0-38 0-15-1-25-17-25-32zM109 311c-49 0-82-26-82-49s18-41 39-42c10 0 19 0 29 0 42 0 98 0 98 42 0 25-35 49-84 49z"><text:p/></draw:path><draw:path draw:style-name="gr98" draw:text-style-name="P81" svg:width="0.0744in" svg:height="0.0882in" svg:x="0.8346in" svg:y="0.0587in" svg:viewBox="0 0 190 225" svg:d="M42 97c3-73 43-86 60-86 51 0 56 66 56 86-39 0-77 0-116 0zM41 106c46 0 91 0 137 0 11 0 12 0 12-9 0-49-26-97-88-97-57 0-102 50-102 112 0 66 52 113 108 113 60 0 82-54 82-64 0-4-4-6-7-6-4 0-4 3-5 7-17 51-62 51-67 51-24 0-44-14-55-33-15-23-15-55-15-74z"><text:p/></draw:path><draw:path draw:style-name="gr99" draw:text-style-name="P81" svg:width="0.1508in" svg:height="0.085in" svg:x="0.9217in" svg:y="0.0598in" svg:viewBox="0 0 384 217" svg:d="M38 49c0 43 0 87 0 131 0 21-6 21-38 21 0 5 0 10 0 16 17 0 42-2 55-2 12 0 39 2 56 2 0-6 0-11 0-16-34 0-40 0-40-21 0-30 0-61 0-90 0-51 35-79 68-79 30 0 36 27 36 55 0 38 0 75 0 114 0 21-6 21-39 21 0 5 0 10 0 16 18 0 43-2 56-2 12 0 38 2 54 2 0-6 0-11 0-16-32 0-37 0-37-21 0-30 0-61 0-90 0-51 35-79 65-79 33 0 37 27 37 55 0 38 0 75 0 114 0 21-4 21-38 21 0 5 0 10 0 16 17 0 42-2 56-2 13 0 38 2 55 2 0-6 0-11 0-16-26 0-38 0-38-14 0-32 0-62 0-93 0-42 0-58-16-76-7-8-23-18-51-18-42 0-63 29-72 49-7-43-43-49-66-49-35 0-58 21-72 52 0-17 0-35 0-52-23 1-47 4-69 6 0 5 0 9 0 15 34 0 38 3 38 28z"><text:p/></draw:path><draw:path draw:style-name="gr100" draw:text-style-name="P81" svg:width="0.0744in" svg:height="0.0882in" svg:x="1.0823in" svg:y="0.0587in" svg:viewBox="0 0 190 225" svg:d="M42 97c3-73 43-86 60-86 51 0 56 66 56 86-39 0-77 0-116 0zM41 106c46 0 91 0 137 0 11 0 12 0 12-9 0-49-26-97-88-97-57 0-102 50-102 112 0 66 52 113 108 113 60 0 82-54 82-64 0-4-4-6-7-6-4 0-4 3-5 7-17 51-62 51-67 51-24 0-44-14-55-33-15-23-15-55-15-74z"><text:p/></draw:path><draw:path draw:style-name="gr101" draw:text-style-name="P81" svg:width="0.0965in" svg:height="0.085in" svg:x="1.1693in" svg:y="0.0598in" svg:viewBox="0 0 246 217" svg:d="M38 49c0 43 0 87 0 131 0 21-6 21-38 21 0 5 0 10 0 16 17 0 42-2 55-2 12 0 39 2 56 2 0-6 0-11 0-16-34 0-40 0-40-21 0-30 0-61 0-90 0-51 35-79 68-79 30 0 36 27 36 55 0 38 0 75 0 114 0 21-6 21-39 21 0 5 0 10 0 16 18 0 43-2 56-2 12 0 38 2 54 2 0-6 0-11 0-16-25 0-37 0-37-14 0-32 0-62 0-93 0-42 0-58-16-76-7-8-22-18-52-18-35 0-58 21-72 52 0-17 0-35 0-52-23 1-47 4-69 6 0 5 0 9 0 15 34 0 38 3 38 28z"><text:p/></draw:path><draw:path draw:style-name="gr102" draw:text-style-name="P81" svg:width="0.0602in" svg:height="0.1197in" svg:x="1.2689in" svg:y="0.0268in" svg:viewBox="0 0 154 305" svg:d="M76 105c23 0 46 0 70 0 0-6 0-11 0-15-24 0-47 0-70 0 0-30 0-61 0-90-5 0-9 0-13 0-1 39-15 92-63 94 0 3 0 7 0 11 14 0 27 0 41 0 0 45 0 89 0 136 0 58 46 64 64 64 35 0 49-35 49-64 0-10 0-20 0-28-4 0-8 0-13 0 0 8 0 16 0 26 0 35-15 53-33 53-32 0-32-43-32-51 0-47 0-91 0-136z"><text:p/></draw:path><draw:path draw:style-name="gr103" draw:text-style-name="P81" svg:width="0.0949in" svg:height="0.135in" svg:x="1.4118in" svg:y="0.0114in" svg:viewBox="0 0 242 344" svg:d="M169 312c0 11 0 22 0 32 24-1 49-3 73-5 0-5 0-10 0-16-35 0-39-3-39-26 0-98 0-198 0-297-24 1-46 4-70 6 0 5 0 9 0 15 34 0 38 3 38 27 0 35 0 70 0 106-14-18-35-31-62-31-59 0-109 49-109 112 0 60 48 109 104 109 32 0 53-17 65-32zM169 182c0 33 0 67 0 99 0 9 0 10-5 18-14 24-37 34-58 34-22 0-40-13-51-31-13-21-14-47-14-67 0-18 0-48 15-70 10-15 28-31 55-31 18 0 37 7 53 30 5 8 5 9 5 18z"><text:p/></draw:path><draw:path draw:style-name="gr104" draw:text-style-name="P81" svg:width="0.0744in" svg:height="0.0882in" svg:x="1.5181in" svg:y="0.0587in" svg:viewBox="0 0 190 225" svg:d="M41 97c2-73 44-86 61-86 51 0 55 66 55 86-39 0-77 0-116 0zM41 106c46 0 91 0 137 0 11 0 12 0 12-9 0-49-26-97-88-97-57 0-102 50-102 112 0 66 52 113 108 113 60 0 82-54 82-64 0-4-4-6-7-6-4 0-5 3-5 7-18 51-62 51-67 51-24 0-45-14-56-33-14-23-14-55-14-74z"><text:p/></draw:path><draw:path draw:style-name="gr105" draw:text-style-name="P81" svg:width="0.0945in" svg:height="0.085in" svg:x="1.6669in" svg:y="0.0618in" svg:viewBox="0 0 241 217" svg:d="M195 48c5-12 12-33 46-33 0-5 0-9 0-15-11 1-27 1-38 1s-34-1-42-1c0 6 0 10 0 15 18 0 24 12 24 21 0 5-2 7-3 12-17 42-34 84-50 125-19-46-38-90-56-137-3-7-3-7-3-8 0-13 19-13 28-13 0-5 0-9 0-15-14 0-42 1-53 1-14 0-34 0-48-1 0 6 0 10 0 15 31 0 32 3 39 19 24 57 48 114 72 173 2 7 2 10 9 10s9-4 10-10c21-53 44-106 65-159z"><text:p/></draw:path><draw:path draw:style-name="gr106" draw:text-style-name="P81" svg:width="0.0866in" svg:height="0.0882in" svg:x="1.7626in" svg:y="0.0587in" svg:viewBox="0 0 221 225" svg:d="M143 183c3 20 15 39 39 39 10 0 39-7 39-46 0-10 0-19 0-28-4 0-7 0-11 0 0 9 0 18 0 28 0 28-13 31-18 31-17 0-18-21-18-24 0-33 0-65 0-98 0-21 0-40-19-58-18-19-43-27-67-27-40 0-74 24-74 56 0 14 10 22 22 22 14 0 23-9 23-22 0-6-2-22-25-22 14-17 37-23 53-23 25 0 53 18 53 63 0 6 0 13 0 18-25 2-60 3-91 17-36 17-49 42-49 64 0 40 48 52 78 52 33 0 55-19 65-42zM140 102c0 16 0 32 0 49 0 46-36 63-57 63-26 0-45-17-45-42 0-27 21-67 102-70z"><text:p/></draw:path><draw:path draw:style-name="gr107" draw:text-style-name="P81" svg:width="0.0646in" svg:height="0.085in" svg:x="1.8571in" svg:y="0.0598in" svg:viewBox="0 0 165 217" svg:d="M67 55c0-19 0-37 0-55-22 1-45 4-67 6 0 5 0 9 0 15 34 0 38 3 38 28 0 43 0 87 0 131 0 21-6 21-38 21 0 5 0 10 0 16 18 0 42-2 56-2 20 0 42 0 62 2 0-6 0-11 0-16-3 0-7 0-10 0-37 0-38-5-38-22 0-25 0-50 0-75 0-49 21-93 59-93 3 0 4 0 5 0-1 2-12 7-12 20 0 14 11 21 22 21 9 0 21-6 21-21 0-17-15-31-36-31-37 0-55 34-62 55z"><text:p/></draw:path><draw:path draw:style-name="gr108" draw:text-style-name="P81" svg:width="0.0409in" svg:height="0.128in" svg:x="1.9335in" svg:y="0.0161in" svg:viewBox="0 0 105 326" svg:d="M71 111c-23 1-46 2-70 5 0 4 0 10 0 16 33 0 37 2 37 26 0 43 0 88 0 132 0 21-4 21-38 21 0 5 0 11 0 15 15 0 42-1 55-1 16 0 33 1 50 1 0-4 0-10 0-15-32 0-34-2-34-21 0-59 0-119 0-179zM73 25c0-15-13-25-27-25s-25 13-25 25c0 14 11 27 25 27s27-11 27-27z"><text:p/></draw:path><draw:path draw:style-name="gr109" draw:text-style-name="P81" svg:width="0.0866in" svg:height="0.0882in" svg:x="1.9894in" svg:y="0.0587in" svg:viewBox="0 0 221 225" svg:d="M143 183c1 20 15 39 38 39 11 0 40-7 40-46 0-10 0-19 0-28-4 0-7 0-11 0 0 9 0 18 0 28 0 28-13 31-18 31-17 0-18-21-18-24 0-33 0-65 0-98 0-21 0-40-19-58-19-19-43-27-67-27-40 0-74 24-74 56 0 14 10 22 22 22 14 0 23-9 23-22 0-6-2-22-25-22 14-17 37-23 53-23 25 0 53 18 53 63 0 6 0 13 0 18-25 2-60 3-91 17-36 17-49 42-49 64 0 40 48 52 78 52 33 0 55-19 65-42zM140 102c0 16 0 32 0 49 0 46-36 63-59 63-24 0-43-17-43-42 0-27 21-67 102-70z"><text:p/></draw:path><draw:path draw:style-name="gr110" draw:text-style-name="P81" svg:width="0.0949in" svg:height="0.135in" svg:x="2.0831in" svg:y="0.0114in" svg:viewBox="0 0 242 344" svg:d="M70 155c0-51 0-103 0-155-24 1-46 4-70 6 0 5 0 9 0 15 34 0 38 3 38 27 0 96 0 194 0 291 4 0 8 0 12 0 6-10 5-7 17-31 9 11 28 36 65 36 58 0 110-47 110-110 0-62-49-111-105-111-38 0-59 24-67 32zM71 283c0-33 0-66 0-100 0-10 0-10 6-18 20-26 46-31 59-31 21 0 39 13 50 31 14 21 16 49 16 69 0 18-2 46-16 68-11 16-29 31-56 31-22 0-39-11-52-29-7-10-7-13-7-21z"><text:p/></draw:path><draw:path draw:style-name="gr111" draw:text-style-name="P81" svg:width="0.0425in" svg:height="0.1331in" svg:x="2.1917in" svg:y="0.0114in" svg:viewBox="0 0 109 339" svg:d="M70 0c-24 1-46 4-70 6 0 5 0 9 0 15 34 0 38 3 38 27 0 85 0 170 0 254 0 21-6 21-38 21 0 6 0 11 0 16 15 0 42-2 55-2 11 0 36 2 54 2 0-5 0-10 0-16-33 0-39 0-39-21 0-101 0-201 0-302z"><text:p/></draw:path><draw:path draw:style-name="gr112" draw:text-style-name="P81" svg:width="0.0744in" svg:height="0.0882in" svg:x="2.2441in" svg:y="0.0587in" svg:viewBox="0 0 190 225" svg:d="M42 97c3-73 45-86 62-86 50 0 54 66 54 86-39 0-77 0-116 0zM42 106c46 0 91 0 137 0 10 0 11 0 11-9 0-49-26-97-86-97-58 0-104 50-104 112 0 66 52 113 109 113 60 0 81-54 81-64 0-4-2-6-5-6-4 0-6 3-7 7-17 51-62 51-66 51-25 0-45-14-56-33-14-23-14-55-14-74z"><text:p/></draw:path><draw:path draw:style-name="gr113" draw:text-style-name="P81" svg:width="0.022in" svg:height="0.0575in" svg:x="2.3413in" svg:y="0.1244in" svg:viewBox="0 0 57 147" svg:d="M57 52c0-32-12-52-30-52-17 0-27 13-27 27 0 12 10 25 27 25 5 0 11-2 16-6 2-1 2-1 3-1 0 3 0 0 0 7 0 36-17 66-33 81-5 6-5 7-5 8 0 3 2 6 5 6 5 0 44-38 44-95z"><text:p/></draw:path><draw:path draw:style-name="gr114" draw:text-style-name="P81" svg:width="0.0744in" svg:height="0.0882in" svg:x="2.4807in" svg:y="0.0587in" svg:viewBox="0 0 190 225" svg:d="M41 97c4-73 44-86 61-86 51 0 56 66 56 86-39 0-78 0-117 0zM41 106c46 0 91 0 137 0 11 0 12 0 12-9 0-49-26-97-88-97-57 0-102 50-102 112 0 66 52 113 108 113 60 0 82-54 82-64 0-4-4-6-7-6-4 0-5 3-5 7-18 51-62 51-67 51-24 0-44-14-55-33-15-23-15-55-15-74z"><text:p/></draw:path><draw:path draw:style-name="gr115" draw:text-style-name="P81" svg:width="0.0972in" svg:height="0.085in" svg:x="2.5673in" svg:y="0.0598in" svg:viewBox="0 0 248 217" svg:d="M39 49c0 43 0 87 0 131 0 21-5 21-39 21 0 5 0 10 0 16 18 0 43-2 56-2s39 2 56 2c0-6 0-11 0-16-34 0-39 0-39-21 0-30 0-61 0-90 0-51 35-79 67-79 31 0 36 27 36 55 0 38 0 75 0 114 0 21-5 21-39 21 0 5 0 10 0 16 17 0 42-2 56-2 13 0 38 2 55 2 0-6 0-11 0-16-25 0-38 0-38-14 0-32 0-62 0-93 0-42 0-58-15-76-7-8-24-18-52-18-37 0-59 21-73 52 0-17 0-35 0-52-24 1-46 4-70 6 0 5 0 9 0 15 35 0 39 3 39 28z"><text:p/></draw:path><draw:path draw:style-name="gr116" draw:text-style-name="P81" svg:width="0.0957in" svg:height="0.122in" svg:x="2.739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117" draw:text-style-name="P81" svg:width="0.0854in" svg:height="0.0882in" svg:x="2.852in" svg:y="0.0587in" svg:viewBox="0 0 218 225" svg:d="M218 115c0-63-49-115-109-115s-109 53-109 115c0 63 52 110 109 110 60 0 109-47 109-110zM109 213c-21 0-42-10-56-33-11-22-11-51-11-69 0-19 0-45 11-68 14-22 37-32 56-32 23 0 44 11 56 32 13 21 13 49 13 68 0 18 0 44-11 65-12 23-33 37-58 37z"><text:p/></draw:path><draw:path draw:style-name="gr118" draw:text-style-name="P81" svg:width="0.063in" svg:height="0.0882in" svg:x="2.95in" svg:y="0.0587in" svg:viewBox="0 0 161 225" svg:d="M85 125c12 2 52 9 52 44 0 25-17 45-56 45-40 0-59-28-68-69-2-7-2-8-7-8-6 0-6 3-6 11 0 21 0 44 0 66 0 8 0 11 6 11 2 0 2 0 12-10 2-1 0-1 10-11 21 21 43 21 53 21 58 0 80-32 80-68 0-25-15-41-21-46-17-16-35-20-56-24-28-6-60-11-60-41 0-17 12-36 54-36 55 0 58 43 58 59 1 4 4 2 5 4 7 0 7-2 7-11 0-17 0-34 0-51 0-7 0-11-5-11-3 0-3 0-10 6-1 2-6 7-8 8-19-14-40-14-47-14-60 0-78 34-78 60 0 17 8 31 21 42 15 13 29 16 64 23z"><text:p/></draw:path><draw:path draw:style-name="gr119" draw:text-style-name="P81" svg:width="0.0866in" svg:height="0.0882in" svg:x="3.0283in" svg:y="0.0587in" svg:viewBox="0 0 221 225" svg:d="M143 183c1 20 15 39 38 39 11 0 40-7 40-46 0-10 0-19 0-28-4 0-8 0-12 0 0 9 0 18 0 28 0 28-12 31-17 31-17 0-18-21-18-24 0-33 0-65 0-98 0-21 0-40-19-58-19-19-43-27-67-27-40 0-74 24-74 56 0 14 10 22 22 22 14 0 23-9 23-22 0-6-3-22-25-22 14-17 37-23 53-23 24 0 52 18 52 63 0 6 0 13 0 18-24 2-59 3-90 17-38 17-49 42-49 64 0 40 48 52 78 52 33 0 55-19 65-42zM139 102c0 16 0 32 0 49 0 46-35 63-58 63-24 0-43-17-43-42 0-27 19-67 101-70z"><text:p/></draw:path><draw:path draw:style-name="gr120" draw:text-style-name="P81" svg:width="0.0972in" svg:height="0.085in" svg:x="3.1228in" svg:y="0.0598in" svg:viewBox="0 0 248 217" svg:d="M38 49c0 43 0 87 0 131 0 21-6 21-38 21 0 5 0 10 0 16 17 0 42-2 56-2 13 0 38 2 55 2 0-6 0-11 0-16-34 0-38 0-38-21 0-30 0-61 0-90 0-51 33-79 66-79 30 0 36 27 36 55 0 38 0 75 0 114 0 21-6 21-38 21 0 5 0 10 0 16 17 0 42-2 55-2 12 0 39 2 56 2 0-6 0-11 0-16-27 0-38 0-39-14 0-32 0-62 0-93 0-42 0-58-16-76-7-8-22-18-52-18-35 0-58 21-72 52 0-17 0-35 0-52-23 1-47 4-69 6 0 5 0 9 0 15 34 0 38 3 38 28z"><text:p/></draw:path><draw:path draw:style-name="gr121" draw:text-style-name="P81" svg:width="0.0602in" svg:height="0.1197in" svg:x="3.2228in" svg:y="0.0268in" svg:viewBox="0 0 154 305" svg:d="M76 105c23 0 46 0 70 0 0-6 0-11 0-15-24 0-47 0-70 0 0-30 0-61 0-90-5 0-9 0-13 0 0 39-15 92-63 94 0 3 0 7 0 11 14 0 28 0 42 0 0 45 0 89 0 136 0 58 45 64 63 64 35 0 49-35 49-64 0-10 0-20 0-28-4 0-8 0-13 0 0 8 0 16 0 26 0 35-15 53-33 53-32 0-32-43-32-51 0-47 0-91 0-136z"><text:p/></draw:path><draw:path draw:style-name="gr122" draw:text-style-name="P81" svg:width="0.0961in" svg:height="0.087in" svg:x="3.3642in" svg:y="0.0598in" svg:viewBox="0 0 245 222" svg:d="M150 69c3-13 14-58 49-58 3 0 14 0 25 6-14 3-24 15-24 26 0 9 6 19 18 19s27-10 27-30c0-25-29-32-46-32-28 0-45 27-52 38-11-32-38-38-52-38-52 0-80 63-80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123" draw:text-style-name="P81" svg:width="0.1287in" svg:height="0.0453in" svg:x="3.5343in" svg:y="0.074in" svg:viewBox="0 0 328 116" svg:d="M311 21c7 0 17-1 17-11s-10-10-17-10c-98 0-196 0-294 0-7 0-17 0-17 10s10 11 17 11c98 0 196 0 294 0zM311 116c7 0 17 0 17-10 0-11-10-11-17-11-98 0-196 0-294 0-7 0-17 0-17 11 0 10 10 10 17 10 98 0 196 0 294 0z"><text:p/></draw:path><draw:path draw:style-name="gr124" draw:text-style-name="P81" svg:width="0.1098in" svg:height="0.1268in" svg:x="3.7374in" svg:y="0.0598in" svg:viewBox="0 0 280 323" svg:d="M59 299c-2 6-3 7-3 10 0 10 10 14 14 14 3 0 14-1 18-14 2-3 4-19 18-88 5 1 7 1 16 1 82 0 158-77 158-153 0-40-20-69-56-69-71 0-101 95-130 192-53-10-81-38-81-73 0-14 11-69 40-102 4-4 3-4 4-6 0-3-1-5-5-5-14 0-52 71-52 119 0 44 32 81 85 93-8 27-18 55-26 81zM126 194c-3 0-4 0-8-1-6 0-6 0-6-1 0-2 8-47 10-54 14-62 53-109 96-109 34 0 48 26 48 49 0 56-63 116-140 116z"><text:p/></draw:path><draw:path draw:style-name="gr125" draw:text-style-name="P81" svg:width="0.0449in" svg:height="0.1925in" svg:x="3.9055in" svg:y="0.0004in" svg:viewBox="0 0 115 490" svg:d="M115 484c0-1 0-1-9-10-61-63-77-155-77-229 0-86 19-171 79-231 7-7 7-7 7-8 0-5-2-6-6-6s-49 34-77 97c-25 53-32 107-32 148 0 38 6 96 34 152 29 60 71 93 75 93s6-2 6-6z"><text:p/></draw:path><draw:path draw:style-name="gr126" draw:text-style-name="P81" svg:width="0.0591in" svg:height="0.122in" svg:x="3.9661in" svg:y="0.0244in" svg:viewBox="0 0 151 311" svg:d="M91 111c15 0 31 0 46 0 10 0 14 0 14-10 0-6-4-6-14-6-14 0-28 0-42 0 17-70 20-80 20-82 0-9-6-13-14-13-2 0-16 0-20 17-7 26-12 52-19 78-16 0-31 0-47 0-9 0-15 0-15 10 0 6 4 6 14 6 14 0 29 0 43 0-35 138-37 146-37 155 0 26 19 45 46 45 50 0 78-70 78-75 0-4-4-4-7-4-4 0-4 2-7 6-21 50-47 61-64 61-10 0-14-5-14-22 0-11 0-14 3-22 12-49 23-97 36-144z"><text:p/></draw:path><draw:path draw:style-name="gr127" draw:text-style-name="P81" svg:width="0.0449in" svg:height="0.1925in" svg:x="4.0429in" svg:y="0.0004in" svg:viewBox="0 0 115 490" svg:d="M115 245c0-38-6-97-32-153-31-60-73-92-77-92-3 0-6 3-6 6 0 1 0 1 10 11 47 47 75 126 75 228 0 82-18 169-78 231-7 7-7 7-7 8 0 3 3 6 6 6 4 0 49-34 78-97 25-53 31-108 31-148z"><text:p/></draw:path></draw:g></draw:g></text:p><text:p text:style-name="P44"/><text:p text:style-name="P47"><draw:g text:anchor-type="as-char" svg:y="-0.3457in" draw:z-index="84" draw:style-name="gr1"><svg:title>TexMaths</svg:title><svg:desc>14§display§\int _{x=x_A}^{x_B}f\left(x\right)\cdot \text{d}x=\int _{x=x_A}^{x_B}f\left(\varphi \left(t\right)\right)\cdot \text{d}\left(\varphi \right)\left(t\right)=\int _{t=\left[t_A=\varphi \left(x_A\right)\right]}^{\left[t_B=\varphi ^{-1}\left(x_B\right)\right]}f\left(\varphi \left(t\right)\right)\cdot \text{d}\left(\varphi \right)\left(t\right)§svg§600§FALSE§</svg:desc><draw:g draw:style-name="gr2"><draw:path draw:style-name="gr10" draw:text-style-name="P80" svg:width="6.2551in" svg:height="0.5362in" svg:x="0.0004in" svg:y="0.0098in" svg:viewBox="0 0 15889 1363" svg:d="M7945 1363c-2648 0-5297 0-7945 0 0-454 0-909 0-1363 5297 0 10593 0 15889 0 0 454 0 909 0 1363-2648 0-5296 0-7944 0z"><text:p/></draw:path><draw:path draw:style-name="gr11" draw:text-style-name="P81" svg:width="0.1634in" svg:height="0.4295in" svg:x="0.0012in" svg:y="0.0831in" svg:viewBox="0 0 416 1092" svg:d="M23 1070c14-2 22-13 22-24 0-17-12-25-22-25-11 0-23 8-23 25 0 25 23 46 52 46 71 0 97-115 131-257 36-154 66-311 92-470 17-105 34-203 50-266 6-25 22-88 40-88 15 0 27 10 28 11-14 2-22 13-22 24 0 17 10 25 21 25 12 0 24-8 24-25 0-26-25-46-52-46-35 0-61 55-87 154-1 6-65 252-117 573-12 75-25 158-41 225-8 37-30 129-68 129-16 0-19-7-28-11z"><text:p/></draw:path><draw:path draw:style-name="gr12" draw:text-style-name="P81" svg:width="0.0689in" svg:height="0.0606in" svg:x="0.1815in" svg:y="0.0717in" svg:viewBox="0 0 176 155" svg:d="M67 115c-4 12-15 31-31 31-1 0-11 0-19-6 15-4 15-17 15-18 0-9-5-13-13-13s-19 9-19 21c0 17 19 25 35 25s29-9 37-25c8 18 25 25 39 25 37 0 57-43 57-53 0-4-4-4-5-4-4 0-4 1-6 6-6 23-26 42-45 42-13 0-20-10-20-23 0-10 8-40 17-78 7-27 22-35 32-35 6 1 11 0 18 4-11 3-15 13-15 20s5 12 13 12c7 0 19-7 19-21 0-19-21-25-35-25-16 0-29 11-36 24-6-14-21-24-40-24-36 0-57 42-57 52 0 5 4 4 5 5 4 0 6-1 7-7 8-26 29-40 45-40 11 0 19 5 19 22 0 7-4 24-7 37-4 15-6 30-10 46z"><text:p/></draw:path><draw:path draw:style-name="gr13" draw:text-style-name="P81" svg:width="0.0772in" svg:height="0.0657in" svg:x="0.2701in" svg:y="0.0846in" svg:viewBox="0 0 197 168" svg:d="M31 147c-3 7-3 10-20 10-7 0-11 0-11 7 0 4 4 4 8 4 35 0 68 0 103 0 41 0 76-28 76-53 0-16-14-31-46-35 23-4 56-20 56-45 0-20-24-35-54-35-32 0-64 0-96 0-6 0-10 0-10 7 0 4 4 4 10 4 2 0 9 0 14 2 0 2 0 2 0 5-10 44-20 86-30 129zM69 76c4-20 10-38 14-58 2-7 2-7 12-7 14 0 28 0 42 0 24 0 35 11 35 25 0 20-25 40-59 40-14 0-29 0-44 0zM59 157c-3 0-6 0-8-2 0-1 0-1 1-4 5-22 11-45 16-67 19 0 39 0 57 0 23 0 35 15 35 31 0 24-27 42-56 42-15 0-31 0-45 0z"><text:p/></draw:path><draw:path draw:style-name="gr14" draw:text-style-name="P81" svg:width="0.0689in" svg:height="0.0606in" svg:x="0.0996in" svg:y="0.463in" svg:viewBox="0 0 176 155" svg:d="M67 115c-4 12-15 31-31 31-1 0-12 0-19-6 14-4 15-17 15-18 0-7-5-13-13-13-10 0-19 9-19 21 0 17 19 25 35 25 14 0 28-9 37-25 8 18 25 25 39 25 37 0 57-43 57-53 0-4-4-4-5-4-4 0-4 1-6 6-8 23-26 42-45 42-13 0-20-10-20-23 0-8 8-40 17-78 7-27 22-35 32-35 6 1 11 0 18 4-11 3-15 13-15 20s5 12 13 12 19-7 19-21c0-19-21-25-35-25-16 0-29 11-36 24-6-14-21-24-40-24-36 0-57 42-57 53 0 4 4 4 5 4 4 0 6-1 7-5 8-28 28-42 44-42 12 0 20 5 20 22 0 7-4 24-7 37-4 15-6 30-10 46z"><text:p/></draw:path><draw:path draw:style-name="gr15" draw:text-style-name="P81" svg:width="0.0945in" svg:height="0.0358in" svg:x="0.1862in" svg:y="0.4705in" svg:viewBox="0 0 241 92" svg:d="M229 17c4 0 12 0 12-9 0-8-8-8-12-8-72 0-145 0-217 0-4 0-12 0-12 8 0 9 8 9 12 9 72 0 145 0 217 0zM229 92c4 0 12 0 12-8s-8-8-12-8c-72 0-145 0-217 0-4 0-12 0-12 8s8 8 12 8c72 0 145 0 217 0z"><text:p/></draw:path><draw:path draw:style-name="gr16" draw:text-style-name="P81" svg:width="0.0689in" svg:height="0.0606in" svg:x="0.2961in" svg:y="0.463in" svg:viewBox="0 0 176 155" svg:d="M67 115c-4 12-15 31-31 31-1 0-11 0-19-6 14-4 15-17 15-18 0-7-5-13-13-13-10 0-19 9-19 21 0 17 19 25 35 25s29-9 37-25c8 18 25 25 39 25 37 0 57-43 57-53 0-4-4-4-5-4-4 0-4 1-6 6-6 23-26 42-45 42-13 0-20-10-20-23 0-8 8-40 17-78 7-27 22-35 32-35 6 1 11 0 18 4-11 3-15 13-15 20s5 12 13 12c7 0 19-7 19-21 0-19-21-25-35-25-16 0-29 11-36 24-6-14-21-24-40-24-36 0-57 42-57 53 0 4 4 4 5 4 4 0 6-1 7-5 8-28 29-42 45-42 11 0 19 5 19 22 0 7-4 24-7 37-4 15-6 30-10 46z"><text:p/></draw:path><draw:path draw:style-name="gr17" draw:text-style-name="P81" svg:width="0.0772in" svg:height="0.0689in" svg:x="0.3835in" svg:y="0.4724in" svg:viewBox="0 0 197 176" svg:d="M147 7c-2-6-3-7-8-7-6 0-7 1-10 6-30 46-61 93-92 140-9 14-17 18-32 19-5 0-5 6-5 7 0 3 3 4 4 4 3 0 7-1 11-1s8 0 12 0 8 0 13 0c4 0 8 1 13 1 2 0 6 0 6-7 0-4-4-4-6-4-1 0-10-1-10-7 0-3 2-7 5-10 5-8 11-16 16-25 1-3 1-3 7-3 24 0 46 0 70 0 0 3 0 5 2 7 1 6 5 30 5 33 0 5-15 5-16 5-4 0-7 0-7 7 0 2 2 4 4 4 6 0 11-1 16-1 6 0 11 0 16 0 6 0 11 0 15 0 5 0 11 1 15 1s6-2 6-7c0-4-4-4-8-4-14 0-14-1-16-7-9-50-17-101-26-151zM125 31c6 26 10 52 15 78-23 0-44 0-67 0 18-26 35-52 52-78z"><text:p/></draw:path><draw:path draw:style-name="gr18" draw:text-style-name="P81" svg:width="0.0921in" svg:height="0.1756in" svg:x="0.5283in" svg:y="0.2102in" svg:viewBox="0 0 235 447" svg:d="M148 150c13 0 27 0 40 0 9 0 13 0 13-10 0-6-4-6-12-6-13 0-25 0-38 0 2-18 6-37 9-56 3-9 8-44 12-51 4-9 12-16 21-16 2 0 15 0 23 9-20 1-25 19-25 26 0 11 9 17 17 17 12 0 27-11 27-29 0-23-23-34-42-34-16 0-45 8-60 57-2 10-4 16-14 77-11 0-22 0-32 0s-15 0-15 10c0 6 4 6 13 6 11 0 20 0 31 0-12 64-23 129-35 194-9 48-17 93-41 93-1 0-13 0-23-10 22-1 27-18 27-26 0-12-9-17-17-17-14 0-27 11-27 29 0 23 21 34 40 34 27 0 45-28 53-48 15-31 26-90 27-94 9-52 19-103 28-155z"><text:p/></draw:path><draw:path draw:style-name="gr19" draw:text-style-name="P81" svg:width="0.0421in" svg:height="0.1933in" svg:x="0.6776in" svg:y="0.2016in" svg:viewBox="0 0 108 492" svg:d="M108 487c0-1 0-2-8-11-57-61-73-155-73-230 0-85 18-172 76-232 5-7 5-7 5-8 0-5-1-6-4-6-5 0-47 34-75 97-24 53-29 107-29 149 0 38 5 97 31 153 28 60 68 93 73 93 3 0 4-2 4-5z"><text:p/></draw:path><draw:path draw:style-name="gr20" draw:text-style-name="P81" svg:width="0.0913in" svg:height="0.0874in" svg:x="0.7366in" svg:y="0.261in" svg:viewBox="0 0 233 223" svg:d="M143 69c2-13 13-58 46-58 3 0 14 0 24 6-13 3-22 15-22 26 0 9 5 19 17 19 11 0 25-10 25-30 0-25-28-32-44-32-26 0-42 27-49 38-11-32-36-38-51-38-48 0-74 63-74 76 0 5 4 5 5 5 4 0 5-1 7-5 16-52 46-65 62-65 8 0 26 4 26 32 0 16-8 49-26 118-8 31-24 52-45 52-3 0-13 0-23-7 12-3 22-13 22-27 0-12-10-17-18-17-13 0-25 13-25 28 0 23 24 33 44 33 31 0 48-34 49-37 6 18 23 37 51 37 48 0 75-63 75-76 0-4-4-4-6-4-4 0-5 1-6 5-15 52-47 65-62 65-18 0-26-17-26-34 0-10 2-21 8-43 5-23 10-45 16-67z"><text:p/></draw:path><draw:path draw:style-name="gr21" draw:text-style-name="P81" svg:width="0.0421in" svg:height="0.1933in" svg:x="0.8472in" svg:y="0.2016in" svg:viewBox="0 0 108 492" svg:d="M108 246c0-39-5-98-31-154-28-60-68-92-73-92-3 0-4 1-4 6 0 1 0 1 8 11 47 47 73 126 73 229 0 84-17 170-76 233-5 6-5 7-5 8 0 3 1 5 4 5 5 0 47-34 75-96 24-54 29-109 29-150z"><text:p/></draw:path><draw:path draw:style-name="gr22" draw:text-style-name="P81" svg:width="0.0189in" svg:height="0.0201in" svg:x="0.9654in" svg:y="0.2874in" svg:viewBox="0 0 49 52" svg:d="M49 27c0-16-12-27-25-27s-24 11-24 27c0 14 11 25 24 25s25-11 25-25z"><text:p/></draw:path><draw:path draw:style-name="gr23" draw:text-style-name="P81" svg:width="0.0906in" svg:height="0.1358in" svg:x="1.0476in" svg:y="0.2126in" svg:viewBox="0 0 231 346" svg:d="M163 314c0 9 0 21 0 32 22-3 45-4 68-6 0-5 0-10 0-14-32 0-36-4-36-28 0-99 0-199 0-298-23 1-46 4-68 6 0 4 0 9 0 14 33 0 37 4 37 28 0 35 0 71 0 106-15-18-35-31-60-31-55 0-104 49-104 112 0 62 45 111 100 111 29 0 51-17 63-32zM163 182c0 34 0 67 0 101 0 8 0 10-6 18-14 24-36 35-56 35-21 0-37-14-49-32-12-20-13-48-13-69 0-18 1-47 14-70 10-15 28-31 54-31 16 0 36 7 50 30 6 8 6 10 6 18z"><text:p/></draw:path><draw:path draw:style-name="gr24" draw:text-style-name="P81" svg:width="0.0913in" svg:height="0.0874in" svg:x="1.1496in" svg:y="0.261in" svg:viewBox="0 0 233 223" svg:d="M143 69c2-13 13-58 45-58 3 0 15 0 24 6-13 3-23 15-23 26 0 9 6 19 19 19 9 0 25-10 25-30 0-25-28-32-44-32-28 0-44 27-49 38-12-32-37-38-51-38-49 0-76 63-76 76 0 5 6 5 7 5 3 0 4-1 5-5 16-52 47-65 63-65 9 0 25 4 25 32 0 16-8 49-25 118-7 31-24 52-44 52-3 0-13 0-24-7 12-3 23-13 23-27 0-12-11-17-18-17-14 0-25 13-25 28 0 23 23 33 44 33 31 0 47-34 48-37 7 18 23 37 51 37 49 0 76-63 76-76 0-4-6-4-7-4-4 0-4 1-5 5-16 52-48 65-63 65-19 0-25-17-25-34 0-10 2-21 8-43 5-23 10-45 16-67z"><text:p/></draw:path><draw:path draw:style-name="gr25" draw:text-style-name="P81" svg:width="0.1224in" svg:height="0.0449in" svg:x="1.3106in" svg:y="0.2756in" svg:viewBox="0 0 312 115" svg:d="M296 20c7 0 16 0 16-10s-9-10-15-10c-93 0-188 0-281 0-7 0-16 0-16 10s9 10 16 10c93 0 187 0 280 0zM297 115c6 0 15 0 15-10s-9-10-16-10c-93 0-187 0-280 0-7 0-16 0-16 10s9 10 16 10c93 0 188 0 281 0z"><text:p/></draw:path><draw:path draw:style-name="gr26" draw:text-style-name="P81" svg:width="0.1634in" svg:height="0.4295in" svg:x="1.5051in" svg:y="0.0831in" svg:viewBox="0 0 416 1092" svg:d="M23 1070c16-2 22-13 22-24 0-17-10-25-21-25-12 0-24 8-24 25 0 25 24 46 52 46 72 0 99-115 132-257 36-154 67-311 92-470 17-105 35-203 51-266 5-25 21-88 40-88 13 0 25 10 28 11-16 2-24 13-24 24 0 17 12 25 22 25 11 0 23-8 23-25 0-26-25-46-51-46-36 0-62 55-88 154-1 6-65 252-116 573-13 75-26 158-41 225-9 37-31 129-68 129-17 0-28-11-29-11z"><text:p/></draw:path><draw:path draw:style-name="gr27" draw:text-style-name="P81" svg:width="0.0689in" svg:height="0.0606in" svg:x="1.6858in" svg:y="0.0717in" svg:viewBox="0 0 176 155" svg:d="M65 115c-2 12-13 31-30 31-6-2-11 0-18-6 14-4 15-17 15-18 0-9-5-13-13-13-10 0-19 9-19 21 0 17 19 25 35 25 14 0 28-9 36-25 8 18 26 25 40 25 37 0 57-43 57-53 0-4-4-4-5-4-4 0-6 1-7 6-7 23-27 42-44 42-13 0-20-10-20-23 0-10 7-40 16-78 7-27 21-35 32-35 1 0 12 0 19 4-11 3-15 13-15 20s5 12 13 12c7 0 19-7 19-21 0-19-21-25-35-25-16 0-29 11-37 24-5-14-20-24-39-24-37 0-57 42-57 52 0 5 4 5 5 5 4 0 4-1 6-7 9-26 29-40 45-40 11 0 20 5 20 22 0 7-4 24-7 37-4 15-8 30-12 46z"><text:p/></draw:path><draw:path draw:style-name="gr28" draw:text-style-name="P81" svg:width="0.0768in" svg:height="0.0657in" svg:x="1.7744in" svg:y="0.0846in" svg:viewBox="0 0 196 168" svg:d="M29 147c-1 7-1 10-20 10-5 0-9 0-9 7 0 4 4 4 8 4 33 0 68 0 101 0 43 0 76-28 76-53 0-16-13-31-45-35 24-4 56-20 56-45 0-20-23-35-55-35s-64 0-96 0c-4 0-8 0-8 7 0 4 3 4 8 4 3 0 11 0 16 2 0 2 0 2-1 5-11 44-20 86-31 129zM69 76c4-20 10-38 14-58 1-7 1-7 12-7 14 0 28 0 42 0 23 0 35 11 35 25 0 20-25 40-59 40-14 0-29 0-44 0zM57 157c-1 0-5 0-6-2 0-1 0-1 0-4 5-22 10-45 16-67 18 0 38 0 57 0 24 0 36 15 36 31 0 24-28 42-57 42-15 0-31 0-46 0z"><text:p/></draw:path><draw:path draw:style-name="gr29" draw:text-style-name="P81" svg:width="0.0685in" svg:height="0.0606in" svg:x="1.6039in" svg:y="0.463in" svg:viewBox="0 0 175 155" svg:d="M65 115c-2 12-13 31-30 31-2 0-11 0-18-6 14-4 15-17 15-18 0-7-7-13-13-13-10 0-19 9-19 21 0 17 19 25 35 25 14 0 28-9 36-25 8 18 26 25 38 25 39 0 59-43 59-53 0-4-4-4-5-4-6 0-6 1-7 6-7 23-27 42-45 42-12 0-20-10-20-23 0-8 8-40 17-78 7-27 21-35 32-35 1 0 11 0 19 4-11 3-15 13-15 20s5 12 13 12c7 0 18-7 18-21 0-19-20-25-34-25-17 0-29 11-37 24-5-14-20-24-39-24-37 0-58 42-58 53 0 4 5 4 6 4 4 0 4-1 6-5 8-28 29-42 45-42 11 0 20 5 20 22 0 7-4 24-7 37-4 15-8 30-12 46z"><text:p/></draw:path><draw:path draw:style-name="gr30" draw:text-style-name="P81" svg:width="0.0945in" svg:height="0.0358in" svg:x="1.6906in" svg:y="0.4705in" svg:viewBox="0 0 241 92" svg:d="M228 17c5 0 13 0 13-9 0-8-8-8-13-8-72 0-144 0-216 0-5 0-12 0-12 8 0 9 7 9 12 9 72 0 144 0 216 0zM228 92c5 0 13 0 13-8s-8-8-13-8c-72 0-144 0-216 0-5 0-12 0-12 8s7 8 12 8c72 0 144 0 216 0z"><text:p/></draw:path><draw:path draw:style-name="gr31" draw:text-style-name="P81" svg:width="0.0685in" svg:height="0.0606in" svg:x="1.8008in" svg:y="0.463in" svg:viewBox="0 0 175 155" svg:d="M65 115c-2 12-13 31-30 31-2 0-11 0-18-6 14-4 15-17 15-18 0-7-5-13-13-13-10 0-19 9-19 21 0 17 19 25 35 25 14 0 28-9 36-25 8 18 26 25 40 25 37 0 57-43 57-53 0-4-4-4-5-4-6 0-6 1-7 6-7 23-27 42-44 42-13 0-21-10-21-23 0-8 8-40 17-78 7-27 21-35 32-35 1 0 12 0 19 4-11 3-15 13-15 20s5 12 13 12c7 0 18-7 18-21 0-19-20-25-34-25-16 0-29 11-37 24-5-14-20-24-39-24-37 0-57 42-57 53 0 4 4 4 5 4 4 0 4-1 6-5 9-28 29-42 45-42 11 0 20 5 20 22 0 7-4 24-7 37-4 15-8 30-12 46z"><text:p/></draw:path><draw:path draw:style-name="gr32" draw:text-style-name="P81" svg:width="0.0768in" svg:height="0.0689in" svg:x="1.8878in" svg:y="0.4724in" svg:viewBox="0 0 196 176" svg:d="M145 7c-1-6-1-7-6-7-6 0-7 1-10 6-30 46-61 93-92 140-9 14-18 18-33 19-4 0-4 6-4 7 0 3 3 4 4 4 3 0 7-1 9-1 4 0 8 0 12 0 6 0 10 0 14 0s9 1 13 1c1 0 5 0 5-7 0-4-2-4-4-4-1 0-10-1-10-7 0-3 2-7 4-10 5-8 12-16 17-25 1-3 1-3 5-3 24 0 47 0 71 0 1 3 1 5 3 7 0 6 5 30 5 33 0 5-11 4-16 5-4 0-8 0-8 7 0 2 1 4 4 4 5 0 11-1 16-1s11 0 17 0c4 0 10 0 15 0 4 0 9 1 15 1 4 0 5-2 5-7 0-4-4-4-7-4-16 0-16-1-17-7-9-50-17-101-27-151zM124 31c5 26 9 52 15 78-23 0-44 0-67 0 17-26 35-52 52-78z"><text:p/></draw:path><draw:path draw:style-name="gr33" draw:text-style-name="P81" svg:width="0.0913in" svg:height="0.1756in" svg:x="2.0327in" svg:y="0.2102in" svg:viewBox="0 0 233 447" svg:d="M147 150c13 0 26 0 40 0 9 0 14 0 14-10 0-6-5-6-13-6-13 0-25 0-39 0 4-18 7-37 11-56 1-9 8-44 11-51 4-9 12-16 22-16 2 0 14 0 23 9-21 1-25 19-25 26 0 11 8 17 17 17 12 0 25-11 25-29 0-23-21-34-40-34-16 0-45 8-60 57-2 10-4 16-16 77-10 0-21 0-32 0-9 0-13 0-13 10 0 6 4 6 12 6 11 0 21 0 32 0-12 64-24 129-36 194-8 48-16 93-40 93-3 0-15 0-23-10 22-1 26-18 26-26 0-12-8-17-18-17-12 0-25 11-25 29 0 23 20 34 40 34 25 0 44-28 52-48 16-31 27-90 27-94 9-52 18-103 28-155z"><text:p/></draw:path><draw:path draw:style-name="gr34" draw:text-style-name="P81" svg:width="0.0425in" svg:height="0.1933in" svg:x="2.1819in" svg:y="0.2016in" svg:viewBox="0 0 109 492" svg:d="M109 487c0-1 0-2-8-11-58-61-73-155-73-230 0-85 17-172 75-232 6-7 6-7 6-8 0-5-1-6-5-6s-47 34-73 97c-24 53-31 107-31 149 0 38 5 97 32 153 28 60 68 93 72 93s5-2 5-5z"><text:p/></draw:path><draw:path draw:style-name="gr35" draw:text-style-name="P81" svg:width="0.1047in" svg:height="0.1276in" svg:x="2.2445in" svg:y="0.261in" svg:viewBox="0 0 267 325" svg:d="M56 301c-1 7-3 7-3 10 0 11 10 14 14 14 2 0 13-2 17-13 3-4 4-21 17-89 4 0 7 0 15 0 79 0 151-77 151-154 0-40-19-69-54-69-68 0-96 95-124 192-50-10-77-38-77-73 0-14 11-69 39-102 4-4 2-4 4-6 0-3-2-5-6-5-13 0-49 71-49 119 0 46 31 81 81 93-8 27-17 55-25 83zM121 195c-4 0-5 0-9 0-5 0-5-2-5-3 0-2 8-46 9-53 15-63 51-110 92-110 32 0 45 27 45 49 0 56-60 117-132 117z"><text:p/></draw:path><draw:path draw:style-name="gr36" draw:text-style-name="P81" svg:width="0.0421in" svg:height="0.1933in" svg:x="2.4051in" svg:y="0.2016in" svg:viewBox="0 0 108 492" svg:d="M108 487c0-1 0-2-8-11-59-61-73-155-73-230 0-85 17-172 76-232 5-7 5-7 5-8 0-5-1-6-4-6-5 0-48 34-75 97-24 53-29 107-29 149 0 38 4 97 31 153 28 60 68 93 73 93 3 0 4-2 4-5z"><text:p/></draw:path><draw:path draw:style-name="gr37" draw:text-style-name="P81" svg:width="0.0563in" svg:height="0.1224in" svg:x="2.4626in" svg:y="0.2256in" svg:viewBox="0 0 144 312" svg:d="M87 111c14 0 29 0 44 0 9 0 13 0 13-10 0-6-4-6-12-6-13 0-28 0-41 0 16-70 18-80 18-82 0-9-5-13-13-13-1 0-15 0-19 17-6 26-12 52-18 78-15 0-30 0-44 0-10 0-15 0-15 10 0 6 4 6 13 6 14 0 28 0 42 0-34 140-35 148-35 156 0 27 17 45 43 45 48 0 74-71 74-75 0-5-4-5-5-5-5 0-5 2-8 7-20 51-44 63-60 63-11 0-15-7-15-23 0-12 0-16 3-23 12-49 23-96 35-145z"><text:p/></draw:path><draw:path draw:style-name="gr38" draw:text-style-name="P81" svg:width="0.0425in" svg:height="0.1933in" svg:x="2.5354in" svg:y="0.2016in" svg:viewBox="0 0 109 492" svg:d="M109 246c0-39-5-98-30-154-28-60-70-92-74-92-2 0-5 1-5 6 0 1 0 1 9 11 46 47 72 126 72 229 0 84-17 170-74 233-7 6-7 7-7 8 0 3 3 5 5 5 4 0 47-34 75-96 24-54 29-109 29-150z"><text:p/></draw:path><draw:path draw:style-name="gr39" draw:text-style-name="P81" svg:width="0.0425in" svg:height="0.1933in" svg:x="2.6071in" svg:y="0.2016in" svg:viewBox="0 0 109 492" svg:d="M109 246c0-39-5-98-32-154-28-60-68-92-72-92s-5 1-5 6c0 1 0 1 9 11 46 47 72 126 72 229 0 84-17 170-74 233-7 6-7 7-7 8 0 3 1 5 5 5s47-34 74-96c24-54 30-109 30-150z"><text:p/></draw:path><draw:path draw:style-name="gr40" draw:text-style-name="P81" svg:width="0.0189in" svg:height="0.0201in" svg:x="2.7252in" svg:y="0.2874in" svg:viewBox="0 0 49 52" svg:d="M49 27c0-16-10-27-24-27s-25 11-25 27c0 14 11 25 25 25s24-11 24-25z"><text:p/></draw:path><draw:path draw:style-name="gr41" draw:text-style-name="P81" svg:width="0.0909in" svg:height="0.1358in" svg:x="2.8079in" svg:y="0.2126in" svg:viewBox="0 0 232 346" svg:d="M163 314c0 9 0 21 0 32 22-3 46-4 69-6 0-5 0-10 0-14-33 0-37-4-37-28 0-99 0-199 0-298-23 1-44 4-67 6 0 4 0 9 0 14 32 0 36 4 36 28 0 35 0 71 0 106-13-18-33-31-59-31-56 0-105 49-105 112 0 62 47 111 100 111 29 0 51-17 63-32zM163 182c0 34 0 67 0 101 0 8 0 10-6 18-13 24-34 35-54 35-22 0-39-14-50-32-12-20-13-48-13-69 0-18 0-47 13-70 11-15 28-31 54-31 16 0 36 7 50 30 6 8 6 10 6 18z"><text:p/></draw:path><draw:path draw:style-name="gr42" draw:text-style-name="P81" svg:width="0.0425in" svg:height="0.1933in" svg:x="2.9531in" svg:y="0.2016in" svg:viewBox="0 0 109 492" svg:d="M109 487c0-1 0-2-8-11-58-61-74-155-74-230 0-85 18-172 76-232 6-7 6-7 6-8 0-5-2-6-5-6-4 0-47 34-75 97-24 53-29 107-29 149 0 38 5 97 31 153 28 60 69 93 73 93 3 0 5-2 5-5z"><text:p/></draw:path><draw:path draw:style-name="gr43" draw:text-style-name="P81" svg:width="0.1047in" svg:height="0.1276in" svg:x="3.0154in" svg:y="0.261in" svg:viewBox="0 0 267 325" svg:d="M57 301c-2 7-2 7-2 10 0 11 9 14 13 14 3 0 13-2 17-13 2-4 4-21 16-89 6 0 8 0 16 0 78 0 150-77 150-154 0-40-18-69-54-69-68 0-96 95-124 192-50-10-76-38-76-73 0-14 11-69 39-102 4-4 3-4 4-6 0-3-1-5-7-5-12 0-49 71-49 119 0 46 32 81 81 93-8 27-16 55-24 83zM121 195c-4 0-4 0-8 0-5 0-6-2-6-3 0-2 8-46 9-53 15-63 52-110 93-110 32 0 46 27 46 49 0 56-62 117-134 117z"><text:p/></draw:path><draw:path draw:style-name="gr44" draw:text-style-name="P81" svg:width="0.0421in" svg:height="0.1933in" svg:x="3.1374in" svg:y="0.2016in" svg:viewBox="0 0 108 492" svg:d="M108 246c0-39-5-98-31-154-28-60-68-92-73-92-3 0-4 1-4 6 0 1 0 1 9 11 46 47 72 126 72 229 0 84-17 170-76 233-5 6-5 7-5 8 0 3 1 5 4 5 5 0 47-34 75-96 24-54 29-109 29-150z"><text:p/></draw:path><draw:path draw:style-name="gr45" draw:text-style-name="P81" svg:width="0.0421in" svg:height="0.1933in" svg:x="3.2476in" svg:y="0.2016in" svg:viewBox="0 0 108 492" svg:d="M108 487c0-1 0-2-8-11-59-61-73-155-73-230 0-85 18-172 76-232 5-7 5-7 5-8 0-5-1-6-4-6-5 0-47 34-75 97-24 53-29 107-29 149 0 38 5 97 31 153 28 60 68 93 73 93 3 0 4-2 4-5z"><text:p/></draw:path><draw:path draw:style-name="gr46" draw:text-style-name="P81" svg:width="0.0563in" svg:height="0.1224in" svg:x="3.3051in" svg:y="0.2256in" svg:viewBox="0 0 144 312" svg:d="M85 111c15 0 30 0 44 0 10 0 15 0 15-10 0-6-5-6-13-6-14 0-28 0-42 0 18-70 19-80 19-82 0-9-5-13-13-13-2 0-15 0-19 17-7 26-12 52-19 78-14 0-29 0-44 0-9 0-13 0-13 10 0 6 4 6 13 6 14 0 28 0 42 0-35 140-36 148-36 156 0 27 17 45 42 45 48 0 75-71 75-75 0-5-4-5-5-5-4 0-6 2-7 7-21 51-45 63-61 63-11 0-15-7-15-23 0-12 1-16 3-23 12-49 22-96 34-145z"><text:p/></draw:path><draw:path draw:style-name="gr47" draw:text-style-name="P81" svg:width="0.0421in" svg:height="0.1933in" svg:x="3.3783in" svg:y="0.2016in" svg:viewBox="0 0 108 492" svg:d="M108 246c0-39-5-98-31-154-28-60-68-92-73-92-3 0-4 1-4 6 0 1 0 1 8 11 47 47 73 126 73 229 0 84-17 170-76 233-5 6-5 7-5 8 0 3 1 5 4 5 5 0 47-34 75-96 24-54 29-109 29-150z"><text:p/></draw:path><draw:path draw:style-name="gr48" draw:text-style-name="P81" svg:width="0.122in" svg:height="0.0449in" svg:x="3.5008in" svg:y="0.2756in" svg:viewBox="0 0 311 115" svg:d="M295 20c8 0 16 0 16-10s-8-10-15-10c-93 0-188 0-281 0-7 0-15 0-15 10s8 10 15 10c93 0 186 0 280 0zM296 115c7 0 15 0 15-10s-8-10-16-10c-94 0-187 0-280 0-7 0-15 0-15 10s8 10 15 10c93 0 188 0 281 0z"><text:p/></draw:path><draw:path draw:style-name="gr49" draw:text-style-name="P81" svg:width="0.1634in" svg:height="0.4295in" svg:x="3.6953in" svg:y="0.0831in" svg:viewBox="0 0 416 1092" svg:d="M23 1070c16-2 24-13 24-24 0-17-12-25-23-25-12 0-24 8-24 25 0 25 24 46 52 46 72 0 99-115 132-257 36-154 67-311 92-470 17-105 35-203 51-266 5-25 21-88 40-88 13 0 25 10 28 11-16 2-24 13-24 24 0 17 12 25 22 25 11 0 23-8 23-25 0-26-25-46-51-46-36 0-61 55-88 154-1 6-65 252-116 573-12 75-26 158-41 225-9 37-31 129-68 129-17 0-28-11-29-11z"><text:p/></draw:path><draw:path draw:style-name="gr50" draw:text-style-name="P81" svg:width="0.0248in" svg:height="0.1933in" svg:x="3.8913in" svg:y="0in" svg:viewBox="0 0 64 492" svg:d="M64 492c0-7 0-14 0-20-15 0-31 0-45 0 0-151 0-301 0-452 14 0 30 0 45 0 0-7 0-13 0-20-21 0-43 0-64 0 0 164 0 328 0 492 21 0 43 0 64 0z"><text:p/></draw:path><draw:path draw:style-name="gr51" draw:text-style-name="P81" svg:width="0.0433in" svg:height="0.0854in" svg:x="3.926in" svg:y="0.0465in" svg:viewBox="0 0 111 218" svg:d="M67 78c10 0 22 0 33 0 7 0 11 0 11-7 0-5-4-5-10-5-10 0-20 0-30 0 4-17 8-34 12-51 0-1 0-4 0-5 0-6-4-10-11-10-8 0-13 6-16 14-1 8 3-7-12 52-11 0-23 0-33 0-7 0-11 0-11 8 0 4 4 4 11 4 10 0 20 0 30 0-6 27-13 55-20 82-1 8-4 21-4 25 0 21 16 33 35 33 36 0 57-49 57-53s-4-4-5-4c-4 0-4 0-7 7-9 21-26 41-44 41-6 0-12-5-12-17 0-4 2-11 3-14 8-34 15-66 23-100z"><text:p/></draw:path><draw:path draw:style-name="gr52" draw:text-style-name="P81" svg:width="0.0772in" svg:height="0.0657in" svg:x="3.9874in" svg:y="0.0846in" svg:viewBox="0 0 197 168" svg:d="M31 147c-3 7-3 10-20 10-7 0-11 0-11 7 0 4 4 4 8 4 33 0 68 0 101 0 43 0 78-28 78-53 0-16-14-31-46-35 23-4 56-20 56-45 0-20-24-35-54-35-32 0-64 0-96 0-6 0-10 0-10 7 0 4 4 4 10 4 2 0 9 0 14 2 0 2 0 2 0 5-10 44-20 86-30 129zM69 76c4-20 10-38 14-58 2-7 2-7 12-7 14 0 28 0 42 0 24 0 35 11 35 25 0 20-25 40-59 40-14 0-29 0-44 0zM59 157c-3 0-6 0-8-2 0-1 0-1 1-4 5-22 11-45 16-67 19 0 39 0 57 0 23 0 35 15 35 31 0 24-27 42-56 42-15 0-31 0-45 0z"><text:p/></draw:path><draw:path draw:style-name="gr53" draw:text-style-name="P81" svg:width="0.0945in" svg:height="0.0358in" svg:x="4.0945in" svg:y="0.0791in" svg:viewBox="0 0 241 92" svg:d="M229 17c6 0 12 0 12-9 0-8-8-8-12-8-72 0-145 0-217 0-4 0-12 0-12 8 0 9 8 9 13 9 72 0 144 0 216 0zM229 92c4 0 12 0 12-8s-6-8-12-8c-72 0-144 0-216 0-5 0-13 0-13 8s8 8 12 8c72 0 145 0 217 0z"><text:p/></draw:path><draw:path draw:style-name="gr54" draw:text-style-name="P81" svg:width="0.0803in" svg:height="0.0882in" svg:x="4.2079in" svg:y="0.0717in" svg:viewBox="0 0 205 225" svg:d="M80 154c4 1 8 1 12 1 59 0 113-50 113-105 0-30-17-50-44-50-44 0-68 60-77 87-5 12-12 36-13 43-36-5-60-22-60-49 9-24 2-38 29-70 1-1 3-3 3-4 0-4-4-3-6-4-2 0-4 0-10 8-19 24-27 59-27 74 0 31 21 58 63 66-16 55-18 60-18 63 0 10 7 11 11 11s11-1 13-7c2-5 6-22 11-64zM85 132c7-41 10-56 24-79 15-21 32-29 50-29 22 0 34 15 34 33 0 34-41 75-97 75-4 0-8 0-11 0z"><text:p/></draw:path><draw:path draw:style-name="gr55" draw:text-style-name="P81" svg:width="0.0701in" svg:height="0.0051in" svg:x="4.3106in" svg:y="0.0457in" svg:viewBox="0 0 179 14" svg:d="M168 14c4 0 11 0 11-7s-7-7-11-7c-53 0-105 0-159 0-4 0-9 0-9 7s5 7 9 7c54 0 106 0 159 0z"><text:p/></draw:path><draw:path draw:style-name="gr56" draw:text-style-name="P81" svg:width="0.0374in" svg:height="0.0642in" svg:x="4.4087in" svg:y="0.0079in" svg:viewBox="0 0 96 164" svg:d="M60 8c0-8-1-8-8-8-17 17-43 17-48 17-1 0-3 0-4 0 0 3 0 7 0 10 1 0 3 0 4 0 5 0 20 0 35-7 0 40 0 82 0 123 0 8 0 11-26 11-4 0-8 0-12 0 0 3 0 7 0 10 14 0 35 0 48 0 14 0 35 0 47 0 0-3 0-7 0-10-4 0-8 0-12 0-24 0-24-3-24-11 0-45 0-90 0-135z"><text:p/></draw:path><draw:path draw:style-name="gr57" draw:text-style-name="P81" svg:width="0.0331in" svg:height="0.1346in" svg:x="4.4823in" svg:y="0.0291in" svg:viewBox="0 0 85 343" svg:d="M79 0c-62 46-79 119-79 172 0 48 15 123 79 171 2 0 6 0 6-4 0-2 0-2-2-4-44-42-60-100-60-163 0-94 33-138 61-164 1-1 1-2 1-4 0-4-4-4-6-4z"><text:p/></draw:path><draw:path draw:style-name="gr58" draw:text-style-name="P81" svg:width="0.0685in" svg:height="0.0606in" svg:x="4.5315in" svg:y="0.0717in" svg:viewBox="0 0 175 155" svg:d="M65 115c-2 12-13 31-30 31-2 0-11 0-18-6 14-4 15-17 15-18 0-9-7-13-13-13-10 0-19 9-19 21 0 17 17 25 35 25 14 0 28-9 36-25 8 18 26 25 38 25 39 0 59-43 59-53 0-4-4-3-5-4-6 0-6 1-7 6-7 23-27 42-45 42-14 0-20-10-20-23 0-10 8-40 17-78 7-27 21-35 32-35 1 0 11 0 19 4-11 3-15 13-15 20s5 12 13 12c7 0 18-7 18-21 0-19-20-25-34-25-17 0-29 11-37 24-5-14-21-24-39-24-37 0-58 42-58 52 0 5 5 5 6 5 4 0 4-1 6-7 8-26 29-40 45-40 11 0 20 5 20 22 0 7-4 24-7 37-4 15-8 30-12 46z"><text:p/></draw:path><draw:path draw:style-name="gr59" draw:text-style-name="P81" svg:width="0.0768in" svg:height="0.0657in" svg:x="4.6201in" svg:y="0.0846in" svg:viewBox="0 0 196 168" svg:d="M29 147c-2 7-2 10-20 10-6 0-9 0-9 7 0 4 3 4 7 4 34 0 68 0 102 0 42 0 76-28 76-53 0-16-13-31-45-35 23-4 56-20 56-45 0-20-23-35-55-35s-64 0-96 0c-5 0-8 0-8 7 0 4 3 4 8 4 3 0 11 0 15 2 0 2 0 2 0 5-11 44-20 86-31 129zM69 76c4-20 10-38 14-58 1-7 1-7 10-7 15 0 30 0 44 0 23 0 34 11 34 25 0 20-26 40-58 40-14 0-29 0-44 0zM57 157c-1 0-5 0-8-2 2-1 2-1 2-4 5-22 10-45 16-67 18 0 38 0 57 0 24 0 36 15 36 31 0 24-28 42-57 42-15 0-31 0-46 0z"><text:p/></draw:path><draw:path draw:style-name="gr60" draw:text-style-name="P81" svg:width="0.0327in" svg:height="0.1346in" svg:x="4.7272in" svg:y="0.0291in" svg:viewBox="0 0 84 343" svg:d="M5 0c-1 0-5 0-5 4 0 2 0 3 3 6 28 26 60 73 60 162 0 72-22 126-58 160-5 5-5 4-5 7 0 1 0 4 4 4s35-22 56-64c15-30 24-66 24-107 0-49-13-124-79-172z"><text:p/></draw:path><draw:path draw:style-name="gr61" draw:text-style-name="P81" svg:width="0.0248in" svg:height="0.1933in" svg:x="4.7799in" svg:y="0in" svg:viewBox="0 0 64 492" svg:d="M64 0c-21 0-43 0-64 0 0 7 0 13 0 20 15 0 31 0 45 0 0 151 0 301 0 452-14 0-30 0-45 0 0 6 0 13 0 20 21 0 43 0 64 0 0-164 0-328 0-492z"><text:p/></draw:path><draw:path draw:style-name="gr62" draw:text-style-name="P81" svg:width="0.0437in" svg:height="0.0854in" svg:x="3.7929in" svg:y="0.4378in" svg:viewBox="0 0 112 218" svg:d="M68 78c11 0 23 0 33 0 6 0 11 0 11-7 0-5-5-5-11-5-10 0-20 0-30 0 4-17 8-34 12-51 0-1 1-2 1-4 0-7-5-11-12-11-8 0-13 6-15 14s2-7-13 52c-11 0-23 0-33 0-6 0-11 0-11 8 0 4 4 4 11 4 10 0 20 0 30 0-6 27-12 55-18 82-3 8-6 21-6 25 0 21 16 33 35 33 37 0 57-49 57-53s-4-4-5-4c-4 0-4 0-7 7-9 21-25 41-44 41-6 0-12-5-12-17 0-4 2-11 3-14 8-34 16-66 24-100z"><text:p/></draw:path><draw:path draw:style-name="gr63" draw:text-style-name="P81" svg:width="0.0945in" svg:height="0.0358in" svg:x="3.852in" svg:y="0.4705in" svg:viewBox="0 0 241 92" svg:d="M229 17c6 0 12 0 12-9 0-8-6-8-12-8-72 0-144 0-216 0-5 0-13 0-13 8 0 9 8 9 13 9 72 0 144 0 216 0zM229 92c6 0 12 0 12-8s-6-8-12-8c-72 0-144 0-216 0-5 0-13 0-13 8s8 8 13 8c72 0 144 0 216 0z"><text:p/></draw:path><draw:path draw:style-name="gr64" draw:text-style-name="P81" svg:width="0.0197in" svg:height="0.135in" svg:x="3.9736in" svg:y="0.4209in" svg:viewBox="0 0 51 344" svg:d="M51 344c0-5 0-11 0-16-12 0-23 0-35 0 0-104 0-208 0-311 12 0 23 0 35 0 0-6 0-11 0-17-18 0-34 0-51 0 0 115 0 230 0 344 17 0 33 0 51 0z"><text:p/></draw:path><draw:path draw:style-name="gr65" draw:text-style-name="P81" svg:width="0.0433in" svg:height="0.0854in" svg:x="4.0035in" svg:y="0.4378in" svg:viewBox="0 0 111 218" svg:d="M67 78c10 0 22 0 33 0 7 0 11 0 11-7 0-5-4-5-10-5-10 0-21 0-32 0 4-17 8-34 12-51 2-1 2-2 2-4 0-7-4-11-11-11-8 0-13 6-16 14s3-7-12 52c-11 0-23 0-33 0-7 0-11 0-11 8 0 4 4 4 9 4 11 0 22 0 32 0-6 27-13 55-20 82-1 8-5 21-5 25 0 21 17 33 36 33 36 0 56-49 56-53s-3-3-4-4c-4 0-5 0-8 7-8 21-25 41-44 41-7 0-11-5-11-17 0-4 2-11 2-14 8-34 16-66 24-100z"><text:p/></draw:path><draw:path draw:style-name="gr66" draw:text-style-name="P81" svg:width="0.0768in" svg:height="0.0689in" svg:x="4.0634in" svg:y="0.4724in" svg:viewBox="0 0 196 176" svg:d="M145 7c0-6-1-7-6-7-6 0-7 1-10 6-30 46-61 93-92 140-9 14-17 18-33 19-4 0-4 6-4 7 0 3 3 4 4 4 3 0 7-1 11-1s8 0 12 0 8 0 12 0 9 1 13 1c3 0 7 0 7-7 0-4-4-4-6-4-1 0-10-1-10-7 0-3 2-7 4-10 5-8 12-16 17-25 1-3 1-3 5-3 24 0 48 0 72 0 0 3 0 5 2 7 0 6 5 30 5 33 0 5-15 5-16 5-4 0-8 0-8 7 0 2 3 4 5 4 4 0 10-1 15-1 7 0 12 0 17 0 6 0 10 0 15 0s11 1 15 1 5-2 5-7c0-4-3-4-7-4-16 0-16-1-16-7-9-50-18-101-28-151zM125 31c4 26 10 52 14 78-23 0-44 0-67 0 17-26 36-52 53-78z"><text:p/></draw:path><draw:path draw:style-name="gr67" draw:text-style-name="P81" svg:width="0.0953in" svg:height="0.0358in" svg:x="4.1673in" svg:y="0.4705in" svg:viewBox="0 0 243 92" svg:d="M229 17c6 0 14 0 14-9 0-8-8-8-14-8-72 0-144 0-216 0-5 0-13 0-13 8 0 9 8 9 13 9 72 0 144 0 216 0zM229 92c6 0 14 0 14-8s-8-8-14-8c-72 0-144 0-216 0-5 0-13 0-13 8s8 8 13 8c72 0 144 0 216 0z"><text:p/></draw:path><draw:path draw:style-name="gr68" draw:text-style-name="P81" svg:width="0.0803in" svg:height="0.0882in" svg:x="4.2807in" svg:y="0.463in" svg:viewBox="0 0 205 225" svg:d="M81 155c3 0 7 0 11 0 59 0 113-50 113-105 0-30-17-50-42-50-46 0-70 60-79 87-4 12-12 36-13 43-36-5-59-22-59-49 9-22 1-38 28-68 3-3 3-5 3-6 0-4-4-4-6-4s-4 0-10 8c-19 24-27 59-27 74 0 31 21 58 64 68-17 53-19 58-19 63 0 8 7 9 11 9 3 0 11-1 13-7 3-5 6-22 12-63zM85 132c7-40 10-56 26-77 14-21 32-31 48-31 22 0 34 15 34 33 0 35-41 75-97 75-3 0-8 0-11 0z"><text:p/></draw:path><draw:path draw:style-name="gr69" draw:text-style-name="P81" svg:width="0.0331in" svg:height="0.135in" svg:x="4.3835in" svg:y="0.4209in" svg:viewBox="0 0 85 344" svg:d="M79 0c-63 46-79 119-79 172 0 48 13 123 79 172 2 0 6 0 6-4 0-3-1-3-2-5-44-42-60-100-60-163 0-92 33-138 60-164 1-1 2-2 2-4 0-4-4-4-6-4z"><text:p/></draw:path><draw:path draw:style-name="gr70" draw:text-style-name="P81" svg:width="0.0689in" svg:height="0.0606in" svg:x="4.4323in" svg:y="0.463in" svg:viewBox="0 0 176 155" svg:d="M67 115c-4 12-15 31-31 31-1 0-11 0-17-6 13-4 13-17 13-18 0-7-5-13-13-13s-19 9-19 21c0 17 19 25 35 25s29-9 37-25c8 18 25 25 39 25 37 0 57-43 57-53 0-4-4-4-5-4-4 0-4 1-6 6-6 23-26 42-45 42-13 0-20-10-20-23 0-8 8-40 17-78 7-27 22-35 32-35 2 0 11 0 18 4-11 3-15 13-15 20s5 12 13 12c7 0 19-7 19-21 0-19-21-25-33-25-18 0-31 11-38 24-5-14-21-24-40-24-36 0-57 42-57 53 0 4 4 3 5 4 6 0 6-1 7-5 8-28 29-42 45-42 11 0 19 5 19 22 0 7-4 24-7 37-4 15-6 30-10 46z"><text:p/></draw:path><draw:path draw:style-name="gr71" draw:text-style-name="P81" svg:width="0.0772in" svg:height="0.0689in" svg:x="4.5197in" svg:y="0.4724in" svg:viewBox="0 0 197 176" svg:d="M147 7c-2-6-3-7-8-7-6 0-7 1-10 6-30 46-60 93-90 140-11 14-19 18-34 19-5 0-5 6-5 7 0 3 3 4 4 4 4 0 8-1 11-1 4 0 8 0 12 0s8 0 13 0c4 0 8 1 13 1 2 0 6 0 6-7 0-4-3-2-4-4-3 0-12-1-12-7 0-3 2-7 5-10 5-8 11-16 16-25 1-3 3-3 7-3 24 0 46 0 70 0 0 3 2 5 2 7 1 6 5 30 5 33 0 5-15 5-16 5-3 0-7 0-7 7 0 2 2 4 4 4 6 0 11-1 16-1 6 0 11 0 16 0 6 0 11 0 15 0 5 0 11 1 16 1 3 0 5-2 5-7 0-4-4-4-8-4-14 0-14-1-16-7-9-50-17-101-26-151zM125 31c6 26 10 52 15 78-23 0-44 0-67 0 18-26 35-52 52-78z"><text:p/></draw:path><draw:path draw:style-name="gr72" draw:text-style-name="P81" svg:width="0.0331in" svg:height="0.135in" svg:x="4.624in" svg:y="0.4209in" svg:viewBox="0 0 85 344" svg:d="M7 0c-3 0-7 0-7 4 0 2 1 3 3 6 28 26 60 73 60 162 0 72-22 126-56 160-7 5-7 5-7 8 0 2 1 4 4 4 4 0 36-23 57-65 15-30 24-66 24-107 0-49-13-124-78-172z"><text:p/></draw:path><draw:path draw:style-name="gr73" draw:text-style-name="P81" svg:width="0.0197in" svg:height="0.135in" svg:x="4.6764in" svg:y="0.4209in" svg:viewBox="0 0 51 344" svg:d="M51 0c-18 0-34 0-51 0 0 6 0 11 0 17 12 0 23 0 35 0 0 103 0 207 0 311-12 0-23 0-35 0 0 5 0 11 0 16 17 0 33 0 51 0 0-114 0-229 0-344z"><text:p/></draw:path><draw:path draw:style-name="gr74" draw:text-style-name="P81" svg:width="0.0921in" svg:height="0.1756in" svg:x="4.8764in" svg:y="0.2102in" svg:viewBox="0 0 235 447" svg:d="M148 150c13 0 27 0 40 0 9 0 15 0 15-10 0-6-6-6-14-6-13 0-25 0-38 0 2-18 6-37 9-56 3-9 9-44 12-51 4-9 12-16 21-16 3 0 15 0 23 9-20 1-25 19-25 26 0 11 9 17 17 17 13 0 27-11 27-29 0-23-22-34-42-34-16 0-45 8-58 57-4 10-6 16-16 77-11 0-22 0-32 0s-15 0-15 10c0 6 4 6 13 6 11 0 20 0 31 0-12 64-23 129-35 194-8 48-16 93-41 93-1 0-13 0-23-10 23-1 27-18 27-26 0-12-9-17-17-17-12 0-27 11-27 29 0 23 21 34 40 34 27 0 45-28 53-48 15-31 26-90 27-94 9-52 19-103 28-155z"><text:p/></draw:path><draw:path draw:style-name="gr75" draw:text-style-name="P81" svg:width="0.0425in" svg:height="0.1933in" svg:x="5.026in" svg:y="0.2016in" svg:viewBox="0 0 109 492" svg:d="M109 487c0-1 0-2-8-11-58-61-74-155-74-230 0-85 18-172 76-232 6-7 6-7 6-8 0-5-2-6-5-6-4 0-47 34-75 97-24 53-29 107-29 149 0 38 5 97 31 153 28 60 69 93 73 93 3 0 5-2 5-5z"><text:p/></draw:path><draw:path draw:style-name="gr76" draw:text-style-name="P81" svg:width="0.1047in" svg:height="0.1276in" svg:x="5.0882in" svg:y="0.261in" svg:viewBox="0 0 267 325" svg:d="M57 301c-2 7-2 7-2 10 0 11 9 14 13 14 3 0 13-2 17-13 2-4 4-21 16-89 6 0 8 0 16 0 78 0 150-77 150-154 0-40-18-69-54-69-68 0-96 95-124 192-50-10-76-38-76-73 0-14 11-69 39-102 4-4 3-4 4-6 0-3-1-5-7-5-12 0-49 71-49 119 0 46 32 81 81 93-8 27-16 55-24 83zM121 195c-4 0-4 0-8 0-5 0-6-2-6-3 0-2 8-46 9-53 15-63 52-110 93-110 32 0 46 27 46 49 0 56-62 117-134 117z"><text:p/></draw:path><draw:path draw:style-name="gr77" draw:text-style-name="P81" svg:width="0.0425in" svg:height="0.1933in" svg:x="5.2488in" svg:y="0.2016in" svg:viewBox="0 0 109 492" svg:d="M109 487c0-1 0-2-8-11-58-61-73-155-73-230 0-85 17-172 75-232 6-7 6-7 6-8 0-5-2-6-5-6-4 0-47 34-75 97-24 53-29 107-29 149 0 38 5 97 31 153 28 60 69 93 73 93 3 0 5-2 5-5z"><text:p/></draw:path><draw:path draw:style-name="gr78" draw:text-style-name="P81" svg:width="0.0563in" svg:height="0.1224in" svg:x="5.3067in" svg:y="0.2256in" svg:viewBox="0 0 144 312" svg:d="M85 111c15 0 30 0 44 0 10 0 15 0 15-10 0-6-5-6-13-6-14 0-28 0-42 0 18-70 20-80 20-82 0-9-6-13-14-13-2 0-14 0-19 17-5 26-12 52-17 78-15 0-30 0-44 0-10 0-15 0-15 10 0 6 4 6 13 6 14 0 28 0 42 0-34 140-36 148-36 156 0 27 18 45 44 45 46 0 73-71 73-75 0-5-3-5-5-5-4 0-4 2-7 7-20 51-45 63-61 63-10 0-15-7-15-23 0-12 1-16 3-23 12-49 22-96 34-145z"><text:p/></draw:path><draw:path draw:style-name="gr79" draw:text-style-name="P81" svg:width="0.0421in" svg:height="0.1933in" svg:x="5.3795in" svg:y="0.2016in" svg:viewBox="0 0 108 492" svg:d="M108 246c0-39-4-98-31-154-28-60-68-92-73-92-3 0-4 1-4 6 0 1 0 1 9 11 46 47 72 126 72 229 0 84-17 170-74 233-7 6-7 7-7 8 0 3 1 5 4 5 5 0 48-34 75-96 24-54 29-109 29-150z"><text:p/></draw:path><draw:path draw:style-name="gr80" draw:text-style-name="P81" svg:width="0.0421in" svg:height="0.1933in" svg:x="5.4516in" svg:y="0.2016in" svg:viewBox="0 0 108 492" svg:d="M108 246c0-39-5-98-31-154-28-60-68-92-73-92-3 0-4 1-4 6 0 1 0 1 8 11 47 47 73 126 73 229 0 84-17 170-76 233-5 6-5 7-5 8 0 3 1 5 4 5 5 0 47-34 75-96 24-54 29-109 29-150z"><text:p/></draw:path><draw:path draw:style-name="gr81" draw:text-style-name="P81" svg:width="0.0189in" svg:height="0.0201in" svg:x="5.5697in" svg:y="0.2874in" svg:viewBox="0 0 49 52" svg:d="M49 27c0-16-12-27-25-27s-24 11-24 27c0 14 11 25 24 25s25-11 25-25z"><text:p/></draw:path><draw:path draw:style-name="gr82" draw:text-style-name="P81" svg:width="0.0906in" svg:height="0.1358in" svg:x="5.652in" svg:y="0.2126in" svg:viewBox="0 0 231 346" svg:d="M163 314c0 9 0 21 0 32 22-3 45-4 68-6 0-5 0-10 0-14-32 0-36-4-36-28 0-99 0-199 0-298-23 1-46 4-68 6 0 4 0 9 0 14 33 0 37 4 37 28 0 35 0 71 0 106-15-18-35-31-60-31-55 0-104 49-104 112 0 62 45 111 100 111 29 0 51-17 63-32zM163 182c0 34 0 67 0 101 0 8 0 10-6 18-14 24-36 35-56 35-21 0-37-14-49-32-12-20-13-48-13-69 0-18 1-47 14-70 10-15 28-31 54-31 16 0 36 7 50 30 6 8 6 10 6 18z"><text:p/></draw:path><draw:path draw:style-name="gr83" draw:text-style-name="P81" svg:width="0.0421in" svg:height="0.1933in" svg:x="5.7972in" svg:y="0.2016in" svg:viewBox="0 0 108 492" svg:d="M108 487c0-1 0-2-8-11-59-61-73-155-73-230 0-85 17-172 76-232 5-7 5-7 5-8 0-5-1-6-4-6-5 0-47 34-75 97-24 53-29 107-29 149 0 38 5 97 31 153 28 60 68 93 73 93 3 0 4-2 4-5z"><text:p/></draw:path><draw:path draw:style-name="gr84" draw:text-style-name="P81" svg:width="0.1047in" svg:height="0.1276in" svg:x="5.8598in" svg:y="0.261in" svg:viewBox="0 0 267 325" svg:d="M56 301c-1 7-1 7-1 10 0 11 8 14 13 14 1 0 12-2 17-13 2-4 4-21 16-89 4 0 8 0 16 0 78 0 150-77 150-154 0-40-19-69-54-69-68 0-96 95-124 192-50-10-77-38-77-73 0-14 11-69 39-102 4-4 2-4 4-6 0-3 0-5-6-5-13 0-49 71-49 119 0 46 31 81 81 93-8 27-17 55-25 83zM121 195c-4 0-5 0-9 0-5 0-5-2-5-3 0-2 8-46 9-53 15-63 51-110 92-110 33 0 45 27 45 49 0 56-60 117-132 117z"><text:p/></draw:path><draw:path draw:style-name="gr85" draw:text-style-name="P81" svg:width="0.0425in" svg:height="0.1933in" svg:x="5.9815in" svg:y="0.2016in" svg:viewBox="0 0 109 492" svg:d="M109 246c0-39-5-98-30-154-28-60-70-92-74-92-2 0-5 1-5 6 0 1 0 1 9 11 47 47 74 126 74 229 0 84-18 170-76 233-7 6-7 7-7 8 0 3 3 5 5 5 4 0 47-34 75-96 24-54 29-109 29-150z"><text:p/></draw:path><draw:path draw:style-name="gr86" draw:text-style-name="P81" svg:width="0.0425in" svg:height="0.1933in" svg:x="6.0917in" svg:y="0.2016in" svg:viewBox="0 0 109 492" svg:d="M109 487c0-1 0-2-8-11-58-61-73-155-73-230 0-85 17-172 75-232 6-7 6-7 6-8 0-5-1-6-5-6s-47 34-73 97c-24 53-31 107-31 149 0 38 5 97 32 153 28 60 68 93 72 93s5-2 5-5z"><text:p/></draw:path><draw:path draw:style-name="gr87" draw:text-style-name="P81" svg:width="0.0563in" svg:height="0.1224in" svg:x="6.1496in" svg:y="0.2256in" svg:viewBox="0 0 144 312" svg:d="M87 111c14 0 29 0 44 0 9 0 13 0 13-10 0-6-4-6-13-6-14 0-27 0-40 0 16-70 18-80 18-82 0-9-5-13-13-13-1 0-15 0-19 17-6 26-12 52-18 78-15 0-30 0-44 0-10 0-15 0-15 10 0 6 4 6 13 6 14 0 28 0 42 0-34 140-36 148-36 156 0 27 18 45 44 45 48 0 74-71 74-75 0-5-4-5-6-5-4 0-4 2-7 7-20 51-45 63-61 63-10 0-14-7-14-23 0-12 0-16 3-23 12-49 23-96 35-145z"><text:p/></draw:path><draw:path draw:style-name="gr88" draw:text-style-name="P81" svg:width="0.0425in" svg:height="0.1933in" svg:x="6.2224in" svg:y="0.2016in" svg:viewBox="0 0 109 492" svg:d="M109 246c0-39-5-98-30-154-30-60-70-92-74-92-2 0-5 1-5 6 0 1 0 1 9 11 46 47 72 126 72 229 0 84-17 170-74 233-7 6-7 7-7 8 0 3 3 5 5 5 4 0 47-34 75-96 24-54 29-109 29-150z"><text:p/></draw:path></draw:g></draw:g></text:p><text:p text:style-name="Text_20_body"><text:s text:c="2"/></text:p></draw:text-box></draw:frame><text:soft-page-break/><text:span text:style-name="T24">Ensuite, il y a le corol</text:span><text:span text:style-name="T25">l</text:span><text:span text:style-name="T24">aire </text:span><text:span text:style-name="T25">(cette fois-ci on cherche à partir d’une intégrale packée pour l’expand </text:span><text:span text:style-name="T26">en posant </text:span><text:span text:style-name="T26"><draw:g text:anchor-type="as-char" svg:y="-0.1445in" draw:z-index="85" draw:style-name="gr1"><svg:title>TexMaths</svg:title><svg:desc>14§display§x=g\left(u\right)§svg§600§FALSE§</svg:desc><draw:g draw:style-name="gr2"><draw:path draw:style-name="gr3" draw:text-style-name="P80" svg:width="0.7217in" svg:height="0.1724in" svg:x="0.0047in" svg:y="0.0098in" svg:viewBox="0 0 1834 439" svg:d="M919 439c-307 0-612 0-919 0 0-147 0-292 0-439 612 0 1222 0 1834 0 0 147 0 292 0 439-305 0-610 0-915 0z"><text:p/></draw:path><draw:path draw:style-name="gr4" draw:text-style-name="P81" svg:width="0.0961in" svg:height="0.087in" svg:x="0.0004in" svg:y="0.0598in" svg:viewBox="0 0 245 222" svg:d="M151 69c3-13 14-58 48-58 3 0 14 0 25 6-14 3-24 15-24 26 0 9 6 19 18 19s27-10 27-30c0-25-28-32-45-32-29 0-46 27-52 38-12-32-39-38-53-38-52 0-80 63-80 76 0 5 6 5 7 5 3 0 5-1 6-5 17-52 49-65 66-65 10 0 26 4 26 32 0 16-8 49-26 118-7 31-25 50-46 50-3 0-14 0-26-5 13-3 24-13 24-27s-11-17-18-17c-15 0-28 13-28 28 0 23 25 32 46 32 34 0 51-35 52-37 6 18 24 37 53 37 51 0 79-63 79-75 0-4-5-4-6-4-4 0-6 1-6 4-16 53-50 64-65 64-20 0-27-15-27-32 0-11 3-21 8-43 6-23 12-45 17-67z"><text:p/></draw:path><draw:path draw:style-name="gr5" draw:text-style-name="P81" svg:width="0.1287in" svg:height="0.0453in" svg:x="0.1701in" svg:y="0.074in" svg:viewBox="0 0 328 116" svg:d="M311 21c7 0 17-1 17-11s-10-10-17-10c-98 0-196 0-294 0-7 0-17 0-17 10s10 11 17 11c98 0 196 0 294 0zM311 116c7 0 17 0 17-10 0-11-10-11-17-11-98 0-196 0-294 0-7 0-17 0-17 11 0 10 10 10 17 10 98 0 196 0 294 0z"><text:p/></draw:path><draw:path draw:style-name="gr6" draw:text-style-name="P81" svg:width="0.089in" svg:height="0.124in" svg:x="0.3661in" svg:y="0.0598in" svg:viewBox="0 0 227 316" svg:d="M225 32c0-3 2-5 2-8 0-9-7-14-16-14-4 0-18 4-19 21-9-18-27-31-46-31-56 0-117 69-117 140 0 47 30 77 65 77 29 0 53-23 57-28h2c-12 43-12 42-17 64-2 6-18 52-72 52-8 0-25 0-39-4 16-4 21-17 21-25 0-9-5-17-19-17-10 0-27 8-27 28 0 19 18 29 66 29 61 0 96-38 105-66 18-72 36-145 54-218zM161 154c-3 12-14 25-25 35-10 8-25 17-39 17-26 0-33-26-33-45 0-24 14-81 27-106 14-24 35-44 56-44 32 0 39 39 39 42s-1 6-1 7c-9 31-16 62-24 94z"><text:p/></draw:path><draw:path draw:style-name="gr7" draw:text-style-name="P81" svg:width="0.0449in" svg:height="0.1925in" svg:x="0.5134in" svg:y="0.0004in" svg:viewBox="0 0 115 490" svg:d="M115 484c0-1 0-1-9-10-61-63-77-155-77-229 0-86 19-171 79-231 7-7 7-7 7-8 0-5-2-6-6-6s-49 34-77 97c-25 53-32 107-32 148 0 38 6 96 34 152 29 60 71 93 75 93s6-2 6-6z"><text:p/></draw:path><draw:path draw:style-name="gr8" draw:text-style-name="P81" svg:width="0.0992in" svg:height="0.087in" svg:x="0.5752in" svg:y="0.0598in" svg:viewBox="0 0 253 222" svg:d="M158 190c6 20 23 32 44 32 18 0 29-11 36-26 8-18 15-48 15-49 0-4-4-4-5-4-6 0-6 1-7 8-7 27-17 60-38 60-10 0-14-5-14-22 0-11 6-34 10-51 4-18 8-36 12-53 3-7 7-26 9-33 3-11 8-30 8-32 0-10-7-14-14-14-3 0-15 0-19 16-10 37-31 122-38 149 0 1-20 40-56 40-25 0-30-21-30-39 0-28 14-67 27-101 6-14 8-21 8-30 0-23-16-41-40-41-48 0-66 71-66 76s6 5 7 5c4 0 6-1 7-10 13-42 31-60 50-60 5 0 13 0 13 16 0 12-6 26-8 33-19 49-30 80-30 104 0 46 34 58 60 58 34 0 51-22 59-32z"><text:p/></draw:path><draw:path draw:style-name="gr9" draw:text-style-name="P81" svg:width="0.0449in" svg:height="0.1925in" svg:x="0.6917in" svg:y="0.0004in" svg:viewBox="0 0 115 490" svg:d="M115 245c0-38-6-97-32-153-30-60-73-92-77-92-3 0-6 3-6 6 0 1 0 1 10 11 47 47 75 126 75 228 0 82-18 169-78 231-7 7-7 7-7 8 0 3 3 6 6 6 4 0 49-34 78-97 25-53 31-108 31-148z"><text:p/></draw:path></draw:g></draw:g></text:span><text:span text:style-name="T26"><text:s/></text:span><text:span text:style-name="T25">)</text:span><text:span text:style-name="T23">:</text:span></text:p>
      <text:p text:style-name="P59"><text:s/></text:p>
      <text:p text:style-name="P59"/>
      <text:p text:style-name="P58"/>
      <text:p text:style-name="P58"/>
      <text:p text:style-name="P58"><text:tab/></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6"/>
      <text:p text:style-name="P16"/>
      <text:p text:style-name="P16"/>
      <text:p text:style-name="P16"/>
      <text:p text:style-name="P16"/>
      <text:p text:style-name="P16"><text:soft-page-break/>Du coup, quand on se trouve dans le cas d’un changement de variable au sein d’une intégrale parce que la variable d’intégration ne correspond pas aux bornes, par exemple:</text:p>
      <text:p text:style-name="P19"><draw:g text:anchor-type="as-char" svg:y="-0.2992in" draw:z-index="19" draw:name="Shape33" draw:style-name="gr130"><svg:title>TexMaths</svg:title><svg:desc>14§display§\text{W}_1=\int _{t=t_A}^{t_B}\text{d}z=\int _{z=z_A}^{z_B}\text{d}z=\left(z_B-z_A\right)§svg§600§FALSE§</svg:desc><draw:g draw:style-name="gr2"><draw:path draw:style-name="gr131" draw:text-style-name="P80" svg:width="3.2878in" svg:height="0.4752in" svg:x="0.0059in" svg:y="0.0102in" svg:viewBox="0 0 8352 1208" svg:d="M0 0c2784 0 5569 0 8352 0 0 403 0 805 0 1208-2783 0-5568 0-8352 0 0-403 0-805 0-1208z"><text:p/></draw:path><draw:path draw:style-name="gr132" draw:text-style-name="P81" svg:width="0.1921in" svg:height="0.1358in" svg:x="-0.0004in" svg:y="0.1681in" svg:viewBox="0 0 489 346" svg:d="M438 48c10-28 31-33 51-33 0-5 0-9 0-15-16 1-31 1-45 1-16 0-46-1-59-1 0 6 0 10 0 15 32 0 42 17 42 26 0 4-1 7-1 9-26 76-49 153-75 229-26-80-51-161-78-241-1-3-1-6-1-9 0-14 28-14 40-14 0-5 0-9 0-15-18 1-52 1-70 1-19 0-39-1-60-1 0 6 0 10 0 15 28 0 39 0 45 17 4 11 7 24 11 35-22 70-46 142-69 212-26-82-53-161-79-243 0-1 0-5 0-7 0-14 28-14 40-14 0-5 0-9 0-15-18 1-52 1-70 1-19 0-39-1-60-1 0 6 0 10 0 15 38 0 39 3 45 21 33 101 66 201 99 301 2 5 3 9 9 9 7 0 8-3 9-10 27-84 55-167 82-249 28 84 54 166 82 250 2 5 3 9 9 9 7 0 8-3 9-10 31-97 63-192 94-288z"><text:p/></draw:path><draw:path draw:style-name="gr132" draw:text-style-name="P81" svg:width="0.0488in" svg:height="0.0894in" svg:x="0.2102in" svg:y="0.239in" svg:viewBox="0 0 125 228" svg:d="M78 10c0-10-1-10-11-10-22 22-53 22-67 22 0 5 0 9 0 13 8 0 31 0 50-10 0 59 0 116 0 175 0 11 0 17-35 17-4 0-8 0-12 0 0 3 0 7 0 11 5 0 47-1 60-1 11 0 55 1 62 1 0-4 0-8 0-11-5 0-9 0-13 0-34 0-34-6-34-17 0-63 0-127 0-190z"><text:p/></draw:path><draw:path draw:style-name="gr132" draw:text-style-name="P81" svg:width="0.1287in" svg:height="0.0449in" svg:x="0.3469in" svg:y="0.2291in" svg:viewBox="0 0 328 115" svg:d="M311 20c7 0 17 0 17-10s-10-10-17-10c-98 0-196 0-294 0-7 0-17 0-17 10s10 10 17 10c98 0 196 0 294 0zM311 115c7 0 17 0 17-10s-10-10-17-10c-98 0-196 0-294 0-7 0-17 0-17 10s10 10 17 10c98 0 196 0 294 0z"><text:p/></draw:path><draw:path draw:style-name="gr132" draw:text-style-name="P81" svg:width="0.1717in" svg:height="0.4291in" svg:x="0.5512in" svg:y="0.037in" svg:viewBox="0 0 437 1091" svg:d="M24 1068c15 0 24-11 24-24 0-16-13-23-24-23s-24 7-24 23c0 26 25 47 55 47 74 0 102-115 137-258 38-155 70-311 96-469 19-104 37-203 54-266 5-24 22-87 42-87 15 0 28 9 29 11-15 0-24 12-24 24 0 16 11 24 23 24s25-7 25-25c0-25-27-45-55-45-36 0-64 53-91 154-1 6-68 252-123 573-13 74-27 156-43 225-9 35-31 127-72 127-17 0-19-7-29-11z"><text:p/></draw:path><draw:path draw:style-name="gr132" draw:text-style-name="P81" svg:width="0.0453in" svg:height="0.0854in" svg:x="0.7398in" svg:y="0in" svg:viewBox="0 0 116 218" svg:d="M70 80c11 0 24 0 35 0 7 0 11 0 11-9 0-4-4-4-10-4-11 0-22 0-33 0 4-17 10-35 14-52 0-1 0-2 0-4 0-7-4-11-11-11-9 0-14 6-17 15-2 9 3-8-13 52-11 0-24 0-35 0-7 0-11 0-11 7 0 6 4 6 10 6 11 0 22 0 33 0-7 26-14 54-21 81-1 8-4 21-4 25 0 20 17 32 37 32 37 0 60-49 60-53 0-5-4-3-6-4-4 0-4 1-7 7-10 21-28 41-46 41-8 0-13-5-13-17 0-3 2-10 2-14 8-32 17-66 25-98z"><text:p/></draw:path><draw:path draw:style-name="gr132" draw:text-style-name="P81" svg:width="0.0811in" svg:height="0.0657in" svg:x="0.8043in" svg:y="0.0378in" svg:viewBox="0 0 207 168" svg:d="M31 147c-2 8-2 10-21 10-6 0-10 0-10 7 0 4 4 4 8 4 35 0 72 0 107 0 45 0 81-28 81-52 0-15-15-32-48-36 24-3 59-20 59-44 0-21-25-36-59-36-33 0-67 0-100 0-5 0-9 0-9 7 0 4 3 4 10 4 1 0 10 0 15 2 0 2 0 2-1 5-11 44-21 86-32 129zM73 77c4-20 10-38 14-57 3-9 3-9 12-9 16 0 30 0 45 0 25 0 37 13 37 25 0 20-27 41-62 41-15 0-31 0-46 0zM62 157c-3 0-6 0-9 0 0-3 0-3 2-4 5-23 11-45 16-68 20 0 40 0 59 0 25 0 38 14 38 30 0 24-29 42-59 42-15 0-32 0-47 0z"><text:p/></draw:path><draw:path draw:style-name="gr132" draw:text-style-name="P81" svg:width="0.0453in" svg:height="0.0854in" svg:x="0.6539in" svg:y="0.3913in" svg:viewBox="0 0 116 218" svg:d="M70 80c11 0 24 0 35 0 7 0 11 0 11-9 0-4-4-4-10-4-11 0-22 0-33 0 4-17 8-35 12-52 2-1 2-2 2-4 0-5-4-11-11-11-9 0-14 6-17 15s3-8-13 52c-11 0-24 0-35 0-7 0-11 0-11 7 0 6 4 6 10 6 11 0 22 0 33 0-7 26-14 54-21 81-1 8-5 21-5 25 0 20 18 32 38 32 37 0 60-47 60-51 0-6-4-5-6-6-4 0-5 1-8 7-9 22-27 41-46 41-7 0-12-5-12-17 0-3 2-10 2-14 8-32 17-66 25-98z"><text:p/></draw:path><draw:path draw:style-name="gr132" draw:text-style-name="P81" svg:width="0.0992in" svg:height="0.0358in" svg:x="0.7161in" svg:y="0.4236in" svg:viewBox="0 0 253 92" svg:d="M241 17c4 0 12 0 12-9 0-8-8-8-12-8-76 0-153 0-228 0-5 0-13 0-13 8 0 9 8 9 13 9 75 0 152 0 228 0zM241 92c4 0 12 0 12-8s-8-8-12-8c-76 0-153 0-228 0-5 0-13 0-13 8s8 8 13 8c75 0 152 0 228 0z"><text:p/></draw:path><draw:path draw:style-name="gr132" draw:text-style-name="P81" svg:width="0.0453in" svg:height="0.0854in" svg:x="0.8315in" svg:y="0.3913in" svg:viewBox="0 0 116 218" svg:d="M70 80c11 0 24 0 35 0 7 0 11 0 11-9 0-4-4-4-11-4-11 0-21 0-32 0 4-17 8-35 12-52 0-1 2-2 2-4 0-5-4-11-11-11-10 0-14 6-17 15s1-8-13 52c-11 0-24 0-35 0-7 0-11 0-11 7 0 6 4 6 10 6 11 0 21 0 32 0-7 26-13 54-20 81-2 8-5 21-5 25 0 20 18 32 38 32 37 0 58-47 58-51 0-6-4-6-5-6-4 0-4 1-7 7-10 22-27 41-46 41-7 0-12-5-12-17 0-3 2-10 2-14 8-32 17-66 25-98z"><text:p/></draw:path><draw:path draw:style-name="gr132" draw:text-style-name="P81" svg:width="0.0807in" svg:height="0.0689in" svg:x="0.8941in" svg:y="0.426in" svg:viewBox="0 0 206 176" svg:d="M153 7c0-6-2-7-7-7-6 0-7 3-10 6-32 46-65 93-97 140-10 15-18 19-35 19-4 0-3 4-4 7 0 3 3 4 4 4 3 0 7-1 11-1 5 0 7 0 12 0s9 0 14 0c4 0 9 1 14 1 1 0 5 0 5-7 0-4-3-4-4-4s-11 0-11-5 3-9 4-10c6-9 13-18 18-27 2-1 2-1 6-1 25 0 50 0 75 0 0 3 0 4 2 7 0 4 5 28 5 31 0 5-15 5-16 5-5 0-9 0-9 7 0 3 3 4 4 4 6 0 12-1 17-1 6 0 11 0 18 0 5 0 10 0 16 0 4 0 10 1 15 1 4 0 6-2 6-7 0-4-4-4-7-4-17 0-17-1-18-7-10-50-19-101-28-151zM130 31c6 26 10 53 16 80-24 0-47 0-70 0 18-27 36-54 54-80z"><text:p/></draw:path><draw:path draw:style-name="gr132" draw:text-style-name="P81" svg:width="0.0949in" svg:height="0.1362in" svg:x="1.0425in" svg:y="0.1665in" svg:viewBox="0 0 242 347" svg:d="M171 314c0 11 0 22 0 33 24-3 47-4 71-5 0-6 0-12 0-16-33 0-38-4-38-28 0-99 0-199 0-298-23 1-47 4-71 6 0 5 0 9 0 15 35 0 39 3 39 27 0 35 0 71 0 106-14-17-35-29-61-29-59 0-111 47-111 110s49 112 105 112c31 0 53-17 66-33zM171 182c0 34 0 67 0 101 0 10 0 10-6 18-15 24-36 35-59 35-21 0-39-13-50-32-14-20-15-48-15-67s1-48 15-70c11-16 29-33 56-33 17 0 38 9 53 30 6 8 6 10 6 18z"><text:p/></draw:path><draw:path draw:style-name="gr132" draw:text-style-name="P81" svg:width="0.0819in" svg:height="0.0874in" svg:x="1.1524in" svg:y="0.215in" svg:viewBox="0 0 209 223" svg:d="M43 176c27-29 41-42 59-56 0-1 31-26 48-44 47-47 59-70 59-72 0-4-5-3-6-4-4 0-6 0-8 4-14 24-26 32-37 32-12 0-18-7-25-15-8-11-17-21-34-21-36 0-60 45-60 56 0 1 2 4 7 4 4 0 4-1 6-4 10-24 38-24 42-24 10 0 19 4 31 7 19 9 25 9 37 9-16 21-58 56-68 64-14 14-30 27-44 41-33 33-50 61-50 64 0 6 4 6 6 6 4 0 4-2 7-7 12-17 26-31 42-31 11 0 16 4 29 19 8 10 17 19 31 19 49 0 77-63 77-76 0-3-2-6-6-6s-5 3-7 7c-11 31-42 41-59 41-9 0-18-3-29-6-17-7-24-8-34-8-1 0-9 0-14 1z"><text:p/></draw:path><draw:path draw:style-name="gr132" draw:text-style-name="P81" svg:width="0.128in" svg:height="0.0449in" svg:x="1.3071in" svg:y="0.2291in" svg:viewBox="0 0 326 115" svg:d="M309 20c9 0 17 0 17-10s-8-10-15-10c-98 0-198 0-296 0-7 0-15 0-15 10s8 10 17 10c98 0 194 0 292 0zM311 115c7 0 15 0 15-10s-8-10-17-10c-98 0-194 0-292 0-9 0-17 0-17 10s8 10 15 10c98 0 198 0 296 0z"><text:p/></draw:path><draw:path draw:style-name="gr132" draw:text-style-name="P81" svg:width="0.1709in" svg:height="0.4291in" svg:x="1.5118in" svg:y="0.037in" svg:viewBox="0 0 435 1091" svg:d="M22 1068c17 0 26-11 26-24 0-16-13-23-24-23-13 0-24 7-24 23 0 26 24 47 55 47 74 0 102-115 137-258 38-155 70-311 96-469 19-104 37-203 54-266 5-24 22-87 42-87 15 0 26 9 29 11-17 0-25 12-25 24 0 16 12 24 24 24 11 0 23-7 23-25 0-25-26-45-53-45-38 0-64 53-92 154-2 6-69 252-122 573-13 74-28 156-43 225-10 35-33 127-72 127-18 0-29-11-31-11z"><text:p/></draw:path><draw:path draw:style-name="gr132" draw:text-style-name="P81" svg:width="0.0618in" svg:height="0.0606in" svg:x="1.702in" svg:y="0.0256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132" draw:text-style-name="P81" svg:width="0.0807in" svg:height="0.0657in" svg:x="1.7795in" svg:y="0.0378in" svg:viewBox="0 0 206 168" svg:d="M31 147c-2 8-2 10-21 10-6 0-10 0-10 7 0 4 4 4 8 4 35 0 72 0 107 0 45 0 80-28 80-52 0-15-14-32-48-36 25-3 59-20 59-44 0-21-24-36-58-36-33 0-67 0-100 0-5 0-9 0-9 7 0 4 3 4 9 4 2 0 11 0 16 2 0 2 0 2-1 5-11 44-21 86-32 129zM73 77c4-20 10-38 14-57 1-9 1-9 12-9 16 0 30 0 45 0 24 0 37 13 37 25 0 20-27 41-62 41-15 0-31 0-46 0zM60 157c-1 0-5 0-7 0 0-3 0-3 0-4 6-23 11-45 17-68 20 0 41 0 60 0 25 0 38 14 38 30 0 24-29 42-60 42-16 0-32 0-48 0z"><text:p/></draw:path><draw:path draw:style-name="gr132" draw:text-style-name="P81" svg:width="0.0618in" svg:height="0.0606in" svg:x="1.6165in" svg:y="0.4165in" svg:viewBox="0 0 158 155" svg:d="M36 122c10-9 16-16 45-39 7-6 34-27 44-37 21-19 33-38 33-42s-4-4-5-4c-3 0-5 1-6 4-11 16-18 21-27 21-4 0-8-1-19-11-11-11-20-14-27-14-28 0-46 31-46 41 0 2 3 4 6 4 4 0 4-2 5-4 6-13 25-14 31-14 7 0 17 2 21 4 20 4 22 4 31 4-10 8-16 15-49 41-27 22-35 30-42 37-21 20-31 35-31 38 0 4 4 4 6 4 4 0 4 0 5-2 10-14 21-21 32-21 5 0 10 0 19 8 11 10 18 15 29 15 36 0 60-42 60-53 0-4-4-4-7-4-4 0-4 1-5 6-7 16-27 25-44 25-8 0-17-2-25-4-17-3-18-3-25-3-3 0-6 0-9 0z"><text:p/></draw:path><draw:path draw:style-name="gr132" draw:text-style-name="P81" svg:width="0.0992in" svg:height="0.0358in" svg:x="1.6969in" svg:y="0.4236in" svg:viewBox="0 0 253 92" svg:d="M239 17c6 0 14 0 14-9 0-8-8-8-12-8-76 0-153 0-228 0-5 0-13 0-13 8 0 9 7 9 13 9 75 0 151 0 226 0zM241 92c4 0 12 0 12-8s-8-8-14-8c-75 0-151 0-226 0-6 0-13 0-13 8s8 8 13 8c75 0 152 0 228 0z"><text:p/></draw:path><draw:path draw:style-name="gr132" draw:text-style-name="P81" svg:width="0.0618in" svg:height="0.0606in" svg:x="1.8142in" svg:y="0.4165in" svg:viewBox="0 0 158 155" svg:d="M36 122c10-9 16-16 45-39 7-6 34-27 44-37 21-19 33-38 33-42s-4-4-5-4c-3 0-5 1-6 4-11 16-18 21-27 21-4 0-8-1-19-11-11-11-20-14-27-14-28 0-46 31-46 41 0 2 3 4 6 4 4 0 4-2 5-4 6-13 25-14 31-14 7 0 17 2 21 4 20 4 22 4 31 4-10 8-16 15-48 41-28 22-36 30-43 37-21 20-31 35-31 38 0 4 4 4 6 4 4 0 4 0 7-2 8-14 19-21 30-21 5 0 10 0 19 8 11 10 18 15 29 15 36 0 60-42 60-53 0-4-4-4-7-4s-4 1-5 6c-7 16-27 25-44 25-8 0-17-2-25-4-15-3-18-3-25-3-3 0-6 0-9 0z"><text:p/></draw:path><draw:path draw:style-name="gr132" draw:text-style-name="P81" svg:width="0.0807in" svg:height="0.0689in" svg:x="1.8906in" svg:y="0.426in" svg:viewBox="0 0 206 176" svg:d="M153 7c-2-6-2-7-7-7-6 0-7 3-10 6-32 46-65 93-97 140-10 15-19 19-35 19-4 0-3 4-4 7 0 3 1 3 3 4 4 0 8-1 11-1 4 0 8 0 13 0s9 0 14 0c4 0 9 1 14 1 1 0 5 0 5-7 0-4-3-4-4-4s-11 0-11-5 3-9 4-10c6-9 13-18 18-27 2-1 2-1 6-1 25 0 49 0 74 0 1 3 1 4 1 7 2 4 7 28 7 31 0 5-11 4-16 5-5 0-9 0-9 7 0 3 2 4 4 4 6 0 12-1 17-1 6 0 11 0 18 0 5 0 10 0 16 0 4 0 10 1 15 1 4 0 6-2 6-7 0-4-4-4-7-4-17 0-17-1-18-7-10-50-19-101-28-151zM130 31c6 26 10 53 16 80-24 0-47 0-70 0 18-27 36-54 54-80z"><text:p/></draw:path><draw:path draw:style-name="gr132" draw:text-style-name="P81" svg:width="0.0949in" svg:height="0.1362in" svg:x="2.0386in" svg:y="0.1665in" svg:viewBox="0 0 242 347" svg:d="M171 314c0 11 0 22 0 33 24-3 47-4 71-5 0-6 0-12 0-16-33 0-38-4-38-28 0-99 0-199 0-298-23 1-47 4-71 6 0 5 0 9 0 15 35 0 39 3 39 27 0 35 0 71 0 106-14-17-36-29-63-29-57 0-109 47-109 110s49 112 105 112c31 0 53-17 66-33zM171 182c0 34 0 67 0 101 0 10 0 10-6 18-15 24-38 35-59 35s-39-13-51-32c-13-20-14-48-14-67s1-48 15-70c11-16 29-33 56-33 17 0 38 9 53 30 6 8 6 10 6 18z"><text:p/></draw:path><draw:path draw:style-name="gr132" draw:text-style-name="P81" svg:width="0.0819in" svg:height="0.0874in" svg:x="2.1476in" svg:y="0.215in" svg:viewBox="0 0 209 223" svg:d="M45 176c26-29 40-42 59-56 0-1 30-26 47-44 48-47 58-70 58-72 0-4-3-3-5-4-4 0-5 0-8 4-14 24-25 32-36 32-12 0-19-7-26-15-9-11-18-21-33-21-38 0-60 45-60 56 0 1 1 4 7 4 4 0 4-1 5-4 10-24 38-24 42-24 10 0 20 4 31 7 20 9 25 9 38 9-18 21-59 56-69 64-14 14-29 27-43 41-34 33-52 61-52 64 0 6 6 6 7 6 3 0 4-2 7-7 11-17 27-31 42-31 11 0 17 4 29 19 9 10 17 19 31 19 49 0 77-63 77-76 0-3-1-6-5-6-5 0-6 3-7 7-12 31-42 41-59 41-10 0-18-3-30-6-16-7-23-8-33-8-2 0-10 0-14 1z"><text:p/></draw:path><draw:path draw:style-name="gr132" draw:text-style-name="P81" svg:width="0.128in" svg:height="0.0449in" svg:x="2.3031in" svg:y="0.2291in" svg:viewBox="0 0 326 115" svg:d="M309 20c9 0 17 0 17-10s-8-10-15-10c-98 0-198 0-296 0-7 0-15 0-15 10s8 10 15 10c98 0 196 0 294 0zM311 115c7 0 15 0 15-10s-8-10-17-10c-98 0-196 0-294 0-7 0-15 0-15 10s8 10 15 10c98 0 198 0 296 0z"><text:p/></draw:path><draw:path draw:style-name="gr132" draw:text-style-name="P81" svg:width="0.0441in" svg:height="0.1937in" svg:x="2.5161in" svg:y="0.1547in" svg:viewBox="0 0 113 493" svg:d="M113 487c0-1 0-3-8-11-62-62-77-154-77-230 0-85 18-170 78-232 7-6 7-7 7-8 0-5-1-6-4-6-5 0-50 34-78 97-25 54-31 107-31 149 0 38 4 98 32 154 30 61 72 93 77 93 3 0 4-3 4-6z"><text:p/></draw:path><draw:path draw:style-name="gr132" draw:text-style-name="P81" svg:width="0.0811in" svg:height="0.0874in" svg:x="2.5807in" svg:y="0.215in" svg:viewBox="0 0 207 223" svg:d="M43 176c27-29 41-42 59-56 0-1 31-26 48-44 47-47 57-70 57-72 0-4-3-3-4-4-4 0-6 0-8 4-14 24-26 32-37 32s-18-7-25-15c-10-11-18-21-34-21-37 0-60 45-60 56 0 1 2 4 7 4 4 0 4-1 6-4 10-24 38-24 42-24 10 0 19 4 31 7 19 9 25 9 37 9-16 21-58 56-68 64-14 14-30 27-44 41-33 33-50 61-50 64 0 6 4 6 6 6 4 0 4-2 7-7 11-17 26-31 42-31 11 0 16 4 29 19 8 10 17 19 31 19 49 0 77-63 77-76 0-3-2-6-6-6s-5 3-7 7c-11 31-42 41-59 41-9 0-18-3-29-6-17-7-24-8-34-8-1 0-9 0-14 1z"><text:p/></draw:path><draw:path draw:style-name="gr132" draw:text-style-name="P81" svg:width="0.1031in" svg:height="0.0917in" svg:x="2.672in" svg:y="0.237in" svg:viewBox="0 0 263 234" svg:d="M41 207c-5 13-5 16-31 16-6 0-10 0-10 7 0 4 3 4 10 4 45 0 88 0 133 0 57 0 102-39 102-73 0-25-22-46-59-49 42-8 77-34 77-64 0-26-26-48-71-48-42 0-84 0-126 0-6 0-11 0-11 7 0 4 4 4 11 4 4 0 7 0 14 2 7 0 7 1 7 4 0 1 0 3-2 8-15 60-29 122-44 182zM95 108c7-28 14-56 21-84 3-11 3-13 17-13 18 0 35 0 53 0 35 0 44 24 44 37 0 28-33 60-79 60-18 0-38 0-56 0zM78 223c-11 0-11-2-11-5 0-2 0-1 2-7 8-30 15-63 23-93 24 0 49 0 73 0 32 0 45 21 45 40 0 34-35 65-76 65-18 0-37 0-56 0z"><text:p/></draw:path><draw:path draw:style-name="gr132" draw:text-style-name="P81" svg:width="0.1181in" svg:height="0.0075in" svg:x="2.8547in" svg:y="0.2484in" svg:viewBox="0 0 301 20" svg:d="M283 20c8 0 18 0 18-10s-10-10-18-10c-88 0-178 0-266 0-9 0-17 0-17 10s8 10 17 10c88 0 178 0 266 0z"><text:p/></draw:path><draw:path draw:style-name="gr132" draw:text-style-name="P81" svg:width="0.0819in" svg:height="0.0874in" svg:x="3.0402in" svg:y="0.215in" svg:viewBox="0 0 209 223" svg:d="M45 176c26-29 40-42 59-56 0-1 29-26 47-44 48-47 58-70 58-72 0-4-5-4-6-4-3 0-4 0-7 4-14 24-25 32-36 32-13 0-19-7-26-15-9-11-18-21-33-21-38 0-60 45-60 56 0 1 1 4 5 4s6-1 7-4c10-24 38-24 42-24 10 0 20 4 31 7 20 9 25 9 38 9-18 21-59 56-69 64-15 14-29 27-45 41-32 33-50 61-50 64 0 6 4 3 6 6 4 0 5-2 8-7 11-17 27-31 42-31 11 0 17 4 28 19 8 10 18 19 32 19 49 0 77-63 77-76 0-3-1-6-5-6-5 0-6 3-7 7-12 31-44 41-59 41-10 0-20-3-30-6-16-7-23-8-35-8-4 0-8 0-12 1z"><text:p/></draw:path><draw:path draw:style-name="gr132" draw:text-style-name="P81" svg:width="0.1016in" svg:height="0.0961in" svg:x="3.1303in" svg:y="0.2327in" svg:viewBox="0 0 259 245" svg:d="M50 204c-11 19-22 28-43 30-3 0-7 0-7 7 0 3 3 4 4 4 9 0 21-1 30-1 11 0 25 1 36 1 1 0 6 0 6-7 0-4-5-4-6-4-3-2-15-2-15-11 0-5 4-10 5-13 10-14 18-29 28-43 32 0 66 0 98 0 3 19 6 37 9 57-2 4-3 10-24 10-4 0-9 0-9 7 0 1 0 4 6 4 10 0 34-1 43-1 7 0 14 1 21 1 6 0 13 0 20 0 4 0 7-3 7-7s-4-4-10-4c-19 0-21-3-22-11-10-72-20-142-30-213-1-7-1-10-8-10s-8 3-13 8c-42 66-84 131-126 196zM97 155c23-37 47-75 71-113 6 38 11 76 17 113-30 0-59 0-88 0z"><text:p/></draw:path><draw:path draw:style-name="gr132" draw:text-style-name="P81" svg:width="0.0449in" svg:height="0.1937in" svg:x="3.2591in" svg:y="0.1547in" svg:viewBox="0 0 115 493" svg:d="M115 246c0-37-6-98-32-154-30-60-72-92-77-92-3 0-6 3-6 6 0 1 0 2 10 11 49 49 77 127 77 229 0 84-18 171-80 233-7 5-7 7-7 8 0 3 3 6 6 6 5 0 49-34 78-97 25-54 31-109 31-150z"><text:p/></draw:path></draw:g></draw:g></text:p>
      <text:p text:style-name="P16"><text:line-break/>En réalité ce qui est processé est la chose suivante:</text:p>
      <text:p text:style-name="P33"><draw:g text:anchor-type="as-char" svg:y="-0.2984in" draw:z-index="21" draw:name="Shape34" draw:style-name="gr130"><svg:title>TexMaths</svg:title><svg:desc>14§display§\text{W}_1=\int _{t=t_A}^{t_B}\text{d}\left(f_z\left(t\right)\right)§svg§600§FALSE§</svg:desc><draw:g draw:style-name="gr2"><draw:path draw:style-name="gr131" draw:text-style-name="P80" svg:width="1.7268in" svg:height="0.4756in" svg:x="0.0055in" svg:y="0.0102in" svg:viewBox="0 0 4387 1209" svg:d="M2195 1209c-732 0-1463 0-2195 0 0-404 0-806 0-1209 1463 0 2924 0 4387 0 0 403 0 805 0 1209-730 0-1461 0-2192 0z"><text:p/></draw:path><draw:path draw:style-name="gr132" draw:text-style-name="P81" svg:width="0.1913in" svg:height="0.1358in" svg:x="-0.0004in" svg:y="0.1693in" svg:viewBox="0 0 487 346" svg:d="M438 48c9-28 30-33 49-33 0-5 0-9 0-15-15 1-31 1-45 1s-46-1-58-1c0 6 0 10 0 15 32 0 43 17 43 26 0 4-3 7-3 11-25 75-49 151-74 227-27-80-52-161-78-241-2-3-2-6-2-9 0-14 28-14 41-14 0-5 0-9 0-15-17 1-52 1-70 1-20 0-39-1-59-1 0 6 0 10 0 15 28 0 38 0 43 19 5 11 7 22 12 33-23 70-47 142-69 212-27-81-53-161-80-243 0-1 0-5 0-7 0-14 28-14 41-14 0-5 0-9 0-15-17 1-52 1-70 1-20 0-39-1-59-1 0 6 0 10 0 15 36 0 38 3 45 21 32 101 66 201 98 302 1 4 3 8 8 8 7 0 9-3 10-10 27-84 55-167 81-249 28 84 55 167 83 251 1 4 3 8 8 8 7 0 9-3 10-10 32-96 63-192 95-288z"><text:p/></draw:path><draw:path draw:style-name="gr132" draw:text-style-name="P81" svg:width="0.0492in" svg:height="0.0894in" svg:x="0.2094in" svg:y="0.2402in" svg:viewBox="0 0 126 228" svg:d="M78 10c0-10-1-10-11-10-21 22-53 22-67 22 0 5 0 9 0 13 8 0 31 0 50-10 0 59 0 116 0 175 0 12 0 17-35 17-4 0-8 0-12 0 0 3 0 7 0 11 5 0 49-1 61-1 10 0 54 1 62 1 0-4 0-8 0-11-4 0-10 0-14 0-34 0-34-5-34-17 0-63 0-127 0-190z"><text:p/></draw:path><draw:path draw:style-name="gr132" draw:text-style-name="P81" svg:width="0.1287in" svg:height="0.0449in" svg:x="0.3461in" svg:y="0.2311in" svg:viewBox="0 0 328 115" svg:d="M311 20c7 0 17 0 17-10s-10-10-17-10c-98 0-196 0-294 0-7 0-17 0-17 10s10 10 17 10c98 0 196 0 294 0zM311 115c7 0 17 0 17-10s-10-10-17-10c-98 0-196 0-294 0-7 0-17 0-17 10s10 10 17 10c98 0 196 0 294 0z"><text:p/></draw:path><draw:path draw:style-name="gr132" draw:text-style-name="P81" svg:width="0.1717in" svg:height="0.4291in" svg:x="0.5508in" svg:y="0.037in" svg:viewBox="0 0 437 1091" svg:d="M24 1069c15-2 24-11 24-24 0-17-13-24-24-24s-24 7-24 24c0 25 25 46 55 46 74 0 103-115 137-258 39-155 70-311 96-469 19-103 37-203 54-266 5-24 22-87 42-87 15 0 28 9 29 11-15 0-24 12-24 24 0 17 11 24 24 24 11 0 24-7 24-24 0-26-27-46-55-46-36 0-64 53-91 154-1 6-68 252-123 572-13 75-27 158-43 227-9 35-31 127-72 127-17 0-19-7-29-11z"><text:p/></draw:path><draw:path draw:style-name="gr132" draw:text-style-name="P81" svg:width="0.0453in" svg:height="0.0858in" svg:x="0.739in" svg:y="0in" svg:viewBox="0 0 116 219" svg:d="M70 80c11 0 24 0 35 0 7 0 11 0 11-9 0-4-4-4-10-4-11 0-22 0-33 0 4-17 10-33 14-50 0-3 0-4 0-6 0-5-4-11-11-11-9 0-14 6-17 15-2 9 3-8-13 52-11 0-24 0-35 0-7 0-11 0-11 7 0 6 4 6 10 6 11 0 22 0 33 0-7 26-14 54-21 81-1 8-4 21-4 25 0 20 17 33 37 33 37 0 60-48 60-52 0-6-4-6-6-6-4 0-4 1-7 7-10 23-28 41-46 41-7 0-13-4-13-17 0-3 2-10 3-14 9-32 16-66 24-98z"><text:p/></draw:path><draw:path draw:style-name="gr132" draw:text-style-name="P81" svg:width="0.0811in" svg:height="0.0657in" svg:x="0.8035in" svg:y="0.0382in" svg:viewBox="0 0 207 168" svg:d="M31 147c-2 8-2 10-20 10-7 0-11 0-11 7 0 4 4 4 8 4 35 0 72 0 107 0 45 0 81-28 81-52 0-15-15-32-48-36 24-3 59-20 59-44 0-21-25-36-59-36-33 0-67 0-100 0-5 0-9 0-9 7 0 4 4 4 10 4 3 0 10 0 15 2 0 2 0 4-1 7-11 42-21 85-32 127zM73 77c4-20 10-38 14-57 3-9 3-9 12-9 16 0 30 0 45 0 25 0 37 13 37 25 0 21-27 41-62 41-15 0-31 0-46 0zM62 157c-3 0-6 0-9 0 0-3 0-3 2-4 5-23 11-45 16-68 20 0 40 0 59 0 25 0 38 14 38 30 0 24-29 42-59 42-15 0-32 0-47 0z"><text:p/></draw:path><draw:path draw:style-name="gr132" draw:text-style-name="P81" svg:width="0.0453in" svg:height="0.0858in" svg:x="0.6531in" svg:y="0.3929in" svg:viewBox="0 0 116 219" svg:d="M70 78c11 0 24 0 35 0 7 0 11 0 11-7 0-4-4-4-10-4-11 0-22 0-33 0 4-17 8-35 12-52 2-1 2-2 2-4 0-7-4-11-11-11-9 0-14 6-17 15-2 9 3-8-13 52-11 0-24 0-35 0-7 0-11 0-11 7 0 4 4 4 10 4 11 0 22 0 33 0-7 27-14 55-21 82-1 9-5 21-5 26 0 20 18 33 38 33 37 0 60-50 60-54 0-5-4-3-6-4-4 0-5 1-8 7-9 21-27 41-45 41-8 0-13-4-13-17 0-3 2-11 2-14 8-34 17-66 25-100z"><text:p/></draw:path><draw:path draw:style-name="gr132" draw:text-style-name="P81" svg:width="0.0992in" svg:height="0.0358in" svg:x="0.7154in" svg:y="0.4256in" svg:viewBox="0 0 253 92" svg:d="M241 17c4 0 12 0 12-9 0-8-8-8-12-8-76 0-153 0-228 0-5 0-13 0-13 8 0 9 8 9 13 9 75 0 152 0 228 0zM241 92c4 0 12 0 12-8s-8-8-12-8c-76 0-153 0-228 0-5 0-13 0-13 8s8 8 13 8c75 0 152 0 228 0z"><text:p/></draw:path><draw:path draw:style-name="gr132" draw:text-style-name="P81" svg:width="0.0453in" svg:height="0.0858in" svg:x="0.8307in" svg:y="0.3929in" svg:viewBox="0 0 116 219" svg:d="M70 78c11 0 24 0 35 0 7 0 11 0 11-7 0-4-4-4-11-4-11 0-21 0-32 0 4-17 8-35 12-52 0-1 2-2 2-4 0-7-4-11-11-11-10 0-14 6-17 15s3-8-13 52c-11 0-24 0-35 0-7 0-11 0-11 7 0 4 4 4 10 4 11 0 21 0 32 0-7 27-13 55-20 82-1 9-5 21-5 26 0 20 18 33 38 33 37 0 58-50 58-54 0-5-4-4-5-4-3 0-4 1-7 7-10 21-27 41-46 41-7 0-12-4-12-17 0-3 2-11 2-14 8-34 17-66 25-100z"><text:p/></draw:path><draw:path draw:style-name="gr132" draw:text-style-name="P81" svg:width="0.0807in" svg:height="0.0689in" svg:x="0.8929in" svg:y="0.4264in" svg:viewBox="0 0 206 176" svg:d="M153 7c0-6-2-7-7-7-6 0-7 3-10 6-32 46-65 93-97 140-10 15-18 18-35 19-4 0-3 4-4 7 0 3 3 4 4 4 3 0 7-1 11-1 5 0 9 0 12 0 5 0 9 0 14 0 4 0 9 1 14 1 1 0 5 0 5-7 0-4-3-4-4-4s-11 0-11-7c0-3 3-7 4-10 6-8 13-16 18-25 2-1 2-3 6-3 25 0 50 0 75 0 0 5 0 5 2 9 0 4 5 28 5 31 0 5-15 5-16 5-5 0-9 0-9 7 0 3 3 4 4 4 6 0 12-1 17-1 6 0 11 0 18 0 5 0 10 0 16 0 4 0 10 1 15 1 4 0 6-2 6-7 0-4-4-4-7-4-17 0-17-1-18-7-10-50-19-101-28-151zM130 31c6 26 10 53 16 80-24 0-47 0-70 0 18-27 36-54 54-80z"><text:p/></draw:path><draw:path draw:style-name="gr132" draw:text-style-name="P81" svg:width="0.0949in" svg:height="0.1362in" svg:x="1.0409in" svg:y="0.1665in" svg:viewBox="0 0 242 347" svg:d="M171 314c0 11 0 22 0 33 24-2 47-4 71-5 0-6 0-11 0-16-33 0-38-4-38-28 0-99 0-199 0-298-23 1-47 4-71 6 0 5 0 9 0 15 35 0 39 3 39 28 0 35 0 70 0 105-14-17-35-29-61-29-59 0-111 47-111 110s49 112 105 112c31 0 53-16 66-33zM171 182c0 34 0 67 0 101 0 10 0 10-6 18-15 24-36 35-59 35-21 0-39-12-50-32-14-20-15-48-15-67 0-18 1-48 15-70 11-16 29-33 56-33 17 0 38 9 53 30 6 8 6 10 6 18z"><text:p/></draw:path><draw:path draw:style-name="gr132" draw:text-style-name="P81" svg:width="0.0441in" svg:height="0.1933in" svg:x="1.1937in" svg:y="0.1551in" svg:viewBox="0 0 113 492" svg:d="M113 487c0-1 0-2-8-11-62-61-77-154-77-229 0-86 20-171 80-233 5-6 5-7 5-8 0-3-1-6-4-6-5 0-49 34-78 97-25 54-31 108-31 150 0 37 6 98 32 152 30 62 72 93 77 93 3 0 4-2 4-5z"><text:p/></draw:path><draw:path draw:style-name="gr132" draw:text-style-name="P81" svg:width="0.0965in" svg:height="0.176in" svg:x="1.2598in" svg:y="0.1638in" svg:viewBox="0 0 246 448" svg:d="M155 150c14 0 28 0 42 0 10 0 14 0 14-10 0-6-4-6-12-6-14 0-27 0-41 0 3-18 7-37 10-56 1-9 8-44 11-50 6-10 14-17 24-17 1 0 15 0 24 9-21 2-27 19-27 26 0 11 10 18 18 18 13 0 28-11 28-30 0-23-23-34-43-34-17 0-48 10-63 57-3 12-4 16-15 77-12 0-23 0-34 0-10 0-15 0-15 10 0 6 4 6 14 6 11 0 21 0 32 0-13 64-24 129-37 195-9 47-18 92-43 92-1 0-14 0-24-8 23-2 28-20 28-27 0-11-10-18-18-18-14 0-28 11-28 29 0 23 22 35 42 35 27 0 48-29 56-47 15-31 27-91 28-94 10-53 20-105 29-157z"><text:p/></draw:path><draw:path draw:style-name="gr132" draw:text-style-name="P81" svg:width="0.0618in" svg:height="0.0606in" svg:x="1.3531in" svg:y="0.2693in" svg:viewBox="0 0 158 155" svg:d="M36 122c9-10 16-16 45-39 7-6 32-27 42-37 21-21 35-38 35-42s-4-4-5-4c-5 0-5 1-7 3-10 17-17 21-26 21-4 0-9 0-19-10-13-11-20-14-28-14-27 0-46 29-46 41 0 2 4 4 7 4 2 0 4-2 5-6 6-11 24-12 30-12 8 0 16 2 22 2 18 5 21 5 29 5-8 9-15 15-47 42-27 21-37 29-42 36-21 21-31 36-31 39 0 4 4 4 6 4s4-1 5-4c10-12 20-21 32-21 5 0 9 2 19 10 11 10 16 15 28 15 37 0 60-42 60-53 0-4-4-4-6-4-4 0-4 1-5 4-7 18-28 27-45 27-7 0-17-3-25-4-16-5-19-5-24-5-2 0-7 0-9 2z"><text:p/></draw:path><draw:path draw:style-name="gr132" draw:text-style-name="P81" svg:width="0.0441in" svg:height="0.1933in" svg:x="1.4854in" svg:y="0.1551in" svg:viewBox="0 0 113 492" svg:d="M113 487c0-1 0-2-8-11-62-61-77-154-77-229 0-86 20-171 80-233 5-6 5-7 5-8 0-3-1-6-4-6-5 0-49 34-78 97-25 54-31 108-31 150 0 37 6 98 32 152 30 62 72 93 77 93 3 0 4-2 4-5z"><text:p/></draw:path><draw:path draw:style-name="gr132" draw:text-style-name="P81" svg:width="0.0591in" svg:height="0.1232in" svg:x="1.5461in" svg:y="0.1791in" svg:viewBox="0 0 151 314" svg:d="M90 111c15 0 30 0 46 0 10 0 15 0 15-10 0-6-5-6-14-6-14 0-29 0-43 0 18-68 19-78 19-82 0-7-5-13-14-13-1 0-15 0-19 18-7 25-13 52-20 77-15 0-31 0-46 0-10 0-14 0-14 10 0 6 4 6 14 6 14 0 29 0 43 0-36 140-37 148-37 157 0 26 18 46 44 46 51 0 79-73 79-76 0-5-4-5-6-5-4 0-5 1-7 7-22 50-47 63-64 63-10 0-16-7-16-23 0-12 2-15 3-24 13-49 24-96 37-145z"><text:p/></draw:path><draw:path draw:style-name="gr132" draw:text-style-name="P81" svg:width="0.0441in" svg:height="0.1933in" svg:x="1.6224in" svg:y="0.1551in" svg:viewBox="0 0 113 492" svg:d="M113 247c0-38-5-99-32-155-29-60-71-92-77-92-3 0-4 3-4 6 0 1 0 2 8 11 49 49 77 127 77 230 0 84-18 170-79 232-6 6-6 7-6 8 0 3 1 5 4 5 6 0 49-33 79-96 25-54 30-109 30-149z"><text:p/></draw:path><draw:path draw:style-name="gr132" draw:text-style-name="P81" svg:width="0.0449in" svg:height="0.1933in" svg:x="1.6976in" svg:y="0.1551in" svg:viewBox="0 0 115 492" svg:d="M115 247c0-38-6-99-32-155-30-60-73-92-77-92-3 0-6 3-6 6 0 1 0 2 10 11 47 49 75 127 75 230 0 84-18 170-78 232-7 6-7 7-7 8 0 3 3 5 6 5 4 0 49-33 78-96 25-54 31-109 31-149z"><text:p/></draw:path></draw:g></draw:g><text:line-break/></text:p>
      <text:p text:style-name="P22"><text:span text:style-name="T33">(ce qui est évidemment égal à </text:span><text:span text:style-name="T33"><draw:g text:anchor-type="as-char" svg:y="-0.1445in" draw:z-index="20" draw:name="Shape35" draw:style-name="gr130"><svg:title>TexMaths</svg:title><svg:desc>14§display§f_z\left(t_B\right)-f_z\left(t_A\right)§svg§600§FALSE§</svg:desc><draw:g draw:style-name="gr2"><draw:path draw:style-name="gr131" draw:text-style-name="P80" svg:width="1.3295in" svg:height="0.1724in" svg:x="-0.0004in" svg:y="0.0091in" svg:viewBox="0 0 3378 439" svg:d="M1690 439c-565 0-1127 0-1690 0 0-147 0-292 0-439 1125 0 2252 0 3378 0 0 147 0 292 0 439-563 0-1126 0-1688 0z"><text:p/></draw:path><draw:path draw:style-name="gr132" draw:text-style-name="P81" svg:width="0.0961in" svg:height="0.1748in" svg:x="0in" svg:y="0.0083in" svg:viewBox="0 0 245 445" svg:d="M154 150c14 0 28 0 42 0 10 0 15 0 15-10 0-6-5-6-14-6-14 0-26 0-40 0 4-19 7-37 11-56 1-9 8-44 11-50 4-10 13-17 24-17 1 0 14 0 24 9-23 1-27 19-27 26 0 11 9 17 18 17 13 0 27-11 27-29 0-23-22-34-42-34-17 0-49 8-63 57-3 10-4 16-17 77-11 0-22 0-33 0-10 0-14 0-14 10 0 6 4 6 12 6 11 0 23 0 34 0-13 64-25 127-38 191-8 48-17 93-42 93-3 0-14 0-24-9 23-1 27-19 27-26 0-11-9-17-18-17-13 0-27 11-27 29 0 23 21 34 42 34 27 0 46-30 55-48 16-30 28-89 28-93 9-51 19-103 29-154z"><text:p/></draw:path><draw:path draw:style-name="gr132" draw:text-style-name="P81" svg:width="0.0618in" svg:height="0.0602in" svg:x="0.0925in" svg:y="0.1134in" svg:viewBox="0 0 158 154" svg:d="M36 120c10-8 16-15 45-39 7-5 34-25 44-35 21-21 33-39 33-43 0-3-4-3-5-3-3 0-5 0-6 3-11 15-18 21-27 21-4 0-8 0-19-10-11-13-20-14-27-14-28 0-46 29-46 39 0 3 3 4 6 4 4 0 4-1 5-4 6-12 25-12 31-12 8 0 17 1 21 2 20 5 22 5 31 5-10 8-16 15-48 42-28 21-36 29-43 36-21 20-31 35-31 38 0 4 4 4 6 4 4 0 4 0 7-3 8-14 19-21 30-21 5 0 10 0 19 8 11 12 18 16 29 16 36 0 60-42 60-53 0-4-4-4-7-4s-4 1-5 5c-7 17-27 25-44 25-8 0-17-1-25-4-15-3-18-3-25-3-3 0-6 0-9 0z"><text:p/></draw:path><draw:path draw:style-name="gr132" draw:text-style-name="P81" svg:width="0.0449in" svg:height="0.1925in" svg:x="0.2248in" svg:y="-0.0004in" svg:viewBox="0 0 115 490" svg:d="M115 484c0-1 0-1-9-10-61-63-77-155-77-229 0-86 19-171 79-231 7-7 7-7 7-8 0-5-3-6-6-6-4 0-49 34-78 97-24 53-31 107-31 148 0 38 6 96 34 152 29 60 71 93 75 93 3 0 6-2 6-6z"><text:p/></draw:path><draw:path draw:style-name="gr132" draw:text-style-name="P81" svg:width="0.0591in" svg:height="0.122in" svg:x="0.2854in" svg:y="0.0236in" svg:viewBox="0 0 151 311" svg:d="M91 111c15 0 31 0 46 0 10 0 14 0 14-10 0-6-4-6-14-6-14 0-29 0-43 0 18-70 21-80 21-82 0-9-6-13-14-13-3 0-16 0-20 17-7 26-12 52-19 78-16 0-31 0-47 0-9 0-15 0-15 10 0 6 4 6 14 6 14 0 29 0 43 0-35 138-37 146-37 155 0 26 19 45 46 45 49 0 77-70 77-75 0-4-3-4-6-4-4 0-4 2-7 6-21 50-47 61-64 61-10 0-16-5-16-22 0-11 2-14 5-22 12-49 23-97 36-144z"><text:p/></draw:path><draw:path draw:style-name="gr132" draw:text-style-name="P81" svg:width="0.1031in" svg:height="0.0921in" svg:x="0.361in" svg:y="0.0811in" svg:viewBox="0 0 263 235" svg:d="M41 208c-3 12-5 14-31 14-6 0-10 0-10 7 0 6 4 6 10 6 45 0 88 0 133 0 59 0 102-39 102-74 0-24-22-45-59-49 42-7 77-34 77-63 0-27-26-49-71-49-42 0-84 0-126 0-6 0-10 0-10 8 0 5 3 5 10 5 1 0 7 0 14 0 7 1 7 1 7 5 0 3 0 3-2 7-15 62-29 122-44 183zM95 108c7-28 14-56 21-84 3-10 3-11 18-11 17 0 35 0 52 0 35 0 44 22 44 36 0 28-33 59-79 59-18 0-38 0-56 0zM78 222c-9 0-11 0-11-4 0-3 0-1 2-7 8-32 15-63 23-93 24 0 49 0 73 0 34 0 45 20 45 41 0 34-34 63-76 63-18 0-37 0-56 0z"><text:p/></draw:path><draw:path draw:style-name="gr132" draw:text-style-name="P81" svg:width="0.0441in" svg:height="0.1925in" svg:x="0.4957in" svg:y="-0.0004in" svg:viewBox="0 0 113 490" svg:d="M113 245c0-38-5-97-32-153-29-60-71-92-77-92-3 0-4 3-4 6 0 1 0 1 8 11 49 47 77 126 77 228 0 82-18 169-79 231-6 7-6 7-6 8 0 3 1 6 4 6 6 0 49-34 79-97 25-53 30-108 30-148z"><text:p/></draw:path><draw:path draw:style-name="gr132" draw:text-style-name="P81" svg:width="0.1177in" svg:height="0.0079in" svg:x="0.6189in" svg:y="0.0921in" svg:viewBox="0 0 300 21" svg:d="M283 21c8 0 17-1 17-11s-9-10-17-10c-88 0-178 0-266 0-9 0-17 0-17 10s8 11 17 11c88 0 178 0 266 0z"><text:p/></draw:path><draw:path draw:style-name="gr132" draw:text-style-name="P81" svg:width="0.0965in" svg:height="0.1748in" svg:x="0.8059in" svg:y="0.0083in" svg:viewBox="0 0 246 445" svg:d="M155 150c14 0 28 0 42 0 10 0 14 0 14-10 0-6-4-6-12-6-14 0-27 0-41 0 3-19 7-37 10-56 1-9 8-44 11-50 6-10 14-17 24-17 1 0 15 0 24 9-21 1-27 19-27 26 0 11 10 17 18 17 13 0 28-11 28-29 0-23-23-34-43-34-17 0-48 8-63 57-3 10-4 16-15 77-12 0-23 0-34 0-10 0-15 0-15 10 0 6 4 6 14 6 11 0 21 0 32 0-13 64-24 127-37 191-9 48-18 93-43 93-1 0-14 0-24-9 23-1 28-19 28-26 0-11-10-17-18-17-14 0-28 11-28 29 0 23 22 34 42 34 27 0 48-30 56-48 15-30 27-89 28-93 10-51 20-103 29-154z"><text:p/></draw:path><draw:path draw:style-name="gr132" draw:text-style-name="P81" svg:width="0.0618in" svg:height="0.0602in" svg:x="0.8988in" svg:y="0.1134in" svg:viewBox="0 0 158 154" svg:d="M36 120c9-8 16-15 45-39 7-5 32-25 42-35 21-21 35-39 35-43 0-3-4-3-5-3-5 0-5 0-7 3-10 15-17 21-26 21-4 0-9 0-19-10-13-13-20-14-28-14-27 0-46 29-46 39 0 3 4 4 5 4 4 0 6-1 7-4 6-12 24-12 30-12 8 0 16 1 22 2 18 5 21 5 29 5-8 8-15 15-47 42-27 21-37 29-42 36-21 20-31 35-31 38 0 4 4 4 6 4s4 0 5-3c10-14 20-21 32-21 5 0 9 0 19 8 11 12 16 16 28 16 37 0 60-42 60-53 0-4-4-4-6-4-4 0-5 1-7 5-5 17-26 25-43 25-7 0-17-1-25-4-16-3-19-3-24-3-2 0-7 0-9 0z"><text:p/></draw:path><draw:path draw:style-name="gr132" draw:text-style-name="P81" svg:width="0.0441in" svg:height="0.1925in" svg:x="1.0311in" svg:y="-0.0004in" svg:viewBox="0 0 113 490" svg:d="M113 484c0-1 0-1-8-10-62-63-77-155-77-229 0-86 20-171 80-231 5-7 5-7 5-8 0-5-1-6-4-6-5 0-49 34-78 97-25 53-31 107-31 148 0 38 6 96 32 152 30 60 72 93 77 93 3 0 4-2 4-6z"><text:p/></draw:path><draw:path draw:style-name="gr132" draw:text-style-name="P81" svg:width="0.0591in" svg:height="0.122in" svg:x="1.0917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32" draw:text-style-name="P81" svg:width="0.102in" svg:height="0.0961in" svg:x="1.1646in" svg:y="0.0772in" svg:viewBox="0 0 260 245" svg:d="M52 203c-11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132" draw:text-style-name="P81" svg:width="0.0449in" svg:height="0.1925in" svg:x="1.2941in" svg:y="-0.0004in" svg:viewBox="0 0 115 490" svg:d="M115 245c0-38-6-97-32-153-30-60-73-92-77-92-3 0-6 3-6 6 0 1 0 1 10 11 47 47 75 126 75 228 0 82-18 169-78 231-7 7-7 7-7 8 0 3 3 6 6 6 4 0 49-34 78-97 25-53 31-108 31-148z"><text:p/></draw:path></draw:g></draw:g></text:span><text:span text:style-name="T33">, mais c’est pour comprendre la logique du truc)</text:span>.<text:line-break/></text:p>
      <text:p text:style-name="P35"><text:span text:style-name="T28">Et du coup, par changement de variable </text:span><text:span text:style-name="T29">posé</text:span><text:span text:style-name="T28"> en arrière-plan </text:span><text:span text:style-name="T28"><draw:g text:anchor-type="as-char" svg:y="-0.1445in" draw:z-index="22" draw:name="Shape36" draw:style-name="gr130"><svg:title>TexMaths</svg:title><svg:desc>14§display§V_z=f_z\left(t\right)§svg§600§FALSE§</svg:desc><draw:g draw:style-name="gr2"><draw:path draw:style-name="gr131" draw:text-style-name="P80" svg:width="0.8571in" svg:height="0.172in" svg:x="-0.0004in" svg:y="0.0098in" svg:viewBox="0 0 2178 438" svg:d="M0 0c726 0 1452 0 2178 0 0 145 0 292 0 438-726 0-1452 0-2178 0 0-146 0-293 0-438z"><text:p/></draw:path><draw:path draw:style-name="gr132" draw:text-style-name="P81" svg:width="0.1374in" svg:height="0.135in" svg:x="0.0004in" svg:y="0.0126in" svg:viewBox="0 0 350 344" svg:d="M282 56c23-38 43-39 61-41 7 0 4-5 7-8 0-4-3-7-7-7-12 0-26 1-39 1-17 0-34-1-49-1-3 0-10 0-10 10 0 5 4 5 9 5 12 2 22 6 22 17 0 7-4 13-7 18-50 80-101 160-151 238-12-85-23-172-34-257 0-9 11-16 34-16 7 0 12 0 12-9 0-5-4-6-7-6-19 0-40 1-60 1-10 0-20 0-28 0-10 0-18-1-27-1-2 0-8 0-8 10 0 5 4 5 11 5 28 0 28 5 31 17 13 101 25 202 38 301 1 10 4 11 10 11 8 0 9-3 14-8 58-93 119-186 178-280z"><text:p/></draw:path><draw:path draw:style-name="gr132" draw:text-style-name="P81" svg:width="0.0618in" svg:height="0.0602in" svg:x="0.111in" svg:y="0.1134in" svg:viewBox="0 0 158 154" svg:d="M36 120c10-8 16-15 45-37 7-6 32-27 44-37 21-21 33-38 33-42s-4-4-5-4c-3 0-5 0-6 3-11 17-18 21-27 21-4 0-9 0-19-10-11-11-20-14-28-14-27 0-45 29-45 41 0 2 3 4 6 4 4 0 4-2 5-6 6-11 25-12 30-12 8 0 18 2 22 2 20 5 21 5 29 5-8 9-14 15-47 42-27 21-37 29-42 36-21 21-31 35-31 39 0 3 4 3 6 3s4 0 5-3c10-12 20-21 32-21 5 0 9 0 19 9 11 11 18 15 28 15 37 0 60-41 60-53 0-3-3-4-6-4-4 0-4 2-5 5-7 17-28 25-45 25-7 0-16-1-25-2-16-5-19-5-24-5-2 0-6 0-9 0z"><text:p/></draw:path><draw:path draw:style-name="gr132" draw:text-style-name="P81" svg:width="0.128in" svg:height="0.0449in" svg:x="0.2563in" svg:y="0.074in" svg:viewBox="0 0 326 115" svg:d="M310 20c8 0 16 0 16-10s-8-10-15-10c-98 0-198 0-296 0-5 0-15 0-15 10s10 10 17 10c98 0 195 0 293 0zM311 115c7 0 15 0 15-10s-8-10-16-10c-98 0-195 0-293 0-7 0-17 0-17 10s10 10 15 10c98 0 198 0 296 0z"><text:p/></draw:path><draw:path draw:style-name="gr132" draw:text-style-name="P81" svg:width="0.0969in" svg:height="0.174in" svg:x="0.4594in" svg:y="0.0087in" svg:viewBox="0 0 247 443" svg:d="M155 150c14 0 28 0 42 0 10 0 15 0 15-11 0-5-5-5-13-5-14 0-27 0-41 0 3-19 7-37 10-56 3-11 10-44 13-51 4-9 12-17 22-17 3 0 16 0 24 10-21 1-27 18-27 26 0 11 10 17 19 17 14 0 28-11 28-29 0-23-23-34-44-34-17 0-48 8-62 57-4 10-5 16-16 77-12 0-23 0-34 0-10 0-15 0-15 9 0 7 4 7 14 7 11 0 21 0 32 0-13 64-24 127-37 191-8 48-16 93-43 93-1 0-14 0-24-10 24-2 28-18 28-27 0-11-10-16-18-16-13 0-28 11-28 29 0 22 22 33 42 33 28 0 48-28 56-47 15-31 27-90 28-94 10-50 20-102 29-152z"><text:p/></draw:path><draw:path draw:style-name="gr132" draw:text-style-name="P81" svg:width="0.0618in" svg:height="0.0602in" svg:x="0.5528in" svg:y="0.1134in" svg:viewBox="0 0 158 154" svg:d="M36 120c9-8 16-15 45-37 7-6 32-27 44-37 21-21 33-38 33-42s-4-4-5-4c-5 0-5 0-6 3-11 17-18 21-27 21-4 0-9 0-19-10-13-11-20-14-28-14-27 0-46 29-46 41 0 2 4 4 7 4 4 0 4-2 5-6 6-11 25-12 30-12 8 0 16 2 22 2 18 5 21 5 29 5-8 9-14 15-47 42-27 21-37 29-42 36-21 21-31 35-31 39 0 3 4 3 6 3s4 0 5-3c10-12 20-21 32-21 5 0 9 0 19 9 11 11 18 15 28 15 37 0 60-41 60-53 0-3-3-4-6-4-4 0-4 2-5 5-7 17-28 25-45 25-7 0-16-1-25-2-16-5-19-5-24-5-2 0-6 0-9 0z"><text:p/></draw:path><draw:path draw:style-name="gr132" draw:text-style-name="P81" svg:width="0.0441in" svg:height="0.1917in" svg:x="0.685in" svg:y="0in" svg:viewBox="0 0 113 488" svg:d="M113 483c0-2 0-2-8-10-60-62-77-154-77-228 0-86 20-171 80-232 5-6 5-6 5-9s-1-4-4-4c-5 0-49 34-78 95-25 55-31 109-31 150 0 36 6 96 32 151 30 60 72 92 77 92 3 0 4-1 4-5z"><text:p/></draw:path><draw:path draw:style-name="gr132" draw:text-style-name="P81" svg:width="0.0591in" svg:height="0.122in" svg:x="0.7457in" svg:y="0.0236in" svg:viewBox="0 0 151 311" svg:d="M90 112c15 0 30 0 46 0 10 0 15 0 15-11 0-4-5-4-14-4-14 0-29 0-43 0 17-70 19-80 19-83 0-8-5-14-14-14-1 0-15 1-19 18-7 27-13 52-20 79-15 0-31 0-46 0-10 0-14 0-14 8 0 7 4 7 14 7 14 0 29 0 43 0-36 137-37 145-37 154 0 26 18 45 44 45 51 0 79-70 79-75 0-4-4-4-6-4-4 0-5 2-8 7-21 49-46 62-63 62-11 0-16-7-16-23 0-12 2-15 3-23 13-48 24-96 37-143z"><text:p/></draw:path><draw:path draw:style-name="gr132" draw:text-style-name="P81" svg:width="0.0441in" svg:height="0.1917in" svg:x="0.822in" svg:y="0in" svg:viewBox="0 0 113 488" svg:d="M113 245c0-38-5-98-32-153-29-60-71-92-77-92-3 0-4 1-4 4s0 3 8 13c49 47 77 126 77 228 0 82-18 168-79 231-6 5-6 5-6 7 0 4 1 5 4 5 6 0 49-33 79-95 25-54 30-109 30-148z"><text:p/></draw:path></draw:g></draw:g></text:span><text:span text:style-name="T28">, on a</text:span></text:p>
      <text:p text:style-name="P34"><draw:g text:anchor-type="as-char" svg:y="-0.3165in" draw:z-index="23" draw:name="Shape37" draw:style-name="gr130"><svg:title>TexMaths</svg:title><svg:desc>14§display§\text{W}_1=\int _{t=t_A}^{t_B}\text{d}\left(f_z\left(t\right)\right)\ =\ \int _{V_z=f_z\left(t_A\right)}^{f_z\left(t_B\right)}dV_z=f_z\left(t_B\right)-f_z\left(t_A\right)§svg§600§FALSE§</svg:desc><draw:g draw:style-name="gr2"><draw:path draw:style-name="gr131" draw:text-style-name="P80" svg:width="4.9307in" svg:height="0.5067in" svg:x="0.0055in" svg:y="0.0102in" svg:viewBox="0 0 12525 1288" svg:d="M6263 1288c-2088 0-4176 0-6263 0 0-430 0-858 0-1288 4175 0 8351 0 12525 0 0 430 0 858 0 1288-2087 0-4174 0-6262 0z"><text:p/></draw:path><draw:path draw:style-name="gr132" draw:text-style-name="P81" svg:width="0.1913in" svg:height="0.1358in" svg:x="-0.0004in" svg:y="0.1854in" svg:viewBox="0 0 487 346" svg:d="M438 48c9-28 30-33 49-33 0-5 0-9 0-15-15 1-31 1-45 1s-46-1-58-1c0 6 0 10 0 15 33 0 43 17 43 26 0 2-1 7-3 9-25 76-49 153-74 229-27-80-52-161-78-241 0-3-2-6-2-9 0-14 28-14 41-14 0-5 0-9 0-15-17 1-52 1-70 1-20 0-39-1-59-1 0 6 0 10 0 15 28 0 38 0 43 17 5 11 7 24 12 35-23 70-47 142-69 212-27-82-52-161-78-243-2-1-2-5-2-7 0-14 28-14 41-14 0-5 0-9 0-15-17 1-52 1-70 1-20 0-39-1-59-1 0 6 0 10 0 15 36 0 38 2 45 20 32 101 66 202 98 302 1 5 3 9 8 9 7 0 9-3 11-10 27-84 54-167 80-249 28 84 55 166 83 250 1 5 3 9 10 9 5 0 7-3 9-10 31-97 63-192 94-288z"><text:p/></draw:path><draw:path draw:style-name="gr132" draw:text-style-name="P81" svg:width="0.0492in" svg:height="0.0894in" svg:x="0.2094in" svg:y="0.2575in" svg:viewBox="0 0 126 228" svg:d="M78 10c0-10-1-10-11-10-21 22-53 22-67 22 0 5 0 9 0 13 8 0 31 0 50-10 0 59 0 116 0 175 0 11 0 16-35 16-4 0-8 0-12 0 0 4 0 8 0 12 5 0 49-1 61-1 10 0 54 1 62 1 0-4 0-8 0-12-4 0-10 0-14 0-34 0-34-5-34-16 0-63 0-127 0-190z"><text:p/></draw:path><draw:path draw:style-name="gr132" draw:text-style-name="P81" svg:width="0.1287in" svg:height="0.0449in" svg:x="0.3461in" svg:y="0.2465in" svg:viewBox="0 0 328 115" svg:d="M311 20c7 0 17 0 17-10s-10-10-17-10c-98 0-196 0-294 0-7 0-17 0-17 10s10 10 17 10c98 0 196 0 294 0zM311 115c7 0 17 0 17-10s-10-10-17-10c-98 0-196 0-294 0-7 0-17 0-17 10s10 10 17 10c98 0 196 0 294 0z"><text:p/></draw:path><draw:path draw:style-name="gr132" draw:text-style-name="P81" svg:width="0.1717in" svg:height="0.4291in" svg:x="0.5508in" svg:y="0.0547in" svg:viewBox="0 0 437 1091" svg:d="M24 1068c15-1 24-11 24-23 0-17-12-24-24-24-11 0-24 7-24 24 0 25 25 46 55 46 75 0 103-115 138-258 38-154 70-311 97-469 18-105 36-203 52-266 7-24 23-88 42-88 15 0 28 10 29 12-15 0-24 12-24 24 0 16 13 24 24 24s24-7 24-25c0-27-27-45-53-45-38 0-66 53-93 154-1 6-68 252-123 571-13 76-27 159-42 227-10 35-32 128-71 128-19 0-21-7-31-12z"><text:p/></draw:path><draw:path draw:style-name="gr132" draw:text-style-name="P81" svg:width="0.0453in" svg:height="0.0854in" svg:x="0.739in" svg:y="0.0173in" svg:viewBox="0 0 116 218" svg:d="M70 78c13 0 24 0 36 0 6 0 10 0 10-7 0-4-4-4-10-4-11 0-21 0-32 0 4-17 9-35 13-52 0-1 1-2 1-4 0-7-5-11-12-11-9 0-14 6-16 15-3 9 2-8-14 52-11 0-24 0-35 0-5 0-11 0-11 7 0 4 4 4 11 4 11 0 21 0 32 0-7 27-12 55-19 82-3 9-6 21-6 26 0 20 17 32 37 32 37 0 60-49 60-53 0-5-4-4-6-4-4 0-4 1-7 7-10 21-28 41-46 41-7 0-13-5-13-17 0-3 2-11 3-14 9-34 16-66 24-100z"><text:p/></draw:path><draw:path draw:style-name="gr132" draw:text-style-name="P81" svg:width="0.0811in" svg:height="0.0657in" svg:x="0.8035in" svg:y="0.0551in" svg:viewBox="0 0 207 168" svg:d="M32 147c-3 8-3 10-21 10-7 0-11 0-11 7 0 4 4 4 8 4 37 0 72 0 108 0 44 0 80-28 80-52 0-15-14-32-48-36 24-3 59-20 59-44 0-21-24-36-57-36-34 0-67 0-101 0-6 0-10 0-10 7 0 4 4 4 10 4 3 0 11 0 15 2 0 2 0 2 0 5-11 44-21 86-32 129zM73 77c5-20 10-38 15-57 2-9 2-9 11-9 16 0 31 0 47 0 23 0 35 13 35 25 0 20-27 41-61 41-15 0-32 0-47 0zM62 157c-2 0-6 0-9 0 2-3 2-3 2-6 5-22 11-43 16-66 20 0 41 0 61 0 25 0 37 14 37 30 0 24-29 42-60 42-15 0-32 0-47 0z"><text:p/></draw:path><draw:path draw:style-name="gr132" draw:text-style-name="P81" svg:width="0.0453in" svg:height="0.0854in" svg:x="0.6531in" svg:y="0.4087in" svg:viewBox="0 0 116 218" svg:d="M70 78c11 0 24 0 35 0 7 0 11 0 11-7 0-4-4-4-10-4-11 0-21 0-32 0 4-17 9-35 13-52 0-1 0-2 0-4 0-7-4-11-11-11-9 0-14 6-17 15-2 9 3-8-13 52-11 0-24 0-35 0-7 0-11 0-11 7 0 4 4 4 11 4 11 0 21 0 32 0-7 28-14 55-21 83-1 8-4 20-4 25 0 20 17 32 37 32 37 0 60-49 60-53 0-5-4-4-6-4-4 0-4 1-7 7-10 21-28 41-46 41-7 0-13-5-13-17 0-3 2-11 3-14 9-34 16-66 24-100z"><text:p/></draw:path><draw:path draw:style-name="gr132" draw:text-style-name="P81" svg:width="0.0992in" svg:height="0.0358in" svg:x="0.7154in" svg:y="0.4413in" svg:viewBox="0 0 253 92" svg:d="M241 17c5 0 12 0 12-9 0-8-8-8-12-8-76 0-153 0-228 0-5 0-13 0-13 8 0 9 8 9 14 9 76 0 151 0 227 0zM241 92c4 0 12 0 12-8s-7-8-12-8c-76 0-151 0-227 0-6 0-14 0-14 8s8 8 13 8c75 0 152 0 228 0z"><text:p/></draw:path><draw:path draw:style-name="gr132" draw:text-style-name="P81" svg:width="0.0453in" svg:height="0.0854in" svg:x="0.8307in" svg:y="0.4087in" svg:viewBox="0 0 116 218" svg:d="M70 78c11 0 24 0 35 0 7 0 11 0 11-7 0-4-4-4-10-4-11 0-22 0-33 0 4-17 8-35 12-52 2-1 2-2 2-4 0-7-4-11-11-11-9 0-14 6-17 15-2 9 3-8-13 52-11 0-24 0-35 0-7 0-11 0-11 7 0 4 4 4 10 4 11 0 22 0 33 0-7 28-14 55-21 83-1 8-4 20-4 25 0 20 17 32 37 32 37 0 60-49 60-53 0-5-4-3-6-4-4 0-4 1-7 7-10 21-28 41-46 41-8 0-13-5-13-17 0-3 2-11 2-14 8-34 17-66 25-100z"><text:p/></draw:path><draw:path draw:style-name="gr132" draw:text-style-name="P81" svg:width="0.0811in" svg:height="0.0689in" svg:x="0.8933in" svg:y="0.4433in" svg:viewBox="0 0 207 176" svg:d="M154 7c-1-6-3-7-8-7-6 0-7 3-10 6-32 46-65 93-97 140-10 15-18 18-35 19-4 0-3 4-4 7 0 3 3 4 4 4 3 0 7-1 11-1 5 0 9 0 13 0s7 0 13 0c4 0 9 1 14 1 2 0 7 0 7-7 0-4-5-4-6-4s-11 0-11-7c0-3 3-7 4-8 6-9 13-18 18-27 2-1 2-1 7-1 25 0 49 0 74 0 0 3 0 4 2 7 0 4 5 28 5 31 0 5-15 5-16 5-5 0-7 0-7 7 0 3 1 4 4 4 4 0 11-1 17-1 5 0 11 0 16 0 6 0 12 0 16 0 5 0 11 1 15 1s7-2 7-7c0-4-4-4-8-4-16 0-17-1-17-7-10-50-18-101-28-151zM132 31c4 26 9 53 14 80-23 0-47 0-69 0 18-27 36-54 55-80z"><text:p/></draw:path><draw:path draw:style-name="gr132" draw:text-style-name="P81" svg:width="0.0949in" svg:height="0.1362in" svg:x="1.0421in" svg:y="0.1839in" svg:viewBox="0 0 242 347" svg:d="M169 314c0 11 0 22 0 33 24-3 49-4 73-5 0-6 0-12 0-16-35 0-39-4-39-28 0-99 0-199 0-298-24 1-46 4-70 6 0 5 0 9 0 15 34 0 38 3 38 27 0 35 0 71 0 106-14-17-35-31-62-31-59 0-109 49-109 112s48 112 104 112c32 0 53-17 65-33zM169 182c0 34 0 67 0 101 0 10 0 10-5 18-14 24-37 35-58 35-22 0-40-13-51-32-13-20-14-48-14-67s0-49 15-70c10-16 28-33 55-33 18 0 37 7 53 30 5 8 5 10 5 18z"><text:p/></draw:path><draw:path draw:style-name="gr132" draw:text-style-name="P81" svg:width="0.0449in" svg:height="0.1933in" svg:x="1.1945in" svg:y="0.172in" svg:viewBox="0 0 115 492" svg:d="M115 487c0-1 0-2-9-11-61-61-77-154-77-230 0-85 19-170 79-232 7-6 7-7 7-8 0-5-3-6-6-6-4 0-49 34-78 97-25 53-31 107-31 149 0 38 6 98 32 153 30 62 73 93 77 93 3 0 6-2 6-5z"><text:p/></draw:path><draw:path draw:style-name="gr132" draw:text-style-name="P81" svg:width="0.0961in" svg:height="0.176in" svg:x="1.261in" svg:y="0.1811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29-36 194-8 48-17 93-42 93-3 0-15 0-24-8 23-2 27-20 27-27 0-11-9-18-18-18-13 0-27 11-27 29 0 23 21 35 42 35 27 0 46-29 55-47 15-33 28-92 28-94 9-54 19-105 29-157z"><text:p/></draw:path><draw:path draw:style-name="gr132" draw:text-style-name="P81" svg:width="0.0618in" svg:height="0.0606in" svg:x="1.3535in" svg:y="0.2866in" svg:viewBox="0 0 158 155" svg:d="M36 122c10-10 16-16 45-39 7-6 34-27 44-37 21-21 33-38 33-42s-4-4-5-4c-3 0-5 0-6 3-11 17-18 21-27 21-4 0-8 0-19-10-11-11-20-14-27-14-28 0-46 29-46 41 0 2 3 4 6 4 4 0 4-2 5-6 6-11 25-12 31-12 7 0 17 2 21 2 20 5 22 5 31 5-10 9-16 15-49 42-27 21-35 29-42 36-21 21-31 36-31 39 0 4 4 4 6 4 4 0 4-1 5-4 10-12 21-21 32-21 5 0 10 2 19 10 11 10 18 15 29 15 36 0 60-42 60-53 0-4-4-4-7-4-4 0-4 1-5 4-7 18-27 27-44 27-8 0-17-3-25-4-17-5-20-5-25-5-3 0-6 0-9 2z"><text:p/></draw:path><draw:path draw:style-name="gr132" draw:text-style-name="P81" svg:width="0.0449in" svg:height="0.1933in" svg:x="1.4858in" svg:y="0.172in" svg:viewBox="0 0 115 492" svg:d="M115 487c0-1 0-2-9-11-61-61-77-154-77-230 0-85 19-170 79-232 7-6 7-7 7-8 0-5-3-6-6-6-4 0-49 34-78 97-24 53-31 107-31 149 0 38 6 98 34 153 29 62 71 93 75 93 3 0 6-2 6-5z"><text:p/></draw:path><draw:path draw:style-name="gr132" draw:text-style-name="P81" svg:width="0.0591in" svg:height="0.1232in" svg:x="1.5465in" svg:y="0.1965in" svg:viewBox="0 0 151 314" svg:d="M91 111c15 0 31 0 46 0 10 0 14 0 14-10 0-6-4-6-14-6-14 0-29 0-43 0 18-70 21-80 21-82 0-9-6-13-14-13-2 0-16 0-20 18-7 25-12 52-19 77-16 0-31 0-47 0-9 0-15 0-15 10 0 6 4 6 14 6 14 0 29 0 43 0-35 140-37 148-37 156 0 27 19 47 46 47 50 0 78-73 78-77 0-5-4-5-7-5-4 0-4 2-7 7-21 51-47 63-64 63-10 0-16-7-16-22 0-13 2-15 5-24 12-49 23-96 36-145z"><text:p/></draw:path><draw:path draw:style-name="gr132" draw:text-style-name="P81" svg:width="0.0449in" svg:height="0.1933in" svg:x="1.6232in" svg:y="0.172in" svg:viewBox="0 0 115 492" svg:d="M115 246c0-37-6-98-34-154-29-60-71-92-75-92-3 0-6 3-6 6 0 1 0 2 10 11 47 49 75 127 75 229 0 84-18 171-78 233-7 6-7 7-7 8 0 3 3 5 6 5 4 0 49-33 78-96 24-54 31-109 31-150z"><text:p/></draw:path><draw:path draw:style-name="gr132" draw:text-style-name="P81" svg:width="0.0441in" svg:height="0.1933in" svg:x="1.6988in" svg:y="0.172in" svg:viewBox="0 0 113 492" svg:d="M113 246c0-37-5-98-32-154-29-60-71-92-77-92-3 0-4 3-4 6 0 1 0 2 8 11 49 49 77 127 77 229 0 84-18 171-79 233-6 6-6 7-6 8 0 3 1 5 4 5 6 0 49-33 79-96 25-54 30-109 30-150z"><text:p/></draw:path><draw:path draw:style-name="gr132" draw:text-style-name="P81" svg:width="0.1287in" svg:height="0.0449in" svg:x="1.8921in" svg:y="0.2465in" svg:viewBox="0 0 328 115" svg:d="M311 20c7 0 17 0 17-10s-10-10-17-10c-98 0-198 0-296 0-5 0-15 0-15 10s10 10 17 10c98 0 196 0 294 0zM311 115c7 0 17 0 17-10s-10-10-17-10c-98 0-196 0-294 0-7 0-17 0-17 10s10 10 15 10c98 0 198 0 296 0z"><text:p/></draw:path><draw:path draw:style-name="gr132" draw:text-style-name="P81" svg:width="0.1717in" svg:height="0.4291in" svg:x="2.161in" svg:y="0.0547in" svg:viewBox="0 0 437 1091" svg:d="M24 1068c15-1 24-11 24-23 0-17-13-24-24-24s-24 7-24 24c0 25 24 46 55 46 74 0 102-115 137-258 38-154 70-311 96-469 19-105 37-203 54-266 5-24 22-88 42-88 15 0 28 10 29 12-17 0-24 12-24 24 0 16 11 24 23 24s25-7 25-25c0-27-27-45-55-45-36 0-64 53-91 154-1 6-68 252-123 571-13 76-27 159-43 227-9 35-31 128-72 128-17 0-19-7-29-12z"><text:p/></draw:path><draw:path draw:style-name="gr132" draw:text-style-name="P81" svg:width="0.0713in" svg:height="0.1224in" svg:x="2.3539in" svg:y="0.0075in" svg:viewBox="0 0 182 312" svg:d="M115 105c11 0 22 0 33 0 7 0 12 0 12-7 0-4-5-4-12-4-11 0-21 0-32 0 9-45 11-60 14-70 2-7 10-16 18-16 6 2 9 0 16 5-14 5-16 16-16 19 0 7 7 13 14 13 10 0 20-9 20-21 0-16-17-24-34-24-15 0-32 8-42 25-7 13-9 28-16 69-9 0-19 0-27 0-7 0-13 0-13 7 0 4 6 4 12 4 8 0 16 0 25 0 0 3-21 126-30 164-2 7-8 33-25 33-4-1-8 0-14-4 14-4 14-17 14-19 0-7-5-13-12-13-10 0-20 8-20 21 0 15 15 25 32 25 23 0 38-24 42-31 13-22 20-65 21-70 7-35 13-71 20-106z"><text:p/></draw:path><draw:path draw:style-name="gr132" draw:text-style-name="P81" svg:width="0.0488in" svg:height="0.0437in" svg:x="2.4295in" svg:y="0.0783in" svg:viewBox="0 0 125 112" svg:d="M31 87c10-10 22-18 36-28 17-13 27-21 38-31 11-11 20-22 20-24 0-4-3-4-5-4-4 0-4 0-5 3-10 12-16 14-20 14s-8 0-15-6c-9-7-14-11-23-11-22 0-37 22-37 29 0 5 4 5 5 5 3 0 4-2 6-5 0-2 3-8 22-8 7 0 13 1 25 3 9 1 12 1 16 1-7 7-14 13-32 27-19 12-30 19-41 31-10 8-21 21-21 25 0 3 4 4 6 4s2-1 4-3c8-10 17-15 25-15 7 0 10 3 20 10 7 5 12 8 19 8 28 0 48-29 48-39 0-4-4-4-6-4-4 0-4 1-5 4-6 15-26 17-34 17-6 0-13 0-20-2-12-1-16-1-21-1-4 0-4 0-5 0z"><text:p/></draw:path><draw:path draw:style-name="gr132" draw:text-style-name="P81" svg:width="0.035in" svg:height="0.135in" svg:x="2.5146in" svg:y="0in" svg:viewBox="0 0 90 344" svg:d="M83 0c-66 46-83 119-83 172 0 49 14 123 83 172 2 0 7 0 7-4 0-3-2-3-3-5-46-41-63-100-63-163 0-92 35-138 63-164 1-1 3-2 3-4 0-4-5-4-7-4z"><text:p/></draw:path><draw:path draw:style-name="gr132" draw:text-style-name="P81" svg:width="0.0453in" svg:height="0.0854in" svg:x="2.5654in" svg:y="0.0173in" svg:viewBox="0 0 116 218" svg:d="M70 78c11 0 24 0 35 0 7 0 11 0 11-7 0-4-4-4-10-4-11 0-22 0-33 0 4-17 8-35 12-52 2-1 2-2 2-4 0-7-4-11-11-11-9 0-14 6-17 15s3-8-13 52c-11 0-24 0-35 0-7 0-11 0-11 7 0 4 4 4 10 4 11 0 22 0 33 0-7 27-14 55-21 82-1 9-5 21-5 26 0 20 18 32 38 32 37 0 60-49 60-53 0-5-4-3-6-4-4 0-5 1-8 7-9 21-27 41-46 41-7 0-12-5-12-17 0-3 2-11 2-14 8-34 17-66 25-100z"><text:p/></draw:path><draw:path draw:style-name="gr132" draw:text-style-name="P81" svg:width="0.0811in" svg:height="0.0657in" svg:x="2.6295in" svg:y="0.0551in" svg:viewBox="0 0 207 168" svg:d="M31 147c-2 8-2 10-21 10-6 0-10 0-10 7 0 4 4 4 8 4 35 0 72 0 107 0 45 0 80-28 80-52 0-15-14-32-48-36 25-3 60-20 60-44 0-21-25-36-59-36-33 0-67 0-100 0-5 0-9 0-9 7 0 4 3 4 10 4 1 0 10 0 15 2 0 2 0 2-1 5-11 44-21 86-32 129zM73 77c4-20 10-38 14-57 3-9 3-9 12-9 16 0 30 0 45 0 24 0 37 13 37 25 0 20-27 41-62 41-15 0-31 0-46 0zM62 157c-3 0-6 0-9 0 0-3 0-3 0-6 6-22 11-43 17-66 20 0 41 0 60 0 25 0 38 14 38 30 0 24-29 42-60 42-16 0-31 0-46 0z"><text:p/></draw:path><draw:path draw:style-name="gr132" draw:text-style-name="P81" svg:width="0.035in" svg:height="0.135in" svg:x="2.7421in" svg:y="0in" svg:viewBox="0 0 90 344" svg:d="M7 0c-3 0-7 0-7 4 0 2 1 3 3 6 29 26 63 73 63 162 0 72-23 126-59 160-7 5-7 7-7 8 0 2 1 4 4 4 4 0 38-22 60-65 16-30 26-66 26-107 0-49-14-123-83-172z"><text:p/></draw:path><draw:path draw:style-name="gr132" draw:text-style-name="P81" svg:width="0.1055in" svg:height="0.0945in" svg:x="2.2685in" svg:y="0.402in" svg:viewBox="0 0 269 241" svg:d="M218 41c13-19 24-27 44-28 4-2 7-2 7-9 0-1 0-4-4-4-9 0-20 1-28 1-12 0-26-1-35-1-5 0-7 0-7 7 0 4 4 6 5 6 11 0 14 4 14 9s-3 9-5 14c-38 55-76 111-114 166-10-59-21-117-31-175-1-3-1-5-1-6 0-8 20-8 22-8 6 0 10 0 10-9-1-1 0-4-5-4-10 0-35 1-45 1-9 0-30-1-38-1-3 0-7 0-7 7 0 6 4 6 8 6 20 0 20 1 21 9 13 70 26 140 38 210 2 7 2 9 9 9s8-2 11-7c43-65 88-129 131-193z"><text:p/></draw:path><draw:path draw:style-name="gr132" draw:text-style-name="P81" svg:width="0.0488in" svg:height="0.0437in" svg:x="2.3594in" svg:y="0.4697in" svg:viewBox="0 0 125 112" svg:d="M31 87c10-10 22-18 36-28 16-13 27-21 37-31 12-11 21-22 21-24 0-4-5-4-6-4-3 0-3 0-6 3-8 14-14 14-18 14s-8 0-15-6c-9-7-14-11-24-11-22 0-36 22-36 29 0 5 2 5 5 5s3-2 4-3c2-4 5-10 24-10 7 0 11 1 25 3 9 1 12 1 16 1-7 7-14 13-34 27-17 12-28 19-39 31-10 8-21 21-21 25 0 3 3 4 6 4 2 0 2-1 4-3 7-10 17-14 25-14 7 0 10 2 18 9 7 5 13 8 21 8 28 0 48-29 48-39 0-4-4-4-6-4-4 0-4 1-5 4-6 15-26 18-35 18-5 0-12-1-19-3-14-1-18-1-21-1-4 0-4 0-5 0z"><text:p/></draw:path><draw:path draw:style-name="gr132" draw:text-style-name="P81" svg:width="0.0992in" svg:height="0.0358in" svg:x="2.439in" svg:y="0.4413in" svg:viewBox="0 0 253 92" svg:d="M239 17c6 0 14 0 14-9 0-8-8-8-12-8-76 0-153 0-228 0-5 0-13 0-13 8 0 9 7 9 13 9 75 0 151 0 226 0zM241 92c4 0 12 0 12-8s-8-8-14-8c-75 0-151 0-226 0-6 0-13 0-13 8s8 8 13 8c75 0 152 0 228 0z"><text:p/></draw:path><draw:path draw:style-name="gr132" draw:text-style-name="P81" svg:width="0.0717in" svg:height="0.1224in" svg:x="2.5575in" svg:y="0.3984in" svg:viewBox="0 0 183 312" svg:d="M115 105c11 0 22 0 33 0 7 0 13 0 13-7 0-4-6-4-11-4-11 0-21 0-32 0 8-45 11-60 14-70 1-7 8-16 16-16 6 2 10 0 17 5-14 5-15 16-15 19 0 7 5 13 14 13 8 0 19-9 19-21 0-16-16-24-35-24-15 0-32 8-40 25-7 13-10 28-17 69-10 0-18 0-28 0-7 0-11 0-11 7 0 4 4 4 11 4 8 0 17 0 25 0 0 3-22 126-31 164-1 7-7 33-23 33-6-1-9 0-16-4 14-4 16-17 16-19 0-7-6-13-14-13-9 0-20 8-20 21 0 15 17 25 34 25 22 0 37-22 42-31 11-22 19-65 21-70 5-35 12-71 18-106z"><text:p/></draw:path><draw:path draw:style-name="gr132" draw:text-style-name="P81" svg:width="0.0488in" svg:height="0.0437in" svg:x="2.6335in" svg:y="0.4697in" svg:viewBox="0 0 125 112" svg:d="M29 87c12-10 24-18 37-28 17-13 28-21 38-31 12-11 21-22 21-24 0-4-5-4-6-4-3 0-3 0-6 3-8 14-15 14-19 14-3 0-7 0-14-6-9-7-14-11-24-11-22 0-36 22-36 29 0 5 2 5 4 5 3 0 4-2 5-3 2-4 5-10 24-10 7 0 11 1 24 3 10 1 13 1 17 1-7 7-16 13-34 27-17 12-28 19-39 31-10 8-21 21-21 25 0 3 3 4 4 4 3 0 4-1 6-3 7-10 15-14 25-14 7 0 10 2 18 9 7 5 13 8 20 8 29 0 47-29 47-39 0-4-2-3-4-4-4 0-4 1-5 4-6 15-26 18-35 18-5 0-12-1-19-3-14-1-18-1-21-1-4 0-4 0-7 0z"><text:p/></draw:path><draw:path draw:style-name="gr132" draw:text-style-name="P81" svg:width="0.035in" svg:height="0.135in" svg:x="2.7189in" svg:y="0.3917in" svg:viewBox="0 0 90 344" svg:d="M83 0c-66 46-83 119-83 172 0 49 14 123 83 172 2 0 7 0 7-4 0-3-2-3-5-5-46-41-63-100-63-163 0-92 37-138 65-164 1-1 3-2 3-4 0-4-5-4-7-4z"><text:p/></draw:path><draw:path draw:style-name="gr132" draw:text-style-name="P81" svg:width="0.0461in" svg:height="0.0854in" svg:x="2.7689in" svg:y="0.4087in" svg:viewBox="0 0 118 218" svg:d="M71 78c12 0 24 0 35 0 6 0 12 0 12-7 0-4-6-4-12-4-11 0-21 0-32 0 4-17 9-35 13-52 0-1 1-2 1-4 0-7-5-11-12-11-9 0-14 6-16 15-3 9 2-8-14 52-11 0-24 0-35 0-5 0-11 0-11 7 0 4 4 4 11 4 11 0 21 0 32 0-7 28-12 55-19 83-3 8-6 20-6 25 0 20 17 32 37 32 39 0 60-49 60-53 0-5-4-4-6-4-4 0-4 1-7 7-10 21-26 41-46 41-7 0-13-5-13-17 0-3 2-11 3-14 9-34 17-66 25-100z"><text:p/></draw:path><draw:path draw:style-name="gr132" draw:text-style-name="P81" svg:width="0.0807in" svg:height="0.0689in" svg:x="2.8323in" svg:y="0.4433in" svg:viewBox="0 0 206 176" svg:d="M153 7c-2-6-2-7-7-7-7 0-9 3-10 6-32 46-65 93-97 140-11 15-19 18-35 19-4 0-3 4-4 7 0 3 1 3 3 4 4 0 8-1 11-1 4 0 8 0 13 0s9 0 14 0c4 0 9 1 14 1 1 0 5 0 5-7 0-4-3-2-4-4-3 0-13 0-13-7 0-3 5-7 6-8 6-9 13-18 18-27 2-1 2-1 6-1 25 0 49 0 74 0 1 3 1 4 1 7 2 4 6 28 6 31 0 5-15 5-17 5-3 0-7 0-7 7 0 3 2 4 4 4 6 0 12-1 17-1 6 0 11 0 17 0s11 0 17 0c4 0 10 1 15 1 4 0 6-2 6-7 0-4-4-4-7-4-17 0-17-1-18-7-10-50-19-101-28-151zM130 31c6 26 10 53 16 80-24 0-47 0-70 0 18-27 36-54 54-80z"><text:p/></draw:path><draw:path draw:style-name="gr132" draw:text-style-name="P81" svg:width="0.035in" svg:height="0.135in" svg:x="2.9417in" svg:y="0.3917in" svg:viewBox="0 0 90 344" svg:d="M7 0c-3 0-7 0-7 4 0 2 1 3 4 6 30 26 62 73 62 162 0 72-23 126-59 160-6 5-7 7-7 8 0 2 1 4 6 4 2 0 36-22 58-65 16-30 26-66 26-107 0-49-14-123-83-172z"><text:p/></draw:path><draw:path draw:style-name="gr132" draw:text-style-name="P81" svg:width="0.0917in" svg:height="0.1362in" svg:x="3.0425in" svg:y="0.1839in" svg:viewBox="0 0 234 347" svg:d="M234 6c-2-2 0-6-6-6-8 0-54 4-63 6-4 0-7 2-7 9 0 6 4 6 11 6 24 0 26 3 26 8 0 3-2 7-2 10-10 39-19 77-29 116-9-18-24-32-45-32-59 0-119 73-119 144 0 47 27 80 66 80 10 0 33-3 63-38 4 21 21 38 45 38 18 0 29-12 36-28 8-17 15-47 15-49 0-4-4-4-5-4-6 0-6 1-7 8-9 33-18 62-38 62-14 0-15-13-15-22 0-13 1-16 4-24 24-95 46-189 70-284zM132 283c-3 8-3 10-10 18-21 27-42 35-56 35-24 0-31-28-31-46 0-25 15-86 27-108 15-29 37-48 57-48 32 0 39 41 39 44s-1 5-1 8c-9 32-17 65-25 97z"><text:p/></draw:path><draw:path draw:style-name="gr132" draw:text-style-name="P81" svg:width="0.1378in" svg:height="0.1358in" svg:x="3.1461in" svg:y="0.1854in" svg:viewBox="0 0 351 346" svg:d="M281 56c26-39 45-41 63-41 7-1 5-7 7-9 0-5-2-6-7-6-12 0-26 1-39 1-17 0-33-1-49-1-3 0-10 0-10 10 0 4 5 5 9 5 12 0 22 6 22 16 0 8-7 18-7 19-50 80-101 160-151 240-11-87-22-174-34-261 0-8 12-14 34-14 7 0 13 0 13-9 0-5-5-6-7-6-20 0-41 1-62 1-8 0-18 0-27 0-8 0-18-1-26-1-3 0-10 0-10 10 0 5 6 5 13 5 28 0 28 5 29 17 13 101 27 202 39 303 2 9 3 11 10 11 8 0 10-2 14-9 59-93 118-187 176-281z"><text:p/></draw:path><draw:path draw:style-name="gr132" draw:text-style-name="P81" svg:width="0.0618in" svg:height="0.0606in" svg:x="3.2567in" svg:y="0.2866in" svg:viewBox="0 0 158 155" svg:d="M36 122c9-10 16-16 45-39 7-6 32-27 44-37 21-21 33-38 33-42s-4-4-5-4c-5 0-5 0-7 3-10 17-17 21-26 21-4 0-9 0-19-10-13-11-20-14-28-14-27 0-46 29-46 41 0 2 4 4 7 4 4 0 4-2 5-6 6-11 24-12 30-12 8 0 16 2 22 2 18 5 21 5 29 5-8 9-15 15-47 42-27 21-37 29-42 36-21 21-31 36-31 39 0 4 4 4 6 4s4-1 5-4c10-12 20-21 32-21 5 0 9 2 19 10 11 10 18 15 28 15 37 0 60-42 60-53 0-4-4-4-6-4-4 0-4 1-5 4-7 18-28 27-45 27-7 0-16-3-25-4-16-5-19-5-24-5-2 0-6 0-9 2z"><text:p/></draw:path><draw:path draw:style-name="gr132" draw:text-style-name="P81" svg:width="0.1287in" svg:height="0.0449in" svg:x="3.4024in" svg:y="0.2465in" svg:viewBox="0 0 328 115" svg:d="M311 20c7 0 17 0 17-10s-10-10-17-10c-98 0-196 0-294 0-7 0-17 0-17 10s10 10 17 10c98 0 196 0 294 0zM311 115c7 0 17 0 17-10s-10-10-17-10c-98 0-196 0-294 0-7 0-17 0-17 10s10 10 17 10c98 0 196 0 294 0z"><text:p/></draw:path><draw:path draw:style-name="gr132" draw:text-style-name="P81" svg:width="0.0961in" svg:height="0.176in" svg:x="3.6063in" svg:y="0.1811in" svg:viewBox="0 0 245 448" svg:d="M154 150c14 0 28 0 42 0 10 0 15 0 15-10 0-6-5-6-14-6-14 0-26 0-40 0 4-18 7-37 11-56 1-9 8-44 11-50 4-10 13-17 24-17 1 0 14 0 24 9-23 2-27 19-27 26 0 11 9 17 18 17 13 0 27-10 27-29 0-23-22-34-42-34-17 0-49 8-63 57-3 12-4 16-17 77-11 0-22 0-33 0-10 0-14 0-14 10 0 6 4 6 12 6 11 0 23 0 34 0-13 64-25 129-38 194-8 48-17 93-42 93-3 0-15 0-24-8 23-2 27-20 27-27 0-11-9-18-18-18-13 0-27 11-27 29 0 23 21 35 42 35 27 0 46-29 55-47 16-33 28-92 28-94 9-54 19-105 29-157z"><text:p/></draw:path><draw:path draw:style-name="gr132" draw:text-style-name="P81" svg:width="0.0618in" svg:height="0.0606in" svg:x="3.6988in" svg:y="0.2866in" svg:viewBox="0 0 158 155" svg:d="M38 122c8-10 14-16 43-39 7-6 34-27 44-37 21-21 33-38 33-42s-4-4-5-4c-3 0-5 0-6 3-11 17-18 21-27 21-4 0-8 0-19-10-11-11-20-14-27-14-28 0-46 29-46 41 0 2 3 4 6 4 4 0 5-2 5-6 6-11 25-12 31-12 8 0 17 2 21 2 20 5 22 5 31 5-10 9-16 15-48 42-28 21-36 29-43 36-21 21-31 36-31 39 0 4 4 4 6 4 4 0 4-1 7-4 8-12 19-21 30-21 5 0 10 2 19 10 11 10 18 15 29 15 36 0 60-42 60-53 0-4-4-4-5-4-5 0-6 1-7 4-7 18-27 27-44 27-8 0-17-3-25-4-15-5-18-5-25-5-3 0-6 0-7 2z"><text:p/></draw:path><draw:path draw:style-name="gr132" draw:text-style-name="P81" svg:width="0.0449in" svg:height="0.1933in" svg:x="3.8311in" svg:y="0.172in" svg:viewBox="0 0 115 492" svg:d="M115 487c0-1 0-2-9-11-61-61-77-154-77-230 0-85 19-170 79-232 7-6 7-7 7-8 0-5-2-6-6-6s-49 34-77 97c-25 53-32 107-32 149 0 38 6 98 34 153 29 62 71 93 75 93s6-2 6-5z"><text:p/></draw:path><draw:path draw:style-name="gr132" draw:text-style-name="P81" svg:width="0.0591in" svg:height="0.1232in" svg:x="3.8917in" svg:y="0.1965in" svg:viewBox="0 0 151 314" svg:d="M91 111c15 0 31 0 46 0 10 0 14 0 14-10 0-6-4-6-14-6-14 0-28 0-42 0 17-70 20-80 20-82 0-9-6-13-14-13-2 0-16 0-20 18-7 25-12 52-19 77-16 0-31 0-47 0-9 0-15 0-15 10 0 6 4 6 14 6 14 0 29 0 43 0-35 140-37 148-37 156 0 27 19 47 46 47 50 0 78-73 78-77 0-5-4-5-7-5-4 0-4 2-7 7-21 51-47 63-64 63-10 0-14-7-14-22 0-13 0-15 3-24 12-49 23-96 36-145z"><text:p/></draw:path><draw:path draw:style-name="gr132" draw:text-style-name="P81" svg:width="0.1031in" svg:height="0.0921in" svg:x="3.9673in" svg:y="0.2547in" svg:viewBox="0 0 263 235" svg:d="M41 209c-3 12-5 14-31 14-6 0-10 0-10 8 0 4 4 4 10 4 45 0 89 0 134 0 58 0 102-39 102-73 0-25-22-46-58-49 40-8 75-33 75-64 0-25-26-49-71-49-42 0-83 0-125 0-7 0-11 0-11 8 0 5 4 5 11 5 4 0 7 0 13 1 7 0 8 1 8 4 0 2 0 3-1 9-16 60-31 121-46 182zM95 109c7-28 14-56 21-84 3-11 4-12 18-12 17 0 35 0 52 0 35 0 44 23 44 36 0 28-31 60-77 60-20 0-38 0-58 0zM80 223c-11 0-11 0-11-3s0-2 1-7c8-31 15-63 24-94 24 0 49 0 73 0 32 0 44 21 44 41 0 33-35 63-77 63-18 0-36 0-54 0z"><text:p/></draw:path><draw:path draw:style-name="gr132" draw:text-style-name="P81" svg:width="0.0449in" svg:height="0.1933in" svg:x="4.102in" svg:y="0.172in" svg:viewBox="0 0 115 492" svg:d="M115 246c0-37-6-98-34-154-29-60-71-92-75-92-3 0-6 3-6 6 0 1 0 2 10 11 47 49 75 127 75 229 0 84-18 171-78 233-7 6-7 7-7 8 0 3 3 5 6 5 4 0 49-33 78-96 24-54 31-109 31-150z"><text:p/></draw:path><draw:path draw:style-name="gr132" draw:text-style-name="P81" svg:width="0.1181in" svg:height="0.0075in" svg:x="4.2252in" svg:y="0.2661in" svg:viewBox="0 0 301 20" svg:d="M283 20c8 0 18 0 18-10s-10-10-18-10c-88 0-178 0-266 0-9 0-17 0-17 10s8 10 17 10c88 0 178 0 266 0z"><text:p/></draw:path><draw:path draw:style-name="gr132" draw:text-style-name="P81" svg:width="0.0961in" svg:height="0.176in" svg:x="4.4134in" svg:y="0.1811in" svg:viewBox="0 0 245 448" svg:d="M154 150c14 0 28 0 42 0 10 0 15 0 15-10 0-6-5-6-14-6-14 0-26 0-40 0 4-18 7-37 11-56 1-9 8-44 11-50 4-10 13-17 24-17 1 0 14 0 24 9-23 2-27 19-27 26 0 11 9 17 18 17 13 0 27-10 27-29 0-23-22-34-42-34-17 0-48 8-63 57-3 12-4 16-17 77-11 0-22 0-33 0-10 0-14 0-14 10 0 6 4 6 12 6 11 0 23 0 34 0-13 64-25 129-38 194-8 48-17 93-42 93-3 0-14 0-24-8 23-2 27-20 27-27 0-11-9-18-18-18-13 0-27 11-27 29 0 23 21 35 42 35 27 0 46-29 55-47 16-33 28-92 28-94 9-54 19-105 29-157z"><text:p/></draw:path><draw:path draw:style-name="gr132" draw:text-style-name="P81" svg:width="0.0618in" svg:height="0.0606in" svg:x="4.5059in" svg:y="0.2866in" svg:viewBox="0 0 158 155" svg:d="M38 122c8-10 14-16 43-39 9-6 34-27 44-37 21-21 33-38 33-42s-4-4-5-4c-3 0-5 0-6 3-11 17-18 21-27 21-4 0-8 0-19-10-11-11-18-14-27-14-28 0-46 29-46 41 0 2 3 4 6 4 4 0 5-2 7-6 4-11 23-12 29-12 8 0 17 2 21 2 20 5 22 5 31 5-10 9-16 15-48 42-28 21-36 29-43 36-21 21-31 36-31 39 0 4 4 4 6 4 4 0 4-1 7-4 8-12 19-21 30-21 5 0 10 2 20 10 10 10 17 15 28 15 36 0 60-42 60-53 0-4-4-4-5-4-5 0-6 1-7 4-7 18-27 27-44 27-8 0-17-3-25-4-15-5-18-5-25-5-3 0-6 0-7 2z"><text:p/></draw:path><draw:path draw:style-name="gr132" draw:text-style-name="P81" svg:width="0.0441in" svg:height="0.1933in" svg:x="4.6386in" svg:y="0.172in" svg:viewBox="0 0 113 492" svg:d="M113 487c0-1 0-2-8-11-62-61-77-154-77-230 0-85 18-170 80-232 5-6 5-7 5-8 0-5-1-6-4-6-5 0-50 34-78 97-25 53-31 107-31 149 0 38 4 98 32 153 30 62 72 93 77 93 3 0 4-2 4-5z"><text:p/></draw:path><draw:path draw:style-name="gr132" draw:text-style-name="P81" svg:width="0.0587in" svg:height="0.1232in" svg:x="4.6992in" svg:y="0.1965in" svg:viewBox="0 0 150 314" svg:d="M90 111c15 0 30 0 46 0 10 0 14 0 14-10 0-6-4-6-13-6-14 0-29 0-43 0 17-70 19-80 19-82 0-9-5-13-14-13-1 0-15 0-19 18-7 25-13 52-20 77-15 0-31 0-46 0-10 0-14 0-14 10 0 6 3 6 13 6 14 0 29 0 43 0-35 140-36 148-36 156 0 27 18 47 44 47 51 0 79-73 79-77 0-5-4-5-6-5-5 0-5 2-8 7-21 51-46 63-63 63-11 0-16-7-16-22 0-13 0-15 3-24 13-49 24-96 37-145z"><text:p/></draw:path><draw:path draw:style-name="gr132" draw:text-style-name="P81" svg:width="0.102in" svg:height="0.0961in" svg:x="4.772in" svg:y="0.25in" svg:viewBox="0 0 260 245" svg:d="M52 204c-13 19-23 28-44 28-2 2-8 2-8 9 0 3 4 4 6 4 8 0 19-1 29-1 11 0 25 1 35 1 3 0 7 0 7-7 0-4-4-6-6-6s-15 0-15-9c0-5 4-10 6-13 9-14 18-29 28-43 32 0 65 0 98 0 2 19 5 37 8 57-1 4-4 8-24 8-4 0-10 0-10 9 0 1 2 4 6 4 11 0 35-1 45-1 7 0 14 1 21 1 5 0 12 0 19 0 5 0 7-3 7-7 0-6-4-6-9-6-21 0-21-1-23-9-10-72-19-142-29-213-2-7-3-10-9-10-7 0-9 3-12 8-42 66-84 131-126 196zM97 154c23-38 49-74 72-112 6 38 12 74 17 112-29 0-60 0-89 0z"><text:p/></draw:path><draw:path draw:style-name="gr132" draw:text-style-name="P81" svg:width="0.0449in" svg:height="0.1933in" svg:x="4.9016in" svg:y="0.172in" svg:viewBox="0 0 115 492" svg:d="M115 246c0-37-6-98-32-154-31-60-73-92-77-92-3 0-6 3-6 6 0 1 0 2 10 11 47 49 75 127 75 229 0 84-18 171-78 233-7 6-7 7-7 8 0 3 3 5 6 5 4 0 49-33 78-96 25-54 31-109 31-150z"><text:p/></draw:path></draw:g></draw:g></text:p>
      <text:p text:style-name="P9"/>
      <text:p text:style-name="P9">Bien-sûr, sous réserve que <draw:g text:anchor-type="as-char" svg:y="-0.1366in" draw:z-index="24" draw:name="Shape38" draw:style-name="gr130"><svg:title>TexMaths</svg:title><svg:desc>14§display§f_z§svg§600§FALSE§</svg:desc><draw:g draw:style-name="gr2"><draw:path draw:style-name="gr131" draw:text-style-name="P80" svg:width="0.1445in" svg:height="0.1551in" svg:x="-0.0004in" svg:y="0.0102in" svg:viewBox="0 0 368 395" svg:d="M0 0c122 0 246 0 368 0 0 132 0 263 0 395-122 0-246 0-368 0 0-132 0-263 0-395z"><text:p/></draw:path><draw:path draw:style-name="gr132" draw:text-style-name="P81" svg:width="0.0953in" svg:height="0.1748in" svg:x="0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132" draw:text-style-name="P81" svg:width="0.0622in" svg:height="0.0602in" svg:x="0.0917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text:s/>soit dérivable sur <draw:g text:anchor-type="as-char" svg:y="-0.1445in" draw:z-index="25" draw:name="Shape39" draw:style-name="gr130"><svg:title>TexMaths</svg:title><svg:desc>14§display§\left[t_A,\ t_B\right]§svg§600§FALSE§</svg:desc><draw:g draw:style-name="gr2"><draw:path draw:style-name="gr131" draw:text-style-name="P80" svg:width="0.6134in" svg:height="0.1724in" svg:x="-0.0004in" svg:y="0.0091in" svg:viewBox="0 0 1559 439" svg:d="M779 439c-260 0-519 0-779 0 0-147 0-292 0-439 519 0 1040 0 1559 0 0 147 0 292 0 439-260 0-521 0-780 0z"><text:p/></draw:path><draw:path draw:style-name="gr132" draw:text-style-name="P81" svg:width="0.026in" svg:height="0.1925in" svg:x="0.0126in" svg:y="-0.0004in" svg:viewBox="0 0 67 490" svg:d="M67 490c0-7 0-13 0-20-15 0-32 0-47 0 0-150 0-301 0-450 15 0 32 0 47 0 0-7 0-13 0-20-22 0-45 0-67 0 0 164 0 326 0 490 22 0 45 0 67 0z"><text:p/></draw:path><draw:path draw:style-name="gr132" draw:text-style-name="P81"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2" draw:text-style-name="P81"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2" draw:text-style-name="P81" svg:width="0.022in" svg:height="0.0575in" svg:x="0.2563in" svg:y="0.1236in" svg:viewBox="0 0 57 147" svg:d="M57 52c0-32-12-52-32-52-15 0-25 13-25 27 0 12 10 25 25 25 6 0 13-2 17-6 1-1 1-1 3-1 1 0 1 0 1 7 0 36-17 66-33 81-6 6-6 7-6 8 0 3 3 6 6 6 5 0 44-38 44-95z"><text:p/></draw:path><draw:path draw:style-name="gr132" draw:text-style-name="P81"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2" draw:text-style-name="P81"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32" draw:text-style-name="P81" svg:width="0.026in" svg:height="0.1925in" svg:x="0.5969in" svg:y="-0.0004in" svg:viewBox="0 0 67 490" svg:d="M67 0c-22 0-45 0-67 0 0 7 0 13 0 20 15 0 32 0 48 0 0 149 0 300 0 450-16 0-33 0-48 0 0 7 0 13 0 20 22 0 45 0 67 0 0-164 0-326 0-490z"><text:p/></draw:path></draw:g></draw:g><text:s/>et que cette dérivée soit intégrable sur <draw:g text:anchor-type="as-char" svg:y="-0.1445in" draw:z-index="26" draw:name="Shape40" draw:style-name="gr130"><svg:title>TexMaths</svg:title><svg:desc>14§display§\left[t_A,\ t_B\right]§svg§600§FALSE§</svg:desc><draw:g draw:style-name="gr2"><draw:path draw:style-name="gr131" draw:text-style-name="P80" svg:width="0.6134in" svg:height="0.1724in" svg:x="-0.0004in" svg:y="0.0091in" svg:viewBox="0 0 1559 439" svg:d="M779 439c-260 0-519 0-779 0 0-147 0-292 0-439 519 0 1040 0 1559 0 0 147 0 292 0 439-260 0-521 0-780 0z"><text:p/></draw:path><draw:path draw:style-name="gr132" draw:text-style-name="P81" svg:width="0.026in" svg:height="0.1925in" svg:x="0.0126in" svg:y="-0.0004in" svg:viewBox="0 0 67 490" svg:d="M67 490c0-7 0-13 0-20-15 0-32 0-47 0 0-150 0-301 0-450 15 0 32 0 47 0 0-7 0-13 0-20-22 0-45 0-67 0 0 164 0 326 0 490 22 0 45 0 67 0z"><text:p/></draw:path><draw:path draw:style-name="gr132" draw:text-style-name="P81"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2" draw:text-style-name="P81"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2" draw:text-style-name="P81" svg:width="0.022in" svg:height="0.0575in" svg:x="0.2563in" svg:y="0.1236in" svg:viewBox="0 0 57 147" svg:d="M57 52c0-32-12-52-32-52-15 0-25 13-25 27 0 12 10 25 25 25 6 0 13-2 17-6 1-1 1-1 3-1 1 0 1 0 1 7 0 36-17 66-33 81-6 6-6 7-6 8 0 3 3 6 6 6 5 0 44-38 44-95z"><text:p/></draw:path><draw:path draw:style-name="gr132" draw:text-style-name="P81"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2" draw:text-style-name="P81"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32" draw:text-style-name="P81" svg:width="0.026in" svg:height="0.1925in" svg:x="0.5969in" svg:y="-0.0004in" svg:viewBox="0 0 67 490" svg:d="M67 0c-22 0-45 0-67 0 0 7 0 13 0 20 15 0 32 0 48 0 0 149 0 300 0 450-16 0-33 0-48 0 0 7 0 13 0 20 22 0 45 0 67 0 0-164 0-326 0-490z"><text:p/></draw:path></draw:g></draw:g>, la fonction <text:s/><draw:g text:anchor-type="as-char" svg:y="-0.2217in" draw:z-index="27" draw:name="Shape41" draw:style-name="gr130"><svg:title>TexMaths</svg:title><svg:desc>14§display§\text{f}^{\circ }\left(_{\ \ \ \ \ \ t\ \ \ \rightarrow \ \ \ 1}^{\left[t_A,\ t_B\right]\ \ \rightarrow \ \left\{1\right\}}\right)§svg§600§FALSE§</svg:desc><draw:g draw:style-name="gr2"><draw:path draw:style-name="gr131" draw:text-style-name="P80" svg:width="1.4898in" svg:height="0.3276in" svg:x="0.0028in" svg:y="0.0094in" svg:viewBox="0 0 3785 833" svg:d="M1893 833c-631 0-1261 0-1893 0 0-277 0-556 0-833 1262 0 2523 0 3785 0 0 277 0 556 0 833-630 0-1262 0-1892 0z"><text:p/></draw:path><draw:path draw:style-name="gr132" draw:text-style-name="P81"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132" draw:text-style-name="P81" svg:width="0.0575in" svg:height="0.0575in" svg:x="0.063in" svg:y="0.072in" svg:viewBox="0 0 147 147" svg:d="M147 74c0-42-34-74-74-74-41 0-73 34-73 73 0 42 32 74 73 74 42 0 74-34 74-73zM73 130c-32 0-56-26-56-56 0-32 25-57 56-57 32 0 57 25 57 56 0 32-25 57-57 57z"><text:p/></draw:path><draw:path draw:style-name="gr132" draw:text-style-name="P81" svg:width="0.0728in" svg:height="0.3476in" svg:x="0.2083in" svg:y="0in" svg:viewBox="0 0 186 884" svg:d="M165 878c2 2 4 6 6 6 3 0 7 0 10 0 2 0 5-2 5-6 0-1 0-3-1-4-18-18-45-45-74-98-54-95-73-217-73-333 0-219 61-346 147-433 1-3 1-3 1-4 0-6-3-6-8-6-7 0-9 0-13 4-46 41-99 109-133 213-21 65-32 144-32 226 0 114 21 246 98 361 14 18 21 27 32 39 4 6 11 14 16 17 7 6 12 13 19 18z"><text:p/></draw:path><draw:path draw:style-name="gr132" draw:text-style-name="P81" svg:width="0.0205in" svg:height="0.1354in" svg:x="0.3079in" svg:y="0.0205in" svg:viewBox="0 0 53 345" svg:d="M53 345c0-6 0-12 0-17-12 0-24 0-36 0 0-104 0-208 0-311 12 0 24 0 36 0 0-6 0-11 0-17-18 0-35 0-53 0 0 115 0 230 0 345 18 0 35 0 53 0z"><text:p/></draw:path><draw:path draw:style-name="gr132" draw:text-style-name="P81" svg:width="0.0453in" svg:height="0.0854in" svg:x="0.3386in" svg:y="0.0362in" svg:viewBox="0 0 116 218" svg:d="M70 80c13 0 24 0 36 0 6 0 10 0 10-9 0-4-4-4-10-4-11 0-21 0-32 0 4-17 9-35 13-52 0-1 1-2 1-4 0-7-5-11-12-11-9 0-14 6-16 15-3 9 2-8-14 52-11 0-24 0-35 0-7 0-11 0-11 7 0 6 4 6 11 6 11 0 21 0 32 0-7 26-12 54-19 81-3 8-6 21-6 25 0 20 17 32 37 32 37 0 60-49 60-53 0-5-4-4-6-4-4 0-4 1-7 7-10 21-28 41-46 41-7 0-13-5-13-17 0-3 2-10 3-14 9-32 16-66 24-98z"><text:p/></draw:path><draw:path draw:style-name="gr132" draw:text-style-name="P81" svg:width="0.0811in" svg:height="0.0689in" svg:x="0.4016in" svg:y="0.0717in" svg:viewBox="0 0 207 176" svg:d="M154 7c-1-6-3-7-7-7-7 0-8 3-11 6-32 46-63 93-95 140-12 15-20 18-35 19-6 0-5 4-6 7 0 3 3 4 4 4 4 0 9-1 11-1 5 0 9 0 13 0s10 0 14 0 10 1 14 1c1 0 6 0 6-7 0-4-3-2-5-4-2 0-12 0-12-7 0-3 3-7 5-8 6-9 12-18 17-27 2-1 3-1 7-1 25 0 49 0 74 0 0 3 2 4 2 7 1 4 5 28 5 31 0 5-15 5-16 5-3 0-7 0-7 7 0 3 1 4 4 4 5 0 11-1 17-1 5 0 11 0 16 0 6 0 12 0 16 0 5 0 11 1 17 1 4 0 5-2 5-7 0-4-4-4-8-4-16 0-16-1-17-7-10-50-18-101-28-151zM132 31c5 26 9 53 15 80-24 0-46 0-70 0 18-27 36-54 55-80z"><text:p/></draw:path><draw:path draw:style-name="gr132" draw:text-style-name="P81" svg:width="0.0165in" svg:height="0.0413in" svg:x="0.5165in" svg:y="0.1063in" svg:viewBox="0 0 43 106" svg:d="M35 35c0 18-4 41-28 63-1 1-1 1-1 4 0 2 2 4 4 4 5 0 33-28 33-68 0-21-7-38-23-38-12 0-20 10-20 20 0 11 8 21 20 21 8 0 14-6 15-6z"><text:p/></draw:path><draw:path draw:style-name="gr132" draw:text-style-name="P81" svg:width="0.0453in" svg:height="0.0854in" svg:x="0.6181in" svg:y="0.0362in" svg:viewBox="0 0 116 218" svg:d="M70 80c11 0 24 0 35 0 6 0 11 0 11-9 0-4-5-4-11-4-11 0-21 0-32 0 4-17 8-35 12-52 0-1 2-2 2-4 0-7-6-11-13-11-8 0-12 6-15 15s1-8-14 52c-11 0-24 0-35 0-6 0-10 0-10 7 0 6 3 6 10 6 11 0 21 0 32 0-7 26-13 54-20 81-2 8-5 21-5 25 0 20 17 32 36 32 39 0 60-49 60-53 0-5-4-4-5-4-4 0-4 1-7 7-10 21-27 41-46 41-7 0-12-5-12-17 0-3 0-10 2-14 8-32 17-66 25-98z"><text:p/></draw:path><draw:path draw:style-name="gr132" draw:text-style-name="P81" svg:width="0.0807in" svg:height="0.0657in" svg:x="0.6827in" svg:y="0.0752in" svg:viewBox="0 0 206 168" svg:d="M31 147c-3 8-3 10-21 10-7 0-10 0-10 7 0 4 3 4 7 4 36 0 71 0 108 0 43 0 80-28 80-52 0-15-14-32-48-36 24-3 59-20 59-44 0-21-24-36-58-36-33 0-67 0-100 0-6 0-9 0-9 7 0 4 3 4 9 4 2 0 11 0 15 2 0 2 0 2 0 5-11 44-21 86-32 129zM73 77c4-20 10-38 14-57 1-9 1-9 12-9 16 0 30 0 45 0 24 0 35 13 35 25 0 20-26 41-60 41-15 0-31 0-46 0zM60 157c-1 0-5 0-7 0 0-3 0-3 0-6 6-22 11-43 17-66 20 0 41 0 60 0 25 0 38 14 38 30 0 24-29 42-60 42-16 0-32 0-48 0z"><text:p/></draw:path><draw:path draw:style-name="gr132" draw:text-style-name="P81" svg:width="0.0205in" svg:height="0.1354in" svg:x="0.789in" svg:y="0.0205in" svg:viewBox="0 0 53 345" svg:d="M53 0c-18 0-35 0-53 0 0 6 0 11 0 17 13 0 24 0 36 0 0 103 0 207 0 311-12 0-23 0-36 0 0 5 0 11 0 17 18 0 35 0 53 0 0-115 0-230 0-345z"><text:p/></draw:path><draw:path draw:style-name="gr132" draw:text-style-name="P81" svg:width="0.1331in" svg:height="0.0713in" svg:x="0.9681in" svg:y="0.0516in" svg:viewBox="0 0 339 182" svg:d="M290 99c-44 33-32 52-49 77 0 6 4 6 8 6 6 0 7 0 9-6 2-9 8-30 26-50 20-21 37-25 51-31 2 0 4-3 4-4 0-3-3-4-7-6-49-15-67-50-74-81-2-4-5-4-9-4s-8 0-8 6c7 15 4 23 21 47 7 11 17 21 28 30-93 0-184 0-276 0-6 0-14 0-14 8s8 8 14 8c92 0 183 0 276 0z"><text:p/></draw:path><draw:path draw:style-name="gr132" draw:text-style-name="P81" svg:width="0.0535in" svg:height="0.1354in" svg:x="1.1894in" svg:y="0.0205in" svg:viewBox="0 0 137 345" svg:d="M83 50c0-7 0-18 9-28 12-8 24-11 37-12 5 0 8 0 8-4 0-6-4-6-8-6-38 0-73 15-74 43 0 27 0 55 0 82 0 8 0 19-12 29-8 7-19 13-36 14-4 0-7 0-7 4s3 4 6 6c42 3 49 26 49 35 0 26 0 53 0 81 0 10 0 25 18 37 19 12 46 14 56 14 4 0 8 0 8-5s-4-5-7-5c-32-2-45-17-47-30 0-4 0-5 0-11 0-24 0-48 0-71 0-12 0-23-10-33-4-4-13-12-32-18 14-4 37-12 40-36 2-2 2-3 2-14 0-24 0-48 0-72z"><text:p/></draw:path><draw:path draw:style-name="gr132" draw:text-style-name="P81" svg:width="0.0488in" svg:height="0.0902in" svg:x="1.2709in" svg:y="0.0307in" svg:viewBox="0 0 125 230" svg:d="M77 10c0-9 0-10-10-10-22 22-53 22-67 22 0 5 0 9 0 13 8 0 31 0 50-10 0 59 0 116 0 175 0 13 0 17-35 17-4 0-8 0-12 0 0 4 0 8 0 13 5-2 47-2 60-2 11 0 55 0 62 2 0-5 0-9 0-13-5 0-9 0-13 0-35 0-35-4-35-17 0-63 0-127 0-190z"><text:p/></draw:path><draw:path draw:style-name="gr132" draw:text-style-name="P81" svg:width="0.0535in" svg:height="0.1354in" svg:x="1.3457in" svg:y="0.0205in" svg:viewBox="0 0 137 345" svg:d="M83 220c0-9 0-20 11-30 8-7 18-12 36-12 4-2 7-2 7-6s-4-4-7-4c-40-3-47-27-47-36 0-27 0-55 0-82 0-8 0-25-20-36-18-13-45-14-55-14-4 0-8 0-8 6 0 4 3 4 6 4 33 1 46 17 49 31 0 2 0 5 0 9 0 24 0 49 0 73 0 10 0 23 9 31 5 6 13 13 33 18-14 4-38 13-41 37-1 2-1 2-1 14 0 23 0 47 0 73 0 7 0 16-10 26-11 9-24 11-38 13-4 0-7 0-7 5s4 5 8 5c38 0 73-16 75-44 0-28 0-55 0-81z"><text:p/></draw:path><draw:path draw:style-name="gr132" draw:text-style-name="P81" svg:width="0.0453in" svg:height="0.0854in" svg:x="0.6819in" svg:y="0.189in" svg:viewBox="0 0 116 218" svg:d="M71 78c12 0 24 0 35 0 6 0 10 0 10-7 0-4-4-4-10-4-11 0-21 0-32 0 4-17 9-35 13-52 0-1 1-2 1-4 0-7-5-11-12-11-9 0-14 6-16 15-3 9 2-8-14 52-11 0-24 0-35 0-5 0-11 0-11 7 0 4 4 4 11 4 11 0 21 0 32 0-7 27-12 55-19 82-3 9-6 21-6 26 0 20 17 32 37 32 39 0 60-49 60-53 0-5-4-4-6-4-4 0-4 1-7 7-10 21-28 41-46 41-7 0-13-5-13-17 0-3 2-11 3-14 9-34 17-66 25-100z"><text:p/></draw:path><draw:path draw:style-name="gr132" draw:text-style-name="P81" svg:width="0.1331in" svg:height="0.0713in" svg:x="0.9386in" svg:y="0.2039in" svg:viewBox="0 0 339 182" svg:d="M291 99c-43 33-32 52-49 77 0 6 3 6 7 6 7 0 9 0 10-6 1-9 7-30 25-50 20-21 38-25 52-31 1 0 3-3 3-4 0-3-2-4-6-6-50-15-67-50-74-81-1-4-6-4-10-4-5 0-7 0-7 6 7 15 3 23 20 47 8 11 18 21 29 30-92 0-185 0-277 0-6 0-14 0-14 8s8 8 14 8c92 0 185 0 277 0z"><text:p/></draw:path><draw:path draw:style-name="gr132" draw:text-style-name="P81" svg:width="0.0488in" svg:height="0.0902in" svg:x="1.2913in" svg:y="0.1831in" svg:viewBox="0 0 125 230" svg:d="M77 10c0-9 0-10-10-10-22 22-53 22-67 22 0 5 0 9 0 13 8 0 31 0 49-10 0 59 0 116 0 175 0 13 0 17-34 17-4 0-9 0-14 0 0 4 0 8 0 13 7-2 49-2 62-2 11 0 55 0 62 2 0-5 0-9 0-13-5 0-9 0-13 0-35 0-35-4-35-17 0-63 0-127 0-190z"><text:p/></draw:path><draw:path draw:style-name="gr132" draw:text-style-name="P81" svg:width="0.0736in" svg:height="0.3476in" svg:x="1.4291in" svg:y="0in" svg:viewBox="0 0 188 884" svg:d="M188 443c0-142-34-292-131-402-7-9-25-27-36-38-4-3-4-3-11-3-6 0-10 0-10 6 0 1 1 2 3 4 17 18 43 45 74 98 53 95 73 217 73 335 0 211-59 341-147 431-2 1-3 3-3 4 0 6 4 6 10 6 7 0 7 0 11-4 48-41 99-110 134-213 21-68 33-147 33-224z"><text:p/></draw:path></draw:g></draw:g><text:s/>étant continue sur <draw:g text:anchor-type="as-char" svg:y="-0.1445in" draw:z-index="28" draw:name="Shape42" draw:style-name="gr130"><svg:title>TexMaths</svg:title><svg:desc>14§display§\left[t_A,\ t_B\right]§svg§600§FALSE§</svg:desc><draw:g draw:style-name="gr2"><draw:path draw:style-name="gr131" draw:text-style-name="P80" svg:width="0.6134in" svg:height="0.1724in" svg:x="-0.0004in" svg:y="0.0091in" svg:viewBox="0 0 1559 439" svg:d="M779 439c-260 0-519 0-779 0 0-147 0-292 0-439 519 0 1040 0 1559 0 0 147 0 292 0 439-260 0-521 0-780 0z"><text:p/></draw:path><draw:path draw:style-name="gr132" draw:text-style-name="P81" svg:width="0.026in" svg:height="0.1925in" svg:x="0.0126in" svg:y="-0.0004in" svg:viewBox="0 0 67 490" svg:d="M67 490c0-7 0-13 0-20-15 0-32 0-47 0 0-150 0-301 0-450 15 0 32 0 47 0 0-7 0-13 0-20-22 0-45 0-67 0 0 164 0 326 0 490 22 0 45 0 67 0z"><text:p/></draw:path><draw:path draw:style-name="gr132" draw:text-style-name="P81"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2" draw:text-style-name="P81"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2" draw:text-style-name="P81" svg:width="0.022in" svg:height="0.0575in" svg:x="0.2563in" svg:y="0.1236in" svg:viewBox="0 0 57 147" svg:d="M57 52c0-32-12-52-32-52-15 0-25 13-25 27 0 12 10 25 25 25 6 0 13-2 17-6 1-1 1-1 3-1 1 0 1 0 1 7 0 36-17 66-33 81-6 6-6 7-6 8 0 3 3 6 6 6 5 0 44-38 44-95z"><text:p/></draw:path><draw:path draw:style-name="gr132" draw:text-style-name="P81"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2" draw:text-style-name="P81"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32" draw:text-style-name="P81" svg:width="0.026in" svg:height="0.1925in" svg:x="0.5969in" svg:y="-0.0004in" svg:viewBox="0 0 67 490" svg:d="M67 0c-22 0-45 0-67 0 0 7 0 13 0 20 15 0 32 0 48 0 0 149 0 300 0 450-16 0-33 0-48 0 0 7 0 13 0 20 22 0 45 0 67 0 0-164 0-326 0-490z"><text:p/></draw:path></draw:g></draw:g>.</text:p>
      <text:p text:style-name="P9"/>
      <text:p text:style-name="P23">Sauf que comme c’est un peu <text:span text:style-name="T14">contre-intuitif et plus coûteux en charge mentale</text:span> d’introduire moult moult noms de variables pour faire de la technique mathématique, on va simplifier tout ça en créant une convention : <text:span text:style-name="T31">quand je fais un changement de variable au sein d’une intégrale, </text:span><text:span text:style-name="T34">je nomme cette variable comme la grandeur qu’elle désigne. Il n’y aura pas de conflit vu que dans une intégrale, la variable est muette, mais pour nos humbles cerveaux d’humains ça permet de voir vraiment le sens de ce qu’on est en train de faire.</text:span></text:p>
      <text:p text:style-name="P23"/>
      <text:p text:style-name="P24">Du coup ça donne le fameux:</text:p>
      <text:p text:style-name="P33"><draw:g text:anchor-type="as-char" svg:y="-0.2984in" draw:z-index="36" draw:name="Shape43" draw:style-name="gr130"><svg:title>TexMaths</svg:title><svg:desc>14§display§W_1=\int _{t=t_A}^{t_B}\text{d}z=\int _{z=z_A}^{z_B}\text{d}z§svg§600§FALSE§</svg:desc><draw:g draw:style-name="gr2"><draw:path draw:style-name="gr131" draw:text-style-name="P80" svg:width="2.1972in" svg:height="0.4756in" svg:x="-0.0004in" svg:y="0.0102in" svg:viewBox="0 0 5582 1209" svg:d="M2792 1209c-931 0-1861 0-2792 0 0-404 0-806 0-1209 1861 0 3721 0 5582 0 0 403 0 805 0 1209-930 0-1861 0-2790 0z"><text:p/></draw:path><draw:path draw:style-name="gr132" draw:text-style-name="P81" svg:width="0.1913in" svg:height="0.1358in" svg:x="0.0004in" svg:y="0.1693in" svg:viewBox="0 0 487 346" svg:d="M423 57c12-22 25-39 56-42 4 0 8 0 8-9 0-3-1-6-5-6-12 0-26 1-38 1-17 0-35-1-51-1-2 0-9 0-9 10 0 5 4 5 7 5 12 0 29 5 29 20 0 4-3 8-7 15-43 77-88 155-132 232-5-82-12-163-18-244-1-10-3-23 34-23 8 0 14 0 14-9 0-6-6-6-9-6-19 0-39 1-60 1-11 0-39-1-50-1-4 0-10 0-10 10 0 5 4 5 11 5 23 0 25 3 27 13 1 13 1 25 3 38-42 71-83 144-125 216-6-83-13-166-18-248 0-7 0-19 38-19 4 0 9 0 9-9 0-6-5-6-7-6-19 0-40 1-60 1-18 0-35-1-52-1-2 0-8 0-8 10 0 5 4 5 11 5 25 0 25 5 27 19 7 99 15 199 22 299 0 10 0 13 7 13s9-3 13-10c47-84 96-167 144-251 6 83 13 166 18 248 2 12 3 13 9 13 5 0 8-4 11-8 53-94 108-187 161-281z"><text:p/></draw:path><draw:path draw:style-name="gr132" draw:text-style-name="P81" svg:width="0.0488in" svg:height="0.0894in" svg:x="0.1874in" svg:y="0.2402in" svg:viewBox="0 0 125 228" svg:d="M77 10c0-10 0-10-10-10-22 22-53 22-67 22 0 5 0 9 0 13 8 0 31 0 50-10 0 59 0 116 0 175 0 12 0 17-35 17-4 0-8 0-12 0 0 3 0 7 0 11 5 0 47-1 60-1 11 0 55 1 62 1 0-4 0-8 0-11-5 0-9 0-13 0-35 0-35-5-35-17 0-63 0-127 0-190z"><text:p/></draw:path><draw:path draw:style-name="gr132" draw:text-style-name="P81" svg:width="0.1287in" svg:height="0.0449in" svg:x="0.324in" svg:y="0.2311in" svg:viewBox="0 0 328 115" svg:d="M311 20c7 0 17 0 17-10s-10-10-17-10c-98 0-196 0-294 0-7 0-17 0-17 10s10 10 17 10c98 0 196 0 294 0zM311 115c7 0 17 0 17-10s-10-10-17-10c-98 0-196 0-294 0-7 0-17 0-17 10s10 10 17 10c98 0 196 0 294 0z"><text:p/></draw:path><draw:path draw:style-name="gr132" draw:text-style-name="P81" svg:width="0.1709in" svg:height="0.4291in" svg:x="0.5287in" svg:y="0.037in" svg:viewBox="0 0 435 1091" svg:d="M24 1069c15-2 24-11 24-24 0-17-13-24-24-24s-24 7-24 24c0 25 24 46 55 46 74 0 102-115 137-258 38-155 70-311 96-469 19-103 37-203 54-266 5-24 22-87 42-87 15 0 26 9 29 11-17 0-25 12-25 24 0 17 12 24 24 24s23-7 23-24c0-26-26-46-53-46-38 0-64 53-92 154-2 6-67 252-122 572-13 75-27 158-43 227-9 35-31 127-72 127-18 0-19-7-29-11z"><text:p/></draw:path><draw:path draw:style-name="gr132" draw:text-style-name="P81" svg:width="0.0453in" svg:height="0.0858in" svg:x="0.7169in" svg:y="0in" svg:viewBox="0 0 116 219" svg:d="M70 80c11 0 24 0 35 0 7 0 11 0 11-9 0-4-4-4-10-4-11 0-22 0-33 0 4-17 8-33 12-50 0-3 2-4 2-6 0-5-4-11-11-11-10 0-14 6-17 15s3-8-13 52c-11 0-24 0-35 0-7 0-11 0-11 7 0 6 4 6 10 6 11 0 22 0 33 0-7 26-14 54-21 81-1 8-5 21-5 25 0 20 18 33 38 33 37 0 58-48 58-52 0-6-4-6-5-6-3 0-4 1-7 7-10 23-27 41-46 41-7 0-12-4-12-17 0-3 2-10 2-14 8-32 17-66 25-98z"><text:p/></draw:path><draw:path draw:style-name="gr132" draw:text-style-name="P81" svg:width="0.0807in" svg:height="0.0657in" svg:x="0.7815in" svg:y="0.0382in" svg:viewBox="0 0 206 168" svg:d="M31 147c-2 8-2 10-21 10-6 0-10 0-10 7 0 4 4 4 8 4 35 0 72 0 107 0 45 0 80-28 80-52 0-15-14-32-48-36 25-3 59-20 59-44 0-21-24-36-58-36-33 0-67 0-100 0-5 0-9 0-9 7 0 4 3 4 9 4 2 0 11 0 16 2 0 2 0 4-1 7-11 42-21 85-32 127zM73 77c4-20 10-38 14-57 1-9 1-9 12-9 16 0 30 0 45 0 24 0 37 13 37 25 0 21-27 41-62 41-15 0-31 0-46 0zM60 157c-1 0-4 0-7 0 0-3 0-3 0-4 6-23 11-45 17-68 20 0 41 0 60 0 25 0 38 14 38 30 0 24-29 42-60 42-16 0-32 0-48 0z"><text:p/></draw:path><draw:path draw:style-name="gr132" draw:text-style-name="P81" svg:width="0.0453in" svg:height="0.0858in" svg:x="0.6311in" svg:y="0.3929in" svg:viewBox="0 0 116 219" svg:d="M70 78c11 0 24 0 35 0 7 0 11 0 11-7 0-4-4-4-11-4-11 0-21 0-32 0 4-17 8-35 12-52 0-1 2-2 2-4 0-7-6-11-13-11-8 0-12 6-15 15s1-8-13 52c-12 0-24 0-36 0-6 0-10 0-10 7 0 4 4 4 10 4 11 0 21 0 32 0-7 27-13 55-20 82-2 9-5 21-5 26 0 20 17 33 36 33 39 0 60-50 60-54 0-5-4-4-5-4-4 0-4 1-7 7-10 21-27 41-46 41-7 0-12-4-12-17 0-3 2-11 2-14 8-34 17-66 25-100z"><text:p/></draw:path><draw:path draw:style-name="gr132" draw:text-style-name="P81" svg:width="0.0992in" svg:height="0.0358in" svg:x="0.6933in" svg:y="0.4256in" svg:viewBox="0 0 253 92" svg:d="M239 17c6 0 14 0 14-9 0-8-8-8-12-8-76 0-153 0-228 0-5 0-13 0-13 8 0 9 7 9 13 9 75 0 151 0 226 0zM241 92c4 0 12 0 12-8s-8-8-14-8c-75 0-151 0-226 0-6 0-13 0-13 8s8 8 13 8c75 0 152 0 228 0z"><text:p/></draw:path><draw:path draw:style-name="gr132" draw:text-style-name="P81" svg:width="0.0461in" svg:height="0.0858in" svg:x="0.8079in" svg:y="0.3929in" svg:viewBox="0 0 118 219" svg:d="M71 78c12 0 24 0 35 0 6 0 12 0 12-7 0-4-6-4-12-4-11 0-21 0-32 0 4-17 9-35 13-52 0-1 1-2 1-4 0-7-5-11-12-11-9 0-14 6-16 15-3 9 2-8-14 52-11 0-24 0-35 0-5 0-11 0-11 7 0 4 4 4 11 4 11 0 21 0 32 0-7 27-12 55-19 82-3 9-6 21-6 26 0 20 17 33 37 33 39 0 60-50 60-54 0-5-4-4-6-4-4 0-4 1-7 7-10 21-26 41-46 41-7 0-13-4-13-17 0-3 2-11 3-14 9-34 17-66 25-100z"><text:p/></draw:path><draw:path draw:style-name="gr132" draw:text-style-name="P81" svg:width="0.0811in" svg:height="0.0689in" svg:x="0.8709in" svg:y="0.4264in" svg:viewBox="0 0 207 176" svg:d="M154 7c-1-6-1-7-7-7-7 0-8 3-10 6-32 46-64 93-96 140-12 15-20 18-35 19-6 0-5 4-6 7 0 3 3 3 4 4 4 0 9-1 11-1 5 0 9 0 13 0 6 0 10 0 14 0s10 1 14 1c1 0 6 0 6-7 0-4-3-2-5-4-2 0-12 0-12-7 0-3 4-7 5-10 6-8 13-16 19-25 1-1 1-3 5-3 25 0 49 0 74 0 2 5 2 5 2 9 1 4 5 28 5 31 0 5-15 5-16 5-3 0-7 0-7 7 0 3 1 4 4 4 5 0 11-1 17-1 5 0 11 0 16 0 6 0 12 0 17 0 4 0 10 1 16 1 4 0 5-2 5-7 0-4-4-4-7-4-17 0-17-1-18-7-10-50-18-101-28-151zM132 31c5 26 9 53 15 80-24 0-46 0-70 0 18-27 36-54 55-80z"><text:p/></draw:path><draw:path draw:style-name="gr132" draw:text-style-name="P81" svg:width="0.0949in" svg:height="0.1362in" svg:x="1.0197in" svg:y="0.1665in" svg:viewBox="0 0 242 347" svg:d="M169 314c0 11 0 22 0 33 24-2 49-4 73-5 0-6 0-11 0-16-35 0-38-4-38-28 0-99 0-199 0-298-23 1-47 4-71 6 0 5 0 9 0 15 35 0 38 3 38 28 0 35 0 70 0 105-14-17-35-29-62-29-57 0-109 47-109 110s48 112 104 112c32 0 54-16 65-33zM169 182c0 34 0 67 0 101 0 10 0 10-4 18-15 24-38 35-59 35-22 0-39-12-51-32-13-20-14-48-14-67 0-18 1-48 15-70 10-16 29-33 56-33 17 0 38 9 53 30 4 8 4 10 4 18z"><text:p/></draw:path><draw:path draw:style-name="gr132" draw:text-style-name="P81" svg:width="0.0819in" svg:height="0.0874in" svg:x="1.1283in" svg:y="0.2165in" svg:viewBox="0 0 209 223" svg:d="M45 176c26-29 40-42 59-56 0-1 29-26 47-44 46-47 58-70 58-72 0-4-5-4-6-4-3 0-4 0-7 4-14 24-25 32-36 32-13 0-19-7-26-15-9-11-18-21-33-21-38 0-60 45-60 56 0 1 1 4 5 4s6-1 7-4c9-24 38-24 42-24 10 0 20 4 31 7 20 9 25 9 38 9-18 21-59 56-69 64-15 14-29 27-45 41-32 33-50 61-50 64 0 6 4 3 6 6 4 0 5-2 8-7 11-17 27-31 42-31 11 0 17 4 28 20 8 9 18 18 32 18 49 0 77-63 77-76 0-3-1-6-5-6-5 0-6 3-7 7-12 31-44 41-59 41-10 0-20-3-30-7-16-6-23-7-35-7-4 0-8 0-12 1z"><text:p/></draw:path><draw:path draw:style-name="gr132" draw:text-style-name="P81" svg:width="0.1287in" svg:height="0.0449in" svg:x="1.2831in" svg:y="0.2311in" svg:viewBox="0 0 328 115" svg:d="M311 20c7 0 17 0 17-10s-10-10-17-10c-98 0-196 0-294 0-7 0-17 0-17 10s10 10 17 10c98 0 196 0 294 0zM311 115c7 0 17 0 17-10s-10-10-17-10c-98 0-196 0-294 0-7 0-17 0-17 10s10 10 17 10c98 0 196 0 294 0z"><text:p/></draw:path><draw:path draw:style-name="gr132" draw:text-style-name="P81" svg:width="0.1717in" svg:height="0.4291in" svg:x="1.4878in" svg:y="0.037in" svg:viewBox="0 0 437 1091" svg:d="M24 1069c15-2 24-11 24-24 0-17-13-24-24-24s-24 7-24 24c0 25 25 46 55 46 74 0 102-115 137-258 38-155 70-311 96-469 19-103 37-203 54-266 5-24 22-87 42-87 15 0 28 9 29 11-15 0-24 12-24 24 0 17 11 24 23 24s25-7 25-24c0-26-27-46-55-46-36 0-64 53-91 154-1 6-68 252-123 572-13 75-27 158-43 227-9 35-31 127-72 127-17 0-19-7-29-11z"><text:p/></draw:path><draw:path draw:style-name="gr132" draw:text-style-name="P81" svg:width="0.0618in" svg:height="0.0606in" svg:x="1.6787in" svg:y="0.0256in" svg:viewBox="0 0 158 155" svg:d="M36 122c9-9 16-16 45-39 7-6 32-27 44-35 21-21 33-40 33-44s-4-4-5-4c-5 0-5 1-6 4-11 16-18 21-27 21-4 0-9 0-19-11-13-11-20-14-28-14-27 0-46 31-46 41 0 2 4 4 7 4 4 0 4-2 5-4 6-13 24-13 30-13 8 0 16 1 22 3 18 4 21 4 29 4-8 8-15 15-47 41-27 22-37 30-42 37-21 20-31 35-31 38 0 4 4 4 6 4s4 0 5-2c10-14 20-21 32-21 5 0 9 0 19 8 11 11 18 15 28 15 37 0 60-42 60-53 0-4-3-4-6-4-4 0-4 1-5 6-7 16-28 25-45 25-7 0-16-2-25-4-16-3-19-3-24-3-2 0-6 0-9 0z"><text:p/></draw:path><draw:path draw:style-name="gr132" draw:text-style-name="P81" svg:width="0.0811in" svg:height="0.0657in" svg:x="1.7559in" svg:y="0.0382in" svg:viewBox="0 0 207 168" svg:d="M32 147c-3 8-3 10-21 10-7 0-11 0-11 7 0 4 4 4 8 4 35 0 72 0 107 0 45 0 81-28 81-52 0-15-14-32-48-36 24-3 59-20 59-44 0-21-25-36-59-36-33 0-67 0-100 0-5 0-9 0-9 7 0 4 4 4 10 4 3 0 10 0 15 2 0 2 0 4 0 7-11 42-21 85-32 127zM73 77c4-20 10-38 14-57 3-9 3-9 12-9 16 0 30 0 45 0 25 0 37 13 37 25 0 21-27 41-62 41-15 0-31 0-46 0zM62 157c-3 0-6 0-9 0 0-3 0-3 2-4 5-23 11-45 16-68 20 0 41 0 61 0 23 0 36 14 36 30 0 24-29 42-59 42-15 0-32 0-47 0z"><text:p/></draw:path><draw:path draw:style-name="gr132" draw:text-style-name="P81" svg:width="0.0618in" svg:height="0.0606in" svg:x="1.5929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132" draw:text-style-name="P81" svg:width="0.0992in" svg:height="0.0358in" svg:x="1.6732in" svg:y="0.4256in" svg:viewBox="0 0 253 92" svg:d="M241 17c4 0 12 0 12-9 0-8-8-8-12-8-76 0-153 0-228 0-5 0-13 0-13 8 0 9 8 9 13 9 75 0 152 0 228 0zM241 92c4 0 12 0 12-8s-8-8-12-8c-76 0-153 0-228 0-5 0-13 0-13 8s8 8 13 8c75 0 152 0 228 0z"><text:p/></draw:path><draw:path draw:style-name="gr132" draw:text-style-name="P81" svg:width="0.0618in" svg:height="0.0606in" svg:x="1.7913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132" draw:text-style-name="P81" svg:width="0.0807in" svg:height="0.0689in" svg:x="1.8669in" svg:y="0.4264in" svg:viewBox="0 0 206 176" svg:d="M154 7c-1-6-3-7-8-7-6 0-7 3-10 6-32 46-65 93-97 140-10 15-18 18-35 19-4 0-3 4-4 7 0 3 3 4 4 4 3 0 7-1 11-1 5 0 9 0 13 0s7 0 13 0c4 0 9 1 14 1 2 0 7 0 7-7 0-4-5-4-6-4s-11 0-11-7c0-3 3-7 4-10 6-8 13-16 18-25 2-1 2-3 7-3 25 0 49 0 74 0 0 5 0 5 2 9 0 4 5 28 5 31 0 5-15 5-16 5-5 0-7 0-7 7 0 3 1 4 4 4 4 0 11-1 15-1 7 0 13 0 18 0 6 0 10 0 16 0 5 0 11 1 15 1s6-2 6-7c0-4-3-4-7-4-16 0-17-1-17-7-10-50-18-101-28-151zM132 31c4 26 9 53 14 80-23 0-47 0-69 0 18-27 36-54 55-80z"><text:p/></draw:path><draw:path draw:style-name="gr132" draw:text-style-name="P81" svg:width="0.0957in" svg:height="0.1362in" svg:x="2.015in" svg:y="0.1665in" svg:viewBox="0 0 244 347" svg:d="M171 314c0 11 0 22 0 33 24-2 49-4 73-5 0-6 0-11 0-16-35 0-40-4-40-28 0-99 0-199 0-298-23 1-46 4-70 6 0 5 0 9 0 15 34 0 38 3 38 28 0 35 0 70 0 105-14-17-35-29-61-29-59 0-111 47-111 110s49 112 105 112c31 0 53-16 66-33zM171 182c0 34 0 67 0 101 0 10 0 10-6 18-14 24-36 35-57 35-23 0-41-12-52-32-13-20-14-48-14-67 0-18 0-48 15-70 10-16 28-33 55-33 18 0 38 9 53 30 6 8 6 10 6 18z"><text:p/></draw:path><draw:path draw:style-name="gr132" draw:text-style-name="P81" svg:width="0.0819in" svg:height="0.0874in" svg:x="2.1248in" svg:y="0.2165in" svg:viewBox="0 0 209 223" svg:d="M43 176c27-29 42-42 59-56 0-1 31-26 49-44 46-47 58-70 58-72 0-4-5-4-6-4-4 0-6 0-7 4-15 24-27 32-38 32-12 0-17-7-25-15-8-11-17-21-34-21-36 0-58 45-58 56 0 1 1 4 5 4s6-1 6-4c10-24 38-24 42-24 11 0 19 4 31 7 19 9 25 9 37 9-16 21-58 56-67 64-15 14-29 27-45 41-33 33-50 61-50 64 0 6 4 6 6 6 4 0 5-2 8-7 11-17 25-31 42-31 11 0 15 4 28 20 8 9 17 18 31 18 49 0 78-63 78-76 0-3-3-6-7-6s-5 3-7 7c-11 31-42 41-59 41-9 0-18-3-28-7-16-6-25-7-35-7-1 0-8 0-14 1z"><text:p/></draw:path></draw:g></draw:g></text:p>
      <text:p text:style-name="P3"/>
      <text:p text:style-name="P65">Donc pour conclure, on peut faire du changement de variable en veux-tu en voilà, mais faut garder à l’esprit que c’est sous réserve de 3 conditions qu’on a dites plus haut.</text:p>
      <text:p text:style-name="P7"><text:soft-page-break/><text:span text:style-name="T10">3</text:span><text:span text:style-name="T8">) </text:span><text:span text:style-name="T6">Équation de cercle dans un repère cartésien</text:span></text:p>
      <text:p text:style-name="P25">Dans un plan repéré par un repère cartésien <draw:g text:anchor-type="as-char" svg:y="-0.1445in" draw:z-index="37" draw:name="Shape44" draw:style-name="gr130"><svg:title>TexMaths</svg:title><svg:desc>14§display§\left(O,\ \vec{e_x},\ \vec{e_z}\right)§svg§600§FALSE§</svg:desc><draw:g draw:style-name="gr2"><draw:path draw:style-name="gr131" draw:text-style-name="P80" svg:width="0.9315in" svg:height="0.172in" svg:x="0.0004in" svg:y="0.0098in" svg:viewBox="0 0 2367 438" svg:d="M0 0c789 0 1578 0 2367 0 0 145 0 292 0 438-789 0-1578 0-2367 0 0-146 0-293 0-438z"><text:p/></draw:path><draw:path draw:style-name="gr132" draw:text-style-name="P81" svg:width="0.0441in" svg:height="0.1917in" svg:x="0.0094in" svg:y="0in" svg:viewBox="0 0 113 488" svg:d="M113 483c0-2 0-2-8-10-62-62-77-154-77-228 0-86 18-171 80-232 5-6 5-6 5-9s-1-4-4-4c-5 0-49 34-78 95-25 55-31 109-31 150 0 36 6 96 32 151 30 60 72 92 77 92 3 0 4-1 4-5z"><text:p/></draw:path><draw:path draw:style-name="gr132" draw:text-style-name="P81" svg:width="0.1335in" svg:height="0.139in" svg:x="0.0752in" svg:y="0.0087in" svg:viewBox="0 0 340 354" svg:d="M340 132c0-79-53-132-126-132-106 0-214 111-214 225 0 80 55 129 126 129 104 0 214-106 214-222zM129 341c-49 0-84-39-84-102 0-22 7-94 45-151 35-50 82-77 121-77 41 0 84 28 84 101 0 35-12 112-61 171-24 29-65 58-105 58z"><text:p/></draw:path><draw:path draw:style-name="gr132" draw:text-style-name="P81" svg:width="0.0228in" svg:height="0.0575in" svg:x="0.235in" svg:y="0.1232in" svg:viewBox="0 0 59 147" svg:d="M59 52c0-32-13-52-32-52-16 0-27 13-27 27 0 12 11 26 27 26 5 0 12-3 16-7 2-1 2-1 3-1 2 0 2 0 2 7 0 36-17 66-34 82-6 5-6 6-6 7 0 4 3 6 6 6 4 0 45-38 45-95z"><text:p/></draw:path><draw:path draw:style-name="gr132" draw:text-style-name="P81" svg:width="0.085in" svg:height="0.0378in" svg:x="0.435in" svg:y="0.0071in" svg:viewBox="0 0 217 97" svg:d="M174 57c-6 7-23 21-23 30 0 4 4 10 10 10 4 0 7-5 10-7 5-7 17-21 38-31 4-3 8-6 8-11s-3-7-7-10c-10-7-15-16-20-28-1-4-2-10-9-10s-10 6-10 10c0 3 4 18 11 28-55 0-111 0-165 0-9 0-17 0-17 10 0 9 8 9 17 9 52 0 105 0 157 0z"><text:p/></draw:path><draw:path draw:style-name="gr132" draw:text-style-name="P81" svg:width="0.074in" svg:height="0.0866in" svg:x="0.3783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132" draw:text-style-name="P81" svg:width="0.0717in" svg:height="0.0602in" svg:x="0.4661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132" draw:text-style-name="P81" svg:width="0.022in" svg:height="0.0575in" svg:x="0.5728in" svg:y="0.1232in" svg:viewBox="0 0 57 147" svg:d="M57 52c0-32-12-52-30-52-17 0-27 13-27 27 0 12 10 26 27 26 5 0 11-3 16-7 2-1 2-1 3-1 0 3 0 0 0 7 0 36-17 66-32 82-6 5-6 6-6 7 0 4 2 6 5 6 5 0 44-38 44-95z"><text:p/></draw:path><draw:path draw:style-name="gr132" draw:text-style-name="P81" svg:width="0.085in" svg:height="0.0378in" svg:x="0.7685in" svg:y="0.0071in" svg:viewBox="0 0 217 97" svg:d="M175 57c-7 7-24 21-24 30 0 4 6 10 10 10s7-5 10-7c5-7 17-21 39-31 3-3 7-6 7-11s-3-7-6-10c-11-7-16-16-21-28-1-4-2-10-9-10s-10 6-10 10c0 3 4 18 12 28-56 0-110 0-166 0-9 0-17 0-17 10 0 9 8 9 17 9 53 0 105 0 158 0z"><text:p/></draw:path><draw:path draw:style-name="gr132" draw:text-style-name="P81" svg:width="0.074in" svg:height="0.0866in" svg:x="0.7157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132" draw:text-style-name="P81" svg:width="0.0618in" svg:height="0.0602in" svg:x="0.8055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132" draw:text-style-name="P81" svg:width="0.0441in" svg:height="0.1917in" svg:x="0.8976in" svg:y="0in" svg:viewBox="0 0 113 488" svg:d="M113 245c0-38-5-98-32-153-29-60-71-92-77-92-3 0-4 1-4 4s0 3 8 13c49 47 77 126 77 228 0 82-18 168-79 231-6 5-6 5-6 7 0 4 1 5 4 5 6 0 49-33 79-95 25-54 30-109 30-148z"><text:p/></draw:path></draw:g></draw:g>, un cercle de centre O et de rayon <draw:g text:anchor-type="as-char" svg:y="-0.0835in" draw:z-index="38" draw:name="Shape45" draw:style-name="gr130"><svg:title>TexMaths</svg:title><svg:desc>14§display§r_{\in \mathbb{R}_+\left[\text{m}\right]}§svg§600§FALSE§</svg:desc><draw:g draw:style-name="gr2"><draw:path draw:style-name="gr131" draw:text-style-name="P80" svg:width="0.574in" svg:height="0.1343in" svg:x="0.0047in" svg:y="0.0098in" svg:viewBox="0 0 1459 342" svg:d="M0 0c486 0 973 0 1459 0 0 114 0 228 0 342-486 0-973 0-1459 0 0-114 0-228 0-342z"><text:p/></draw:path><draw:path draw:style-name="gr132" draw:text-style-name="P81" svg:width="0.0783in" svg:height="0.0858in" svg:x="0.0004in" svg:y="0in" svg:viewBox="0 0 200 219" svg:d="M29 187c-1 7-4 17-4 20 0 8 7 12 14 12 6 0 14-3 18-12 2-3 19-67 20-77 4-16 13-50 15-63 3-7 16-29 28-40 5-3 19-16 40-16 12 0 19 6 21 6-16 3-27 14-27 26 0 9 6 17 20 17 12 0 26-11 26-28 0-18-15-32-40-32-33 0-54 24-63 38-5-23-21-38-45-38-23 0-32 20-37 28-8 17-15 46-15 47 0 5 4 3 6 5 5 0 5 0 8-12 8-34 18-57 36-57 9 0 16 3 16 23 0 9-2 15-9 40-9 38-18 75-28 113z"><text:p/></draw:path><draw:path draw:style-name="gr132" draw:text-style-name="P81" svg:width="0.0744in" svg:height="0.087in" svg:x="0.0969in" svg:y="0.0417in" svg:viewBox="0 0 190 222" svg:d="M176 120c6 0 14 0 14-7 0-10-8-10-14-10-53 0-106 0-159 0 5-49 47-86 101-86 19 0 39 0 58 0 6 0 14 0 14-7 0-10-8-10-14-10-19 0-40 0-60 0-64 0-116 50-116 112 0 63 53 110 116 110 20 0 41 0 60 0 6 0 14 0 14-7 0-10-8-10-14-10-19 0-39 0-58 0-54 0-96-35-101-85 53 0 106 0 159 0z"><text:p/></draw:path><draw:path draw:style-name="gr132" draw:text-style-name="P81" svg:width="0.0921in" svg:height="0.0913in" svg:x="0.1886in" svg:y="0.0276in" svg:viewBox="0 0 235 233" svg:d="M85 127c5 0 9 0 13 0 17 27 35 53 52 78 4 6 12 18 15 24 3 4 4 4 11 4 16 0 33 0 48 0 7 0 11 0 11-7 0-3-1-4-4-5-13-3-29-24-38-35-3-3-19-25-43-63 31-6 60-18 60-59 0-47-50-64-91-64-36 0-71 0-108 0-7 0-11 0-11 6 0 7 6 7 8 7 20 0 21 1 21 19 0 56 0 113 0 169 0 18-1 20-21 20-2 0-8 0-8 5 0 7 4 7 11 7 31 0 63 0 94 0 7 0 11 0 11-7 0-5-5-5-10-5-19 0-21-3-21-20 0-24 0-49 0-74zM153 110c9-12 11-30 11-46 0-17-3-35-14-49 14 5 49 14 49 49 0 23-11 39-46 46zM85 31c0-7 0-18 23-18 29 0 43 11 43 51 0 45-11 50-66 50 0-27 0-55 0-83zM39 221c3-6 3-16 3-19 0-57 0-114 0-171 0-3 0-13-3-18 13 0 27 0 39 0-4 5-4 11-4 16 0 58 0 116 0 173 0 3 0 13 3 19-13 0-25 0-38 0zM112 127c3 0 4-1 7-1 6 0 13 0 18-2 6 9 42 70 72 97-12 0-23 0-34 0-21-31-42-63-63-94z"><text:p/></draw:path><draw:path draw:style-name="gr132" draw:text-style-name="P81" svg:width="0.0799in" svg:height="0.0791in" svg:x="0.2929in" svg:y="0.0748in" svg:viewBox="0 0 204 202" svg:d="M109 109c28 0 58 0 86 0 4 0 9 0 9-7s-5-7-9-7c-28 0-58 0-86 0 0-29 0-57 0-85 0-3 0-10-7-10s-7 7-7 10c0 28 0 56 0 85-28 0-57 0-85 0-3 0-10 0-10 7s7 7 10 7c28 0 57 0 85 0 0 28 0 56 0 85 0 3 0 8 7 8s7-5 7-8c0-29 0-57 0-85z"><text:p/></draw:path><draw:path draw:style-name="gr132" draw:text-style-name="P81" svg:width="0.0201in" svg:height="0.1339in" svg:x="0.4114in" svg:y="0.0189in" svg:viewBox="0 0 52 341" svg:d="M52 341c0-6 0-11 0-17-11 0-24 0-35 0 0-102 0-205 0-307 11 0 24 0 35 0 0-6 0-11 0-17-17 0-35 0-52 0 0 113 0 228 0 341 17 0 35 0 52 0z"><text:p/></draw:path><draw:path draw:style-name="gr132" draw:text-style-name="P81" svg:width="0.1138in" svg:height="0.0591in" svg:x="0.4441in" svg:y="0.0598in" svg:viewBox="0 0 290 151" svg:d="M265 47c0-30-16-47-52-47-28 0-46 14-56 32-6-25-25-32-51-32-28 0-46 15-56 34 0-12 0-23 0-34-16 1-33 1-50 3 0 4 0 8 0 12 22 0 25 3 25 20 0 29 0 59 0 88 0 15-3 15-25 15 0 4 0 9 0 13 13-2 25-2 39-2 13 0 37 2 39 2 0-4 0-9 0-13-22 0-25 0-25-15 0-21 0-42 0-62 0-34 28-51 51-51 25 0 28 18 28 36 0 25 0 50 0 77 0 15-5 15-27 15 0 4 0 9 0 13 1 0 25-2 39-2 13 0 37 2 41 2 0-4 0-9 0-13-23 0-27 0-27-15 0-21 0-42 0-62 0-34 30-51 52-51 24 0 27 18 27 36 0 25 0 50 0 77 0 15-3 15-26 15 0 4 0 9 0 13 13-2 24-2 40-2 12 0 36 2 39 2 0-4 0-9 0-13-23 0-25 0-25-15 0-25 0-50 0-76z"><text:p/></draw:path><draw:path draw:style-name="gr132" draw:text-style-name="P81" svg:width="0.0205in" svg:height="0.1339in" svg:x="0.5681in" svg:y="0.0189in" svg:viewBox="0 0 53 341" svg:d="M53 0c-18 0-35 0-53 0 0 6 0 11 0 17 13 0 24 0 36 0 0 102 0 205 0 307-12 0-23 0-36 0 0 6 0 11 0 17 18 0 35 0 53 0 0-113 0-228 0-341z"><text:p/></draw:path></draw:g></draw:g><text:s/>sera d’équation: </text:p>
      <text:p text:style-name="P33"><draw:g text:anchor-type="as-char" svg:y="-0.1689in" draw:z-index="39" draw:name="Shape46" draw:style-name="gr130"><svg:title>TexMaths</svg:title><svg:desc>14§display§x^2+z^2=r^2§svg§600§FALSE§</svg:desc><draw:g draw:style-name="gr2"><draw:path draw:style-name="gr131" draw:text-style-name="P80" svg:width="1.0177in" svg:height="0.165in" svg:x="0.0047in" svg:y="0.0098in" svg:viewBox="0 0 2586 420" svg:d="M0 0c862 0 1724 0 2586 0 0 140 0 280 0 420-862 0-1724 0-2586 0 0-140 0-280 0-420z"><text:p/></draw:path><draw:path draw:style-name="gr132" draw:text-style-name="P81" svg:width="0.0961in" svg:height="0.0874in" svg:x="0.0004in" svg:y="0.0835in" svg:viewBox="0 0 245 223" svg:d="M150 69c3-13 15-58 49-58 2 0 14 0 25 6-14 3-24 15-24 26 0 9 6 17 18 17 11 0 27-8 27-28 0-25-30-32-46-32-28 0-45 25-51 36-12-32-39-36-53-36-52 0-80 63-80 76 0 4 5 2 6 4 4 0 6 0 7-4 17-54 49-65 66-65 10 0 26 4 26 32 0 16-8 48-26 118-9 29-25 50-46 50-5 0-16 0-26-7 13-1 24-12 24-25 0-14-11-18-18-18-15 0-28 13-28 29 0 23 25 33 46 33 32 0 51-35 52-38 6 18 24 38 53 38 50 0 78-65 78-76 0-6-4-6-5-6-4 0-6 3-7 6-16 53-49 64-64 64-20 0-28-15-28-32 0-11 4-22 8-43 6-23 11-45 17-67z"><text:p/></draw:path><draw:path draw:style-name="gr132" draw:text-style-name="P81" svg:width="0.0598in" svg:height="0.0894in" svg:x="0.1138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path draw:style-name="gr132" draw:text-style-name="P81" svg:width="0.1283in" svg:height="0.128in" svg:x="0.2461in" svg:y="0.0571in" svg:viewBox="0 0 327 326" svg:d="M174 174c46 0 90 0 137 0 7 0 16 0 16-10s-9-10-16-10c-47 0-91 0-137 0 0-46 0-91 0-137 0-7 0-17-10-17s-10 10-10 17c0 46 0 91 0 137-46 0-91 0-137 0-7 0-17 0-17 10s10 10 17 10c46 0 91 0 137 0 0 44 0 91 0 135 0 7 0 17 10 17s10-10 10-17c0-44 0-91 0-135z"><text:p/></draw:path><draw:path draw:style-name="gr132" draw:text-style-name="P81" svg:width="0.0815in" svg:height="0.0874in" svg:x="0.437in" svg:y="0.0835in" svg:viewBox="0 0 208 223" svg:d="M43 176c27-29 42-40 59-56 0-1 31-26 49-44 46-45 57-69 57-72 0-4-4-4-5-4-4 0-6 1-7 6-15 23-27 30-38 30-12 0-17-7-25-15-8-11-17-21-34-21-36 0-58 45-58 56 0 3 1 6 5 6s6-3 6-6c10-22 38-24 42-24 11 0 19 4 31 9 19 7 25 7 37 7-16 21-58 56-67 64-15 13-29 27-45 41-33 33-50 61-50 64 0 6 4 6 6 6 4 0 5-2 8-7 11-17 25-31 42-31 11 0 15 5 28 19 8 10 17 19 31 19 49 0 78-63 78-76 0-3-3-6-7-6s-5 3-7 7c-11 33-42 41-59 41-9 0-18-3-28-6-16-7-25-8-35-8-1 0-8 0-14 1z"><text:p/></draw:path><draw:path draw:style-name="gr132" draw:text-style-name="P81" svg:width="0.0598in" svg:height="0.0894in" svg:x="0.535in" svg:y="0in" svg:viewBox="0 0 153 228" svg:d="M153 165c-5 0-9 0-13 0 0 9-4 28-8 32-3 2-30 2-34 2-21 0-43 0-64 0 36-32 49-42 70-58 25-21 49-42 49-74 0-42-37-67-82-67-42 0-71 29-71 62 0 16 15 19 18 19 9 0 18-5 18-18 0-7-2-18-19-18 10-25 33-32 50-32 34 0 52 26 52 54 0 30-21 53-32 66-28 27-55 53-83 81-4 4-4 4-4 14 48 0 94 0 141 0 5-21 7-42 12-63z"><text:p/></draw:path><draw:path draw:style-name="gr132" draw:text-style-name="P81" svg:width="0.1283in" svg:height="0.0449in" svg:x="0.678in" svg:y="0.098in" svg:viewBox="0 0 327 115" svg:d="M311 20c7 0 16 0 16-10s-9-10-16-10c-98 0-196 0-294 0-7 0-17 0-17 10s10 10 17 10c98 0 196 0 294 0zM311 115c7 0 16 0 16-10s-9-10-16-10c-98 0-196 0-294 0-7 0-17 0-17 10s10 10 17 10c98 0 196 0 294 0z"><text:p/></draw:path><draw:path draw:style-name="gr132" draw:text-style-name="P81" svg:width="0.0783in" svg:height="0.0874in" svg:x="0.8772in" svg:y="0.0835in" svg:viewBox="0 0 200 223" svg:d="M28 188c-1 7-4 19-4 21 0 9 7 14 15 14 6 0 14-5 18-14 0-2 17-69 20-79 3-15 13-50 15-63 2-7 16-29 27-40 4-3 18-16 41-16 12 0 12 4 19 6-14 3-25 14-25 26 0 9 4 17 18 17 13 0 28-11 28-28 0-18-17-32-40-32-33 0-55 24-63 38-5-23-23-38-45-38-24 0-32 20-37 28-9 17-15 46-15 48 0 4 4 4 6 4 4 0 5 0 8-11 8-35 18-58 36-58 9 0 14 3 14 23 0 9-1 15-7 40-9 38-19 76-29 114z"><text:p/></draw:path><draw:path draw:style-name="gr132" draw:text-style-name="P81" svg:width="0.0598in" svg:height="0.0894in" svg:x="0.9724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g></draw:g></text:p>
      <text:p text:style-name="Text_20_body"/>
      <text:p text:style-name="P26">Si ce cercle est de centre C (point quelconque du plan), alors on aura l’équation:</text:p>
      <text:p text:style-name="P33"><draw:g text:anchor-type="as-char" svg:y="-0.1854in" draw:z-index="40" draw:name="Shape47" draw:style-name="gr130"><svg:title>TexMaths</svg:title><svg:desc>14§display§\left(x-x_C\right)^2+\left(z-z_C\right)^2=r^2§svg§600§FALSE§</svg:desc><draw:g draw:style-name="gr2"><draw:path draw:style-name="gr131" draw:text-style-name="P80" svg:width="2.2539in" svg:height="0.2142in" svg:x="0.0004in" svg:y="0.0102in" svg:viewBox="0 0 5726 545" svg:d="M2864 545c-955 0-1909 0-2864 0 0-181 0-363 0-545 1909 0 3817 0 5726 0 0 182 0 364 0 545-954 0-1909 0-2862 0z"><text:p/></draw:path><draw:path draw:style-name="gr132" draw:text-style-name="P81" svg:width="0.0449in" svg:height="0.1921in" svg:x="0.0094in" svg:y="0.0421in" svg:viewBox="0 0 115 489" svg:d="M115 484c0-2 0-2-9-10-61-63-78-155-78-228 0-85 20-170 80-232 7-6 7-7 7-8 0-5-3-6-6-6-5 0-49 34-78 96-25 54-31 108-31 150 0 38 6 95 32 151 30 60 72 92 77 92 3 0 6-1 6-5z"><text:p/></draw:path><draw:path draw:style-name="gr132" draw:text-style-name="P81" svg:width="0.0961in" svg:height="0.087in" svg:x="0.0713in" svg:y="0.1016in" svg:viewBox="0 0 245 222" svg:d="M150 69c3-13 14-58 49-58 3 0 14 0 25 7-14 2-24 14-24 27 0 7 6 17 18 17s27-10 27-30c0-25-29-32-46-32-28 0-45 27-52 38-11-32-38-38-52-38-52 0-80 64-80 76 0 5 5 5 6 5 4 0 6-1 7-5 17-52 49-65 66-65 8 0 26 4 26 34 0 14-8 47-26 116-9 31-25 50-48 50-3 0-14 0-24-5 13-3 23-13 23-27s-10-17-18-17c-14 0-27 13-27 28 0 23 25 32 46 32 32 0 51-33 52-37 6 18 24 37 53 37 51 0 79-63 79-75 0-4-5-4-6-4-4 0-6 1-7 4-15 53-49 64-64 64-20 0-28-15-28-32 0-10 2-21 8-43 6-23 11-45 17-67z"><text:p/></draw:path><draw:path draw:style-name="gr132" draw:text-style-name="P81" svg:width="0.1181in" svg:height="0.0075in" svg:x="0.2354in" svg:y="0.1346in" svg:viewBox="0 0 301 20" svg:d="M283 20c8 0 18 0 18-10s-10-10-18-10c-88 0-178 0-266 0-9 0-17 0-17 10s8 10 17 10c88 0 178 0 266 0z"><text:p/></draw:path><draw:path draw:style-name="gr132" draw:text-style-name="P81" svg:width="0.0961in" svg:height="0.087in" svg:x="0.4185in" svg:y="0.1016in" svg:viewBox="0 0 245 222" svg:d="M150 69c4-13 15-58 49-58 3 0 14 0 25 7-14 2-24 14-24 27 0 7 6 17 18 17s27-10 27-30c0-25-28-32-45-32-29 0-46 27-52 38-12-32-39-38-53-38-52 0-80 64-80 76 0 5 5 4 6 5 4 0 6-1 7-5 17-52 49-65 66-65 10 0 26 4 26 34 0 14-8 47-26 116-9 31-25 50-46 50-3 0-16 0-26-5 13-3 24-13 24-27s-11-17-18-17c-15 0-28 13-28 28 0 23 25 32 46 32 34 0 51-33 52-37 6 18 24 37 53 37 51 0 79-63 79-75 0-4-5-4-6-4-4 0-6 1-6 4-16 53-50 64-65 64-20 0-27-15-27-32 0-10 3-21 8-43 6-23 10-45 16-67z"><text:p/></draw:path><draw:path draw:style-name="gr132" draw:text-style-name="P81" svg:width="0.1043in" svg:height="0.0976in" svg:x="0.5331in" svg:y="0.1205in" svg:viewBox="0 0 266 249" svg:d="M266 6c0-3 0-6-4-6-3 0-3 1-6 4-8 9-17 18-25 27-4-4-22-31-66-31-82 0-165 74-165 152 0 55 45 97 106 97 19 0 52-4 87-34 27-23 35-53 35-56 0-4-4-4-5-4-6 0-6 2-7 6-14 46-62 75-104 75-36 0-77-19-77-74 0-10 1-64 42-107 24-27 60-42 92-42 40 0 63 29 63 67 0 9-1 12-1 14 0 4 6 4 7 4 6 0 6 0 7-7 7-28 14-57 21-85z"><text:p/></draw:path><draw:path draw:style-name="gr132" draw:text-style-name="P81" svg:width="0.0449in" svg:height="0.1921in" svg:x="0.665in" svg:y="0.0421in" svg:viewBox="0 0 115 489" svg:d="M115 246c0-39-6-98-32-154-30-60-73-92-77-92-3 0-6 3-6 6 0 1 0 2 10 11 47 49 75 126 75 229 0 83-18 168-78 229-7 7-7 7-7 9 0 3 3 5 6 5 4 0 49-33 78-96 25-53 31-106 31-147z"><text:p/></draw:path><draw:path draw:style-name="gr132" draw:text-style-name="P81" svg:width="0.0598in" svg:height="0.0894in" svg:x="0.7378in" svg:y="0.0004in" svg:viewBox="0 0 153 228" svg:d="M153 165c-5 0-7 0-12 0-1 8-4 28-9 32-3 2-30 2-34 2-21 0-42 0-63 0 36-33 48-41 69-58 25-19 49-42 49-74 0-42-37-67-80-67-44 0-73 31-73 62 0 18 15 19 18 19 9 0 18-5 18-18 0-7-1-18-19-18 11-25 33-32 50-32 34 0 52 26 52 54 0 29-21 53-32 66-28 26-55 53-83 81-4 4-4 4-4 14 48 0 95 0 143 0 3-21 7-42 10-63z"><text:p/></draw:path><draw:path draw:style-name="gr132" draw:text-style-name="P81" svg:width="0.1287in" svg:height="0.1272in" svg:x="0.8697in" svg:y="0.0748in" svg:viewBox="0 0 328 324" svg:d="M174 173c46 0 91 0 137 0 7 0 17 0 17-9 0-10-10-10-17-10-46 0-91 0-137 0 0-46 0-91 0-137 0-7 0-17-10-17s-10 10-10 17c0 46 0 91 0 137-46 0-91 0-137 0-7 0-17 0-17 10 0 9 10 9 17 9 46 0 91 0 137 0 0 45 0 91 0 137 0 7 0 14 10 14s10-7 10-14c0-46 0-92 0-137z"><text:p/></draw:path><draw:path draw:style-name="gr132" draw:text-style-name="P81" svg:width="0.0441in" svg:height="0.1921in" svg:x="1.072in" svg:y="0.0421in" svg:viewBox="0 0 113 489" svg:d="M113 484c0-2 0-2-8-10-62-63-77-155-77-228 0-85 18-170 80-232 5-6 5-7 5-8 0-5-1-6-4-6-5 0-49 34-78 96-25 54-31 108-31 150 0 38 6 95 32 151 30 60 72 92 77 92 3 0 4-1 4-5z"><text:p/></draw:path><draw:path draw:style-name="gr132" draw:text-style-name="P81" svg:width="0.0819in" svg:height="0.087in" svg:x="1.1362in" svg:y="0.1016in" svg:viewBox="0 0 209 222" svg:d="M43 176c27-28 41-40 59-56 17-14 31-26 49-43 46-46 58-70 58-71 0-6-5-5-6-6-4 0-6 1-7 6-15 23-27 32-38 32-12 0-17-9-25-17-8-11-17-21-34-21-36 0-60 46-60 56 0 3 3 6 7 6s6-3 6-6c10-22 38-22 42-22 11 0 19 2 31 7 19 7 25 7 37 7-16 21-58 57-68 64-14 14-30 28-44 42-33 32-50 60-50 64s4 4 6 4c4 0 4-1 8-5 11-18 25-31 41-31 11 0 16 4 29 18 8 10 17 18 31 18 49 0 77-61 77-75 0-3-2-4-6-4s-5 2-7 5c-11 32-42 42-59 42-9 0-18-4-29-7-17-7-24-8-34-8-1 0-9 0-14 1z"><text:p/></draw:path><draw:path draw:style-name="gr132" draw:text-style-name="P81" svg:width="0.1177in" svg:height="0.0075in" svg:x="1.2854in" svg:y="0.1346in" svg:viewBox="0 0 300 20" svg:d="M283 20c8 0 17 0 17-10s-9-10-17-10c-88 0-178 0-266 0-9 0-17 0-17 10s8 10 17 10c88 0 178 0 266 0z"><text:p/></draw:path><draw:path draw:style-name="gr132" draw:text-style-name="P81" svg:width="0.0819in" svg:height="0.087in" svg:x="1.4713in" svg:y="0.1016in" svg:viewBox="0 0 209 222" svg:d="M45 176c26-28 40-40 57-56 17-14 31-26 49-43 46-46 58-70 58-71 0-6-5-6-6-6-3 0-4 1-7 6-15 23-27 32-38 32-12 0-17-9-24-17-9-11-18-21-35-21-36 0-58 46-58 56 0 3 1 6 5 6s6-3 7-6c9-22 38-22 41-22 11 0 19 2 32 7 20 7 24 7 38 7-18 21-60 57-69 64-15 14-29 28-45 42-33 32-50 60-50 64s4 4 6 4c4 0 5-1 8-5 11-18 25-31 42-31 11 0 15 4 28 18 8 10 17 18 32 18 48 0 77-61 77-75 0-3-3-4-7-4s-4 2-5 5c-13 32-44 42-61 42-9 0-18-4-28-7-16-7-25-8-35-8-1 0-8 0-12 1z"><text:p/></draw:path><draw:path draw:style-name="gr132" draw:text-style-name="P81" svg:width="0.1047in" svg:height="0.0976in" svg:x="1.5622in" svg:y="0.1205in" svg:viewBox="0 0 267 249" svg:d="M267 6c0-3-1-6-5-6-2 0-3 1-6 4-8 9-17 18-25 27-3-4-22-31-64-31-84 0-167 74-167 152 0 55 45 97 106 97 19 0 52-4 87-34 28-23 35-53 35-56 0-4-4-4-5-4-5 0-6 2-7 6-14 46-62 75-104 75-36 0-77-19-77-74 0-10 3-64 42-107 24-27 60-42 92-42 41 0 63 29 63 67 0 9 0 12 0 14 0 4 5 4 6 4 6 0 6 0 7-7 7-28 15-57 22-85z"><text:p/></draw:path><draw:path draw:style-name="gr132" draw:text-style-name="P81" svg:width="0.0441in" svg:height="0.1921in" svg:x="1.6945in" svg:y="0.0421in" svg:viewBox="0 0 113 489" svg:d="M113 246c0-39-5-98-32-154-29-60-71-92-77-92-3 0-4 3-4 6 0 1 0 2 8 11 49 49 77 126 77 229 0 83-18 168-79 229-6 7-6 7-6 9 0 3 1 5 4 5 6 0 49-33 79-96 25-53 30-106 30-147z"><text:p/></draw:path><draw:path draw:style-name="gr132" draw:text-style-name="P81" svg:width="0.0591in" svg:height="0.0894in" svg:x="1.7669in" svg:y="0.0004in" svg:viewBox="0 0 151 228" svg:d="M151 165c-4 0-7 0-11 0-1 8-4 28-8 32-3 2-30 2-35 2-21 0-42 0-63 0 36-33 47-41 68-58 25-19 49-42 49-74 0-42-36-67-80-67-43 0-71 31-71 62 0 18 14 19 18 19 9 0 18-5 18-18 0-7-2-18-21-18 12-25 35-32 51-32 35 0 53 26 53 54 0 29-22 53-34 66-28 26-54 53-82 81-3 4-3 4-3 14 48 0 94 0 141 0 3-21 7-42 10-63z"><text:p/></draw:path><draw:path draw:style-name="gr132" draw:text-style-name="P81" svg:width="0.1287in" svg:height="0.0449in" svg:x="1.9098in" svg:y="0.1165in" svg:viewBox="0 0 328 115" svg:d="M311 20c7 0 17 0 17-10s-10-10-17-10c-98 0-196 0-294 0-7 0-17 0-17 10s10 10 17 10c98 0 196 0 294 0zM311 115c7 0 17 0 17-10s-10-10-17-10c-98 0-196 0-294 0-7 0-17 0-17 10s10 10 17 10c98 0 196 0 294 0z"><text:p/></draw:path><draw:path draw:style-name="gr132" draw:text-style-name="P81" svg:width="0.0783in" svg:height="0.087in" svg:x="2.1087in" svg:y="0.1016in" svg:viewBox="0 0 200 222" svg:d="M29 189c-1 7-4 18-4 21 0 8 7 12 14 12 6 0 16-4 18-14 2-1 19-68 20-77 4-16 13-50 17-64 1-5 15-29 26-39 5-4 19-17 40-17 12 0 14 4 21 6-14 3-26 14-26 28 0 7 5 17 19 17 12 0 26-12 26-30 0-17-15-32-40-32-33 0-54 25-63 38-3-21-21-38-45-38-23 0-31 20-37 28-8 17-15 46-15 48 0 5 6 5 7 5 4 0 6-1 8-11 9-35 19-59 35-59 9 0 16 4 16 23 0 11-2 15-7 42-10 37-20 75-30 113z"><text:p/></draw:path><draw:path draw:style-name="gr132" draw:text-style-name="P81" svg:width="0.0598in" svg:height="0.0894in" svg:x="2.2047in" svg:y="0.0177in" svg:viewBox="0 0 153 228" svg:d="M153 165c-5 0-9 0-13 0 0 7-4 28-8 31-3 3-30 3-34 3-21 0-43 0-64 0 36-33 49-42 70-59 25-20 49-41 49-73 0-42-37-67-82-67-42 0-71 29-71 62 0 16 15 18 18 18 9 0 18-6 18-18 0-6-2-19-19-19 10-23 33-30 50-30 34 0 52 26 52 54 0 29-21 53-32 66-28 26-55 53-83 81-4 3-4 4-4 14 48 0 94 0 141 0 5-21 7-42 12-63z"><text:p/></draw:path></draw:g></draw:g></text:p>
      <text:p text:style-name="P33"/>
      <text:p text:style-name="P7"><text:span text:style-name="T10">4</text:span><text:span text:style-name="T8">) </text:span><text:span text:style-name="T6">Équation d’ellipse dans un repère cartésien</text:span></text:p>
      <text:p text:style-name="P27">Déjà il faut rappeler qu’une ellipse <text:span text:style-name="T35">correspond à une figure circulaire qui n’est pas ronde mais ovale.</text:span></text:p>
      <text:p text:style-name="P28">Elle a différentes caractéristiques:</text:p>
      <text:list xml:id="list2602588652" text:style-name="L4">
        <text:list-item>
          <text:p text:style-name="P61">Elle est composée d’un grand axe et d’un petit axe, perpendiculaires entre eux</text:p>
        </text:list-item>
        <text:list-item>
          <text:p text:style-name="P61">Elle dispose d’un centre qui est l’intersection de ses 2 axes</text:p>
        </text:list-item>
        <text:list-item>
          <text:p text:style-name="P61">Elle dispose de 2 foyers <text:span text:style-name="T38">situés sur le grand axe, </text:span>permettant de tracer l’ellipse avec la méthode du jardinier</text:p>
        </text:list-item>
      </text:list>
      <text:p text:style-name="P28"/>
      <text:p text:style-name="P29">L’équation caractéristique d’une ellipse dans un repère cartésien <draw:g text:anchor-type="as-char" svg:y="-0.1445in" draw:z-index="41" draw:name="Shape48" draw:style-name="gr130"><svg:title>TexMaths</svg:title><svg:desc>14§display§\left(O,\ \vec{e_x},\ \vec{e_z}\right)§svg§600§FALSE§</svg:desc><draw:g draw:style-name="gr2"><draw:path draw:style-name="gr131" draw:text-style-name="P80" svg:width="0.9315in" svg:height="0.172in" svg:x="0.0004in" svg:y="0.0098in" svg:viewBox="0 0 2367 438" svg:d="M0 0c789 0 1578 0 2367 0 0 145 0 292 0 438-789 0-1578 0-2367 0 0-146 0-293 0-438z"><text:p/></draw:path><draw:path draw:style-name="gr132" draw:text-style-name="P81" svg:width="0.0441in" svg:height="0.1917in" svg:x="0.0094in" svg:y="0in" svg:viewBox="0 0 113 488" svg:d="M113 483c0-2 0-2-8-10-62-62-77-154-77-228 0-86 18-171 80-232 5-6 5-6 5-9s-1-4-4-4c-5 0-49 34-78 95-25 55-31 109-31 150 0 36 6 96 32 151 30 60 72 92 77 92 3 0 4-1 4-5z"><text:p/></draw:path><draw:path draw:style-name="gr132" draw:text-style-name="P81" svg:width="0.1335in" svg:height="0.139in" svg:x="0.0752in" svg:y="0.0087in" svg:viewBox="0 0 340 354" svg:d="M340 132c0-79-53-132-126-132-106 0-214 111-214 225 0 80 55 129 126 129 104 0 214-106 214-222zM129 341c-49 0-84-39-84-102 0-22 7-94 45-151 35-50 82-77 121-77 41 0 84 28 84 101 0 35-12 112-61 171-24 29-65 58-105 58z"><text:p/></draw:path><draw:path draw:style-name="gr132" draw:text-style-name="P81" svg:width="0.0228in" svg:height="0.0575in" svg:x="0.235in" svg:y="0.1232in" svg:viewBox="0 0 59 147" svg:d="M59 52c0-32-13-52-32-52-16 0-27 13-27 27 0 12 11 26 27 26 5 0 12-3 16-7 2-1 2-1 3-1 2 0 2 0 2 7 0 36-17 66-34 82-6 5-6 6-6 7 0 4 3 6 6 6 4 0 45-38 45-95z"><text:p/></draw:path><draw:path draw:style-name="gr132" draw:text-style-name="P81" svg:width="0.085in" svg:height="0.0378in" svg:x="0.435in" svg:y="0.0071in" svg:viewBox="0 0 217 97" svg:d="M174 57c-6 7-23 21-23 30 0 4 4 10 10 10 4 0 7-5 10-7 5-7 17-21 38-31 4-3 8-6 8-11s-3-7-7-10c-10-7-15-16-20-28-1-4-2-10-9-10s-10 6-10 10c0 3 4 18 11 28-55 0-111 0-165 0-9 0-17 0-17 10 0 9 8 9 17 9 52 0 105 0 157 0z"><text:p/></draw:path><draw:path draw:style-name="gr132" draw:text-style-name="P81" svg:width="0.074in" svg:height="0.0866in" svg:x="0.3783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132" draw:text-style-name="P81" svg:width="0.0717in" svg:height="0.0602in" svg:x="0.4661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132" draw:text-style-name="P81" svg:width="0.022in" svg:height="0.0575in" svg:x="0.5728in" svg:y="0.1232in" svg:viewBox="0 0 57 147" svg:d="M57 52c0-32-12-52-30-52-17 0-27 13-27 27 0 12 10 26 27 26 5 0 11-3 16-7 2-1 2-1 3-1 0 3 0 0 0 7 0 36-17 66-32 82-6 5-6 6-6 7 0 4 2 6 5 6 5 0 44-38 44-95z"><text:p/></draw:path><draw:path draw:style-name="gr132" draw:text-style-name="P81" svg:width="0.085in" svg:height="0.0378in" svg:x="0.7685in" svg:y="0.0071in" svg:viewBox="0 0 217 97" svg:d="M175 57c-7 7-24 21-24 30 0 4 6 10 10 10s7-5 10-7c5-7 17-21 39-31 3-3 7-6 7-11s-3-7-6-10c-11-7-16-16-21-28-1-4-2-10-9-10s-10 6-10 10c0 3 4 18 12 28-56 0-110 0-166 0-9 0-17 0-17 10 0 9 8 9 17 9 53 0 105 0 158 0z"><text:p/></draw:path><draw:path draw:style-name="gr132" draw:text-style-name="P81" svg:width="0.074in" svg:height="0.0866in" svg:x="0.7157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132" draw:text-style-name="P81" svg:width="0.0618in" svg:height="0.0602in" svg:x="0.8055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132" draw:text-style-name="P81" svg:width="0.0441in" svg:height="0.1917in" svg:x="0.8976in" svg:y="0in" svg:viewBox="0 0 113 488" svg:d="M113 245c0-38-5-98-32-153-29-60-71-92-77-92-3 0-4 1-4 4s0 3 8 13c49 47 77 126 77 228 0 82-18 168-79 231-6 5-6 5-6 7 0 4 1 5 4 5 6 0 49-33 79-95 25-54 30-109 30-148z"><text:p/></draw:path></draw:g></draw:g>, de centre O, est</text:p>
      <text:p text:style-name="P33"><draw:g text:anchor-type="as-char" svg:y="-0.2646in" draw:z-index="42" draw:name="Shape49" draw:style-name="gr130"><svg:title>TexMaths</svg:title><svg:desc>14§display§\left(\frac{x}{a}\right)^2+\left(\frac{z}{b}\right)^2=1§svg§600§FALSE§</svg:desc><draw:g draw:style-name="gr2"><draw:path draw:style-name="gr131" draw:text-style-name="P80" svg:width="1.4941in" svg:height="0.3787in" svg:x="0.0004in" svg:y="0.0102in" svg:viewBox="0 0 3796 963" svg:d="M1899 963c-633 0-1266 0-1899 0 0-320 0-642 0-963 1266 0 2530 0 3796 0 0 321 0 643 0 963-633 0-1266 0-1897 0z"><text:p/></draw:path><draw:path draw:style-name="gr132" draw:text-style-name="P81" svg:width="0.0736in" svg:height="0.3469in" svg:x="0.0252in" svg:y="0.0425in" svg:viewBox="0 0 188 882" svg:d="M165 876c2 0 4 5 6 6 4 0 7 0 11 0 1 0 6 0 6-6 0-1-2-2-2-4-18-17-45-45-75-98-54-95-73-215-73-333 0-217 61-346 148-433 2-1 2-2 2-4 0-4-5-4-10-4-6 0-7 0-11 3-48 40-100 109-133 213-21 64-34 144-34 225 0 115 22 246 99 361 13 18 21 27 31 39 6 6 13 14 16 17 7 7 12 13 19 18z"><text:p/></draw:path><draw:path draw:style-name="gr132" draw:text-style-name="P81" svg:width="0.0961in" svg:height="0.0874in" svg:x="0.1346in" svg:y="0.0488in" svg:viewBox="0 0 245 223" svg:d="M151 69c3-13 14-59 48-59 3 0 14 0 25 7-14 3-24 14-24 26 0 7 6 17 18 17s27-8 27-28c0-25-28-32-45-32-29 0-46 25-52 36-12-32-39-36-53-36-52 0-80 63-80 76 0 4 5 2 6 4 4 0 6-2 7-6 17-52 49-64 66-64 10 0 26 5 26 33 0 16-8 48-26 117-9 30-25 51-46 51-3 0-14 0-26-7 13-1 24-12 24-26 0-13-11-17-18-17-15 0-28 13-28 28 0 24 25 34 46 34 34 0 51-35 52-38 6 18 24 38 53 38 51 0 79-65 79-76 0-6-5-6-6-6-4 0-6 2-6 6-16 52-50 64-65 64-20 0-27-15-27-32 0-11 3-22 8-43 6-23 12-45 17-67z"><text:p/></draw:path><draw:path draw:style-name="gr132" draw:text-style-name="P81" svg:width="0.1102in" svg:height="0.0075in" svg:x="0.1291in" svg:y="0.2118in" svg:viewBox="0 0 281 20" svg:d="M141 20c-47 0-93 0-141 0 0-7 0-13 0-20 94 0 188 0 281 0 0 7 0 13 0 20-46 0-93 0-140 0z"><text:p/></draw:path><draw:path draw:style-name="gr132" draw:text-style-name="P81" svg:width="0.0882in" svg:height="0.0874in" svg:x="0.1413in" svg:y="0.3118in" svg:viewBox="0 0 225 223" svg:d="M164 31c-10-18-24-31-46-31-58 0-118 71-118 144 0 46 27 79 64 79 12 0 35-3 65-38 4 21 21 38 45 38 16 0 29-12 36-28 8-17 10-33 15-48 0-6-4-6-7-6-4 0-4 3-5 10-9 31-18 60-38 60-14 0-15-12-15-22 0-11 1-15 7-36 5-21 5-26 11-45 5-23 11-46 17-69 4-14 4-14 4-17 0-8-7-12-14-12-13 0-20 11-21 21zM132 158c-3 9-3 10-10 18-23 27-42 35-56 35-24 0-31-26-31-46 0-24 15-85 27-108 15-28 37-46 57-46 32 0 39 38 39 42 0 3-1 7-3 9-8 32-15 64-23 96z"><text:p/></draw:path><draw:path draw:style-name="gr132" draw:text-style-name="P81" svg:width="0.0728in" svg:height="0.3469in" svg:x="0.2705in" svg:y="0.0425in" svg:viewBox="0 0 186 882" svg:d="M186 441c0-141-32-291-129-402-7-7-25-26-37-36-3-3-5-3-12-3-4 0-8 0-8 4 0 2 1 4 3 6 17 17 43 43 74 98 52 94 73 215 73 333 0 211-60 342-149 433-1 0-1 1-1 2 0 6 4 6 8 6 7 0 9 0 13-4 46-41 99-108 133-212 22-68 32-145 32-225z"><text:p/></draw:path><draw:path draw:style-name="gr132" draw:text-style-name="P81" svg:width="0.0598in" svg:height="0.0894in" svg:x="0.3874in" svg:y="0.0004in" svg:viewBox="0 0 153 228" svg:d="M153 167c-5 0-7 0-12 0-1 7-4 28-9 30-3 2-30 2-34 2-21 0-42 0-63 0 36-31 48-41 69-58 25-19 49-42 49-74 0-42-37-67-80-67-44 0-73 31-73 62 0 18 15 19 18 19 9 0 18-5 18-18 0-6-1-18-19-18 11-25 33-32 50-32 34 0 52 26 52 54 0 30-21 53-32 66-28 28-55 55-83 83-4 2-4 2-4 12 48 0 95 0 143 0 3-21 7-42 10-61z"><text:p/></draw:path><draw:path draw:style-name="gr132" draw:text-style-name="P81" svg:width="0.1287in" svg:height="0.128in" svg:x="0.5197in" svg:y="0.1528in" svg:viewBox="0 0 328 326" svg:d="M174 172c46 0 91 0 137 0 7 0 17 0 17-10 0-9-10-9-17-9-46 0-91 0-137 0 0-47 0-91 0-138 0-7 0-15-10-15s-10 8-10 15c0 47 0 91 0 138-46 0-91 0-137 0-7 0-17 0-17 9 0 10 10 10 17 10 46 0 91 0 137 0 0 46 0 93 0 139 0 7 0 15 10 15s10-8 10-15c0-46 0-93 0-139z"><text:p/></draw:path><draw:path draw:style-name="gr132" draw:text-style-name="P81" svg:width="0.0736in" svg:height="0.3469in" svg:x="0.7374in" svg:y="0.0425in" svg:viewBox="0 0 188 882" svg:d="M165 876c2 2 4 5 6 6 4 0 7 0 11 0 1 0 6 0 6-6 0-1-2-2-3-4-17-17-44-45-74-98-54-95-73-215-73-333 0-217 61-346 148-433 2-1 2-2 2-4 0-4-5-4-10-4-7 0-7 0-13 3-46 40-98 109-133 213-21 64-32 144-32 225 0 115 21 246 98 361 14 18 21 27 32 39 4 6 11 14 16 17 7 7 12 13 19 18z"><text:p/></draw:path><draw:path draw:style-name="gr132" draw:text-style-name="P81" svg:width="0.0819in" svg:height="0.0874in" svg:x="0.8492in" svg:y="0.0488in" svg:viewBox="0 0 209 223" svg:d="M45 176c26-29 40-42 57-56 0-1 31-26 49-44 46-47 58-69 58-72 0-4-5-4-6-4-3 0-6 0-7 4-15 24-27 32-38 32-12 0-17-7-25-15-8-11-17-21-34-21-36 0-58 45-58 56 0 1 1 4 5 4s6-1 7-4c9-24 38-24 41-24 11 0 19 4 32 7 20 9 24 9 38 9-18 21-60 56-69 64-15 14-29 27-45 41-33 33-50 61-50 64 0 6 4 6 6 6 4 0 5-2 8-7 11-17 25-31 42-31 11 0 15 4 28 19 8 10 17 19 31 19 49 0 78-63 78-76 0-3-3-6-7-6s-4 3-5 7c-13 31-44 41-61 41-9 0-18-3-28-6-16-7-25-8-35-8-1 0-8 0-12 1z"><text:p/></draw:path><draw:path draw:style-name="gr132" draw:text-style-name="P81" svg:width="0.0984in" svg:height="0.0075in" svg:x="0.8409in" svg:y="0.2118in" svg:viewBox="0 0 251 20" svg:d="M125 20c-42 0-83 0-125 0 0-7 0-13 0-20 84 0 167 0 251 0 0 7 0 13 0 20-42 0-84 0-126 0z"><text:p/></draw:path><draw:path draw:style-name="gr132" draw:text-style-name="P81" svg:width="0.0713in" svg:height="0.1362in" svg:x="0.8575in" svg:y="0.2626in" svg:viewBox="0 0 182 347" svg:d="M95 6c-3-2 0-6-7-6-11 0-46 4-60 6-3 0-8 1-8 9 0 6 4 6 11 6 24 0 25 4 25 8 0 5-4 20-7 31-14 53-27 107-41 160-5 25-8 32-8 50 0 46 27 77 63 77 57 0 119-74 119-144 0-45-27-78-66-78-22 0-43 14-57 29 12-49 24-99 36-148zM49 192c3-11 3-13 7-17 24-32 46-39 59-39 18 0 31 14 31 46 0 28-16 85-26 104-15 32-37 50-57 50-17 0-34-13-34-49 0-10 0-20 9-50 4-16 7-31 11-45z"><text:p/></draw:path><draw:path draw:style-name="gr132" draw:text-style-name="P81" svg:width="0.0736in" svg:height="0.3469in" svg:x="0.9693in" svg:y="0.0425in" svg:viewBox="0 0 188 882" svg:d="M188 441c0-141-34-291-131-402-7-7-25-26-36-36-4-3-4-3-11-3-4 0-10 0-10 4 0 2 3 4 4 6 16 17 42 43 73 98 53 94 73 215 73 333 0 211-59 342-147 433-2 0-3 1-3 2 0 6 6 6 10 6 7 0 7 0 12-4 47-41 100-108 133-212 21-68 33-145 33-225z"><text:p/></draw:path><draw:path draw:style-name="gr132" draw:text-style-name="P81" svg:width="0.0598in" svg:height="0.0894in" svg:x="1.0866in" svg:y="0.0004in" svg:viewBox="0 0 153 228" svg:d="M153 167c-5 0-9 0-13 0 0 7-4 28-8 30-3 2-30 2-34 2-21 0-43 0-64 0 36-31 49-41 70-58 25-19 49-42 49-74 0-42-37-67-82-67-42 0-71 31-71 62 0 18 15 19 18 19 9 0 18-5 18-18 0-6-2-18-19-18 10-25 33-32 50-32 34 0 52 26 52 54 0 30-21 53-32 66-28 28-55 55-83 83-4 2-4 2-4 12 48 0 94 0 141 0 5-21 7-42 12-61z"><text:p/></draw:path><draw:path draw:style-name="gr132" draw:text-style-name="P81" svg:width="0.1287in" svg:height="0.0453in" svg:x="1.2295in" svg:y="0.1937in" svg:viewBox="0 0 328 116" svg:d="M311 20c7 0 17 0 17-10s-10-10-17-10c-98 0-196 0-294 0-7 0-17 0-17 10s10 10 17 10c98 0 196 0 294 0zM311 116c7 0 17-1 17-11 0-11-10-10-17-10-98 0-196 0-294 0-7 0-17-1-17 10 0 10 10 11 17 11 98 0 196 0 294 0z"><text:p/></draw:path><draw:path draw:style-name="gr132" draw:text-style-name="P81" svg:width="0.0634in" svg:height="0.1287in" svg:x="1.4406in" svg:y="0.1358in" svg:viewBox="0 0 162 328" svg:d="M101 14c0-13 0-14-11-14-31 32-75 32-90 32 0 6 0 10 0 16 10 0 39 0 64-13 0 84 0 168 0 253 0 19-1 24-46 24-5 0-10 0-15 0 0 4 0 10 0 16 17-2 60-2 80-2 19 0 61 0 79 2 0-6 0-12 0-16-5 0-9 0-15 0-45 0-46-5-46-24 0-92 0-183 0-274z"><text:p/></draw:path></draw:g></draw:g></text:p>
      <text:p text:style-name="P29">où <draw:g text:anchor-type="as-char" svg:y="-0.1445in" draw:z-index="43" draw:name="Shape50" draw:style-name="gr130"><svg:title>TexMaths</svg:title><svg:desc>14§display§a\in \left(\mathbb{R}^{\ast }\right)\left[\text{m}\right]§svg§600§FALSE§</svg:desc><draw:g draw:style-name="gr2"><draw:path draw:style-name="gr131" draw:text-style-name="P80" svg:width="0.9764in" svg:height="0.1724in" svg:x="0.0024in" svg:y="0.0098in" svg:viewBox="0 0 2481 439" svg:d="M1242 439c-414 0-828 0-1242 0 0-147 0-292 0-439 828 0 1654 0 2481 0 0 147 0 292 0 439-413 0-826 0-1239 0z"><text:p/></draw:path><draw:path draw:style-name="gr132" draw:text-style-name="P81" svg:width="0.0882in" svg:height="0.087in" svg:x="0.0004in" svg:y="0.0598in" svg:viewBox="0 0 225 222" svg:d="M164 32c-9-18-23-32-45-32-57 0-119 73-119 144 0 46 28 78 66 78 10 0 35-1 64-36 3 20 21 36 45 36 17 0 28-11 36-26 9-18 14-48 14-49 0-4-4-4-5-4-6 0-6 1-7 8-9 32-17 60-38 60-13 0-14-12-14-22 0-11 1-14 6-37 5-20 7-25 11-43 5-22 12-46 18-68 3-14 3-16 3-17 0-9-6-14-14-14-11 0-20 11-21 22zM132 158c-2 10-2 10-10 18-21 28-41 35-55 35-25 0-32-26-32-46 0-24 15-84 28-106 14-30 36-48 56-48 32 0 39 41 39 44 0 2-1 5-1 8-9 31-17 63-25 95z"><text:p/></draw:path><draw:path draw:style-name="gr132" draw:text-style-name="P81" svg:width="0.0961in" svg:height="0.111in" svg:x="0.165in" svg:y="0.0409in" svg:viewBox="0 0 245 283" svg:d="M228 152c9 0 17-1 17-11 0-11-8-9-17-9-70 0-138 0-208 0 5-65 63-112 131-112 25 0 52 0 77 0 9 0 17 0 17-10s-8-10-17-10c-25 0-52 0-77 0-85 0-151 62-151 141s66 142 151 142c25 0 52 0 77 0 9 0 17 0 17-10 0-9-8-9-17-9-25 0-52 0-77 0-68 0-126-47-131-112 70 0 138 0 208 0z"><text:p/></draw:path><draw:path draw:style-name="gr132" draw:text-style-name="P81" svg:width="0.0449in" svg:height="0.1925in" svg:x="0.3508in" svg:y="0.0004in" svg:viewBox="0 0 115 490" svg:d="M115 484c0-1 0-1-9-10-61-63-77-155-77-229 0-86 19-171 79-231 7-7 7-7 7-8 0-5-3-6-6-6-4 0-49 34-78 97-25 53-31 107-31 148 0 38 6 96 32 152 30 60 73 93 77 93 3 0 6-2 6-6z"><text:p/></draw:path><draw:path draw:style-name="gr132" draw:text-style-name="P81" svg:width="0.1323in" svg:height="0.1311in" svg:x="0.4102in" svg:y="0.013in" svg:viewBox="0 0 337 334" svg:d="M123 182c6 0 13 0 18 0 26 38 49 75 75 112 4 8 15 28 21 35 4 5 5 5 16 5 23 0 45 0 68 0 9 0 16 0 16-8 0-4-2-7-7-8-18-5-42-37-54-52-3-4-28-37-60-90 43-7 85-26 85-84 0-68-73-92-130-92-52 0-102 0-154 0-10 0-17 0-17 8 0 9 8 9 13 9 28 0 30 4 30 28 0 81 0 163 0 245 0 23-2 28-30 28-5 0-13 0-13 8s7 8 17 8c45 0 89 0 134 0 9 0 16 0 16-8s-9-8-13-8c-28 0-31-5-31-28 0-35 0-72 0-108zM218 158c14-18 16-45 16-66 0-23-3-50-18-70 19 5 68 20 68 70 0 31-15 56-66 66zM123 43c0-9 0-26 31-26 42 0 63 18 63 75 0 63-15 73-94 73 0-40 0-81 0-122zM56 318c4-9 4-23 4-27 0-81 0-164 0-246 0-6 0-18-4-28 18 0 38 0 56 0-6 8-6 18-6 25 0 83 0 166 0 249 0 4 0 18 5 27-19 0-37 0-55 0zM161 182c4 0 6-2 10-2 7 0 18 0 25-1 7 11 60 98 102 139-17 0-32 0-49 0-29-45-59-91-88-136z"><text:p/></draw:path><draw:path draw:style-name="gr132" draw:text-style-name="P81" svg:width="0.0547in" svg:height="0.0579in" svg:x="0.5587in" svg:y="0.0024in" svg:viewBox="0 0 140 148" svg:d="M80 74c28-12 40-17 50-21 6-3 10-4 10-11 0-6-6-10-11-10-3 0-3 0-7 3-16 10-32 21-48 31 2-17 4-34 6-51 0-7 0-15-10-15-4 0-11 3-11 11 0 3 1 13 1 17 2 6 3 29 4 38-15-10-30-21-46-31-4-3-4-3-8-3-6 0-10 4-10 10 0 7 4 10 7 11 17 7 35 14 52 21-28 13-41 17-49 21-7 3-10 4-10 11 0 6 4 12 10 12 3 0 4 0 7-3 15-11 32-23 47-32-1 18-4 36-5 55 0 7 7 10 11 10s10-3 10-10c0-4-2-13-2-16 0-7-2-31-4-39 14 8 28 18 42 28 9 7 10 7 13 7 5 0 11-6 11-12 0-7-4-8-8-9-17-9-35-16-52-23z"><text:p/></draw:path><draw:path draw:style-name="gr132" draw:text-style-name="P81" svg:width="0.0449in" svg:height="0.1925in" svg:x="0.6465in" svg:y="0.0004in" svg:viewBox="0 0 115 490" svg:d="M115 245c0-38-6-97-32-153-30-60-73-92-77-92-3 0-6 3-6 6 0 1 0 1 10 11 47 47 75 126 75 228 0 82-18 169-78 231-7 7-7 7-7 8 0 3 3 6 6 6 4 0 49-34 78-97 25-53 31-108 31-148z"><text:p/></draw:path><draw:path draw:style-name="gr132" draw:text-style-name="P81" svg:width="0.026in" svg:height="0.1925in" svg:x="0.7661in" svg:y="0.0004in" svg:viewBox="0 0 67 490" svg:d="M67 490c0-7 0-13 0-20-15 0-32 0-47 0 0-150 0-301 0-450 15 0 32 0 47 0 0-7 0-13 0-20-22 0-45 0-67 0 0 164 0 326 0 490 22 0 45 0 67 0z"><text:p/></draw:path><draw:path draw:style-name="gr132" draw:text-style-name="P81" svg:width="0.1512in" svg:height="0.085in" svg:x="0.8028in" svg:y="0.0598in" svg:viewBox="0 0 385 217" svg:d="M39 49c0 43 0 87 0 131 0 21-5 21-39 21 0 5 0 10 0 16 18 0 43-2 56-2s38 2 55 2c0-6 0-11 0-16-33 0-38 0-38-21 0-30 0-61 0-90 0-51 35-79 66-79 32 0 36 27 36 55 0 38 0 75 0 114 0 21-4 21-38 21 0 5 0 10 0 16 17 0 42-2 56-2 13 0 38 2 55 2 0-6 0-11 0-16-32 0-38 0-38-21 0-30 0-61 0-90 0-51 35-79 66-79s36 27 36 55c0 38 0 75 0 114 0 21-5 21-38 21 0 5 0 10 0 16 17 0 42-2 55-2 14 0 39 2 56 2 0-6 0-11 0-16-27 0-38 0-39-14 0-32 0-62 0-93 0-42 0-58-16-76-5-8-22-18-50-18-42 0-63 29-71 49-7-43-44-49-66-49-37 0-59 21-73 52 0-17 0-35 0-52-24 1-46 4-70 6 0 5 0 9 0 15 35 0 39 3 39 28z"><text:p/></draw:path><draw:path draw:style-name="gr132" draw:text-style-name="P81" svg:width="0.026in" svg:height="0.1925in" svg:x="0.9626in" svg:y="0.0004in" svg:viewBox="0 0 67 490" svg:d="M67 0c-22 0-45 0-67 0 0 7 0 13 0 20 15 0 32 0 48 0 0 149 0 300 0 450-16 0-33 0-48 0 0 7 0 13 0 20 22 0 45 0 67 0 0-164 0-326 0-490z"><text:p/></draw:path></draw:g></draw:g><text:s/>correspond à la taille de l’un des 2 axes de l’ellipse</text:p>
      <text:p text:style-name="P20"><text:span text:style-name="T36">et <text:s text:c="2"/></text:span><draw:g text:anchor-type="as-char" svg:y="-0.1445in" draw:z-index="44" draw:name="Shape51" draw:style-name="gr130"><svg:title>TexMaths</svg:title><svg:desc>14§display§b\in \left(\mathbb{R}^{\ast }\right)\left[\text{m}\right]§svg§600§FALSE§</svg:desc><draw:g draw:style-name="gr2"><draw:path draw:style-name="gr131" draw:text-style-name="P80" svg:width="0.9563in" svg:height="0.172in" svg:x="0.0008in" svg:y="0.0098in" svg:viewBox="0 0 2430 438" svg:d="M0 0c811 0 1620 0 2430 0 0 145 0 292 0 438-810 0-1619 0-2430 0 0-146 0-293 0-438z"><text:p/></draw:path><draw:path draw:style-name="gr132" draw:text-style-name="P81" svg:width="0.0709in" svg:height="0.1346in" svg:x="0.0004in" svg:y="0.011in" svg:viewBox="0 0 181 343" svg:d="M94 4c-3-1 0-4-7-4-11 0-46 3-59 4-4 0-10 2-10 10 0 6 4 6 11 6 24 0 26 4 26 8s-5 21-7 31c-14 53-27 106-41 159-6 25-7 31-7 48 0 47 25 77 62 77 58 0 119-73 119-142 0-44-27-78-66-78-23 0-44 14-58 29 13-50 24-99 37-148zM48 190c2-11 2-12 7-18 23-31 46-39 58-39 19 0 31 15 31 46 0 29-15 84-24 104-16 32-39 50-58 50-17 0-33-14-33-50 0-9 0-19 7-48 5-15 7-31 12-45z"><text:p/></draw:path><draw:path draw:style-name="gr132" draw:text-style-name="P81" svg:width="0.0965in" svg:height="0.111in" svg:x="0.1437in" svg:y="0.0402in" svg:viewBox="0 0 246 283" svg:d="M230 152c8 0 16 0 16-9 0-10-8-10-16-10-70 0-139 0-209 0 6-66 62-112 132-112 25 0 51 0 77 0 8 0 16-1 16-11s-8-10-16-10c-27 0-52 0-79 0-84 0-151 64-151 143 0 78 67 140 151 140 27 0 52 0 79 0 8 0 16 0 16-10s-8-9-16-9c-26 0-52 0-77 0-70 0-126-46-132-112 70 0 139 0 209 0z"><text:p/></draw:path><draw:path draw:style-name="gr132" draw:text-style-name="P81" svg:width="0.0441in" svg:height="0.1917in" svg:x="0.3299in" svg:y="0in" svg:viewBox="0 0 113 488" svg:d="M113 483c0-2 0-2-8-10-62-62-77-154-77-228 0-86 20-171 80-232 5-6 5-6 5-9s-1-4-4-4c-5 0-49 34-78 95-25 55-31 109-31 150 0 36 6 96 32 151 30 60 72 92 77 92 3 0 4-1 4-5z"><text:p/></draw:path><draw:path draw:style-name="gr132" draw:text-style-name="P81" svg:width="0.1331in" svg:height="0.1311in" svg:x="0.389in" svg:y="0.0126in" svg:viewBox="0 0 339 334" svg:d="M125 182c5 0 11 0 16 0 26 38 49 74 75 112 5 7 16 26 22 33 3 7 4 7 15 7 23 0 47 0 69 0 8 0 17 0 17-9 0-5-4-7-9-9-18-4-42-36-53-52-4-4-28-35-61-88 43-8 86-26 86-85 0-67-72-91-131-91-52 0-102 0-154 0-9 0-17 0-17 8 0 9 10 9 14 9 28 0 29 3 29 28 0 81 0 162 0 243 0 25-1 28-29 28-4 0-14 0-14 9s8 9 17 9c45 0 89 0 134 0 10 0 17 0 17-9s-8-9-14-9c-28 0-29-4-29-28 0-35 0-71 0-106zM220 157c12-17 14-44 14-65 0-23-3-50-18-70 19 5 68 20 68 69 0 32-14 57-64 66zM125 43c0-9 0-26 30-26 41 0 62 17 62 75 0 63-15 72-92 72 0-41 0-81 0-121zM57 316c5-8 5-22 5-26 0-82 0-164 0-247 0-4 0-18-5-26 19 0 38 0 56 0-7 8-7 18-7 25 0 83 0 165 0 248 0 4 0 18 5 26-19 0-35 0-54 0zM162 182c3-2 6-2 9-2 8 0 18-1 26-2 7 12 61 98 101 138-15 0-32 0-47 0-30-45-59-89-89-134z"><text:p/></draw:path><draw:path draw:style-name="gr132" draw:text-style-name="P81" svg:width="0.0547in" svg:height="0.0579in" svg:x="0.537in" svg:y="0.0024in" svg:viewBox="0 0 140 148" svg:d="M81 74c28-12 41-17 49-21 7-3 10-4 10-11 0-6-4-11-11-11-2 0-3 0-7 4-16 10-31 21-46 31 1-17 2-34 4-51 1-7 0-15-10-15-4 0-11 3-11 10 0 4 1 14 3 17 0 7 2 30 2 39-15-10-30-21-46-31-3-3-4-4-7-4-7 0-11 5-11 11 0 7 4 8 7 10 17 7 35 15 52 22-28 13-41 17-49 21-7 3-10 4-10 11 0 6 4 10 11 10 3 0 3 0 7-3 16-11 31-21 46-30-1 18-4 36-5 54 0 8 7 11 11 11s11-3 11-11c0-3-1-12-3-17 0-5-2-30-2-37 14 8 26 16 40 26 10 7 10 7 13 7 7 0 11-4 11-10 0-7-4-9-7-11-17-7-35-14-52-21z"><text:p/></draw:path><draw:path draw:style-name="gr132" draw:text-style-name="P81" svg:width="0.0441in" svg:height="0.1917in" svg:x="0.6252in" svg:y="0in" svg:viewBox="0 0 113 488" svg:d="M113 245c0-38-5-98-32-153-29-60-71-92-77-92-3 0-4 1-4 4s0 3 8 13c49 47 77 126 77 228 0 82-18 168-79 231-6 5-6 5-6 7 0 4 1 5 4 5 6 0 49-33 79-95 25-54 30-109 30-148z"><text:p/></draw:path><draw:path draw:style-name="gr132" draw:text-style-name="P81" svg:width="0.026in" svg:height="0.1917in" svg:x="0.7445in" svg:y="0in" svg:viewBox="0 0 67 488" svg:d="M67 488c0-7 0-12 0-19-15 0-32 0-47 0 0-150 0-300 0-449 15 0 32 0 47 0 0-7 0-13 0-20-22 0-45 0-67 0 0 162 0 326 0 488 22 0 45 0 67 0z"><text:p/></draw:path><draw:path draw:style-name="gr132" draw:text-style-name="P81" svg:width="0.1508in" svg:height="0.085in" svg:x="0.7819in" svg:y="0.0594in" svg:viewBox="0 0 384 217" svg:d="M38 48c0 43 0 86 0 131 0 22-6 22-38 22 0 5 0 10 0 16 17-2 42-3 55-3 14 0 39 1 56 3 0-6 0-11 0-16-34 0-40 0-40-22 0-31 0-61 0-91 0-50 35-78 68-78 30 0 36 26 36 54 0 38 0 76 0 115 0 22-6 22-39 22 0 5 0 10 0 16 18-2 43-3 56-3 12 0 38 1 54 3 0-6 0-11 0-16-32 0-37 0-37-22 0-31 0-61 0-91 0-50 35-78 65-78 33 0 37 26 37 54 0 38 0 76 0 115 0 22-4 22-38 22 0 5 0 10 0 16 17-2 42-3 56-3 13 0 38 1 55 3 0-6 0-11 0-16-26 0-38 0-38-15 0-32 0-63 0-94 0-42 0-57-16-74-7-8-23-18-51-18-42 0-63 29-72 48-7-42-43-48-66-48-35 0-58 21-72 52 0-17 0-35 0-52-23 1-47 4-69 6 0 5 0 9 0 15 34 0 38 3 38 27z"><text:p/></draw:path><draw:path draw:style-name="gr132" draw:text-style-name="P81" svg:width="0.026in" svg:height="0.1917in" svg:x="0.9409in" svg:y="0in" svg:viewBox="0 0 67 488" svg:d="M67 0c-22 0-45 0-67 0 0 7 0 13 0 20 15 0 32 0 48 0 0 149 0 299 0 449-16 0-33 0-48 0 0 7 0 12 0 19 22 0 45 0 67 0 0-162 0-326 0-488z"><text:p/></draw:path></draw:g></draw:g><text:s/><text:span text:style-name="T36">de même</text:span></text:p>
      <text:p text:style-name="P30"/>
      <text:p text:style-name="P30">Si <draw:g text:anchor-type="as-char" svg:y="-0.1335in" draw:z-index="45" draw:name="Shape52" draw:style-name="gr130"><svg:title>TexMaths</svg:title><svg:desc>14§display§a&gt;b§svg§600§FALSE§</svg:desc><draw:g draw:style-name="gr2"><draw:path draw:style-name="gr131" draw:text-style-name="P80" svg:width="0.4201in" svg:height="0.1209in" svg:x="0.0024in" svg:y="0.0094in" svg:viewBox="0 0 1068 308" svg:d="M535 308c-179 0-357 0-535 0 0-102 0-206 0-308 356 0 713 0 1068 0 0 102 0 206 0 308-178 0-355 0-533 0z"><text:p/></draw:path><draw:path draw:style-name="gr132" draw:text-style-name="P81"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132" draw:text-style-name="P81" svg:width="0.1177in" svg:height="0.111in" svg:x="0.165in" svg:y="0.0299in" svg:viewBox="0 0 300 283" svg:d="M290 153c5-3 10-6 10-12 0-7-5-8-10-9-91-44-181-86-272-129-7-3-7-3-8-3-6 0-10 4-10 10 0 4 1 7 8 11 87 41 173 80 259 120-86 41-172 80-259 121-7 4-8 7-8 11 0 6 4 10 10 10 1 0 1 0 8-4 91-42 181-84 272-126z"><text:p/></draw:path><draw:path draw:style-name="gr132" draw:text-style-name="P81" svg:width="0.0709in" svg:height="0.135in" svg:x="0.3618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 alors on aura le grand axe suivant <draw:g text:anchor-type="as-char" svg:y="-0.1374in" draw:z-index="46" draw:name="Shape53" draw:style-name="gr130"><svg:title>TexMaths</svg:title><svg:desc>14§display§\vec{e_x}§svg§600§FALSE§</svg:desc><draw:g draw:style-name="gr2"><draw:path draw:style-name="gr131" draw:text-style-name="P80" svg:width="0.1488in" svg:height="0.1472in" svg:x="0.0012in" svg:y="0.0102in" svg:viewBox="0 0 379 375" svg:d="M191 375c-65 0-128 0-191 0 0-125 0-249 0-375 126 0 252 0 379 0 0 126 0 250 0 375-63 0-127 0-188 0z"><text:p/></draw:path><draw:path draw:style-name="gr132" draw:text-style-name="P81" svg:width="0.0858in" svg:height="0.0382in" svg:x="0.0571in" svg:y="0in" svg:viewBox="0 0 219 98" svg:d="M175 59c-7 7-24 19-24 29 0 4 6 10 10 10 6 0 7-5 10-7 6-7 17-21 39-32 3-2 9-5 9-10 0-6-4-7-7-10-11-7-17-17-20-28-1-4-4-11-10-11-7 0-11 7-11 11 0 2 4 18 13 28-56 0-111 0-166 0-8 0-18 0-18 10s10 10 18 10c52 0 104 0 157 0z"><text:p/></draw:path><draw:path draw:style-name="gr132" draw:text-style-name="P81"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132" draw:text-style-name="P81" svg:width="0.0724in" svg:height="0.0606in" svg:x="0.0874in" svg:y="0.1075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 donc une ellipse allongée horizontalement</text:p>
      <text:p text:style-name="P36"><text:span text:style-name="T30">Si </text:span><text:span text:style-name="T30"><draw:g text:anchor-type="as-char" svg:y="-0.1335in" draw:z-index="47" draw:name="Shape54" draw:style-name="gr130"><svg:title>TexMaths</svg:title><svg:desc>14§display§a&lt;b§svg§600§FALSE§</svg:desc><draw:g draw:style-name="gr2"><draw:path draw:style-name="gr131" draw:text-style-name="P80" svg:width="0.4201in" svg:height="0.1209in" svg:x="0.0024in" svg:y="0.0094in" svg:viewBox="0 0 1068 308" svg:d="M535 308c-179 0-357 0-535 0 0-102 0-206 0-308 356 0 713 0 1068 0 0 102 0 206 0 308-178 0-355 0-533 0z"><text:p/></draw:path><draw:path draw:style-name="gr132" draw:text-style-name="P81"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132" draw:text-style-name="P81" svg:width="0.1177in" svg:height="0.111in" svg:x="0.165in" svg:y="0.0299in" svg:viewBox="0 0 300 283" svg:d="M290 21c7-3 10-6 10-11 0-6-5-10-10-10-2 0-3 0-9 3-91 43-182 85-273 129-5 1-8 2-8 9 0 6 3 9 8 12 91 42 182 84 273 126 6 4 7 4 9 4 5 0 10-4 10-10s-3-8-10-11c-87-41-172-80-258-121 86-40 171-79 258-120z"><text:p/></draw:path><draw:path draw:style-name="gr132" draw:text-style-name="P81" svg:width="0.0709in" svg:height="0.135in" svg:x="0.3618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text:span><text:span text:style-name="T30">, alors on aura le grand axe suivant </text:span><text:span text:style-name="T30"><draw:g text:anchor-type="as-char" svg:y="-0.1374in" draw:z-index="48" draw:name="Shape55" draw:style-name="gr130"><svg:title>TexMaths</svg:title><svg:desc>14§display§\vec{e_z}§svg§600§FALSE§</svg:desc><draw:g draw:style-name="gr2"><draw:path draw:style-name="gr131" draw:text-style-name="P80" svg:width="0.1398in" svg:height="0.1469in" svg:x="0.0012in" svg:y="0.0102in" svg:viewBox="0 0 356 374" svg:d="M0 0c119 0 237 0 356 0 0 124 0 250 0 374-119 0-237 0-356 0 0-124 0-250 0-374z"><text:p/></draw:path><draw:path draw:style-name="gr132" draw:text-style-name="P81" svg:width="0.0846in" svg:height="0.0374in" svg:x="0.0531in" svg:y="0in" svg:viewBox="0 0 216 96" svg:d="M174 59c-7 5-24 19-24 28 0 5 5 9 11 9 4 0 6-3 8-5 6-7 17-21 38-32 3-2 9-5 9-10 0-6-5-9-7-10-10-8-16-17-19-28-1-4-4-11-9-11-7 0-10 7-10 10s3 18 11 29c-56 0-111 0-165 0-9 0-17 0-17 10s8 10 17 10c52 0 103 0 157 0z"><text:p/></draw:path><draw:path draw:style-name="gr132" draw:text-style-name="P81"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132" draw:text-style-name="P81" svg:width="0.0618in" svg:height="0.0606in" svg:x="0.089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span text:style-name="T30">, donc une ellipse allongée verticalement</text:span></text:p>
      <text:p text:style-name="P37"><text:span text:style-name="T27">Si </text:span><text:span text:style-name="T27"><draw:g text:anchor-type="as-char" svg:y="-0.1346in" draw:z-index="49" draw:name="Shape56" draw:style-name="gr130"><svg:title>TexMaths</svg:title><svg:desc>14§display§a=b§svg§600§FALSE§</svg:desc><draw:g draw:style-name="gr2"><draw:path draw:style-name="gr131" draw:text-style-name="P80" svg:width="0.4193in" svg:height="0.115in" svg:x="0.0024in" svg:y="0.0102in" svg:viewBox="0 0 1066 293" svg:d="M0 0c355 0 711 0 1066 0 0 98 0 195 0 293-355 0-711 0-1066 0 0-98 0-195 0-293z"><text:p/></draw:path><draw:path draw:style-name="gr132" draw:text-style-name="P81" svg:width="0.0882in" svg:height="0.0866in" svg:x="0.0004in" svg:y="0.0484in" svg:viewBox="0 0 225 221" svg:d="M164 32c-9-18-24-32-45-32-57 0-119 73-119 144 0 44 27 77 66 77 10 0 33-2 63-37 4 20 21 37 44 37 19 0 30-12 37-27 8-18 15-46 15-47 0-5-4-5-5-5-6 0-6 2-7 9-9 30-19 58-38 58-14 0-16-12-16-22 0-11 2-14 7-35 6-19 7-25 12-43 5-24 11-46 16-69 5-13 5-15 5-16 0-9-6-14-14-14-13 0-20 11-21 22zM131 158c-2 9-2 9-9 16-21 28-42 35-56 35-24 0-31-26-31-44 0-24 15-84 27-106 15-30 37-48 57-48 32 0 39 41 39 43 0 3-1 6-1 9-9 31-17 63-26 95z"><text:p/></draw:path><draw:path draw:style-name="gr132" draw:text-style-name="P81" svg:width="0.128in" svg:height="0.0445in" svg:x="0.1594in" svg:y="0.0638in" svg:viewBox="0 0 326 114" svg:d="M309 20c7 0 17 0 17-10s-10-10-17-10c-98 0-196 0-294 0-7 0-15 0-15 10s8 10 17 10c98 0 194 0 292 0zM309 114c7 0 17 0 17-9 0-10-10-10-17-10-98 0-194 0-292 0-9 0-17 0-17 10 0 9 8 9 15 9 98 0 196 0 294 0z"><text:p/></draw:path><draw:path draw:style-name="gr132" draw:text-style-name="P81" svg:width="0.0705in" svg:height="0.1346in" svg:x="0.361in" svg:y="0in" svg:viewBox="0 0 180 343" svg:d="M94 6c-2-2 0-6-6-6-11 0-47 4-60 6-4 0-10 0-10 9 0 6 4 6 13 6 22 0 24 3 24 8 0 3-5 20-7 30-14 53-27 106-41 159-6 23-7 32-7 49 0 46 25 76 62 76 58 0 118-72 118-143 0-44-26-77-65-77-23 0-42 14-58 29 13-49 24-98 37-146zM48 188c2-9 2-11 8-15 24-32 46-39 59-39 16 0 30 15 30 45 0 29-16 85-25 103-16 33-39 50-58 50-17 0-33-12-33-49 0-9 0-18 9-49 3-15 7-30 10-46z"><text:p/></draw:path></draw:g></draw:g></text:span><text:span text:style-name="T27">, alors les 2 axes seront de même longueur ce qui correspond à un cercle.</text:span></text:p>
      <text:p text:style-name="P36"/>
      <text:p text:style-name="P36"/>
      <text:p text:style-name="P36"/>
      <text:p text:style-name="P26"><text:soft-page-break/>Si <text:span text:style-name="T37">cette ellipse est de</text:span> centre C (point quelconque du plan), alors on aura l’équation:</text:p>
      <text:p text:style-name="P33"><draw:g text:anchor-type="as-char" svg:y="-0.3217in" draw:z-index="50" draw:name="Shape57" draw:style-name="gr130"><svg:title>TexMaths</svg:title><svg:desc>14§display§\left(\frac{x-x_C}{a}\right)^2+\left(\frac{z-z_C}{b}\right)^2=1§svg§600§FALSE§</svg:desc><draw:g draw:style-name="gr2"><draw:path draw:style-name="gr131" draw:text-style-name="P80" svg:width="2.5366in" svg:height="0.4858in" svg:x="0.0004in" svg:y="0.0098in" svg:viewBox="0 0 6444 1235" svg:d="M0 0c2148 0 4296 0 6444 0 0 412 0 823 0 1235-2148 0-4296 0-6444 0 0-412 0-823 0-1235z"><text:p/></draw:path><draw:path draw:style-name="gr132" draw:text-style-name="P81" svg:width="0.0949in" svg:height="0.4638in" svg:x="0.0307in" svg:y="0.0421in" svg:viewBox="0 0 242 1179" svg:d="M242 1173c0-1-1-3-1-4-18-18-52-50-86-104-78-127-114-287-114-474 0-133 18-303 99-450 39-70 78-110 101-131 1-2 1-3 1-4 0-6-4-6-10-6-7 0-8 0-15 8-165 150-217 376-217 583 0 192 45 386 169 533 10 11 28 31 49 49 6 6 7 6 14 6 6 0 10 0 10-6z"><text:p/></draw:path><draw:path draw:style-name="gr132" draw:text-style-name="P81" svg:width="0.0961in" svg:height="0.0874in" svg:x="0.1618in" svg:y="0.1067in" svg:viewBox="0 0 245 223" svg:d="M150 69c3-13 14-58 49-58 3 0 14 0 25 6-14 3-24 15-24 26 0 9 6 17 18 17s27-8 27-28c0-25-29-32-46-32-28 0-45 25-52 38-11-34-38-38-53-38-51 0-79 63-79 76 0 4 5 4 6 4 4 0 6 0 7-4 17-54 49-65 66-65 8 0 26 4 26 32 0 16-8 49-26 118-9 29-25 50-48 50-3 0-14 0-24-5 13-3 23-13 23-27s-10-18-18-18c-14 0-27 14-27 29 0 23 25 33 46 33 32 0 51-35 52-38 6 18 24 38 53 38 51 0 79-63 79-76 0-6-5-6-6-6-4 0-6 3-7 6-15 53-49 64-64 64-20 0-28-15-28-32 0-11 2-21 8-43 6-23 11-45 17-67z"><text:p/></draw:path><draw:path draw:style-name="gr132" draw:text-style-name="P81" svg:width="0.1181in" svg:height="0.0075in" svg:x="0.326in" svg:y="0.1398in" svg:viewBox="0 0 301 20" svg:d="M283 20c8 0 18 0 18-10s-10-10-18-10c-88 0-178 0-266 0-9 0-17 0-17 10s8 10 17 10c88 0 178 0 266 0z"><text:p/></draw:path><draw:path draw:style-name="gr132" draw:text-style-name="P81" svg:width="0.0961in" svg:height="0.0874in" svg:x="0.5091in" svg:y="0.1067in" svg:viewBox="0 0 245 223" svg:d="M150 69c4-13 15-58 49-58 3 0 14 0 25 6-14 3-24 15-24 26 0 9 6 17 18 17s27-8 27-28c0-25-29-32-45-32-29 0-46 25-52 38-12-34-39-38-53-38-52 0-80 63-80 76 0 4 5 2 6 4 4 0 6 0 7-4 17-54 49-65 66-65 10 0 26 4 26 32 0 16-8 49-26 118-9 29-25 50-46 50-3 0-16 0-26-5 13-3 24-13 24-27s-11-18-18-18c-15 0-28 14-28 29 0 23 25 33 46 33 32 0 51-35 52-38 6 18 24 38 53 38 51 0 79-63 79-76 0-6-5-6-6-6-4 0-6 3-6 6-16 53-50 64-65 64-20 0-28-15-28-32 0-11 4-21 8-43 6-23 11-45 17-67z"><text:p/></draw:path><draw:path draw:style-name="gr132" draw:text-style-name="P81" svg:width="0.1043in" svg:height="0.0976in" svg:x="0.6236in" svg:y="0.1252in" svg:viewBox="0 0 266 249" svg:d="M266 4c0-1-1-4-4-4s-3 0-6 4c-8 9-17 18-25 27-4-4-22-31-66-31-82 0-165 74-165 151 0 56 45 98 106 98 19 0 51-4 87-33 27-24 35-54 35-56 0-5-4-5-7-5-4 0-4 2-5 6-14 46-62 76-104 76-36 0-77-20-77-75 0-9 1-64 42-107 24-27 59-42 92-42 40 0 63 28 63 67 0 10-1 12-1 14 0 4 6 4 7 4 6 0 6 0 7-7 7-29 14-57 21-87z"><text:p/></draw:path><draw:path draw:style-name="gr132" draw:text-style-name="P81" svg:width="0.5878in" svg:height="0.0075in" svg:x="0.1563in" svg:y="0.2701in" svg:viewBox="0 0 1494 20" svg:d="M0 0c498 0 996 0 1494 0 0 7 0 13 0 20-498 0-996 0-1494 0 0-7 0-13 0-20z"><text:p/></draw:path><draw:path draw:style-name="gr132" draw:text-style-name="P81" svg:width="0.0882in" svg:height="0.0874in" svg:x="0.4071in" svg:y="0.3689in" svg:viewBox="0 0 225 223" svg:d="M164 32c-10-18-24-32-46-32-58 0-118 73-118 144 0 46 27 79 64 79 10 0 35-2 65-37 4 21 21 37 45 37 16 0 28-12 36-27 8-17 15-48 15-49 0-4-5-4-7-4-4 0-4 1-7 8-7 32-16 62-36 62-14 0-15-13-15-23 0-11 1-15 7-36 5-21 5-27 11-45 5-22 11-46 17-68 4-14 4-16 4-17 0-9-7-14-16-14-11 0-18 11-19 22zM132 160c-3 8-3 9-10 18-23 26-42 35-56 35-24 0-31-28-31-46 0-26 15-86 27-108 15-30 37-48 57-48 32 0 38 41 38 44 0 2 0 5-2 8-8 32-15 64-23 97z"><text:p/></draw:path><draw:path draw:style-name="gr132" draw:text-style-name="P81" svg:width="0.0949in" svg:height="0.4638in" svg:x="0.7748in" svg:y="0.0421in" svg:viewBox="0 0 242 1179" svg:d="M242 591c0-193-45-388-169-535-10-11-30-32-49-49-6-7-7-7-14-7-6 0-10 0-10 6 0 1 1 4 3 4 17 18 50 52 82 105 80 126 115 285 115 476 0 130-17 301-98 448-39 68-80 110-101 130-1 1-1 3-1 4 0 6 4 6 10 6 7 0 8 0 15-7 165-150 217-375 217-581z"><text:p/></draw:path><draw:path draw:style-name="gr132" draw:text-style-name="P81" svg:width="0.0598in" svg:height="0.0894in" svg:x="0.9185in" svg:y="0in" svg:viewBox="0 0 153 228" svg:d="M153 167c-5 0-7 0-12 0-1 7-4 26-9 30-3 2-28 2-34 2-21 0-42 0-63 0 36-32 48-41 69-58 25-19 49-42 49-74 0-42-37-67-80-67-44 0-73 29-73 62 0 18 15 19 20 19 7 0 18-5 18-18 0-7-3-18-21-18 11-25 33-32 50-32 35 0 52 26 52 54 0 30-21 53-32 66-28 28-55 55-83 83-4 2-4 2-4 12 48 0 95 0 143 0 3-21 7-40 10-61z"><text:p/></draw:path><draw:path draw:style-name="gr132" draw:text-style-name="P81" svg:width="0.1287in" svg:height="0.1287in" svg:x="1.0508in" svg:y="0.2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32" draw:text-style-name="P81" svg:width="0.0949in" svg:height="0.4638in" svg:x="1.2736in" svg:y="0.0421in" svg:viewBox="0 0 242 1179" svg:d="M242 1173c0-1-1-3-1-4-18-18-52-50-84-104-80-127-116-287-116-474 0-133 18-303 99-450 39-70 78-110 101-131 1-2 1-3 1-4 0-6-3-6-10-6s-8 0-15 8c-165 150-217 376-217 583 0 192 45 386 169 533 10 11 28 31 49 49 6 6 7 6 14 6s10 0 10-6z"><text:p/></draw:path><draw:path draw:style-name="gr132" draw:text-style-name="P81" svg:width="0.0819in" svg:height="0.0874in" svg:x="1.4075in" svg:y="0.1067in" svg:viewBox="0 0 209 223" svg:d="M45 176c26-28 40-40 57-56 17-15 31-26 49-44 46-45 58-69 58-72 0-4-5-4-6-4-3 0-4 1-7 6-15 23-27 30-38 30-12 0-17-7-24-15-9-11-18-21-35-21-36 0-58 46-58 56 0 3 1 6 5 6s6-3 7-6c9-22 38-24 41-24 11 0 19 4 32 9 20 7 24 7 38 7-18 21-60 56-69 64-15 14-29 27-45 41-33 33-50 61-50 64 0 6 4 6 6 6 4 0 5-2 8-7 11-17 25-30 42-30 11 0 15 4 28 18 8 10 17 19 32 19 48 0 77-63 77-76 0-3-3-6-7-6s-4 3-5 7c-13 33-44 41-61 41-9 0-18-3-28-6-16-7-25-8-35-8-1 0-8 0-12 1z"><text:p/></draw:path><draw:path draw:style-name="gr132" draw:text-style-name="P81" svg:width="0.1181in" svg:height="0.0075in" svg:x="1.5571in" svg:y="0.1398in" svg:viewBox="0 0 301 20" svg:d="M283 20c8 0 18 0 18-10s-10-10-18-10c-88 0-178 0-266 0-9 0-17 0-17 10s8 10 17 10c88 0 178 0 266 0z"><text:p/></draw:path><draw:path draw:style-name="gr132" draw:text-style-name="P81" svg:width="0.0819in" svg:height="0.0874in" svg:x="1.7429in" svg:y="0.1067in" svg:viewBox="0 0 209 223" svg:d="M45 176c26-28 40-40 59-56 15-15 29-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132" draw:text-style-name="P81" svg:width="0.1043in" svg:height="0.0976in" svg:x="1.8343in" svg:y="0.1252in" svg:viewBox="0 0 266 249" svg:d="M266 4c0-1-1-4-4-4s-4 0-7 4c-9 9-17 18-25 27-3-4-23-31-65-31-84 0-165 74-165 151 0 56 43 98 105 98 20 0 52-4 88-33 27-24 34-54 34-56 0-5-4-5-6-5-4 0-5 2-5 6-14 46-63 76-105 76-37 0-77-20-77-75 0-9 2-64 42-107 23-27 60-42 93-42 40 0 63 28 63 67 0 10-1 12-1 14 0 4 4 4 6 4 5 0 5 0 8-7 7-29 14-57 21-87z"><text:p/></draw:path><draw:path draw:style-name="gr132" draw:text-style-name="P81" svg:width="0.5551in" svg:height="0.0075in" svg:x="1.3992in" svg:y="0.2701in" svg:viewBox="0 0 1411 20" svg:d="M0 0c470 0 941 0 1411 0 0 7 0 13 0 20-470 0-941 0-1411 0 0-7 0-13 0-20z"><text:p/></draw:path><draw:path draw:style-name="gr132" draw:text-style-name="P81" svg:width="0.0709in" svg:height="0.1358in" svg:x="1.6445in" svg:y="0.3209in" svg:viewBox="0 0 181 346" svg:d="M94 6c0-2 0-6-6-6-11 0-47 4-60 4-4 2-10 2-10 10 0 7 4 7 13 7 24 0 24 3 24 8 0 3-5 20-7 30-13 53-27 108-40 161-7 24-8 32-8 49 0 47 27 77 63 77 57 0 118-73 118-143 0-45-26-80-65-80-24 0-43 16-59 30 13-49 24-98 37-147zM48 190c4-9 4-11 8-16 24-33 46-40 59-40 18 0 31 16 31 47 0 29-17 85-26 105-16 32-39 50-57 50-17 0-34-14-34-50 0-9 0-19 9-49 3-16 7-31 10-47z"><text:p/></draw:path><draw:path draw:style-name="gr132" draw:text-style-name="P81" svg:width="0.0949in" svg:height="0.4638in" svg:x="1.9846in" svg:y="0.0421in" svg:viewBox="0 0 242 1179" svg:d="M242 591c0-193-43-388-169-535-10-11-28-32-48-49-7-7-7-7-14-7s-11 0-11 6c0 1 1 2 3 4 18 18 50 52 84 105 78 126 115 285 115 476 0 130-19 301-100 448-38 68-80 110-99 130-2 1-3 3-3 4 0 6 4 6 11 6s7 0 16-7c163-150 215-375 215-581z"><text:p/></draw:path><draw:path draw:style-name="gr132" draw:text-style-name="P81" svg:width="0.0598in" svg:height="0.0894in" svg:x="2.1291in" svg:y="0in" svg:viewBox="0 0 153 228" svg:d="M153 167c-5 0-7 0-12 0-1 7-5 26-9 30-3 2-30 2-34 2-21 0-42 0-63 0 35-32 48-41 69-58 25-19 49-42 49-74 0-42-37-67-82-67-42 0-71 29-71 62 0 18 15 19 18 19 9 0 18-5 18-18 0-7-1-18-19-18 10-25 33-32 50-32 34 0 52 26 52 54 0 30-21 53-32 66-28 28-55 55-83 83-4 2-4 2-4 12 48 0 95 0 143 0 3-21 7-40 10-61z"><text:p/></draw:path><draw:path draw:style-name="gr132" draw:text-style-name="P81" svg:width="0.128in" svg:height="0.0449in" svg:x="2.2724in" svg:y="0.2516in" svg:viewBox="0 0 326 115" svg:d="M309 20c9 0 17 0 17-10s-8-10-15-10c-98 0-198 0-296 0-7 0-15 0-15 10s8 10 17 10c98 0 194 0 292 0zM311 115c7 0 15 0 15-10s-8-10-17-10c-98 0-194 0-292 0-9 0-17 0-17 10s8 10 15 10c98 0 198 0 296 0z"><text:p/></draw:path><draw:path draw:style-name="gr132" draw:text-style-name="P81" svg:width="0.0634in" svg:height="0.1287in" svg:x="2.4831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31"/>
      <text:p text:style-name="P32">Enfin, si l’ellipse n’a pas ses axes colinéaires avec la base du repère, mais est rotée de <text:s text:c="2"/><draw:g text:anchor-type="as-char" svg:y="-0.1346in" draw:z-index="51" draw:name="Shape58" draw:style-name="gr130"><svg:title>TexMaths</svg:title><svg:desc>14§display§\theta _{\in \mathbb{R}\left[\text{rad}\right]}§svg§600§FALSE§</svg:desc><draw:g draw:style-name="gr2"><draw:path draw:style-name="gr131" draw:text-style-name="P80" svg:width="0.5646in" svg:height="0.1843in" svg:x="0.002in" svg:y="0.0102in" svg:viewBox="0 0 1435 469" svg:d="M0 0c479 0 956 0 1435 0 0 157 0 312 0 469-479 0-956 0-1435 0 0-157 0-312 0-469z"><text:p/></draw:path><draw:path draw:style-name="gr132" draw:text-style-name="P81" svg:width="0.0795in" svg:height="0.1374in" svg:x="0.0004in" svg:y="0in" svg:viewBox="0 0 203 350" svg:d="M203 101c0-32-8-101-59-101-68 0-144 139-144 251 0 44 14 99 59 99 68 0 144-140 144-249zM52 168c8-31 18-71 38-105 14-25 32-52 53-52 25 0 28 31 28 59 0 24-4 49-17 98-34 0-69 0-102 0zM150 183c-6 23-16 65-34 98-18 34-36 58-57 58-17 0-27-14-27-59 0-20 3-48 16-97 33 0 68 0 102 0z"><text:p/></draw:path><draw:path draw:style-name="gr132" draw:text-style-name="P81" svg:width="0.0744in" svg:height="0.0878in" svg:x="0.0972in" svg:y="0.0929in" svg:viewBox="0 0 190 224" svg:d="M178 120c5 0 12 0 12-8s-7-8-12-8c-53 0-107 0-160 0 4-51 46-87 101-87 20 0 39 0 59 0 5 0 12 0 12-9 0-8-7-8-12-8-20 0-41 0-60 0-65 0-118 50-118 112 0 63 53 112 118 112 19 0 40 0 60 0 5 0 12 0 12-8 0-9-7-9-12-9-20 0-39 0-59 0-55 0-97-36-101-87 53 0 107 0 160 0z"><text:p/></draw:path><draw:path draw:style-name="gr132" draw:text-style-name="P81" svg:width="0.0929in" svg:height="0.0929in" svg:x="0.1894in" svg:y="0.0783in" svg:viewBox="0 0 237 237" svg:d="M87 129c4 0 8 0 12 0 17 25 35 52 52 78 3 6 11 20 16 25 2 5 2 5 11 5 15 0 32 0 47 0 6 0 12 0 12-7 0-3-2-5-6-6-13-3-29-25-38-36-1-3-19-27-42-63 31-6 60-19 60-61 0-47-50-64-91-64-36 0-72 0-109 0-5 0-11 0-11 7 0 6 7 6 10 6 19 0 21 2 21 19 0 58 0 115 0 172 0 17-2 20-21 20-3 0-10 0-10 6 0 7 6 7 11 7 32 0 63 0 95 0 6 0 12 0 12-7 0-6-6-6-10-6-20 0-21-3-21-20 0-25 0-50 0-75zM154 111c8-13 10-31 10-45 0-17-2-35-13-49 14 3 48 14 48 47 0 23-10 41-45 47zM87 31c0-7 0-18 21-18 29 0 45 12 45 53 0 43-12 50-66 50 0-29 0-57 0-85zM41 224c2-6 2-15 2-18 0-59 0-116 0-174 0-4 0-14-2-19 12 0 26 0 39 0-6 5-6 12-6 18 0 57 0 116 0 175 0 3 0 12 3 18-13 0-24 0-36 0zM113 129c3-2 5-2 7-2 5 0 13 0 17-1 6 8 44 70 72 98-12 0-23 0-34 0-21-32-41-64-62-95z"><text:p/></draw:path><draw:path draw:style-name="gr132" draw:text-style-name="P81" svg:width="0.0205in" svg:height="0.1346in" svg:x="0.3028in" svg:y="0.0693in" svg:viewBox="0 0 53 343" svg:d="M53 343c0-6 0-11 0-17-12 0-24 0-36 0 0-102 0-206 0-309 12 0 24 0 36 0 0-6 0-11 0-17-18 0-35 0-53 0 0 115 0 230 0 343 18 0 35 0 53 0z"><text:p/></draw:path><draw:path draw:style-name="gr132" draw:text-style-name="P81" svg:width="0.048in" svg:height="0.0598in" svg:x="0.3346in" svg:y="0.1106in" svg:viewBox="0 0 123 153" svg:d="M52 74c0-29 14-64 46-64-3 3-6 7-6 12 0 12 9 16 16 16 8 0 15-6 15-16 0-11-10-22-26-22-17 0-37 11-47 38 0-13 0-25 0-38-16 1-33 3-50 4 0 4 0 9 0 13 24 0 27 3 27 19 0 30 0 59 0 89 0 15-5 15-27 15 0 4 0 8 0 13 3 0 25-2 39-2 16 0 31 0 45 2 0-5 0-9 0-13-3 0-4 0-7 0-25 0-25-4-25-15 0-17 0-34 0-51z"><text:p/></draw:path><draw:path draw:style-name="gr132" draw:text-style-name="P81" svg:width="0.0669in" svg:height="0.0614in" svg:x="0.3965in" svg:y="0.1102in" svg:viewBox="0 0 171 157" svg:d="M134 62c0-19 0-33-16-45-14-11-30-17-51-17-32 0-56 13-56 34 0 11 9 16 17 16 10 0 17-7 17-16 0-6-3-13-13-16 13-8 32-8 35-8 18 0 39 12 39 42 0 3 0 7 0 10-18 1-40 2-65 11-31 11-41 31-41 46 0 29 35 38 60 38 27 0 44-16 51-30 1 16 11 28 26 28 11-11 34 0 34-32 0-7 0-14 0-19-4 0-7 0-11 0 0 5 0 11 0 18 0 4 0 21-13 21s-13-17-13-21c0-21 0-41 0-60zM106 105c0 34-28 42-43 42-18 0-35-11-35-28 0-20 17-46 78-48 0 12 0 23 0 34z"><text:p/></draw:path><draw:path draw:style-name="gr132" draw:text-style-name="P81" svg:width="0.0724in" svg:height="0.0949in" svg:x="0.472in" svg:y="0.0772in" svg:viewBox="0 0 185 242" svg:d="M108 4c0 4 0 9 0 13 22 0 25 1 25 19 0 24 0 47 0 70-13-12-29-19-48-19-46 0-85 35-85 78 0 44 36 77 81 77 28 0 45-15 51-21 0 7 0 14 0 21 18-1 35-3 53-3 0-4 0-8 0-12-23 0-25-3-25-20 0-70 0-138 0-207-17 1-35 3-52 4zM132 203c-9 15-27 29-49 29-20 0-33-11-40-21-7-9-11-23-11-46 0-8 0-33 14-50 14-16 31-18 41-18 17 0 31 8 40 19 5 6 5 7 5 13 0 24 0 49 0 74z"><text:p/></draw:path><draw:path draw:style-name="gr132" draw:text-style-name="P81" svg:width="0.0205in" svg:height="0.1346in" svg:x="0.5559in" svg:y="0.0693in" svg:viewBox="0 0 53 343" svg:d="M53 0c-18 0-35 0-53 0 0 6 0 11 0 17 13 0 24 0 36 0 0 103 0 207 0 309-12 0-23 0-36 0 0 6 0 11 0 17 18 0 35 0 53 0 0-113 0-228 0-343z"><text:p/></draw:path></draw:g></draw:g>, alors son équation dans le repère sera:</text:p>
      <text:p text:style-name="Text_20_body"><draw:g text:anchor-type="as-char" svg:y="-0.3217in" draw:z-index="52" draw:name="Shape59" draw:style-name="gr130"><svg:title>TexMaths</svg:title><svg:desc>14§display§\left(\frac{\left(x-x_C\right)\cos \left(\theta \right)\ +\ \left(z-z_C\right)\cos \left(\theta \right)}{a}\right)^2+\left(\frac{\left(x-x_C\right)\sin \left(\theta \right)+\left(z-z_C\right)\sin \left(\theta \right)}{b}\right)^2=1§svg§600§FALSE§</svg:desc><draw:g draw:style-name="gr2"><draw:path draw:style-name="gr131" draw:text-style-name="P80" svg:width="7.1264in" svg:height="0.4858in" svg:x="0.0004in" svg:y="0.0098in" svg:viewBox="0 0 18102 1235" svg:d="M0 0c6034 0 12068 0 18102 0 0 412 0 823 0 1235-6034 0-12068 0-18102 0 0-412 0-823 0-1235z"><text:p/></draw:path><draw:path draw:style-name="gr132" draw:text-style-name="P81" svg:width="0.0949in" svg:height="0.4638in" svg:x="0.0307in" svg:y="0.0421in" svg:viewBox="0 0 242 1179" svg:d="M242 1173c0-1-1-3-1-4-18-18-52-50-86-104-78-127-114-287-114-474 0-133 18-303 99-450 39-70 78-110 101-131 1-2 1-3 1-4 0-6-3-6-10-6s-8 0-15 8c-165 150-217 376-217 583 0 192 45 386 169 533 10 11 28 31 49 49 6 6 7 6 14 6s10 0 10-6z"><text:p/></draw:path><draw:path draw:style-name="gr132" draw:text-style-name="P81" svg:width="0.0441in" svg:height="0.1929in" svg:x="0.1756in" svg:y="0.0469in" svg:viewBox="0 0 113 491" svg:d="M113 486c0-2 0-2-8-10-62-63-77-155-77-231 0-85 18-171 80-232 5-6 5-7 5-9 0-3-1-4-4-4-5 0-49 34-78 95-25 55-31 109-31 150 0 39 6 98 32 154 30 60 72 92 77 92 3 0 4-1 4-5z"><text:p/></draw:path><draw:path draw:style-name="gr132" draw:text-style-name="P81" svg:width="0.0961in" svg:height="0.0874in" svg:x="0.2374in" svg:y="0.1067in" svg:viewBox="0 0 245 223" svg:d="M150 69c3-13 14-58 49-58 1 0 14 0 24 6-14 3-24 15-24 26 0 9 5 17 19 17 10 0 27-8 27-28 0-25-29-32-46-32-28 0-46 25-52 38-13-34-39-38-53-38-51 0-79 63-79 76 0 4 5 4 6 4 4 0 6 0 6-4 16-54 50-65 65-65 10 0 27 4 27 32 0 16-8 49-27 118-7 29-23 50-46 50-3 0-14 0-24-5 12-3 23-13 23-27s-11-18-18-18c-16 0-27 14-27 29 0 23 24 33 46 33 32 0 51-35 52-38 6 18 24 38 53 38 51 0 79-63 79-76 0-6-5-6-6-6-6 0-6 3-7 6-17 53-49 64-66 64-18 0-26-15-26-32 0-11 2-21 8-43 6-23 11-45 17-67z"><text:p/></draw:path><draw:path draw:style-name="gr132" draw:text-style-name="P81" svg:width="0.1177in" svg:height="0.0075in" svg:x="0.4016in" svg:y="0.1398in" svg:viewBox="0 0 300 20" svg:d="M283 20c8 0 17 0 17-10s-9-10-17-10c-88 0-178 0-266 0-9 0-17 0-17 10s8 10 17 10c88 0 178 0 266 0z"><text:p/></draw:path><draw:path draw:style-name="gr132" draw:text-style-name="P81" svg:width="0.0961in" svg:height="0.0874in" svg:x="0.5846in" svg:y="0.1067in" svg:viewBox="0 0 245 223" svg:d="M150 69c3-13 14-58 49-58 3 0 14 0 25 6-14 3-24 15-24 26 0 9 6 17 18 17s27-8 27-28c0-25-29-32-46-32-28 0-45 25-51 38-12-34-39-38-53-38-52 0-80 63-80 76 0 4 5 4 6 4 4 0 6 0 7-4 17-54 49-65 66-65 10 0 26 4 26 32 0 16-8 49-26 118-9 29-25 50-48 50-3 0-14 0-24-5 13-3 23-13 23-27s-10-18-18-18c-14 0-27 14-27 29 0 23 25 33 46 33 32 0 51-35 52-38 6 18 24 38 53 38 51 0 79-63 79-76 0-6-5-6-6-6-4 0-6 3-7 6-15 53-49 64-64 64-20 0-28-15-28-32 0-11 2-21 8-43 6-23 11-45 17-67z"><text:p/></draw:path><draw:path draw:style-name="gr132" draw:text-style-name="P81" svg:width="0.1043in" svg:height="0.0976in" svg:x="0.6992in" svg:y="0.1252in" svg:viewBox="0 0 266 249" svg:d="M266 4c0-1-1-4-4-4s-3 0-7 4c-9 9-16 18-24 27-4-4-22-31-66-31-84 0-165 74-165 151 0 56 43 98 105 98 20 0 52-4 88-33 27-24 35-54 35-56 0-5-4-5-7-5-4 0-4 2-5 6-14 46-63 76-104 76-36 0-77-20-77-75 0-9 1-64 42-107 24-27 59-42 92-42 40 0 63 28 63 67 0 10-1 12-1 14 0 4 4 4 7 4 6 0 6 0 7-7 7-29 14-57 21-87z"><text:p/></draw:path><draw:path draw:style-name="gr132" draw:text-style-name="P81" svg:width="0.0449in" svg:height="0.1929in" svg:x="0.8307in" svg:y="0.0469in" svg:viewBox="0 0 115 491" svg:d="M115 245c0-38-6-98-34-153-29-60-71-92-75-92-3 0-6 1-6 4 0 2 0 3 10 11 47 49 75 128 75 230 0 84-18 171-78 232-7 7-7 7-7 9 0 3 3 5 6 5 4 0 49-33 78-96 24-53 31-108 31-150z"><text:p/></draw:path><draw:path draw:style-name="gr132" draw:text-style-name="P81" svg:width="0.0736in" svg:height="0.0882in" svg:x="0.9339in" svg:y="0.1055in" svg:viewBox="0 0 188 225" svg:d="M41 113c0-81 40-100 67-100 4 0 35 0 52 18-20 1-23 15-23 22 0 13 9 23 23 23 12 0 22-9 22-24 0-34-36-52-74-52-62 0-108 53-108 113 0 63 49 112 106 112 66 0 82-60 82-64 0-6-5-4-6-4-6 0-6 1-7 4-14 46-46 52-64 52-27 0-70-21-70-100z"><text:p/></draw:path><draw:path draw:style-name="gr132" draw:text-style-name="P81" svg:width="0.0854in" svg:height="0.0882in" svg:x="1.0189in" svg:y="0.1055in" svg:viewBox="0 0 218 225" svg:d="M218 115c0-63-49-115-109-115-61 0-109 53-109 115 0 63 52 110 109 110 60 0 109-47 109-110zM109 213c-21 0-42-10-56-32-11-23-11-52-11-70 0-20 0-47 11-68 13-22 37-33 56-33 21 0 44 11 56 32 13 21 13 50 13 69 0 18 0 44-11 65-12 23-33 37-58 37z"><text:p/></draw:path><draw:path draw:style-name="gr132" draw:text-style-name="P81" svg:width="0.063in" svg:height="0.0882in" svg:x="1.1169in" svg:y="0.1055in" svg:viewBox="0 0 161 225" svg:d="M85 125c12 1 52 9 52 44 0 26-17 45-56 45-40 0-59-28-68-70-2-5-2-8-7-8-6 0-6 4-6 12 0 23 0 44 0 66 0 7 0 11 6 11 1 0 2 0 11-9 1-2 1-2 11-12 21 21 43 21 53 21 58 0 80-33 80-68 0-25-15-41-21-46-17-16-35-20-56-24-28-6-60-13-60-41 0-17 12-38 54-38 55 0 56 45 58 61 1 4 4 2 5 4 7 0 7-3 7-11 0-17 0-34 0-51 0-8 0-11-5-11-3 0-3 0-10 6-1 1-7 7-8 8-19-14-40-14-47-14-60 0-78 32-78 60 0 17 7 31 21 42 15 13 29 16 64 23z"><text:p/></draw:path><draw:path draw:style-name="gr132" draw:text-style-name="P81" svg:width="0.0449in" svg:height="0.1929in" svg:x="1.2382in" svg:y="0.0469in" svg:viewBox="0 0 115 491" svg:d="M115 486c0-2 0-2-9-10-61-63-77-155-77-231 0-85 19-171 79-232 7-6 7-7 7-9 0-3-3-4-6-4-4 0-49 34-78 95-25 55-31 109-31 150 0 39 6 98 32 154 30 60 73 92 77 92 3 0 6-1 6-5z"><text:p/></draw:path><draw:path draw:style-name="gr132" draw:text-style-name="P81" svg:width="0.0795in" svg:height="0.1386in" svg:x="1.3028in" svg:y="0.0543in" svg:viewBox="0 0 203 353" svg:d="M203 101c0-32-8-101-59-101-68 0-144 140-144 252 0 46 14 101 59 101 70 0 144-142 144-252zM52 169c8-32 18-71 38-106 14-24 32-52 53-52 25 0 28 32 28 60 0 24-4 49-16 98-35 0-68 0-103 0zM150 185c-4 22-16 64-34 99-18 34-36 58-57 58-17 0-27-14-27-61 0-19 3-49 16-96 33 0 68 0 102 0z"><text:p/></draw:path><draw:path draw:style-name="gr132" draw:text-style-name="P81" svg:width="0.0441in" svg:height="0.1929in" svg:x="1.402in" svg:y="0.0469in" svg:viewBox="0 0 113 491" svg:d="M113 245c0-38-4-98-32-153-29-60-71-92-77-92-3 0-4 1-4 4 0 2 0 3 10 11 47 49 75 128 75 230 0 84-18 171-79 232-6 7-6 7-6 9 0 3 1 5 4 5 6 0 51-33 79-96 25-53 30-108 30-150z"><text:p/></draw:path><draw:path draw:style-name="gr132" draw:text-style-name="P81" svg:width="0.1287in" svg:height="0.1287in" svg:x="1.5843in" svg:y="0.078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132" draw:text-style-name="P81" svg:width="0.0449in" svg:height="0.1929in" svg:x="1.8512in" svg:y="0.0469in" svg:viewBox="0 0 115 491" svg:d="M115 486c0-2 0-2-9-10-61-63-78-155-78-231 0-85 20-171 80-232 7-6 7-7 7-9 0-3-3-4-6-4-4 0-49 34-78 95-25 55-31 109-31 150 0 39 6 98 32 154 30 60 73 92 77 92 3 0 6-1 6-5z"><text:p/></draw:path><draw:path draw:style-name="gr132" draw:text-style-name="P81" svg:width="0.0819in" svg:height="0.0874in" svg:x="1.9157in" svg:y="0.1067in" svg:viewBox="0 0 209 223" svg:d="M45 176c26-28 40-40 57-56 17-15 31-26 49-44 46-45 58-69 58-72 0-4-5-4-6-4-3 0-4 1-7 6-15 23-25 30-36 30-13 0-19-7-26-15-9-11-18-21-35-21-36 0-58 46-58 56 0 3 1 6 5 6s6-3 7-6c9-22 38-24 42-24 10 0 20 4 31 9 20 7 25 7 38 7-18 21-59 56-69 64-15 14-29 27-45 41-33 33-50 61-50 64 0 6 4 3 6 6 4 0 5-2 8-7 11-17 27-30 42-30 11 0 15 4 28 18 8 10 17 19 32 19 48 0 77-63 77-76 0-3-3-6-5-6-6 0-6 3-7 7-12 33-44 41-59 41-11 0-20-3-30-6-16-7-23-8-35-8-1 0-8 0-12 1z"><text:p/></draw:path><draw:path draw:style-name="gr132" draw:text-style-name="P81" svg:width="0.1181in" svg:height="0.0075in" svg:x="2.065in" svg:y="0.1398in" svg:viewBox="0 0 301 20" svg:d="M284 20c7 0 17 0 17-10s-10-10-17-10c-89 0-178 0-267 0-9 0-17 0-17 10s8 10 17 10c89 0 178 0 267 0z"><text:p/></draw:path><draw:path draw:style-name="gr132" draw:text-style-name="P81" svg:width="0.0819in" svg:height="0.0874in" svg:x="2.2508in" svg:y="0.1067in" svg:viewBox="0 0 209 223" svg:d="M45 176c26-28 40-40 59-56 15-15 30-26 47-44 48-45 58-69 58-72 0-4-3-3-5-4-4 0-5 1-8 6-14 23-25 30-36 30-12 0-19-7-26-15-9-11-18-21-33-21-38 0-60 46-60 56 0 3 0 6 5 6 4 0 6-3 7-6 10-22 38-24 42-24 10 0 20 4 31 9 20 7 25 7 38 7-18 21-59 56-69 64-14 14-29 27-43 41-34 33-52 61-52 64 0 6 6 6 7 6 3 0 4-2 7-7 11-17 27-30 42-30 11 0 17 4 29 18 9 10 17 19 31 19 49 0 77-63 77-76 0-3-1-6-5-6-5 0-6 3-7 7-12 33-44 41-59 41-10 0-18-3-30-6-16-7-23-8-33-8-2 0-10 0-14 1z"><text:p/></draw:path><draw:path draw:style-name="gr132" draw:text-style-name="P81" svg:width="0.1043in" svg:height="0.0976in" svg:x="2.3421in" svg:y="0.1252in" svg:viewBox="0 0 266 249" svg:d="M266 4c0-1-1-4-4-4s-3 0-6 4c-8 9-17 18-25 27-4-4-22-31-66-31-82 0-165 74-165 151 0 56 43 98 106 98 19 0 51-4 87-33 27-24 35-54 35-56 0-5-4-5-7-5-4 0-4 2-5 6-14 46-63 76-104 76-36 0-77-20-77-75 0-9 1-64 42-107 24-27 59-42 92-42 40 0 63 28 63 67 0 10-1 12-1 14 0 4 4 4 7 4 6 0 6 0 7-7 7-29 14-57 21-87z"><text:p/></draw:path><draw:path draw:style-name="gr132" draw:text-style-name="P81" svg:width="0.0449in" svg:height="0.1929in" svg:x="2.474in" svg:y="0.0469in" svg:viewBox="0 0 115 491" svg:d="M115 245c0-38-6-98-32-153-31-60-73-92-77-92-3 0-6 1-6 4 0 2 0 3 10 11 47 49 75 128 75 230 0 84-18 171-78 232-7 7-7 7-7 9 0 3 3 5 6 5 4 0 49-33 78-96 24-53 31-108 31-150z"><text:p/></draw:path><draw:path draw:style-name="gr132" draw:text-style-name="P81" svg:width="0.0736in" svg:height="0.0882in" svg:x="2.5772in" svg:y="0.1055in" svg:viewBox="0 0 188 225" svg:d="M41 113c0-81 40-100 67-100 4 0 35 0 53 18-21 1-24 15-24 22 0 13 9 23 23 23 12 0 22-9 22-24 0-34-36-52-74-52-62 0-108 53-108 113 0 63 49 112 106 112 66 0 82-60 82-64 0-6-5-4-6-4-6 0-6 1-7 4-14 46-46 52-64 52-27 0-70-21-70-100z"><text:p/></draw:path><draw:path draw:style-name="gr132" draw:text-style-name="P81" svg:width="0.0854in" svg:height="0.0882in" svg:x="2.6618in" svg:y="0.1055in" svg:viewBox="0 0 218 225" svg:d="M218 115c0-63-49-115-109-115-61 0-109 53-109 115 0 63 52 110 109 110 60 0 109-47 109-110zM109 213c-21 0-42-10-56-32-11-23-11-52-11-70 0-20 0-47 11-68 13-22 37-33 56-33 23 0 44 11 56 32 13 21 13 50 13 69 0 18 0 44-11 65-12 23-33 37-58 37z"><text:p/></draw:path><draw:path draw:style-name="gr132" draw:text-style-name="P81" svg:width="0.063in" svg:height="0.0882in" svg:x="2.7598in" svg:y="0.1055in" svg:viewBox="0 0 161 225" svg:d="M85 125c12 1 52 9 52 44 0 26-17 45-56 45-40 0-59-28-68-70-2-5-2-8-7-8-6 0-6 4-6 12 0 23 0 44 0 66 0 7 0 11 6 11 1 0 2 0 12-9 0-2 0-2 10-12 21 21 43 21 53 21 58 0 80-33 80-68 0-25-15-41-21-46-17-16-35-20-56-24-28-6-60-13-60-41 0-17 12-38 54-38 55 0 58 45 58 61 1 4 4 2 5 4 7 0 7-3 7-11 0-17 0-34 0-51 0-8 0-11-5-11-3 0-3 0-10 6-1 1-6 7-8 8-19-14-40-14-47-14-60 0-78 32-78 60 0 17 7 31 21 42 15 13 29 16 64 23z"><text:p/></draw:path><draw:path draw:style-name="gr132" draw:text-style-name="P81" svg:width="0.0449in" svg:height="0.1929in" svg:x="2.8811in" svg:y="0.0469in" svg:viewBox="0 0 115 491" svg:d="M115 486c0-2 0-2-9-10-61-63-77-155-77-231 0-85 19-171 79-232 7-6 7-7 7-9 0-3-3-4-6-4-4 0-49 34-78 95-25 55-31 109-31 150 0 39 6 98 32 154 31 60 73 92 77 92 3 0 6-1 6-5z"><text:p/></draw:path><draw:path draw:style-name="gr132" draw:text-style-name="P81" svg:width="0.0795in" svg:height="0.1386in" svg:x="2.9457in" svg:y="0.0543in" svg:viewBox="0 0 203 353" svg:d="M203 101c0-32-8-101-59-101-68 0-144 140-144 252 0 46 14 101 59 101 70 0 144-142 144-252zM52 169c8-32 18-71 38-106 14-24 32-52 53-52 25 0 28 32 28 60 0 24-4 49-16 98-35 0-68 0-103 0zM150 185c-4 22-16 64-34 99-17 34-36 58-57 58-17 0-27-14-27-61 0-19 3-49 16-96 33 0 68 0 102 0z"><text:p/></draw:path><draw:path draw:style-name="gr132" draw:text-style-name="P81" svg:width="0.0441in" svg:height="0.1929in" svg:x="3.0449in" svg:y="0.0469in" svg:viewBox="0 0 113 491" svg:d="M113 245c0-38-4-98-32-153-29-60-71-92-77-92-3 0-4 1-4 4 0 2 0 3 10 11 47 49 75 128 75 230 0 84-18 171-79 232-6 7-6 7-6 9 0 3 1 5 4 5 6 0 51-33 79-96 25-53 30-108 30-150z"><text:p/></draw:path><draw:path draw:style-name="gr132" draw:text-style-name="P81" svg:width="2.9528in" svg:height="0.0075in" svg:x="0.1563in" svg:y="0.2701in" svg:viewBox="0 0 7501 20" svg:d="M0 0c2500 0 5001 0 7501 0 0 7 0 13 0 20-2500 0-5001 0-7501 0 0-7 0-13 0-20z"><text:p/></draw:path><draw:path draw:style-name="gr132" draw:text-style-name="P81" svg:width="0.0882in" svg:height="0.0874in" svg:x="1.5894in" svg:y="0.3689in" svg:viewBox="0 0 225 223" svg:d="M164 32c-9-18-24-32-45-32-59 0-119 73-119 144 0 46 27 79 66 79 10 0 33-2 63-37 4 21 21 37 45 37 18 0 29-12 36-27 8-17 15-48 15-49 0-4-4-4-5-4-6 0-6 1-7 8-9 32-18 62-38 62-14 0-15-13-15-23 0-11 1-15 7-36 5-21 7-27 11-45 5-22 11-46 17-68 4-14 4-16 4-17 0-9-6-14-14-14-13 0-20 11-21 22zM132 160c-3 8-3 9-10 18-21 26-42 35-56 35-24 0-31-28-31-46 0-26 15-86 27-108 15-30 37-48 57-48 32 0 39 41 39 44 0 2-1 5-1 8-9 32-17 64-25 97z"><text:p/></draw:path><draw:path draw:style-name="gr132" draw:text-style-name="P81" svg:width="0.0949in" svg:height="0.4638in" svg:x="3.1394in" svg:y="0.0421in" svg:viewBox="0 0 242 1179" svg:d="M242 591c0-193-45-388-169-535-10-11-28-32-49-49-6-7-7-7-14-7-6 0-10 0-10 6 0 1 1 4 3 4 17 18 50 52 82 105 80 126 117 285 117 476 0 130-19 301-100 448-39 68-80 110-101 130 0 1-1 3-1 4 0 6 4 6 10 6 7 0 8 0 15-7 165-150 217-375 217-581z"><text:p/></draw:path><draw:path draw:style-name="gr132" draw:text-style-name="P81" svg:width="0.0598in" svg:height="0.0894in" svg:x="3.2835in" svg:y="0in" svg:viewBox="0 0 153 228" svg:d="M153 167c-5 0-9 0-13 0 0 7-4 26-8 30-3 2-30 2-35 2-21 0-42 0-63 0 36-32 49-41 68-58 27-19 51-42 51-74 0-42-37-67-82-67-42 0-71 29-71 62 0 18 14 19 18 19 9 0 18-5 18-18 0-7-2-18-21-18 12-25 35-32 51-32 35 0 53 26 53 54 0 30-22 53-32 66-28 28-56 55-84 83-3 2-3 2-3 12 48 0 94 0 141 0 5-21 7-40 12-61z"><text:p/></draw:path><draw:path draw:style-name="gr132" draw:text-style-name="P81" svg:width="0.128in" svg:height="0.1287in" svg:x="3.4157in" svg:y="0.2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132" draw:text-style-name="P81" svg:width="0.0949in" svg:height="0.4638in" svg:x="3.6386in" svg:y="0.0421in" svg:viewBox="0 0 242 1179" svg:d="M242 1173c0-1-1-3-3-4-18-18-50-50-84-104-79-127-114-287-114-474 0-133 16-303 98-450 39-70 79-110 100-131 3-2 3-3 3-4 0-6-4-6-11-6s-7 0-15 8c-164 150-216 376-216 583 0 192 43 386 169 533 10 11 28 31 48 49 7 6 7 6 14 6s11 0 11-6z"><text:p/></draw:path><draw:path draw:style-name="gr132" draw:text-style-name="P81" svg:width="0.0449in" svg:height="0.1929in" svg:x="3.7831in" svg:y="0.0469in" svg:viewBox="0 0 115 491" svg:d="M115 486c0-2 0-2-9-10-61-63-77-155-77-231 0-85 19-171 79-232 7-6 7-7 7-9 0-3-3-4-6-4-4 0-49 34-78 95-25 55-31 109-31 150 0 39 6 98 32 154 30 60 73 92 77 92 3 0 6-1 6-5z"><text:p/></draw:path><draw:path draw:style-name="gr132" draw:text-style-name="P81" svg:width="0.0961in" svg:height="0.0874in" svg:x="3.8449in" svg:y="0.1067in" svg:viewBox="0 0 245 223" svg:d="M150 69c4-13 15-58 49-58 3 0 14 0 25 6-14 3-24 15-24 26 0 9 6 17 18 17s27-8 27-28c0-25-28-32-45-32-29 0-46 25-52 38-12-34-39-38-53-38-52 0-80 63-80 76 0 4 5 2 6 4 4 0 6 0 7-4 17-54 49-65 66-65 10 0 26 4 26 32 0 16-8 49-26 118-9 29-25 50-46 50-3 0-16 0-26-5 13-3 24-13 24-27s-11-18-18-18c-15 0-28 14-28 29 0 23 25 33 46 33 32 0 51-35 52-38 6 18 24 38 53 38 51 0 79-63 79-76 0-6-5-6-6-6-4 0-6 3-6 6-16 53-50 64-65 64-20 0-27-15-27-32 0-11 3-21 7-43 6-23 11-45 17-67z"><text:p/></draw:path><draw:path draw:style-name="gr132" draw:text-style-name="P81" svg:width="0.1181in" svg:height="0.0075in" svg:x="4.0091in" svg:y="0.1398in" svg:viewBox="0 0 301 20" svg:d="M284 20c9 0 17 0 17-10s-8-10-17-10c-89 0-178 0-267 0-9 0-17 0-17 10s8 10 17 10c89 0 178 0 267 0z"><text:p/></draw:path><draw:path draw:style-name="gr132" draw:text-style-name="P81" svg:width="0.0961in" svg:height="0.0874in" svg:x="4.1925in" svg:y="0.1067in" svg:viewBox="0 0 245 223" svg:d="M150 69c3-13 14-58 49-58 1 0 14 0 24 6-14 3-24 15-24 26 0 9 5 17 19 17 10 0 27-8 27-28 0-25-29-32-46-32-28 0-46 25-52 38-13-34-39-38-53-38-51 0-79 63-79 76 0 4 5 4 6 4 4 0 6 0 6-4 16-54 49-65 65-65 10 0 27 4 27 32 0 16-8 49-27 118-7 29-25 50-46 50-3 0-14 0-25-5 13-3 24-13 24-27s-11-18-18-18c-16 0-27 14-27 29 0 23 24 33 46 33 32 0 49-35 52-38 6 18 22 38 53 38 51 0 79-63 79-76 0-6-5-6-6-6-6 0-6 3-7 6-17 53-50 64-66 64-18 0-26-15-26-32 0-11 2-21 8-43 6-23 11-45 17-67z"><text:p/></draw:path><draw:path draw:style-name="gr132" draw:text-style-name="P81" svg:width="0.1047in" svg:height="0.0976in" svg:x="4.3067in" svg:y="0.1252in" svg:viewBox="0 0 267 249" svg:d="M267 4c0-1-1-4-5-4-2 0-3 0-6 4-8 9-17 18-25 27-3-4-22-31-64-31-84 0-167 74-167 151 0 56 45 98 106 98 19 0 52-4 87-33 28-24 35-54 35-56 0-5-4-5-5-5-5 0-6 2-7 6-14 46-62 76-104 76-36 0-77-20-77-75 0-9 3-64 42-107 24-27 60-42 92-42 41 0 65 28 65 67 0 10-2 12-2 14 0 4 5 4 6 4 6 0 6 0 7-7 7-29 15-57 22-87z"><text:p/></draw:path><draw:path draw:style-name="gr132" draw:text-style-name="P81" svg:width="0.0441in" svg:height="0.1929in" svg:x="4.439in" svg:y="0.0469in" svg:viewBox="0 0 113 491" svg:d="M113 245c0-38-5-98-32-153-29-60-71-92-77-92-3 0-4 1-4 4 0 2 0 3 8 11 49 49 77 128 77 230 0 84-18 171-79 232-6 7-6 7-6 9 0 3 1 5 4 5 6 0 49-33 79-96 25-53 30-108 30-150z"><text:p/></draw:path><draw:path draw:style-name="gr132" draw:text-style-name="P81" svg:width="0.063in" svg:height="0.0882in" svg:x="4.5413in" svg:y="0.1055in" svg:viewBox="0 0 161 225" svg:d="M87 125c11 1 52 9 52 44 0 26-19 45-56 45-42 0-59-28-69-70-1-5-1-8-7-8-7 0-7 4-7 12 0 23 0 44 0 66 0 7 0 11 6 11 2 0 2 0 12-9 2-2 2-2 10-12 22 21 43 21 55 21 56 0 78-33 78-68 0-25-14-41-20-46-16-16-36-20-56-24-28-6-61-13-61-41 0-17 12-38 56-38 53 0 56 45 57 61 0 4 4 4 6 4 7 0 7-3 7-11 0-17 0-34 0-51 0-8 0-11-6-11-3 0-4 0-10 6-1 1-7 7-8 8-20-14-39-14-46-14-60 0-80 32-80 60 0 17 8 31 22 42 16 13 30 16 65 23z"><text:p/></draw:path><draw:path draw:style-name="gr132" draw:text-style-name="P81" svg:width="0.0409in" svg:height="0.1291in" svg:x="4.6181in" svg:y="0.0626in" svg:viewBox="0 0 105 329" svg:d="M71 112c-23 1-46 4-70 6 0 5 0 9 0 15 33 0 37 3 37 27 0 43 0 86 0 131 0 23-4 23-38 23 0 4 0 9 0 15 15 0 42-1 55-1 16 0 33 1 50 1 0-6 0-11 0-15-32 0-34-3-34-21 0-61 0-121 0-181zM73 27c0-17-13-27-27-27s-25 14-25 27c0 12 11 25 25 25s27-10 27-25z"><text:p/></draw:path><draw:path draw:style-name="gr132" draw:text-style-name="P81" svg:width="0.0972in" svg:height="0.085in" svg:x="4.6717in" svg:y="0.1067in" svg:viewBox="0 0 248 217" svg:d="M39 48c0 43 0 88 0 131 0 23-5 23-39 23 0 5 0 9 0 15 18 0 43-1 56-1s38 1 55 1c0-6 0-10 0-15-33 0-38 0-38-23 0-29 0-60 0-89 0-52 35-79 66-79 32 0 36 27 36 55 0 38 0 75 0 113 0 23-4 23-38 23 0 5 0 9 0 15 17 0 42-1 56-1 13 0 38 1 55 1 0-6 0-10 0-15-25 0-38 0-38-14 0-31 0-63 0-94 0-44 0-59-15-76-7-8-24-18-52-18-37 0-59 21-73 52 0-17 0-35 0-52-24 1-46 4-70 6 0 5 0 9 0 15 35 0 39 3 39 27z"><text:p/></draw:path><draw:path draw:style-name="gr132" draw:text-style-name="P81" svg:width="0.0441in" svg:height="0.1929in" svg:x="4.8248in" svg:y="0.0469in" svg:viewBox="0 0 113 491" svg:d="M113 486c0-2 0-2-8-10-62-63-77-155-77-231 0-85 18-171 80-232 5-6 5-7 5-9 0-3-1-4-4-4-5 0-49 34-78 95-25 55-31 109-31 150 0 39 6 98 32 154 30 60 72 92 77 92 3 0 4-1 4-5z"><text:p/></draw:path><draw:path draw:style-name="gr132" draw:text-style-name="P81" svg:width="0.0795in" svg:height="0.1386in" svg:x="4.8886in" svg:y="0.0543in" svg:viewBox="0 0 203 353" svg:d="M203 101c0-32-8-101-59-101-68 0-144 140-144 252 0 46 15 101 60 101 69 0 143-142 143-252zM53 169c9-32 18-71 38-106 13-24 31-52 53-52 24 0 27 32 27 60 0 24-4 49-16 98-33 0-68 0-102 0zM151 185c-5 22-15 64-35 99-17 34-35 58-56 58-17 0-26-14-26-61 0-19 2-49 15-96 34 0 69 0 102 0z"><text:p/></draw:path><draw:path draw:style-name="gr132" draw:text-style-name="P81" svg:width="0.0449in" svg:height="0.1929in" svg:x="4.9878in" svg:y="0.0469in" svg:viewBox="0 0 115 491" svg:d="M115 245c0-38-6-98-32-153-30-60-73-92-77-92-3 0-6 1-6 4 0 2 0 3 10 11 47 49 75 128 75 230 0 84-18 171-78 232-7 7-7 7-7 9 0 3 3 5 6 5 4 0 49-33 78-96 25-53 31-108 31-150z"><text:p/></draw:path><draw:path draw:style-name="gr132" draw:text-style-name="P81" svg:width="0.128in" svg:height="0.1287in" svg:x="5.1063in" svg:y="0.078in" svg:viewBox="0 0 326 328" svg:d="M174 174c46 0 91 0 137 0 7 0 15 0 15-10s-8-10-15-10c-46 0-91 0-137 0 0-46 0-91 0-137 0-7 0-17-10-17s-10 10-10 17c0 46 0 91 0 137-46 0-92 0-139 0-7 0-15 0-15 10s8 10 15 10c47 0 93 0 139 0 0 46 0 92 0 138 0 7 0 16 10 16s10-9 10-16c0-46 0-92 0-138z"><text:p/></draw:path><draw:path draw:style-name="gr132" draw:text-style-name="P81" svg:width="0.0449in" svg:height="0.1929in" svg:x="5.3083in" svg:y="0.0469in" svg:viewBox="0 0 115 491" svg:d="M115 486c0-2 0-2-9-10-61-63-77-155-77-231 0-85 19-171 79-232 7-6 7-7 7-9 0-3-3-4-6-4-4 0-49 34-78 95-25 55-31 109-31 150 0 39 6 98 32 154 31 60 73 92 77 92 3 0 6-1 6-5z"><text:p/></draw:path><draw:path draw:style-name="gr132" draw:text-style-name="P81" svg:width="0.0819in" svg:height="0.0874in" svg:x="5.3724in" svg:y="0.1067in" svg:viewBox="0 0 209 223" svg:d="M45 176c26-28 40-40 59-56 15-15 30-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132" draw:text-style-name="P81" svg:width="0.1181in" svg:height="0.0075in" svg:x="5.522in" svg:y="0.1398in" svg:viewBox="0 0 301 20" svg:d="M284 20c9 0 17 0 17-10s-8-10-17-10c-88 0-178 0-266 0-8 0-18 0-18 10s10 10 18 10c88 0 178 0 266 0z"><text:p/></draw:path><draw:path draw:style-name="gr132" draw:text-style-name="P81" svg:width="0.0819in" svg:height="0.0874in" svg:x="5.7083in" svg:y="0.1067in" svg:viewBox="0 0 209 223" svg:d="M43 176c27-28 41-40 59-56 17-15 31-26 49-44 46-45 58-69 58-72 0-4-5-4-6-4-4 0-6 1-7 6-15 23-27 30-38 30-12 0-17-7-25-15-8-11-17-21-34-21-36 0-60 46-60 56 0 3 3 6 7 6s6-3 6-6c10-22 38-24 42-24 11 0 19 4 31 9 19 7 25 7 37 7-16 21-58 56-68 64-14 14-30 27-44 41-33 33-50 61-50 64 0 6 4 6 6 6 4 0 4-2 8-7 11-17 25-30 41-30 11 0 16 4 29 18 8 10 17 19 31 19 49 0 77-63 77-76 0-3-2-6-6-6s-5 3-7 7c-11 33-42 41-59 41-9 0-18-3-29-6-17-7-24-8-34-8-1 0-9 0-14 1z"><text:p/></draw:path><draw:path draw:style-name="gr132" draw:text-style-name="P81" svg:width="0.1043in" svg:height="0.0976in" svg:x="5.7992in" svg:y="0.1252in" svg:viewBox="0 0 266 249" svg:d="M266 4c0-1 0-4-4-4-3 0-3 0-6 4-8 9-17 18-25 27-3-4-22-31-64-31-84 0-167 74-167 151 0 56 45 98 106 98 19 0 52-4 87-33 27-24 35-54 35-56 0-5-4-5-5-5-6 0-6 2-7 6-14 46-62 76-104 76-36 0-77-20-77-75 0-9 3-64 42-107 24-27 60-42 92-42 41 0 63 28 63 67 0 10 0 12 0 14 0 4 5 4 6 4 6 0 6 0 7-7 7-29 14-57 21-87z"><text:p/></draw:path><draw:path draw:style-name="gr132" draw:text-style-name="P81" svg:width="0.0449in" svg:height="0.1929in" svg:x="5.9311in" svg:y="0.0469in" svg:viewBox="0 0 115 491" svg:d="M115 245c0-38-6-98-32-153-30-60-73-92-77-92-3 0-6 1-6 4 0 2 0 3 10 11 47 49 77 128 77 230 0 84-18 171-80 232-7 7-7 7-7 9 0 3 3 5 6 5 4 0 49-33 78-96 25-53 31-108 31-150z"><text:p/></draw:path><draw:path draw:style-name="gr132" draw:text-style-name="P81" svg:width="0.063in" svg:height="0.0882in" svg:x="6.0339in" svg:y="0.1055in" svg:viewBox="0 0 161 225" svg:d="M87 125c10 1 50 9 50 44 0 26-17 45-54 45-42 0-61-28-69-70-1-5-3-8-7-8-7 0-7 4-7 12 0 23 0 44 0 66 0 7 0 11 6 11 2 0 2 0 12-9 2-2 2-2 10-12 21 21 43 21 55 21 56 0 78-33 78-68 0-25-14-41-21-46-15-16-35-20-56-24-27-6-60-13-60-41 0-17 12-38 54-38 55 0 58 45 59 61 0 4 4 4 6 4 5 0 5-3 5-11 0-17 0-34 0-51 0-8 0-11-5-11-2 0-3 0-10 6-1 1-6 7-8 8-19-14-38-14-47-14-58 0-78 32-78 60 0 17 8 31 21 42 17 13 29 16 66 23z"><text:p/></draw:path><draw:path draw:style-name="gr132" draw:text-style-name="P81" svg:width="0.0409in" svg:height="0.1291in" svg:x="6.1106in" svg:y="0.0626in" svg:viewBox="0 0 105 329" svg:d="M70 112c-22 1-46 4-69 6 0 5 0 9 0 15 33 0 37 3 37 27 0 43 0 86 0 131 0 23-6 23-38 23 0 4 0 9 0 15 15 0 42-1 53-1 18 0 35 1 52 1 0-6 0-11 0-15-32 0-35-3-35-21 0-61 0-121 0-181zM73 27c0-17-13-27-27-27-15 0-25 14-25 27 0 12 10 25 25 25 14 0 27-10 27-25z"><text:p/></draw:path><draw:path draw:style-name="gr132" draw:text-style-name="P81" svg:width="0.0972in" svg:height="0.085in" svg:x="6.1642in" svg:y="0.1067in" svg:viewBox="0 0 248 217" svg:d="M38 48c0 43 0 88 0 131 0 23-4 23-38 23 0 5 0 9 0 15 17 0 42-1 56-1 13 0 38 1 55 1 0-6 0-10 0-15-33 0-38 0-38-23 0-29 0-60 0-89 0-52 35-79 66-79 30 0 36 27 36 55 0 38 0 75 0 113 0 23-6 23-38 23 0 5 0 9 0 15 17 0 42-1 55-1 14 0 39 1 56 1 0-6 0-10 0-15-25 0-38 0-39-14 0-31 0-63 0-94 0-44 0-59-14-76-7-8-24-18-52-18-37 0-60 21-73 52 0-17 0-35 0-52-24 1-46 4-70 6 0 5 0 9 0 15 35 0 38 3 38 27z"><text:p/></draw:path><draw:path draw:style-name="gr132" draw:text-style-name="P81" svg:width="0.0449in" svg:height="0.1929in" svg:x="6.3169in" svg:y="0.0469in" svg:viewBox="0 0 115 491" svg:d="M115 486c0-2 0-2-9-10-61-63-77-155-77-231 0-85 19-171 79-232 7-6 7-7 7-9 0-3-2-4-6-4s-49 34-77 95c-25 55-32 109-32 150 0 39 6 98 34 154 29 60 71 92 75 92s6-1 6-5z"><text:p/></draw:path><draw:path draw:style-name="gr132" draw:text-style-name="P81" svg:width="0.0795in" svg:height="0.1386in" svg:x="6.3811in" svg:y="0.0543in" svg:viewBox="0 0 203 353" svg:d="M203 101c0-32-8-101-59-101-68 0-144 140-144 252 0 46 14 101 59 101 70 0 144-142 144-252zM52 169c8-32 18-71 38-106 14-24 32-52 54-52 24 0 27 32 27 60 0 24-4 49-16 98-35 0-68 0-103 0zM151 185c-5 22-17 64-35 99-17 34-36 58-57 58-16 0-27-14-27-61 0-19 3-49 16-96 35 0 68 0 103 0z"><text:p/></draw:path><draw:path draw:style-name="gr132" draw:text-style-name="P81" svg:width="0.0449in" svg:height="0.1929in" svg:x="6.4803in" svg:y="0.0469in" svg:viewBox="0 0 115 491" svg:d="M115 245c0-38-6-98-34-153-29-60-71-92-75-92-5 0-6 1-6 4 0 2 0 3 10 11 47 49 75 128 75 230 0 84-18 171-78 232-7 7-7 7-7 9 0 3 1 5 6 5 4 0 49-33 77-96 25-53 32-108 32-150z"><text:p/></draw:path><draw:path draw:style-name="gr132" draw:text-style-name="P81" svg:width="2.7807in" svg:height="0.0075in" svg:x="3.7638in" svg:y="0.2701in" svg:viewBox="0 0 7064 20" svg:d="M0 0c2355 0 4710 0 7064 0 0 7 0 13 0 20-2354 0-4709 0-7064 0 0-7 0-13 0-20z"><text:p/></draw:path><draw:path draw:style-name="gr132" draw:text-style-name="P81" svg:width="0.0709in" svg:height="0.1358in" svg:x="5.1217in" svg:y="0.3209in" svg:viewBox="0 0 181 346" svg:d="M95 6c0-2 0-6-7-6-11 0-47 4-60 4-4 2-8 2-8 10 0 7 4 7 11 7 24 0 25 3 25 8 0 3-6 20-7 30-14 53-27 108-41 161-5 24-8 32-8 49 0 47 27 77 63 77 57 0 118-73 118-143 0-45-26-80-65-80-22 0-43 16-57 30 12-49 24-98 36-147zM49 190c3-9 3-11 7-16 24-33 46-40 59-40 18 0 31 16 31 47 0 29-16 85-26 105-15 32-39 50-57 50-17 0-34-14-34-50 0-9 0-19 9-49 4-16 7-31 11-47z"><text:p/></draw:path><draw:path draw:style-name="gr132" draw:text-style-name="P81" svg:width="0.0949in" svg:height="0.4638in" svg:x="6.5748in" svg:y="0.0421in" svg:viewBox="0 0 242 1179" svg:d="M242 591c0-193-45-388-169-535-10-11-28-32-49-49-6-7-7-7-13-7-7 0-11 0-11 6 0 1 1 2 3 4 18 18 50 52 84 105 78 126 115 285 115 476 0 130-19 301-100 448-39 68-80 110-99 130-2 1-3 3-3 4 0 6 4 6 11 6 6 0 7 0 14-7 165-150 217-375 217-581z"><text:p/></draw:path><draw:path draw:style-name="gr132" draw:text-style-name="P81" svg:width="0.0598in" svg:height="0.0894in" svg:x="6.7193in" svg:y="0in" svg:viewBox="0 0 153 228" svg:d="M153 167c-5 0-9 0-13 0 0 7-4 26-8 30-3 2-30 2-34 2-21 0-43 0-64 0 36-32 49-41 70-58 25-19 49-42 49-74 0-42-37-67-82-67-42 0-71 29-71 62 0 18 15 19 18 19 9 0 18-5 18-18 0-7-2-18-19-18 10-25 33-32 50-32 34 0 52 26 52 54 0 30-21 53-32 66-28 28-56 55-84 83-3 2-3 2-3 12 48 0 94 0 141 0 5-21 7-40 12-61z"><text:p/></draw:path><draw:path draw:style-name="gr132" draw:text-style-name="P81" svg:width="0.1287in" svg:height="0.0449in" svg:x="6.8618in" svg:y="0.2516in" svg:viewBox="0 0 328 115" svg:d="M311 20c8 0 17 0 17-10s-9-10-16-10c-98 0-197 0-295 0-7 0-17 0-17 10s10 10 17 10c98 0 196 0 294 0zM312 115c7 0 16 0 16-10s-9-10-17-10c-98 0-196 0-294 0-7 0-17 0-17 10s10 10 17 10c98 0 197 0 295 0z"><text:p/></draw:path><draw:path draw:style-name="gr132" draw:text-style-name="P81" svg:width="0.0634in" svg:height="0.1287in" svg:x="7.0728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26"/>
      <text:p text:style-name="P26"/>
      <text:p text:style-name="P26"/>
      <text:p text:style-name="P26"/>
      <text:p text:style-name="P26"/>
      <text:p text:style-name="P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oft-page-break/><text:span text:style-name="T11">5</text:span><text:span text:style-name="T8">) </text:span><text:span text:style-name="T7">Équations différentiell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2-11-30T23:42:13.785265200</dc:date>
    <meta:editing-duration>P24DT8H22M50S</meta:editing-duration>
    <meta:editing-cycles>628</meta:editing-cycles>
    <meta:generator>LibreOffice/6.4.7.2$Linux_X86_64 LibreOffice_project/40$Build-2</meta:generator>
    <meta:document-statistic meta:table-count="0" meta:image-count="0" meta:object-count="0" meta:page-count="8" meta:paragraph-count="96" meta:word-count="1076" meta:character-count="6031" meta:non-whitespace-character-count="4988"/>
  </office:meta>
</office:document-meta>
</file>